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13cm" draw:marker-end-width="0.13cm" draw:fill="solid" draw:fill-color="#006da1" draw:textarea-horizontal-align="justify" draw:textarea-vertical-align="middle" draw:auto-grow-height="false" fo:min-height="11.24cm" fo:min-width="13.838cm" fo:padding-top="0.085cm" fo:padding-bottom="0.085cm" fo:padding-left="0.21cm" fo:padding-right="0.21cm"/>
    </style:style>
    <style:style style:name="gr2" style:family="graphic" style:parent-style-name="standard">
      <style:graphic-properties draw:stroke="none" svg:stroke-color="#000000" draw:fill="solid" draw:fill-color="#ffffff" draw:auto-grow-height="false" fo:min-height="13.06cm" fo:padding-top="0.1cm" fo:padding-bottom="0.1cm" fo:padding-left="0.1cm" fo:padding-right="0.1cm"/>
    </style:style>
    <style:style style:name="gr3" style:family="graphic" style:parent-style-name="standard">
      <style:graphic-properties svg:stroke-width="0.03cm" svg:stroke-color="#ffcc00" draw:marker-start-width="0.245cm" draw:marker-end-width="0.245cm" draw:fill-color="#ffffff" draw:textarea-horizontal-align="justify" draw:textarea-vertical-align="middle" draw:auto-grow-height="false" fo:min-height="0cm" fo:min-width="0cm" fo:padding-top="0.12cm" fo:padding-bottom="0.12cm" fo:padding-left="0.245cm" fo:padding-right="0.245cm"/>
    </style:style>
    <style:style style:name="gr4" style:family="graphic" style:parent-style-name="standard">
      <style:graphic-properties svg:stroke-width="0.07cm" svg:stroke-color="#cccccc" draw:marker-start-width="0.275cm" draw:marker-end-width="0.275cm" draw:fill="none" draw:textarea-horizontal-align="justify" draw:textarea-vertical-align="middle" draw:auto-grow-height="false" fo:min-height="0.306cm" fo:min-width="6.844cm" fo:padding-top="0.11cm" fo:padding-bottom="0.11cm" fo:padding-left="0.235cm" fo:padding-right="0.235cm"/>
    </style:style>
    <style:style style:name="gr5" style:family="graphic" style:parent-style-name="standard">
      <style:graphic-properties draw:fill="none" draw:textarea-horizontal-align="justify" draw:textarea-vertical-align="middle" draw:auto-grow-height="false" fo:min-height="0.004cm" fo:min-width="1.577cm"/>
    </style:style>
    <style:style style:name="gr6" style:family="graphic" style:parent-style-name="standard">
      <style:graphic-properties svg:stroke-color="#808080" draw:fill="solid" draw:fill-color="#b2b2b2" draw:textarea-horizontal-align="justify" draw:textarea-vertical-align="middle" draw:auto-grow-height="false" fo:min-height="0.609cm" fo:min-width="0.209cm"/>
    </style:style>
    <style:style style:name="gr7" style:family="graphic" style:parent-style-name="standard">
      <style:graphic-properties svg:stroke-color="#996600" draw:fill="solid" draw:fill-color="#b2b2b2" draw:textarea-horizontal-align="justify" draw:textarea-vertical-align="middle" draw:auto-grow-height="false" fo:min-height="0.045cm" fo:min-width="0cm"/>
    </style:style>
    <style:style style:name="gr8" style:family="graphic" style:parent-style-name="standard">
      <style:graphic-properties svg:stroke-color="#808080" draw:fill="solid" draw:fill-color="#b2b2b2" draw:textarea-horizontal-align="justify" draw:textarea-vertical-align="middle" draw:auto-grow-height="false" fo:min-height="0.185cm" fo:min-width="0cm"/>
    </style:style>
    <style:style style:name="gr9" style:family="graphic" style:parent-style-name="standard">
      <style:graphic-properties svg:stroke-width="0.05cm" svg:stroke-color="#808080" draw:marker-start-width="0.215cm" draw:marker-end-width="0.215cm" draw:fill="solid" draw:fill-color="#b2b2b2" draw:textarea-horizontal-align="justify" draw:textarea-vertical-align="middle" draw:auto-grow-height="false" fo:min-height="1.625cm" fo:min-width="2.032cm" fo:padding-top="0.1cm" fo:padding-bottom="0.1cm" fo:padding-left="0.225cm" fo:padding-right="0.225cm"/>
    </style:style>
    <style:style style:name="gr10" style:family="graphic" style:parent-style-name="standard">
      <style:graphic-properties draw:fill="none" draw:textarea-horizontal-align="justify" draw:textarea-vertical-align="middle" draw:auto-grow-height="false" fo:min-height="0.004cm" fo:min-width="1.575cm"/>
    </style:style>
    <style:style style:name="gr11" style:family="graphic" style:parent-style-name="standard">
      <style:graphic-properties draw:fill="none" draw:textarea-horizontal-align="justify" draw:textarea-vertical-align="middle" draw:auto-grow-height="false" fo:min-height="0.004cm" fo:min-width="0.105cm"/>
    </style:style>
    <style:style style:name="gr12" style:family="graphic" style:parent-style-name="standard">
      <style:graphic-properties svg:stroke-width="0.07cm" draw:marker-start-width="0.275cm" draw:marker-end-width="0.275cm" draw:fill="none" draw:textarea-horizontal-align="justify" draw:textarea-vertical-align="middle" draw:auto-grow-height="false" fo:min-height="0.002cm" fo:min-width="0.109cm" fo:padding-top="0.11cm" fo:padding-bottom="0.11cm" fo:padding-left="0.235cm" fo:padding-right="0.235cm"/>
    </style:style>
    <style:style style:name="gr13" style:family="graphic" style:parent-style-name="standard">
      <style:graphic-properties svg:stroke-width="0.07cm" draw:marker-start-width="0.275cm" draw:marker-end-width="0.275cm" draw:fill="none" draw:textarea-horizontal-align="justify" draw:textarea-vertical-align="middle" draw:auto-grow-height="false" fo:min-height="0.003cm" fo:min-width="0.107cm" fo:padding-top="0.11cm" fo:padding-bottom="0.11cm" fo:padding-left="0.235cm" fo:padding-right="0.235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svg:stroke-width="0.07cm" draw:marker-start-width="0.275cm" draw:marker-end-width="0.275cm" draw:fill="none" draw:textarea-horizontal-align="justify" draw:textarea-vertical-align="middle" draw:auto-grow-height="false" fo:min-height="0.003cm" fo:min-width="0.108cm" fo:padding-top="0.11cm" fo:padding-bottom="0.11cm" fo:padding-left="0.235cm" fo:padding-right="0.235cm"/>
    </style:style>
    <style:style style:name="gr16" style:family="graphic" style:parent-style-name="standard">
      <style:graphic-properties draw:fill="none" draw:textarea-horizontal-align="justify" draw:textarea-vertical-align="middle" draw:auto-grow-height="false" fo:min-height="0.004cm" fo:min-width="0.41cm"/>
    </style:style>
    <style:style style:name="gr17"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008cm" fo:min-width="0cm" fo:padding-top="0.155cm" fo:padding-bottom="0.155cm" fo:padding-left="0.28cm" fo:padding-right="0.28cm"/>
    </style:style>
    <style:style style:name="gr18"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009cm" fo:min-width="0cm" fo:padding-top="0.155cm" fo:padding-bottom="0.155cm" fo:padding-left="0.28cm" fo:padding-right="0.28cm"/>
    </style:style>
    <style:style style:name="gr19" style:family="graphic" style:parent-style-name="standard">
      <style:graphic-properties draw:stroke="none" draw:fill-color="#000000" draw:textarea-horizontal-align="justify" draw:textarea-vertical-align="middle" draw:auto-grow-height="false" fo:min-height="1.371cm" fo:min-width="1.122cm"/>
    </style:style>
    <style:style style:name="gr20"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cm" fo:min-width="0cm" fo:padding-top="0.155cm" fo:padding-bottom="0.155cm" fo:padding-left="0.28cm" fo:padding-right="0.28cm"/>
    </style:style>
    <style:style style:name="gr21" style:family="graphic" style:parent-style-name="standard">
      <style:graphic-properties svg:stroke-color="#00cc00" draw:fill="none" draw:textarea-horizontal-align="justify" draw:textarea-vertical-align="middle" draw:auto-grow-height="false" fo:min-height="0.916cm" fo:min-width="1.274cm"/>
    </style:style>
    <style:style style:name="gr22" style:family="graphic" style:parent-style-name="standard">
      <style:graphic-properties draw:stroke="none" draw:fill-color="#66ff00" draw:textarea-horizontal-align="justify" draw:textarea-vertical-align="middle" draw:auto-grow-height="false" fo:min-height="0.004cm" fo:min-width="0cm"/>
    </style:style>
    <style:style style:name="gr23" style:family="graphic" style:parent-style-name="standard">
      <style:graphic-properties draw:stroke="none" draw:fill-color="#ff3333" draw:textarea-horizontal-align="justify" draw:textarea-vertical-align="middle" draw:auto-grow-height="false" fo:min-height="0.004cm" fo:min-width="0cm"/>
    </style:style>
    <style:style style:name="gr24" style:family="graphic" style:parent-style-name="standard">
      <style:graphic-properties draw:stroke="none" draw:fill-color="#ff3333" draw:textarea-horizontal-align="justify" draw:textarea-vertical-align="middle" draw:auto-grow-height="false" fo:min-height="0.001cm" fo:min-width="0cm"/>
    </style:style>
    <style:style style:name="gr25" style:family="graphic" style:parent-style-name="standard">
      <style:graphic-properties draw:stroke="none" draw:fill-color="#ff3333" draw:textarea-horizontal-align="justify" draw:textarea-vertical-align="middle" draw:auto-grow-height="false" fo:min-height="0.002cm" fo:min-width="0cm"/>
    </style:style>
    <style:style style:name="gr26" style:family="graphic" style:parent-style-name="standard">
      <style:graphic-properties draw:fill="none" draw:textarea-horizontal-align="justify" draw:textarea-vertical-align="middle" draw:auto-grow-height="false" fo:min-height="0.004cm" fo:min-width="1.576cm"/>
    </style:style>
    <style:style style:name="gr27" style:family="graphic" style:parent-style-name="standard">
      <style:graphic-properties draw:fill="none" draw:textarea-horizontal-align="justify" draw:textarea-vertical-align="middle" draw:auto-grow-height="false" fo:min-height="0.004cm" fo:min-width="0.106cm"/>
    </style:style>
    <style:style style:name="gr28" style:family="graphic" style:parent-style-name="standard">
      <style:graphic-properties svg:stroke-width="0.07cm" draw:marker-start-width="0.275cm" draw:marker-end-width="0.275cm" draw:fill="none" draw:textarea-horizontal-align="justify" draw:textarea-vertical-align="middle" draw:auto-grow-height="false" fo:min-height="0.004cm" fo:min-width="0.106cm" fo:padding-top="0.11cm" fo:padding-bottom="0.11cm" fo:padding-left="0.235cm" fo:padding-right="0.235cm"/>
    </style:style>
    <style:style style:name="gr29" style:family="graphic" style:parent-style-name="standard">
      <style:graphic-properties svg:stroke-width="0.07cm" draw:marker-start-width="0.275cm" draw:marker-end-width="0.275cm" draw:fill="none" draw:textarea-horizontal-align="justify" draw:textarea-vertical-align="middle" draw:auto-grow-height="false" fo:min-height="0.004cm" fo:min-width="0.105cm" fo:padding-top="0.11cm" fo:padding-bottom="0.11cm" fo:padding-left="0.235cm" fo:padding-right="0.235cm"/>
    </style:style>
    <style:style style:name="gr30" style:family="graphic" style:parent-style-name="standard">
      <style:graphic-properties svg:stroke-width="0.07cm" draw:marker-start-width="0.275cm" draw:marker-end-width="0.275cm" draw:fill="none" draw:textarea-horizontal-align="justify" draw:textarea-vertical-align="middle" draw:auto-grow-height="false" fo:min-height="0.016cm" fo:min-width="0.136cm" fo:padding-top="0.11cm" fo:padding-bottom="0.11cm" fo:padding-left="0.235cm" fo:padding-right="0.235cm"/>
    </style:style>
    <style:style style:name="gr31" style:family="graphic" style:parent-style-name="standard">
      <style:graphic-properties draw:fill="none" draw:textarea-horizontal-align="justify" draw:textarea-vertical-align="middle" draw:auto-grow-height="false" fo:min-height="0.004cm" fo:min-width="0.728cm"/>
    </style:style>
    <style:style style:name="gr32" style:family="graphic" style:parent-style-name="standard">
      <style:graphic-properties draw:fill="none" draw:textarea-horizontal-align="justify" draw:textarea-vertical-align="middle" draw:auto-grow-height="false" fo:min-height="0.004cm" fo:min-width="0.729cm"/>
    </style:style>
    <style:style style:name="gr33" style:family="graphic" style:parent-style-name="standard">
      <style:graphic-properties svg:stroke-width="0.07cm" draw:marker-start-width="0.285cm" draw:marker-end-width="0.285cm" draw:fill="none" draw:textarea-horizontal-align="justify" draw:textarea-vertical-align="middle" draw:auto-grow-height="false" fo:min-height="0.004cm" fo:min-width="0.105cm" fo:padding-top="0.11cm" fo:padding-bottom="0.11cm" fo:padding-left="0.235cm" fo:padding-right="0.235cm"/>
    </style:style>
    <style:style style:name="gr34" style:family="graphic" style:parent-style-name="standard">
      <style:graphic-properties draw:stroke="none" draw:fill-color="#00ccff" draw:textarea-horizontal-align="justify" draw:textarea-vertical-align="middle" draw:auto-grow-height="false" fo:min-height="0.004cm" fo:min-width="0cm"/>
    </style:style>
    <style:style style:name="gr35" style:family="graphic" style:parent-style-name="standard">
      <style:graphic-properties draw:stroke="none" draw:fill-color="#000000" draw:textarea-horizontal-align="justify" draw:textarea-vertical-align="middle" draw:auto-grow-height="false" fo:min-height="0.28cm" fo:min-width="0.401cm"/>
    </style:style>
    <style:style style:name="gr36" style:family="graphic" style:parent-style-name="standard">
      <style:graphic-properties draw:stroke="none" draw:fill-color="#000000" draw:textarea-horizontal-align="justify" draw:textarea-vertical-align="middle" draw:auto-grow-height="false" fo:min-height="0.28cm" fo:min-width="0.402cm"/>
    </style:style>
    <style:style style:name="gr37" style:family="graphic" style:parent-style-name="standard">
      <style:graphic-properties svg:stroke-color="#111111" draw:fill="solid" draw:fill-color="#111111" draw:textarea-horizontal-align="justify" draw:textarea-vertical-align="middle" draw:auto-grow-height="false" fo:min-height="1.075cm" fo:min-width="0cm"/>
    </style:style>
    <style:style style:name="gr38" style:family="graphic" style:parent-style-name="standard">
      <style:graphic-properties svg:stroke-width="0.05cm" svg:stroke-color="#808080" draw:marker-start-width="0.215cm" draw:marker-end-width="0.215cm" draw:fill="solid" draw:fill-color="#b2b2b2" draw:textarea-horizontal-align="justify" draw:textarea-vertical-align="middle" draw:auto-grow-height="false" fo:min-height="1.422cm" fo:min-width="1.172cm" fo:padding-top="0.1cm" fo:padding-bottom="0.1cm" fo:padding-left="0.225cm" fo:padding-right="0.225cm"/>
    </style:style>
    <style:style style:name="gr39" style:family="graphic" style:parent-style-name="objectwithoutfill">
      <style:graphic-properties svg:stroke-width="0.053cm" svg:stroke-color="#ff9900" draw:marker-start-width="0.242cm" draw:marker-end-width="0.242cm" draw:fill="none" draw:textarea-vertical-align="middle" fo:padding-top="0.151cm" fo:padding-bottom="0.151cm" fo:padding-left="0.276cm" fo:padding-right="0.276cm"/>
    </style:style>
    <style:style style:name="gr40" style:family="graphic" style:parent-style-name="objectwithoutfill">
      <style:graphic-properties svg:stroke-width="0.053cm" svg:stroke-color="#ff3333" draw:marker-start-width="0.242cm" draw:marker-end-width="0.242cm" draw:fill="none" draw:textarea-vertical-align="middle" fo:padding-top="0.151cm" fo:padding-bottom="0.151cm" fo:padding-left="0.276cm" fo:padding-right="0.276cm"/>
    </style:style>
    <style:style style:name="gr41" style:family="graphic" style:parent-style-name="objectwithoutfill">
      <style:graphic-properties svg:stroke-width="0.053cm" draw:marker-start-width="0.242cm" draw:marker-end-width="0.242cm" draw:fill="none" draw:textarea-vertical-align="middle" fo:padding-top="0.151cm" fo:padding-bottom="0.151cm" fo:padding-left="0.276cm" fo:padding-right="0.276cm"/>
    </style:style>
    <style:style style:name="gr42" style:family="graphic" style:parent-style-name="standard">
      <style:graphic-properties svg:stroke-width="0.053cm" svg:stroke-color="#000000" draw:marker-start-width="0.242cm" draw:marker-end-width="0.242cm" draw:fill="none" draw:textarea-horizontal-align="justify" draw:textarea-vertical-align="middle" draw:auto-grow-height="false" fo:min-height="0cm" fo:min-width="0cm" fo:padding-top="0.151cm" fo:padding-bottom="0.151cm" fo:padding-left="0.276cm" fo:padding-right="0.276cm"/>
    </style:style>
    <style:style style:name="gr43" style:family="graphic" style:parent-style-name="standard">
      <style:graphic-properties draw:stroke="none" svg:stroke-color="#000000" draw:fill="none" draw:fill-color="#ffffff" draw:auto-grow-height="false" fo:min-height="13.06cm"/>
    </style:style>
    <style:style style:name="gr4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46" style:family="graphic" style:parent-style-name="standard">
      <style:graphic-properties svg:stroke-width="0.053cm" svg:stroke-color="#000000" draw:marker-start-width="0.279cm" draw:marker-end-width="0.279cm" draw:fill="none" draw:textarea-vertical-align="middle" fo:padding-top="0.151cm" fo:padding-bottom="0.151cm" fo:padding-left="0.276cm" fo:padding-right="0.276cm"/>
    </style:style>
    <style:style style:name="gr47" style:family="graphic" style:parent-style-name="standard">
      <style:graphic-properties draw:stroke="none" svg:stroke-color="#ffffff" draw:fill-color="#ffffff" draw:textarea-horizontal-align="justify" draw:textarea-vertical-align="middle" draw:auto-grow-height="false" fo:min-height="1.639cm" fo:min-width="0.3cm"/>
    </style:style>
    <style:style style:name="gr48" style:family="graphic" style:parent-style-name="objectwithoutfill">
      <style:graphic-properties svg:stroke-width="0.053cm" svg:stroke-color="#000000" draw:marker-start-width="0.242cm" draw:marker-end-width="0.242cm" draw:fill="none" draw:textarea-vertical-align="middle" fo:padding-top="0.151cm" fo:padding-bottom="0.151cm" fo:padding-left="0.276cm" fo:padding-right="0.276cm"/>
    </style:style>
    <style:style style:name="gr4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498cm" fo:min-width="0cm" fo:padding-top="0.151cm" fo:padding-bottom="0.151cm" fo:padding-left="0.276cm" fo:padding-right="0.276cm"/>
    </style:style>
    <style:style style:name="gr50" style:family="graphic" style:parent-style-name="standard">
      <style:graphic-properties draw:stroke="none" svg:stroke-color="#ffffff" draw:fill-color="#ffffff" draw:textarea-horizontal-align="justify" draw:textarea-vertical-align="middle" draw:auto-grow-height="false" fo:min-height="1.643cm" fo:min-width="0.3cm"/>
    </style:style>
    <style:style style:name="gr51"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5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cm" fo:min-width="0.448cm" fo:padding-top="0.151cm" fo:padding-bottom="0.151cm" fo:padding-left="0.276cm" fo:padding-right="0.276cm"/>
    </style:style>
    <style:style style:name="gr53"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54"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55" style:family="graphic" style:parent-style-name="standard">
      <style:graphic-properties draw:stroke="none" draw:fill="none" fo:min-height="0.94cm"/>
    </style:style>
    <style:style style:name="gr56" style:family="graphic" style:parent-style-name="standard">
      <style:graphic-properties draw:stroke="none" svg:stroke-color="#000000" draw:fill="none" draw:fill-color="#ffffff" draw:auto-grow-height="false" fo:min-height="13.06cm" fo:padding-top="0.1cm" fo:padding-bottom="0.1cm" fo:padding-left="0.1cm" fo:padding-right="0.1cm"/>
    </style:style>
    <style:style style:name="gr57" style:family="graphic" style:parent-style-name="objectwithoutfill">
      <style:graphic-properties svg:stroke-width="0.106cm" svg:stroke-color="#ff3333" draw:marker-start-width="0.358cm" draw:marker-end-width="0.358cm" draw:fill="none" draw:textarea-vertical-align="middle" fo:padding-top="0.177cm" fo:padding-bottom="0.177cm" fo:padding-left="0.302cm" fo:padding-right="0.302cm"/>
    </style:style>
    <style:style style:name="gr58"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59" style:family="graphic" style:parent-style-name="objectwithoutfill">
      <style:graphic-properties svg:stroke-width="0.053cm" svg:stroke-color="#ff9900" draw:marker-start-width="0.279cm" draw:marker-end-width="0.279cm" draw:fill="none" draw:textarea-vertical-align="middle" fo:padding-top="0.151cm" fo:padding-bottom="0.151cm" fo:padding-left="0.276cm" fo:padding-right="0.276cm"/>
    </style:style>
    <style:style style:name="gr60"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61" style:family="graphic" style:parent-style-name="standard">
      <style:graphic-properties draw:stroke="none" svg:stroke-color="#000000" draw:fill="solid" draw:fill-color="#ffffff" draw:auto-grow-height="false" fo:min-height="13.06cm"/>
    </style:style>
    <style:style style:name="gr62"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248cm" fo:padding-top="0.151cm" fo:padding-bottom="0.151cm" fo:padding-left="0.276cm" fo:padding-right="0.276cm"/>
    </style:style>
    <style:style style:name="gr63" style:family="graphic" style:parent-style-name="standard">
      <style:graphic-properties draw:stroke="none" draw:fill-color="#ffffff" draw:textarea-horizontal-align="justify" draw:textarea-vertical-align="middle" draw:auto-grow-height="false" fo:min-height="1.76cm" fo:min-width="0.25cm"/>
    </style:style>
    <style:style style:name="gr64"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402cm" fo:min-width="0.15cm" fo:padding-top="0.151cm" fo:padding-bottom="0.151cm" fo:padding-left="0.276cm" fo:padding-right="0.276cm"/>
    </style:style>
    <style:style style:name="gr65" style:family="graphic" style:parent-style-name="standard">
      <style:graphic-properties svg:stroke-width="0.053cm" svg:stroke-color="#000000" draw:marker-start-width="0.279cm" draw:marker-end-width="0.279cm" draw:fill="none" draw:textarea-vertical-align="middle" draw:auto-grow-height="false" fo:min-height="0.194cm" fo:min-width="0cm" fo:padding-top="0.151cm" fo:padding-bottom="0.151cm" fo:padding-left="0.276cm" fo:padding-right="0.276cm"/>
    </style:style>
    <style:style style:name="gr66" style:family="graphic" style:parent-style-name="standard">
      <style:graphic-properties svg:stroke-width="0.053cm" svg:stroke-color="#000000" draw:marker-start-width="0.279cm" draw:marker-end-width="0.279cm" draw:fill="none" draw:textarea-vertical-align="middle" draw:auto-grow-height="false" fo:min-height="0.195cm" fo:min-width="0cm" fo:padding-top="0.151cm" fo:padding-bottom="0.151cm" fo:padding-left="0.276cm" fo:padding-right="0.276cm"/>
    </style:style>
    <style:style style:name="gr6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079cm" fo:min-width="0.703cm" fo:padding-top="0.151cm" fo:padding-bottom="0.151cm" fo:padding-left="0.276cm" fo:padding-right="0.276cm"/>
    </style:style>
    <style:style style:name="gr68" style:family="graphic" style:parent-style-name="standard">
      <style:graphic-properties draw:stroke="none" draw:fill-color="#ffffff" draw:textarea-horizontal-align="justify" draw:textarea-vertical-align="middle" draw:auto-grow-height="false" fo:min-height="1.236cm" fo:min-width="0.392cm"/>
    </style:style>
    <style:style style:name="gr69"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194cm" fo:min-width="0cm" fo:padding-top="0.151cm" fo:padding-bottom="0.151cm" fo:padding-left="0.276cm" fo:padding-right="0.276cm"/>
    </style:style>
    <style:style style:name="gr70" style:family="graphic" style:parent-style-name="standard">
      <style:graphic-properties svg:stroke-width="0.053cm" svg:stroke-color="#000000" draw:marker-start-width="0.279cm" draw:marker-end-width="0.279cm" draw:fill="none" draw:textarea-vertical-align="middle" draw:auto-grow-height="false" fo:min-height="0.192cm" fo:min-width="0cm" fo:padding-top="0.151cm" fo:padding-bottom="0.151cm" fo:padding-left="0.276cm" fo:padding-right="0.276cm"/>
    </style:style>
    <style:style style:name="gr71" style:family="graphic" style:parent-style-name="standard">
      <style:graphic-properties draw:stroke="none" draw:fill-color="#ffffff" draw:textarea-horizontal-align="justify" draw:textarea-vertical-align="middle" draw:auto-grow-height="false" fo:min-height="1.245cm" fo:min-width="0.4cm"/>
    </style:style>
    <style:style style:name="gr72" style:family="graphic" style:parent-style-name="standard">
      <style:graphic-properties draw:stroke="none" draw:fill-color="#ffffff" draw:textarea-horizontal-align="justify" draw:textarea-vertical-align="middle" draw:auto-grow-height="false" fo:min-height="1.799cm" fo:min-width="0.491cm"/>
    </style:style>
    <style:style style:name="gr73" style:family="graphic" style:parent-style-name="standard">
      <style:graphic-properties draw:stroke="none" draw:fill-color="#ffffff" draw:textarea-horizontal-align="justify" draw:textarea-vertical-align="middle" draw:auto-grow-height="false" fo:min-height="1.801cm" fo:min-width="0.419cm"/>
    </style:style>
    <style:style style:name="gr74" style:family="graphic" style:parent-style-name="standard">
      <style:graphic-properties draw:stroke="none" svg:stroke-color="#ffffff" draw:fill-color="#ffffff" draw:textarea-horizontal-align="justify" draw:textarea-vertical-align="middle" draw:auto-grow-height="false" fo:min-height="2.329cm" fo:min-width="0cm"/>
    </style:style>
    <style:style style:name="gr7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527cm" fo:min-width="0cm" fo:padding-top="0.151cm" fo:padding-bottom="0.151cm" fo:padding-left="0.276cm" fo:padding-right="0.276cm"/>
    </style:style>
    <style:style style:name="gr76" style:family="graphic" style:parent-style-name="standard">
      <style:graphic-properties draw:stroke="none" draw:fill="none" fo:min-height="0.319cm"/>
    </style:style>
    <style:style style:name="gr77"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78" style:family="graphic" style:parent-style-name="objectwithoutfill">
      <style:graphic-properties svg:stroke-width="0.106cm" draw:marker-start-width="0.321cm" draw:marker-end-width="0.321cm" draw:fill="none" draw:textarea-vertical-align="middle" fo:padding-top="0.177cm" fo:padding-bottom="0.177cm" fo:padding-left="0.302cm" fo:padding-right="0.302cm"/>
    </style:style>
    <style:style style:name="gr79" style:family="graphic" style:parent-style-name="objectwithoutfill">
      <style:graphic-properties svg:stroke-width="0.053cm" draw:marker-start-width="0.227cm" draw:marker-end-width="0.227cm" draw:fill="none" draw:textarea-vertical-align="middle" fo:padding-top="0.151cm" fo:padding-bottom="0.151cm" fo:padding-left="0.276cm" fo:padding-right="0.276cm"/>
    </style:style>
    <style:style style:name="gr80" style:family="graphic" style:parent-style-name="objectwithoutfill">
      <style:graphic-properties svg:stroke-width="0.053cm" draw:marker-start-width="0.358cm" draw:marker-end-width="0.358cm" draw:fill="none" draw:textarea-vertical-align="middle" fo:padding-top="0.15cm" fo:padding-bottom="0.15cm" fo:padding-left="0.275cm" fo:padding-right="0.275cm"/>
    </style:style>
    <style:style style:name="gr81" style:family="graphic" style:parent-style-name="objectwithoutfill">
      <style:graphic-properties svg:stroke-width="0.028cm" draw:marker-start-width="0.227cm" draw:marker-end-width="0.227cm" draw:fill="none" draw:textarea-vertical-align="middle" fo:padding-top="0.139cm" fo:padding-bottom="0.139cm" fo:padding-left="0.264cm" fo:padding-right="0.264cm"/>
    </style:style>
    <style:style style:name="gr82" style:family="graphic" style:parent-style-name="standard">
      <style:graphic-properties svg:stroke-width="0.02cm" svg:stroke-color="#000000" draw:marker-start-width="0.13cm" draw:marker-end-width="0.13cm" draw:fill="solid" draw:fill-color="#006da1" draw:textarea-horizontal-align="justify" draw:textarea-vertical-align="middle" draw:auto-grow-height="false" fo:min-height="10.594cm" fo:min-width="13.03cm" fo:padding-top="0.085cm" fo:padding-bottom="0.085cm" fo:padding-left="0.21cm" fo:padding-right="0.21cm"/>
    </style:style>
    <style:style style:name="gr83" style:family="graphic" style:parent-style-name="standard">
      <style:graphic-properties draw:fill="none" draw:textarea-horizontal-align="justify" draw:textarea-vertical-align="middle" draw:auto-grow-height="false" fo:min-height="0.275cm" fo:min-width="6.428cm"/>
    </style:style>
    <style:style style:name="gr84" style:family="graphic" style:parent-style-name="standard">
      <style:graphic-properties draw:fill="none" draw:textarea-horizontal-align="justify" draw:textarea-vertical-align="middle" draw:auto-grow-height="false" fo:min-height="0cm" fo:min-width="1.459cm"/>
    </style:style>
    <style:style style:name="gr85" style:family="graphic" style:parent-style-name="standard">
      <style:graphic-properties svg:stroke-color="#808080" draw:fill="solid" draw:fill-color="#b2b2b2" draw:textarea-horizontal-align="justify" draw:textarea-vertical-align="middle" draw:auto-grow-height="false" fo:min-height="0.561cm" fo:min-width="0.168cm"/>
    </style:style>
    <style:style style:name="gr86" style:family="graphic" style:parent-style-name="standard">
      <style:graphic-properties svg:stroke-color="#996600" draw:fill="solid" draw:fill-color="#b2b2b2" draw:textarea-horizontal-align="justify" draw:textarea-vertical-align="middle" draw:auto-grow-height="false" fo:min-height="0.029cm" fo:min-width="0cm"/>
    </style:style>
    <style:style style:name="gr87" style:family="graphic" style:parent-style-name="standard">
      <style:graphic-properties svg:stroke-color="#808080" draw:fill="solid" draw:fill-color="#b2b2b2" draw:textarea-horizontal-align="justify" draw:textarea-vertical-align="middle" draw:auto-grow-height="false" fo:min-height="0.16cm" fo:min-width="0cm"/>
    </style:style>
    <style:style style:name="gr88" style:family="graphic" style:parent-style-name="standard">
      <style:graphic-properties svg:stroke-color="#808080" draw:fill="solid" draw:fill-color="#b2b2b2" draw:textarea-horizontal-align="justify" draw:textarea-vertical-align="middle" draw:auto-grow-height="false" fo:min-height="1.519cm" fo:min-width="1.888cm"/>
    </style:style>
    <style:style style:name="gr89" style:family="graphic" style:parent-style-name="standard">
      <style:graphic-properties draw:fill="none" draw:textarea-horizontal-align="justify" draw:textarea-vertical-align="middle" draw:auto-grow-height="false" fo:min-height="0cm" fo:min-width="1.458cm"/>
    </style:style>
    <style:style style:name="gr90" style:family="graphic" style:parent-style-name="standard">
      <style:graphic-properties draw:fill="none" draw:textarea-horizontal-align="justify" draw:textarea-vertical-align="middle" draw:auto-grow-height="false" fo:min-height="0cm" fo:min-width="0.071cm"/>
    </style:style>
    <style:style style:name="gr91" style:family="graphic" style:parent-style-name="standard">
      <style:graphic-properties draw:fill="none" draw:textarea-horizontal-align="justify" draw:textarea-vertical-align="middle" draw:auto-grow-height="false" fo:min-height="0cm" fo:min-width="0.074cm"/>
    </style:style>
    <style:style style:name="gr92" style:family="graphic" style:parent-style-name="standard">
      <style:graphic-properties draw:fill="none" draw:textarea-horizontal-align="justify" draw:textarea-vertical-align="middle" draw:auto-grow-height="false" fo:min-height="0cm" fo:min-width="0.073cm"/>
    </style:style>
    <style:style style:name="gr93" style:family="graphic" style:parent-style-name="standard">
      <style:graphic-properties draw:fill="none" draw:textarea-horizontal-align="justify" draw:textarea-vertical-align="middle" draw:auto-grow-height="false" fo:min-height="0cm" fo:min-width="0.359cm"/>
    </style:style>
    <style:style style:name="gr94" style:family="graphic" style:parent-style-name="standard">
      <style:graphic-properties draw:stroke="none" draw:fill-color="#000000" draw:textarea-horizontal-align="justify" draw:textarea-vertical-align="middle" draw:auto-grow-height="false" fo:min-height="1.28cm" fo:min-width="1.03cm"/>
    </style:style>
    <style:style style:name="gr95" style:family="graphic" style:parent-style-name="standard">
      <style:graphic-properties draw:fill="none" draw:textarea-horizontal-align="justify" draw:textarea-vertical-align="middle" draw:auto-grow-height="false" fo:min-height="0.85cm" fo:min-width="1.173cm"/>
    </style:style>
    <style:style style:name="gr96" style:family="graphic" style:parent-style-name="standard">
      <style:graphic-properties draw:stroke="none" draw:fill-color="#66ff00" draw:textarea-horizontal-align="justify" draw:textarea-vertical-align="middle" draw:auto-grow-height="false" fo:min-height="0cm" fo:min-width="0cm"/>
    </style:style>
    <style:style style:name="gr97" style:family="graphic" style:parent-style-name="standard">
      <style:graphic-properties draw:stroke="none" draw:fill-color="#ff3333" draw:textarea-horizontal-align="justify" draw:textarea-vertical-align="middle" draw:auto-grow-height="false" fo:min-height="0cm" fo:min-width="0cm"/>
    </style:style>
    <style:style style:name="gr98" style:family="graphic" style:parent-style-name="standard">
      <style:graphic-properties draw:fill="none" draw:textarea-horizontal-align="justify" draw:textarea-vertical-align="middle" draw:auto-grow-height="false" fo:min-height="0.001cm" fo:min-width="0.1cm"/>
    </style:style>
    <style:style style:name="gr99" style:family="graphic" style:parent-style-name="standard">
      <style:graphic-properties draw:fill="none" draw:textarea-horizontal-align="justify" draw:textarea-vertical-align="middle" draw:auto-grow-height="false" fo:min-height="0cm" fo:min-width="0.659cm"/>
    </style:style>
    <style:style style:name="gr100" style:family="graphic" style:parent-style-name="standard">
      <style:graphic-properties draw:stroke="none" draw:fill-color="#00ccff" draw:textarea-horizontal-align="justify" draw:textarea-vertical-align="middle" draw:auto-grow-height="false" fo:min-height="0cm" fo:min-width="0cm"/>
    </style:style>
    <style:style style:name="gr101" style:family="graphic" style:parent-style-name="standard">
      <style:graphic-properties draw:stroke="none" draw:fill-color="#000000" draw:textarea-horizontal-align="justify" draw:textarea-vertical-align="middle" draw:auto-grow-height="false" fo:min-height="0.25cm" fo:min-width="0.35cm"/>
    </style:style>
    <style:style style:name="gr102" style:family="graphic" style:parent-style-name="standard">
      <style:graphic-properties svg:stroke-color="#111111" draw:fill="solid" draw:fill-color="#111111" draw:textarea-horizontal-align="justify" draw:textarea-vertical-align="middle" draw:auto-grow-height="false" fo:min-height="1cm" fo:min-width="0cm"/>
    </style:style>
    <style:style style:name="gr103" style:family="graphic" style:parent-style-name="standard">
      <style:graphic-properties svg:stroke-color="#808080" draw:fill="solid" draw:fill-color="#b2b2b2" draw:textarea-horizontal-align="justify" draw:textarea-vertical-align="middle" draw:auto-grow-height="false" fo:min-height="1.327cm" fo:min-width="1.077cm"/>
    </style:style>
    <style:style style:name="gr104" style:family="graphic" style:parent-style-name="standard">
      <style:graphic-properties draw:stroke="none" svg:stroke-color="#ffffff" draw:fill-color="#ffffff" draw:textarea-horizontal-align="justify" draw:textarea-vertical-align="middle" draw:auto-grow-height="false" fo:min-height="2.44cm" fo:min-width="0.45cm"/>
    </style:style>
    <style:style style:name="gr105" style:family="graphic" style:parent-style-name="standard">
      <style:graphic-properties svg:stroke-width="0.018cm" svg:stroke-color="#000000" draw:marker-start-width="0.227cm" draw:marker-end-width="0.227cm" draw:fill-color="#ffff99" draw:textarea-horizontal-align="justify" draw:textarea-vertical-align="middle" draw:auto-grow-height="false" fo:min-height="1.332cm" fo:min-width="1.482cm" fo:padding-top="0.134cm" fo:padding-bottom="0.134cm" fo:padding-left="0.259cm" fo:padding-right="0.259cm"/>
    </style:style>
    <style:style style:name="gr106" style:family="graphic" style:parent-style-name="standard">
      <style:graphic-properties draw:stroke="none" svg:stroke-color="#000000" draw:fill="none" draw:fill-color="#ffffff" fo:min-height="1.666cm"/>
    </style:style>
    <style:style style:name="gr107" style:family="graphic" style:parent-style-name="standard">
      <style:graphic-properties svg:stroke-width="0.053cm" svg:stroke-color="#000000" draw:marker-start-width="0.279cm" draw:marker-end-width="0.279cm" draw:fill-color="#dddddd" draw:textarea-horizontal-align="justify" draw:textarea-vertical-align="middle" draw:auto-grow-height="false" fo:min-height="0cm" fo:min-width="0cm" fo:padding-top="0.151cm" fo:padding-bottom="0.151cm" fo:padding-left="0.276cm" fo:padding-right="0.276cm"/>
    </style:style>
    <style:style style:name="gr108" style:family="graphic" style:parent-style-name="objectwithoutfill">
      <style:graphic-properties svg:stroke-width="0.053cm" svg:stroke-color="#996600" draw:marker-start-width="0.279cm" draw:marker-end-width="0.279cm" draw:fill="none" draw:textarea-vertical-align="middle" fo:padding-top="0.151cm" fo:padding-bottom="0.151cm" fo:padding-left="0.276cm" fo:padding-right="0.276cm"/>
    </style:style>
    <style:style style:name="gr10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098cm" fo:min-width="0.778cm" fo:padding-top="0.151cm" fo:padding-bottom="0.151cm" fo:padding-left="0.276cm" fo:padding-right="0.276cm"/>
    </style:style>
    <style:style style:name="gr110" style:family="graphic" style:parent-style-name="standard">
      <style:graphic-properties draw:stroke="none" draw:fill="none" fo:min-height="2.06cm"/>
    </style:style>
    <style:style style:name="gr111" style:family="graphic" style:parent-style-name="objectwithoutfill">
      <style:graphic-properties svg:stroke-width="0.053cm" svg:stroke-color="#0066ff" draw:marker-start-width="0.279cm" draw:marker-end-width="0.279cm" draw:fill="none" draw:textarea-vertical-align="middle" fo:padding-top="0.151cm" fo:padding-bottom="0.151cm" fo:padding-left="0.276cm" fo:padding-right="0.276cm"/>
    </style:style>
    <style:style style:name="gr112"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114cm" fo:padding-top="0.151cm" fo:padding-bottom="0.151cm" fo:padding-left="0.276cm" fo:padding-right="0.276cm"/>
    </style:style>
    <style:style style:name="gr113" style:family="graphic" style:parent-style-name="standard">
      <style:graphic-properties draw:stroke="none" draw:fill="none" fo:min-height="5.185cm"/>
    </style:style>
    <style:style style:name="gr114" style:family="graphic" style:parent-style-name="standard">
      <style:graphic-properties draw:stroke="none" draw:fill-color="#ffffff" draw:textarea-horizontal-align="justify" draw:textarea-vertical-align="middle" draw:auto-grow-height="false" fo:min-height="2.22cm" fo:min-width="0.449cm"/>
    </style:style>
    <style:style style:name="gr115" style:family="graphic" style:parent-style-name="standard">
      <style:graphic-properties draw:stroke="none" draw:fill-color="#ffffff" draw:textarea-horizontal-align="justify" draw:textarea-vertical-align="middle" draw:auto-grow-height="false" fo:min-height="8.5cm" fo:min-width="0cm"/>
    </style:style>
    <style:style style:name="gr116" style:family="graphic" style:parent-style-name="standard">
      <style:graphic-properties draw:stroke="none" draw:fill-color="#ffffff" draw:textarea-horizontal-align="justify" draw:textarea-vertical-align="top" draw:auto-grow-height="false" fo:min-height="2.22cm" fo:min-width="2.86cm"/>
    </style:style>
    <style:style style:name="gr117" style:family="graphic" style:parent-style-name="standard">
      <style:graphic-properties draw:stroke="none" draw:fill-color="#ffffff" draw:textarea-horizontal-align="justify" draw:textarea-vertical-align="middle" draw:auto-grow-height="false" fo:min-height="1.76cm" fo:min-width="0.6cm"/>
    </style:style>
    <style:style style:name="gr118" style:family="graphic" style:parent-style-name="standard">
      <style:graphic-properties draw:stroke="none" draw:fill-color="#ffffff" draw:textarea-horizontal-align="justify" draw:textarea-vertical-align="middle" draw:auto-grow-height="false" fo:min-height="2.22cm" fo:min-width="0.373cm"/>
    </style:style>
    <style:style style:name="gr11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cm" fo:min-width="0cm" fo:padding-top="0.151cm" fo:padding-bottom="0.151cm" fo:padding-left="0.276cm" fo:padding-right="0.276cm"/>
    </style:style>
    <style:style style:name="gr120" style:family="graphic" style:parent-style-name="standard">
      <style:graphic-properties draw:stroke="none" draw:fill-color="#ffffff" draw:textarea-horizontal-align="justify" draw:textarea-vertical-align="middle" draw:auto-grow-height="false" fo:min-height="12.354cm" fo:min-width="7.5cm"/>
    </style:style>
    <style:style style:name="gr121" style:family="graphic" style:parent-style-name="standard">
      <style:graphic-properties draw:stroke="none" draw:fill-color="#ffffff" draw:textarea-horizontal-align="justify" draw:textarea-vertical-align="middle" draw:auto-grow-height="false" fo:min-height="0.25cm" fo:min-width="0cm"/>
    </style:style>
    <style:style style:name="gr122" style:family="graphic" style:parent-style-name="standard">
      <style:graphic-properties svg:stroke-width="0.07cm" svg:stroke-color="#b2b2b2" draw:marker-start-width="0.275cm" draw:marker-end-width="0.275cm" draw:fill="none" draw:textarea-horizontal-align="justify" draw:textarea-vertical-align="middle" draw:auto-grow-height="false" fo:min-height="0.275cm" fo:min-width="6.428cm" fo:padding-top="0.11cm" fo:padding-bottom="0.11cm" fo:padding-left="0.235cm" fo:padding-right="0.235cm"/>
    </style:style>
    <style:style style:name="gr123" style:family="graphic" style:parent-style-name="standard">
      <style:graphic-properties svg:stroke-width="0.07cm" draw:marker-start-width="0.275cm" draw:marker-end-width="0.275cm" draw:fill="none" draw:textarea-horizontal-align="justify" draw:textarea-vertical-align="middle" draw:auto-grow-height="false" fo:min-height="0cm" fo:min-width="0.074cm" fo:padding-top="0.11cm" fo:padding-bottom="0.11cm" fo:padding-left="0.235cm" fo:padding-right="0.235cm"/>
    </style:style>
    <style:style style:name="gr124" style:family="graphic" style:parent-style-name="standard">
      <style:graphic-properties svg:stroke-width="0.07cm" svg:stroke-color="#ffffff" draw:marker-start-width="0.275cm" draw:marker-end-width="0.275cm" draw:fill="none" draw:textarea-horizontal-align="justify" draw:textarea-vertical-align="middle" draw:auto-grow-height="false" fo:min-height="0cm" fo:min-width="0.074cm" fo:padding-top="0.11cm" fo:padding-bottom="0.11cm" fo:padding-left="0.235cm" fo:padding-right="0.235cm"/>
    </style:style>
    <style:style style:name="gr125" style:family="graphic" style:parent-style-name="standard">
      <style:graphic-properties svg:stroke-width="0.07cm" svg:stroke-color="#00cc00" draw:marker-start-width="0.275cm" draw:marker-end-width="0.275cm" draw:fill="none" draw:textarea-horizontal-align="justify" draw:textarea-vertical-align="middle" draw:auto-grow-height="false" fo:min-height="0.85cm" fo:min-width="1.173cm" fo:padding-top="0.11cm" fo:padding-bottom="0.11cm" fo:padding-left="0.235cm" fo:padding-right="0.235cm"/>
    </style:style>
    <style:style style:name="gr126" style:family="graphic" style:parent-style-name="standard">
      <style:graphic-properties svg:stroke-width="0.07cm" draw:marker-start-width="0.275cm" draw:marker-end-width="0.275cm" draw:fill="none" draw:textarea-horizontal-align="justify" draw:textarea-vertical-align="middle" draw:auto-grow-height="false" fo:min-height="0cm" fo:min-width="0.071cm" fo:padding-top="0.11cm" fo:padding-bottom="0.11cm" fo:padding-left="0.235cm" fo:padding-right="0.235cm"/>
    </style:style>
    <style:style style:name="gr127" style:family="graphic" style:parent-style-name="standard">
      <style:graphic-properties svg:stroke-width="0.07cm" draw:marker-start-width="0.275cm" draw:marker-end-width="0.275cm" draw:fill="none" draw:textarea-horizontal-align="justify" draw:textarea-vertical-align="middle" draw:auto-grow-height="false" fo:min-height="0.001cm" fo:min-width="0.1cm" fo:padding-top="0.11cm" fo:padding-bottom="0.11cm" fo:padding-left="0.235cm" fo:padding-right="0.235cm"/>
    </style:style>
    <style:style style:name="gr128" style:family="graphic" style:parent-style-name="standard">
      <style:graphic-properties draw:stroke="none" draw:fill-color="#ffffff" draw:textarea-horizontal-align="justify" draw:textarea-vertical-align="middle" draw:auto-grow-height="false" fo:min-height="8.47cm" fo:min-width="0cm"/>
    </style:style>
    <style:style style:name="gr129" style:family="graphic" style:parent-style-name="standard">
      <style:graphic-properties draw:stroke="none" draw:fill-color="#ffffff" draw:textarea-horizontal-align="justify" draw:textarea-vertical-align="middle" draw:auto-grow-height="false" fo:min-height="2.22cm" fo:min-width="1.427cm"/>
    </style:style>
    <style:style style:name="gr130"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398cm" fo:min-width="0cm" fo:padding-top="0.151cm" fo:padding-bottom="0.151cm" fo:padding-left="0.276cm" fo:padding-right="0.276cm"/>
    </style:style>
    <style:style style:name="gr131" style:family="graphic" style:parent-style-name="standard">
      <style:graphic-properties draw:stroke="none" draw:fill-color="#ffffff" draw:textarea-horizontal-align="justify" draw:textarea-vertical-align="top" draw:auto-grow-height="false" fo:min-height="2.22cm" fo:min-width="3.66cm"/>
    </style:style>
    <style:style style:name="gr132" style:family="graphic" style:parent-style-name="standard">
      <style:graphic-properties draw:stroke="none" draw:fill-color="#ffffff" draw:textarea-horizontal-align="justify" draw:textarea-vertical-align="middle" draw:auto-grow-height="false" fo:min-height="0.25cm" fo:min-width="0.05cm"/>
    </style:style>
    <style:style style:name="gr133" style:family="graphic" style:parent-style-name="standard">
      <style:graphic-properties draw:stroke="none" draw:fill-color="#ffffff" draw:textarea-horizontal-align="justify" draw:textarea-vertical-align="middle" draw:auto-grow-height="false" fo:min-height="12.671cm" fo:min-width="6.3cm"/>
    </style:style>
    <style:style style:name="gr134" style:family="graphic" style:parent-style-name="standard">
      <style:graphic-properties draw:stroke="none" draw:fill-color="#ffffff" draw:textarea-horizontal-align="justify" draw:textarea-vertical-align="middle" draw:auto-grow-height="false" fo:min-height="1.75cm" fo:min-width="0cm"/>
    </style:style>
    <style:style style:name="gr135" style:family="graphic" style:parent-style-name="standard">
      <style:graphic-properties draw:stroke="none" draw:fill-color="#ffffff" draw:textarea-horizontal-align="justify" draw:textarea-vertical-align="top" draw:auto-grow-height="false" fo:min-height="2.8cm" fo:min-width="7cm"/>
    </style:style>
    <style:style style:name="gr136" style:family="graphic" style:parent-style-name="objectwithoutfill">
      <style:graphic-properties draw:fill="none" draw:textarea-vertical-align="middle"/>
    </style:style>
    <style:style style:name="gr137" style:family="graphic" style:parent-style-name="objectwithoutfill">
      <style:graphic-properties svg:stroke-width="0.053cm" svg:stroke-color="#ff6600" draw:marker-start-width="0.279cm" draw:marker-end-width="0.279cm" draw:fill="none" draw:textarea-vertical-align="middle" fo:padding-top="0.151cm" fo:padding-bottom="0.151cm" fo:padding-left="0.276cm" fo:padding-right="0.276cm"/>
    </style:style>
    <style:style style:name="gr138" style:family="graphic" style:parent-style-name="objectwithoutfill">
      <style:graphic-properties svg:stroke-width="0.06cm" svg:stroke-color="#ff3333" draw:marker-start-width="0.24cm" draw:marker-end-width="0.24cm" draw:fill="none" draw:textarea-vertical-align="middle" fo:padding-top="0.105cm" fo:padding-bottom="0.105cm" fo:padding-left="0.23cm" fo:padding-right="0.23cm"/>
    </style:style>
    <style:style style:name="gr139" style:family="graphic" style:parent-style-name="objectwithoutfill">
      <style:graphic-properties svg:stroke-width="0.06cm" svg:stroke-color="#ff6600" draw:marker-start-width="0.255cm" draw:marker-end-width="0.255cm" draw:fill="none" draw:textarea-vertical-align="middle" fo:padding-top="0.105cm" fo:padding-bottom="0.105cm" fo:padding-left="0.23cm" fo:padding-right="0.23cm"/>
    </style:style>
    <style:style style:name="gr140" style:family="graphic" style:parent-style-name="objectwithoutfill">
      <style:graphic-properties svg:stroke-width="0.06cm" svg:stroke-color="#996600" draw:marker-start-width="0.24cm" draw:marker-end-width="0.24cm" draw:fill="none" draw:textarea-vertical-align="middle" fo:padding-top="0.105cm" fo:padding-bottom="0.105cm" fo:padding-left="0.23cm" fo:padding-right="0.23cm"/>
    </style:style>
    <style:style style:name="gr141" style:family="graphic" style:parent-style-name="standard">
      <style:graphic-properties svg:stroke-width="0.02cm" svg:stroke-color="#000000" draw:marker-start-width="0.181cm" draw:marker-end-width="0.181cm" draw:fill="solid" draw:fill-color="#000000" draw:textarea-horizontal-align="justify" draw:textarea-vertical-align="middle" draw:auto-grow-height="false" fo:min-height="0cm" fo:min-width="0cm" fo:padding-top="0.135cm" fo:padding-bottom="0.135cm" fo:padding-left="0.26cm" fo:padding-right="0.26cm"/>
    </style:style>
    <style:style style:name="gr142"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72cm" fo:padding-top="0.151cm" fo:padding-bottom="0.151cm" fo:padding-left="0.276cm" fo:padding-right="0.276cm"/>
    </style:style>
    <style:style style:name="gr143" style:family="graphic" style:parent-style-name="standard">
      <style:graphic-properties svg:stroke-width="0.053cm" svg:stroke-color="#000000" draw:marker-start-width="0.279cm" draw:marker-end-width="0.279cm" draw:fill="solid" draw:fill-color="#000000" draw:textarea-horizontal-align="justify" draw:textarea-vertical-align="middle" draw:auto-grow-height="false" fo:min-height="0cm" fo:min-width="0.148cm" fo:padding-top="0.151cm" fo:padding-bottom="0.151cm" fo:padding-left="0.276cm" fo:padding-right="0.276cm"/>
    </style:style>
    <style:style style:name="gr144"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cm" fo:padding-top="0.151cm" fo:padding-bottom="0.151cm" fo:padding-left="0.276cm" fo:padding-right="0.276cm"/>
    </style:style>
    <style:style style:name="gr145" style:family="graphic" style:parent-style-name="standard">
      <style:graphic-properties svg:stroke-width="0.053cm" svg:stroke-color="#000000" draw:marker-start-width="0.279cm" draw:marker-end-width="0.279cm" draw:fill="solid" draw:fill-color="#000000" draw:textarea-horizontal-align="justify" draw:textarea-vertical-align="middle" draw:auto-grow-height="false" fo:min-height="1.318cm" fo:min-width="1.202cm" fo:padding-top="0.151cm" fo:padding-bottom="0.151cm" fo:padding-left="0.276cm" fo:padding-right="0.276cm"/>
    </style:style>
    <style:style style:name="gr146" style:family="graphic" style:parent-style-name="standard">
      <style:graphic-properties svg:stroke-width="0.053cm" svg:stroke-color="#000000" draw:marker-start-width="0.279cm" draw:marker-end-width="0.279cm" draw:fill="solid" draw:fill-color="#000000" draw:textarea-horizontal-align="justify" draw:textarea-vertical-align="middle" draw:auto-grow-height="false" fo:min-height="0cm" fo:min-width="1.905cm" fo:padding-top="0.151cm" fo:padding-bottom="0.151cm" fo:padding-left="0.276cm" fo:padding-right="0.276cm"/>
    </style:style>
    <style:style style:name="gr147" style:family="graphic" style:parent-style-name="standard">
      <style:graphic-properties svg:stroke-width="0.08cm" svg:stroke-color="#999999" draw:marker-start-width="0.3cm" draw:marker-end-width="0.3cm" draw:fill="none" draw:textarea-horizontal-align="justify" draw:textarea-vertical-align="middle" draw:auto-grow-height="false" fo:min-height="0cm" fo:min-width="0.073cm" fo:padding-top="0.115cm" fo:padding-bottom="0.115cm" fo:padding-left="0.24cm" fo:padding-right="0.24cm"/>
    </style:style>
    <style:style style:name="gr148" style:family="graphic" style:parent-style-name="standard">
      <style:graphic-properties svg:stroke-color="#00cc00" draw:fill="none" draw:textarea-horizontal-align="justify" draw:textarea-vertical-align="middle" draw:auto-grow-height="false" fo:min-height="0.85cm" fo:min-width="1.173cm"/>
    </style:style>
    <style:style style:name="gr149"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123cm" fo:min-width="0cm" fo:padding-top="0.151cm" fo:padding-bottom="0.151cm" fo:padding-left="0.276cm" fo:padding-right="0.276cm"/>
    </style:style>
    <style:style style:name="gr150" style:family="graphic" style:parent-style-name="objectwithoutfill">
      <style:graphic-properties svg:stroke-width="0.106cm" svg:stroke-color="#ff6600" draw:marker-start-width="0.359cm" draw:marker-end-width="0.359cm" draw:fill="none" draw:textarea-vertical-align="middle" fo:padding-top="0.178cm" fo:padding-bottom="0.178cm" fo:padding-left="0.303cm" fo:padding-right="0.303cm"/>
    </style:style>
    <style:style style:name="gr15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52"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cm" fo:min-width="0cm" fo:padding-top="0.151cm" fo:padding-bottom="0.151cm" fo:padding-left="0.276cm" fo:padding-right="0.276cm"/>
    </style:style>
    <style:style style:name="gr153"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35cm" fo:min-width="0cm" fo:padding-top="0.151cm" fo:padding-bottom="0.151cm" fo:padding-left="0.276cm" fo:padding-right="0.276cm"/>
    </style:style>
    <style:style style:name="gr154" style:family="graphic" style:parent-style-name="standard">
      <style:graphic-properties svg:stroke-width="0.035cm" svg:stroke-color="#000000" draw:marker-start-width="0.252cm" draw:marker-end-width="0.252cm" draw:fill="solid" draw:fill-color="#ffffff" draw:textarea-vertical-align="middle" fo:padding-top="0.142cm" fo:padding-bottom="0.142cm" fo:padding-left="0.267cm" fo:padding-right="0.267cm"/>
    </style:style>
    <style:style style:name="gr155" style:family="graphic" style:parent-style-name="standard">
      <style:graphic-properties svg:stroke-width="0.02cm" svg:stroke-color="#000000" draw:marker-start-width="0.13cm" draw:marker-end-width="0.13cm" draw:fill="solid" draw:fill-color="#006da1" draw:textarea-horizontal-align="justify" draw:textarea-vertical-align="middle" draw:auto-grow-height="false" fo:min-height="11.43cm" fo:min-width="13.876cm" fo:padding-top="0.085cm" fo:padding-bottom="0.085cm" fo:padding-left="0.21cm" fo:padding-right="0.21cm"/>
    </style:style>
    <style:style style:name="gr156" style:family="graphic" style:parent-style-name="standard">
      <style:graphic-properties draw:fill="none" draw:textarea-horizontal-align="justify" draw:textarea-vertical-align="middle" draw:auto-grow-height="false" fo:min-height="0.31cm" fo:min-width="5.402cm"/>
    </style:style>
    <style:style style:name="gr157" style:family="graphic" style:parent-style-name="standard">
      <style:graphic-properties draw:fill="none" draw:textarea-horizontal-align="justify" draw:textarea-vertical-align="middle" draw:auto-grow-height="false" fo:min-height="0.309cm" fo:min-width="6.877cm"/>
    </style:style>
    <style:style style:name="gr158" style:family="graphic" style:parent-style-name="standard">
      <style:graphic-properties draw:fill="none" draw:textarea-horizontal-align="justify" draw:textarea-vertical-align="middle" draw:auto-grow-height="false" fo:min-height="0.309cm" fo:min-width="3.367cm"/>
    </style:style>
    <style:style style:name="gr159" style:family="graphic" style:parent-style-name="standard">
      <style:graphic-properties draw:fill="none" draw:textarea-horizontal-align="justify" draw:textarea-vertical-align="middle" draw:auto-grow-height="false" fo:min-height="0.004cm" fo:min-width="1.586cm"/>
    </style:style>
    <style:style style:name="gr160" style:family="graphic" style:parent-style-name="standard">
      <style:graphic-properties svg:stroke-color="#808080" draw:fill="solid" draw:fill-color="#b2b2b2" draw:textarea-horizontal-align="justify" draw:textarea-vertical-align="middle" draw:auto-grow-height="false" fo:min-height="0.615cm" fo:min-width="0.213cm"/>
    </style:style>
    <style:style style:name="gr161" style:family="graphic" style:parent-style-name="standard">
      <style:graphic-properties svg:stroke-color="#808080" draw:fill="solid" draw:fill-color="#b2b2b2" draw:textarea-horizontal-align="justify" draw:textarea-vertical-align="middle" draw:auto-grow-height="false" fo:min-height="0.462cm" fo:min-width="0.213cm"/>
    </style:style>
    <style:style style:name="gr162" style:family="graphic" style:parent-style-name="standard">
      <style:graphic-properties svg:stroke-color="#808080" draw:fill="solid" draw:fill-color="#b2b2b2" draw:textarea-horizontal-align="justify" draw:textarea-vertical-align="middle" draw:auto-grow-height="false" fo:min-height="0cm" fo:min-width="0cm"/>
    </style:style>
    <style:style style:name="gr163" style:family="graphic" style:parent-style-name="standard">
      <style:graphic-properties svg:stroke-color="#808080" draw:fill="solid" draw:fill-color="#b2b2b2" draw:textarea-horizontal-align="justify" draw:textarea-vertical-align="middle" draw:auto-grow-height="false" fo:min-height="0.039cm" fo:min-width="0cm"/>
    </style:style>
    <style:style style:name="gr164" style:family="graphic" style:parent-style-name="standard">
      <style:graphic-properties svg:stroke-color="#808080" draw:fill="solid" draw:fill-color="#b2b2b2" draw:textarea-horizontal-align="justify" draw:textarea-vertical-align="middle" draw:auto-grow-height="false" fo:min-height="1.632cm" fo:min-width="2.044cm"/>
    </style:style>
    <style:style style:name="gr165" style:family="graphic" style:parent-style-name="standard">
      <style:graphic-properties draw:fill="none" draw:textarea-horizontal-align="justify" draw:textarea-vertical-align="middle" draw:auto-grow-height="false" fo:min-height="0.004cm" fo:min-width="1.281cm"/>
    </style:style>
    <style:style style:name="gr166" style:family="graphic" style:parent-style-name="standard">
      <style:graphic-properties draw:fill="none" draw:textarea-horizontal-align="justify" draw:textarea-vertical-align="middle" draw:auto-grow-height="false" fo:min-height="0.004cm" fo:min-width="0.111cm"/>
    </style:style>
    <style:style style:name="gr167" style:family="graphic" style:parent-style-name="standard">
      <style:graphic-properties draw:fill="none" draw:textarea-horizontal-align="justify" draw:textarea-vertical-align="middle" draw:auto-grow-height="false" fo:min-height="0.004cm" fo:min-width="0.11cm"/>
    </style:style>
    <style:style style:name="gr168" style:family="graphic" style:parent-style-name="standard">
      <style:graphic-properties draw:fill="none" draw:textarea-horizontal-align="justify" draw:textarea-vertical-align="middle" draw:auto-grow-height="false" fo:min-height="0.005cm" fo:min-width="0.11cm"/>
    </style:style>
    <style:style style:name="gr169" style:family="graphic" style:parent-style-name="standard">
      <style:graphic-properties draw:fill="none" draw:textarea-horizontal-align="justify" draw:textarea-vertical-align="middle" draw:auto-grow-height="false" fo:min-height="0.004cm" fo:min-width="0.416cm"/>
    </style:style>
    <style:style style:name="gr170" style:family="graphic" style:parent-style-name="standard">
      <style:graphic-properties draw:fill="none" draw:textarea-horizontal-align="justify" draw:textarea-vertical-align="middle" draw:auto-grow-height="false" fo:min-height="0.615cm" fo:min-width="0.671cm"/>
    </style:style>
    <style:style style:name="gr171"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011cm" fo:min-width="0cm" fo:padding-top="0.155cm" fo:padding-bottom="0.155cm" fo:padding-left="0.28cm" fo:padding-right="0.28cm"/>
    </style:style>
    <style:style style:name="gr172" style:family="graphic" style:parent-style-name="standard">
      <style:graphic-properties draw:stroke="none" draw:fill-color="#000000" draw:textarea-horizontal-align="justify" draw:textarea-vertical-align="middle" draw:auto-grow-height="false" fo:min-height="1.379cm" fo:min-width="1.129cm"/>
    </style:style>
    <style:style style:name="gr173" style:family="graphic" style:parent-style-name="standard">
      <style:graphic-properties draw:fill="none" draw:textarea-horizontal-align="justify" draw:textarea-vertical-align="middle" draw:auto-grow-height="false" fo:min-height="0.92cm" fo:min-width="1.281cm"/>
    </style:style>
    <style:style style:name="gr174" style:family="graphic" style:parent-style-name="standard">
      <style:graphic-properties svg:stroke-color="#111111" draw:fill="solid" draw:fill-color="#111111" draw:textarea-horizontal-align="justify" draw:textarea-vertical-align="middle" draw:auto-grow-height="false" fo:min-height="1.022cm" fo:min-width="0cm"/>
    </style:style>
    <style:style style:name="gr175" style:family="graphic" style:parent-style-name="standard">
      <style:graphic-properties svg:stroke-color="#808080" draw:fill="solid" draw:fill-color="#b2b2b2" draw:textarea-horizontal-align="justify" draw:textarea-vertical-align="middle" draw:auto-grow-height="false" fo:min-height="1.429cm" fo:min-width="1.179cm"/>
    </style:style>
    <style:style style:name="gr176" style:family="graphic" style:parent-style-name="standard">
      <style:graphic-properties draw:stroke="none" draw:fill-color="#ffffff" draw:textarea-horizontal-align="justify" draw:textarea-vertical-align="middle" draw:auto-grow-height="false" fo:min-height="0.45cm" fo:min-width="0.081cm"/>
    </style:style>
    <style:style style:name="gr177" style:family="graphic" style:parent-style-name="standard">
      <style:graphic-properties draw:stroke="none" svg:stroke-color="#ffffff" draw:fill-color="#ffffff" draw:textarea-horizontal-align="justify" draw:textarea-vertical-align="middle" draw:auto-grow-height="false" fo:min-height="1.45cm" fo:min-width="0.4cm"/>
    </style:style>
    <style:style style:name="gr178" style:family="graphic" style:parent-style-name="objectwithoutfill">
      <style:graphic-properties svg:stroke-width="0.106cm" svg:stroke-color="#000000" draw:marker-start-width="0.358cm" draw:marker-end-width="0.358cm" draw:fill="none" draw:textarea-vertical-align="middle" fo:padding-top="0.177cm" fo:padding-bottom="0.177cm" fo:padding-left="0.302cm" fo:padding-right="0.302cm"/>
    </style:style>
    <style:style style:name="gr17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098cm" fo:min-width="0.768cm" fo:padding-top="0.151cm" fo:padding-bottom="0.151cm" fo:padding-left="0.276cm" fo:padding-right="0.276cm"/>
    </style:style>
    <style:style style:name="gr180" style:family="graphic" style:parent-style-name="standard">
      <style:graphic-properties draw:fill="none" draw:textarea-horizontal-align="justify" draw:textarea-vertical-align="middle" draw:auto-grow-height="false" fo:min-height="0.6cm" fo:min-width="0.65cm"/>
    </style:style>
    <style:style style:name="gr181" style:family="graphic" style:parent-style-name="standard">
      <style:graphic-properties draw:stroke="none" svg:stroke-color="#ffffff" draw:fill-color="#ffffff" draw:textarea-horizontal-align="justify" draw:textarea-vertical-align="middle" draw:auto-grow-height="false" fo:min-height="1.75cm" fo:min-width="0.3cm"/>
    </style:style>
    <style:style style:name="gr182" style:family="graphic" style:parent-style-name="standard">
      <style:graphic-properties draw:stroke="none" svg:stroke-color="#ff3333" draw:fill="none" fo:min-height="0.94cm"/>
    </style:style>
    <style:style style:name="gr183" style:family="graphic" style:parent-style-name="standard">
      <style:graphic-properties draw:stroke="none" draw:fill-color="#ffffff" draw:textarea-horizontal-align="justify" draw:textarea-vertical-align="middle" draw:auto-grow-height="false" fo:min-height="1.95cm" fo:min-width="0.45cm"/>
    </style:style>
    <style:style style:name="gr184" style:family="graphic" style:parent-style-name="standard">
      <style:graphic-properties draw:stroke="none" draw:fill-color="#ffffff" draw:textarea-horizontal-align="justify" draw:textarea-vertical-align="top" draw:auto-grow-height="false" fo:min-height="2.133cm" fo:min-width="3.74cm"/>
    </style:style>
    <style:style style:name="gr185" style:family="graphic" style:parent-style-name="standard">
      <style:graphic-properties draw:stroke="none" draw:fill-color="#ffffff" draw:textarea-horizontal-align="justify" draw:textarea-vertical-align="middle" draw:auto-grow-height="false" fo:min-height="1.45cm" fo:min-width="0cm"/>
    </style:style>
    <style:style style:name="gr186" style:family="graphic" style:parent-style-name="standard">
      <style:graphic-properties draw:stroke="none" draw:fill-color="#ffffff" draw:textarea-horizontal-align="justify" draw:textarea-vertical-align="middle" draw:auto-grow-height="false" fo:min-height="10.45cm" fo:min-width="0cm"/>
    </style:style>
    <style:style style:name="gr187" style:family="graphic" style:parent-style-name="standard">
      <style:graphic-properties draw:stroke="none" draw:fill-color="#ffffff" draw:textarea-horizontal-align="justify" draw:textarea-vertical-align="middle" draw:auto-grow-height="false" fo:min-height="0.3cm" fo:min-width="6.948cm"/>
    </style:style>
    <style:style style:name="gr188" style:family="graphic" style:parent-style-name="standard">
      <style:graphic-properties draw:stroke="none" draw:fill-color="#ffffff" draw:textarea-horizontal-align="justify" draw:textarea-vertical-align="middle" draw:auto-grow-height="false" fo:min-height="1.45cm" fo:min-width="0.6cm"/>
    </style:style>
    <style:style style:name="gr189" style:family="graphic" style:parent-style-name="objectwithoutfill">
      <style:graphic-properties svg:stroke-width="0.053cm" svg:stroke-color="#ffff00" draw:marker-start-width="0.279cm" draw:marker-end-width="0.279cm" draw:fill="none" draw:textarea-vertical-align="middle" fo:padding-top="0.151cm" fo:padding-bottom="0.151cm" fo:padding-left="0.276cm" fo:padding-right="0.276cm"/>
    </style:style>
    <style:style style:name="gr190" style:family="graphic" style:parent-style-name="objectwithoutfill">
      <style:graphic-properties svg:stroke-width="0.053cm" svg:stroke-color="#999999" draw:marker-start-width="0.279cm" draw:marker-end-width="0.279cm" draw:fill="none" draw:textarea-vertical-align="middle" fo:padding-top="0.151cm" fo:padding-bottom="0.151cm" fo:padding-left="0.276cm" fo:padding-right="0.276cm"/>
    </style:style>
    <style:style style:name="gr191" style:family="graphic" style:parent-style-name="objectwithoutfill">
      <style:graphic-properties svg:stroke-width="0.053cm" svg:stroke-color="#00cc00" draw:marker-start-width="0.279cm" draw:marker-end-width="0.279cm" draw:fill="none" draw:textarea-vertical-align="middle" fo:padding-top="0.151cm" fo:padding-bottom="0.151cm" fo:padding-left="0.276cm" fo:padding-right="0.276cm"/>
    </style:style>
    <style:style style:name="gr192"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032cm" fo:min-width="0.672cm" fo:padding-top="0.134cm" fo:padding-bottom="0.134cm" fo:padding-left="0.259cm" fo:padding-right="0.259cm"/>
    </style:style>
    <style:style style:name="gr193" style:family="graphic" style:parent-style-name="objectwithoutfill">
      <style:graphic-properties svg:stroke-width="0.053cm" svg:stroke-color="#00cc33" draw:marker-start-width="0.279cm" draw:marker-end-width="0.279cm" draw:fill="none" draw:textarea-vertical-align="middle" fo:padding-top="0.151cm" fo:padding-bottom="0.151cm" fo:padding-left="0.276cm" fo:padding-right="0.276cm"/>
    </style:style>
    <style:style style:name="gr19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195" style:family="graphic" style:parent-style-name="objectwithoutfill">
      <style:graphic-properties svg:stroke-width="0.028cm" draw:marker-start-width="0.19cm" draw:marker-end-width="0.19cm" draw:fill="none" draw:textarea-vertical-align="middle" fo:padding-top="0.139cm" fo:padding-bottom="0.139cm" fo:padding-left="0.264cm" fo:padding-right="0.264cm"/>
    </style:style>
    <style:style style:name="gr196" style:family="graphic" style:parent-style-name="standard">
      <style:graphic-properties draw:stroke="none" draw:fill-color="#ffffff" draw:textarea-horizontal-align="justify" draw:textarea-vertical-align="middle" draw:auto-grow-height="false" fo:min-height="1.15cm" fo:min-width="0.9cm"/>
    </style:style>
    <style:style style:name="gr197" style:family="graphic" style:parent-style-name="standard">
      <style:graphic-properties draw:stroke="none" draw:fill-color="#ffffff" draw:textarea-horizontal-align="justify" draw:textarea-vertical-align="middle" draw:auto-grow-height="false" fo:min-height="1.55cm" fo:min-width="0.9cm"/>
    </style:style>
    <style:style style:name="gr198" style:family="graphic" style:parent-style-name="standard">
      <style:graphic-properties draw:stroke="none" draw:fill-color="#ffffff" draw:textarea-horizontal-align="justify" draw:textarea-vertical-align="middle" draw:auto-grow-height="false" fo:min-height="1.5cm" fo:min-width="0.4cm"/>
    </style:style>
    <style:style style:name="gr199" style:family="graphic" style:parent-style-name="standard">
      <style:graphic-properties draw:stroke="none" draw:fill-color="#ffffff" draw:textarea-horizontal-align="justify" draw:textarea-vertical-align="middle" draw:auto-grow-height="false" fo:min-height="1.767cm" fo:min-width="0.535cm"/>
    </style:style>
    <style:style style:name="P1" style:family="paragraph">
      <loext:graphic-properties draw:fill="solid" draw:fill-color="#006da1"/>
      <style:paragraph-properties fo:text-align="center"/>
    </style:style>
    <style:style style:name="P2" style:family="paragraph">
      <loext:graphic-properties draw:fill="solid" draw:fill-color="#ffffff"/>
      <style:text-properties fo:font-size="9pt" fo:font-weight="bold" style:font-size-asian="9pt" style:font-weight-asian="bold" style:font-size-complex="9pt" style:font-weight-complex="bold"/>
    </style:style>
    <style:style style:name="P3" style:family="paragraph">
      <loext:graphic-properties draw:fill="solid" draw:fill-color="#ffffff"/>
      <style:text-properties fo:font-size="10pt" fo:font-weight="bold" style:font-size-asian="10pt" style:font-weight-asian="bold" style:font-size-complex="10pt" style:font-weight-complex="bold"/>
    </style:style>
    <style:style style:name="P4" style:family="paragraph">
      <loext:graphic-properties draw:fill-color="#ffffff"/>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b2b2b2"/>
      <style:paragraph-properties fo:text-align="center"/>
    </style:style>
    <style:style style:name="P7" style:family="paragraph">
      <loext:graphic-properties draw:fill-color="#000000"/>
      <style:paragraph-properties fo:text-align="center"/>
    </style:style>
    <style:style style:name="P8" style:family="paragraph">
      <loext:graphic-properties draw:fill-color="#66ff00"/>
      <style:paragraph-properties fo:text-align="center"/>
    </style:style>
    <style:style style:name="P9" style:family="paragraph">
      <loext:graphic-properties draw:fill-color="#ff3333"/>
      <style:paragraph-properties fo:text-align="center"/>
    </style:style>
    <style:style style:name="P10" style:family="paragraph">
      <loext:graphic-properties draw:fill-color="#00ccff"/>
      <style:paragraph-properties fo:text-align="center"/>
    </style:style>
    <style:style style:name="P11" style:family="paragraph">
      <loext:graphic-properties draw:fill="solid" draw:fill-color="#111111"/>
      <style:paragraph-properties fo:text-align="center"/>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none" draw:fill-color="#ffffff"/>
      <style:text-properties fo:font-size="16pt" fo:font-weight="bold" style:font-size-asian="16pt" style:font-weight-asian="bold" style:font-size-complex="16pt" style:font-weight-complex="bold"/>
    </style:style>
    <style:style style:name="P14" style:family="paragraph">
      <loext:graphic-properties draw:fill="none" draw:fill-color="#ffffff"/>
      <style:text-properties fo:font-size="9pt" fo:font-weight="bold" style:font-size-asian="8pt" style:font-weight-asian="bold" style:font-size-complex="8pt" style:font-weight-complex="bold"/>
    </style:style>
    <style:style style:name="P15" style:family="paragraph">
      <loext:graphic-properties draw:fill="none" draw:fill-color="#ffffff"/>
      <style:text-properties fo:font-size="12pt" fo:font-weight="bold" style:font-size-asian="12pt" style:font-weight-asian="bold" style:font-size-complex="12pt" style:font-weight-complex="bold"/>
    </style:style>
    <style:style style:name="P16" style:family="paragraph">
      <loext:graphic-properties draw:fill="none" draw:fill-color="#ffffff"/>
      <style:text-properties fo:font-size="9pt" style:font-size-asian="8pt" style:font-size-complex="8pt"/>
    </style:style>
    <style:style style:name="P17" style:family="paragraph">
      <loext:graphic-properties draw:fill="none"/>
      <style:text-properties fo:font-size="13pt" fo:font-weight="bold" style:font-size-asian="13pt" style:font-weight-asian="bold" style:font-size-complex="13pt" style:font-weight-complex="bold"/>
    </style:style>
    <style:style style:name="P18" style:family="paragraph">
      <loext:graphic-properties draw:fill="none" draw:fill-color="#ffffff"/>
      <style:text-properties fo:font-size="10pt" fo:font-weight="bold" style:font-size-asian="10pt" style:font-weight-asian="bold" style:font-size-complex="10pt" style:font-weight-complex="bold"/>
    </style:style>
    <style:style style:name="P19" style:family="paragraph">
      <loext:graphic-properties draw:fill="none" draw:fill-color="#ffffff"/>
      <style:text-properties fo:font-size="9pt" fo:font-weight="bold" style:font-size-asian="9pt" style:font-weight-asian="bold" style:font-size-complex="9pt" style:font-weight-complex="bold"/>
    </style:style>
    <style:style style:name="P20" style:family="paragraph">
      <style:paragraph-properties fo:text-align="center"/>
    </style:style>
    <style:style style:name="P21" style:family="paragraph">
      <loext:graphic-properties draw:fill="none" draw:fill-color="#ffffff"/>
      <style:paragraph-properties fo:text-align="center"/>
      <style:text-properties fo:font-size="10pt" fo:font-weight="bold" style:font-size-asian="10pt" style:font-weight-asian="bold" style:font-size-complex="10pt" style:font-weight-complex="bold"/>
    </style:style>
    <style:style style:name="P22" style:family="paragraph">
      <loext:graphic-properties draw:fill="none" draw:fill-color="#ffffff"/>
      <style:paragraph-properties fo:text-align="center"/>
      <style:text-properties fo:font-size="12pt" fo:font-weight="bold" style:font-size-asian="12pt" style:font-weight-asian="bold" style:font-size-complex="12pt" style:font-weight-complex="bold"/>
    </style:style>
    <style:style style:name="P23" style:family="paragraph">
      <loext:graphic-properties draw:fill="none" draw:fill-color="#ffffff"/>
      <style:text-properties fo:font-size="10pt" fo:font-weight="normal" style:font-size-asian="10pt" style:font-weight-asian="normal" style:font-size-complex="10pt" style:font-weight-complex="normal"/>
    </style:style>
    <style:style style:name="P24" style:family="paragraph">
      <loext:graphic-properties draw:fill="none" draw:fill-color="#ffffff"/>
      <style:paragraph-properties fo:text-align="center"/>
    </style:style>
    <style:style style:name="P25" style:family="paragraph">
      <loext:graphic-properties draw:fill="none" draw:fill-color="#ffffff"/>
      <style:text-properties fo:font-size="11pt" fo:font-weight="bold" style:font-size-asian="11pt" style:font-weight-asian="bold" style:font-size-complex="11pt" style:font-weight-complex="bold"/>
    </style:style>
    <style:style style:name="P26" style:family="paragraph">
      <loext:graphic-properties draw:fill="none"/>
      <style:text-properties fo:font-size="7pt" style:font-size-asian="7pt" style:font-size-complex="7pt"/>
    </style:style>
    <style:style style:name="P27" style:family="paragraph">
      <loext:graphic-properties draw:fill-color="#ffff99"/>
      <style:paragraph-properties fo:text-align="center"/>
      <style:text-properties fo:font-size="12pt" fo:font-weight="bold" style:font-size-asian="12pt" style:font-weight-asian="bold" style:font-size-complex="12pt" style:font-weight-complex="bold"/>
    </style:style>
    <style:style style:name="P28" style:family="paragraph">
      <loext:graphic-properties draw:fill="none" draw:fill-color="#ffffff"/>
      <style:text-properties fo:font-size="14pt" style:font-size-asian="14pt" style:font-size-complex="14pt"/>
    </style:style>
    <style:style style:name="P29" style:family="paragraph">
      <loext:graphic-properties draw:fill-color="#dddddd"/>
      <style:paragraph-properties fo:text-align="center"/>
    </style:style>
    <style:style style:name="P30" style:family="paragraph">
      <loext:graphic-properties draw:fill="none"/>
      <style:text-properties fo:font-size="12pt" fo:font-weight="bold" style:font-size-asian="12pt" style:font-weight-asian="bold" style:font-size-complex="12pt" style:font-weight-complex="bold"/>
    </style:style>
    <style:style style:name="P31" style:family="paragraph">
      <loext:graphic-properties draw:fill="none"/>
      <style:text-properties fo:font-size="11pt" fo:font-weight="normal" style:font-size-asian="11pt" style:font-weight-asian="normal" style:font-size-complex="11pt" style:font-weight-complex="normal"/>
    </style:style>
    <style:style style:name="P32" style:family="paragraph">
      <style:paragraph-properties fo:text-align="start"/>
    </style:style>
    <style:style style:name="P33" style:family="paragraph">
      <loext:graphic-properties draw:fill="none" draw:fill-color="#ffffff"/>
      <style:paragraph-properties fo:text-align="start"/>
      <style:text-properties fo:font-size="12pt" fo:font-weight="bold" style:font-size-asian="12pt" style:font-weight-asian="bold" style:font-size-complex="12pt" style:font-weight-complex="bold"/>
    </style:style>
    <style:style style:name="P34" style:family="paragraph">
      <loext:graphic-properties draw:fill="solid" draw:fill-color="#ffffff"/>
      <style:paragraph-properties fo:text-align="center"/>
    </style:style>
    <style:style style:name="P35" style:family="paragraph">
      <loext:graphic-properties draw:fill-color="#ffffff"/>
      <style:paragraph-properties fo:text-align="start"/>
    </style:style>
    <style:style style:name="P36" style:family="paragraph">
      <loext:graphic-properties draw:fill="solid" draw:fill-color="#000000"/>
      <style:paragraph-properties fo:text-align="center"/>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8pt" style:font-size-asian="8pt" style:font-size-complex="8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9pt" fo:font-weight="bold" style:font-size-asian="8pt" style:font-weight-asian="bold" style:font-size-complex="8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9pt" style:font-size-asian="8pt" style:font-size-complex="8pt"/>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9pt" fo:font-weight="normal" style:font-size-asian="9pt" style:font-weight-asian="normal" style:font-size-complex="9pt" style:font-weight-complex="normal"/>
    </style:style>
    <style:style style:name="T10" style:family="text">
      <style:text-properties fo:font-size="7pt" fo:font-weight="bold" style:font-size-asian="7pt" style:font-weight-asian="bold" style:font-size-complex="7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6pt" fo:font-weight="normal" style:font-size-asian="7pt" style:font-weight-asian="normal" style:font-size-complex="7pt" style:font-weight-complex="normal"/>
    </style:style>
    <style:style style:name="T14" style:family="text">
      <style:text-properties fo:font-size="7pt" fo:font-weight="normal" style:font-size-asian="7pt" style:font-weight-asian="normal" style:font-size-complex="7pt" style:font-weight-complex="normal"/>
    </style:style>
    <style:style style:name="T15" style:family="text">
      <style:text-properties fo:font-size="7pt" fo:font-weight="normal" style:font-size-asian="8pt" style:font-weight-asian="normal" style:font-size-complex="8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6pt" fo:font-weight="bold" style:font-size-asian="6pt" style:font-weight-asian="bold" style:font-size-complex="6pt" style:font-weight-complex="bold"/>
    </style:style>
    <style:style style:name="T18" style:family="text">
      <style:text-properties fo:font-size="14pt" style:font-size-asian="14pt" style:font-size-complex="14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font-size="8pt" fo:font-weight="normal" style:font-size-asian="8pt" style:font-weight-asian="normal" style:font-size-complex="8pt" style:font-weight-complex="normal"/>
    </style:style>
    <style:style style:name="T21" style:family="text">
      <style:text-properties fo:font-size="6pt" style:font-size-asian="8pt" style:font-size-complex="8pt"/>
    </style:style>
    <style:style style:name="T22" style:family="text">
      <style:text-properties fo:font-size="6pt" fo:font-weight="bold" style:font-size-asian="12pt" style:font-weight-asian="bold"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4.258cm" svg:height="11.41cm" svg:x="3.06cm" svg:y="5.613cm">
            <text:p/>
            <draw:enhanced-geometry svg:viewBox="0 0 21600 21600" draw:type="rectangle" draw:enhanced-path="M 0 0 L 21600 0 21600 21600 0 21600 0 0 Z N"/>
          </draw:custom-shape>
          <draw:frame draw:style-name="gr2" draw:text-style-name="P2" draw:layer="layout" svg:width="2.645cm" svg:height="1.007cm" svg:x="10.967cm" svg:y="11.323cm">
            <draw:text-box>
              <text:p><text:span text:style-name="T1">External 5V</text:span></text:p>
              <text:p><text:span text:style-name="T1">Enable jumper</text:span></text:p>
            </draw:text-box>
          </draw:frame>
          <draw:frame draw:style-name="gr2" draw:text-style-name="P3" draw:layer="layout" svg:width="1.627cm" svg:height="1.012cm" svg:x="7.851cm" svg:y="8.615cm">
            <draw:text-box>
              <text:p><text:span text:style-name="T2">E0-stop</text:span></text:p>
              <text:p><text:span text:style-name="T2"><text:s/></text:span><text:span text:style-name="T2">LED</text:span></text:p>
              <text:p><text:span text:style-name="T2"/></text:p>
            </draw:text-box>
          </draw:frame>
          <draw:frame draw:style-name="gr2" draw:text-style-name="P3" draw:layer="layout" svg:width="1.418cm" svg:height="1.005cm" svg:x="15.039cm" svg:y="8.09cm">
            <draw:text-box>
              <text:p><text:span text:style-name="T2">Z-stop</text:span></text:p>
              <text:p><text:span text:style-name="T2"><text:s/></text:span><text:span text:style-name="T2">LED</text:span></text:p>
            </draw:text-box>
          </draw:frame>
          <draw:g>
            <draw:custom-shape draw:style-name="gr3" draw:text-style-name="P4" draw:layer="layout" svg:width="0.146cm" svg:height="0.152cm" svg:x="8.667cm" svg:y="16.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8.668cm" svg:y="16.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8.96cm" svg:y="16.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8.961cm" svg:y="16.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9.251cm" svg:y="16.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9.252cm" svg:y="16.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9.545cm" svg:y="16.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546cm" svg:y="16.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9.836cm" svg:y="16.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837cm" svg:y="16.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10.128cm" svg:y="16.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129cm" svg:y="16.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0.42cm" svg:y="16.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421cm" svg:y="16.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svg:x="10.714cm" svg:y="16.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3cm" svg:x="10.715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1.005cm" svg:y="16.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006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1.298cm" svg:y="1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4cm" svg:x="11.299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1.59cm" svg:y="1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4cm" svg:x="11.59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svg:x="11.883cm" svg:y="16.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3cm" svg:height="0.154cm" svg:x="11.885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173cm" svg:y="16.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4cm" svg:x="12.174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svg:x="12.468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4cm" svg:x="12.468cm" svg:y="16.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2cm" svg:x="12.757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4cm" svg:x="12.759cm" svg:y="16.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05cm" svg:y="1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3.051cm" svg:y="16.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343cm" svg:y="1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3.344cm" svg:y="16.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3.635cm" svg:y="16.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3.636cm" svg:y="16.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3.927cm" svg:y="16.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4cm" svg:x="13.928cm" svg:y="16.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4.219cm" svg:y="16.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4.22cm" svg:y="16.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4.512cm" svg:y="16.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4.513cm" svg:y="16.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4.803cm" svg:y="16.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4.805cm" svg:y="1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5.096cm" svg:y="16.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5.097cm" svg:y="1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5.389cm" svg:y="16.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5.389cm" svg:y="16.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7.344cm" svg:height="0.556cm" svg:x="8.579cm" svg:y="16.332cm">
              <text:p/>
              <draw:enhanced-geometry svg:viewBox="0 0 21600 21600" draw:mirror-horizontal="false" draw:mirror-vertical="false" draw:type="rectangle" draw:enhanced-path="M 0 0 L 21600 0 21600 21600 0 21600 0 0 Z N"/>
            </draw:custom-shape>
            <draw:custom-shape draw:style-name="gr3" draw:text-style-name="P4" draw:layer="layout" svg:width="0.145cm" svg:height="0.152cm" svg:x="15.683cm" svg:y="16.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5.684cm" svg:y="1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47cm" svg:height="0.151cm" svg:x="7.762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8.053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8.344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8.636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8.929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9.22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1cm" svg:x="9.514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077cm" svg:height="0.254cm" svg:x="7.675cm" svg:y="5.758cm">
              <text:p/>
              <draw:enhanced-geometry svg:viewBox="0 0 21600 21600" draw:mirror-horizontal="false" draw:mirror-vertical="false" draw:type="rectangle" draw:enhanced-path="M 0 0 L 21600 0 21600 21600 0 21600 0 0 Z N"/>
            </draw:custom-shape>
          </draw:g>
          <draw:custom-shape draw:style-name="gr6" draw:text-style-name="P6" draw:layer="layout" svg:width="0.709cm" svg:height="0.859cm" svg:x="3.16cm" svg:y="10.676cm">
            <text:p/>
            <draw:enhanced-geometry svg:viewBox="0 0 21600 21600" draw:mirror-horizontal="false" draw:mirror-vertical="false" draw:type="rectangle" draw:enhanced-path="M 0 0 L 21600 0 21600 21600 0 21600 0 0 Z N"/>
          </draw:custom-shape>
          <draw:g>
            <draw:g>
              <draw:custom-shape draw:style-name="gr7" draw:text-style-name="P6" draw:layer="layout" svg:width="0.197cm" svg:height="0.295cm" svg:x="2.962cm" svg:y="9.862cm">
                <text:p/>
                <draw:enhanced-geometry svg:viewBox="0 0 21600 21600" draw:mirror-horizontal="false" draw:mirror-vertical="false" draw:type="rectangle" draw:enhanced-path="M 0 0 L 21600 0 21600 21600 0 21600 0 0 Z N"/>
              </draw:custom-shape>
            </draw:g>
            <draw:custom-shape draw:style-name="gr8" draw:text-style-name="P6" draw:layer="layout" svg:width="0.384cm" svg:height="0.435cm" svg:x="3.104cm" svg:y="9.786cm">
              <text:p/>
              <draw:enhanced-geometry svg:viewBox="0 0 21600 21600" draw:mirror-horizontal="false" draw:mirror-vertical="false" draw:type="rectangle" draw:enhanced-path="M 0 0 L 21600 0 21600 21600 0 21600 0 0 Z N"/>
            </draw:custom-shape>
          </draw:g>
          <draw:custom-shape draw:style-name="gr9" draw:text-style-name="P6" draw:layer="layout" svg:width="2.532cm" svg:height="1.875cm" svg:x="3.16cm" svg:y="14.43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47cm" svg:height="0.151cm" svg:x="9.988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1cm" svg:x="10.282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1cm" svg:x="10.572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1cm" svg:x="10.865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1.155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11.449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11.74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2.075cm" svg:height="0.254cm" svg:x="9.902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1cm" svg:x="12.275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1cm" svg:x="12.569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2.857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3cm" svg:height="0.151cm" svg:x="13.152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3.442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3.733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14.026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077cm" svg:height="0.254cm" svg:x="12.188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14.565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4.856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1cm" svg:x="15.148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15.438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15.731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16.024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6.316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077cm" svg:height="0.254cm" svg:x="14.478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3.926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4.216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605cm" svg:height="0.254cm" svg:x="3.837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3cm" svg:height="0.153cm" svg:x="13.025cm" svg:y="1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316cm" svg:y="1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0.609cm" svg:height="0.252cm" svg:x="12.933cm" svg:y="11.00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4cm" svg:height="0.153cm" draw:transform="rotate (1.5707963267949) translate (13.836cm 12.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2cm" draw:transform="rotate (1.5707963267949) translate (13.837cm 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607cm" svg:height="0.253cm" draw:transform="rotate (1.5707963267949) translate (13.783cm 13.019cm)">
              <text:p/>
              <draw:enhanced-geometry svg:viewBox="0 0 21600 21600" draw:mirror-horizontal="false" draw:mirror-vertical="false" draw:type="rectangle" draw:enhanced-path="M 0 0 L 21600 0 21600 21600 0 21600 0 0 Z N"/>
            </draw:custom-shape>
          </draw:g>
          <draw:line draw:style-name="gr14" draw:text-style-name="P5" draw:layer="layout" svg:x1="13.239cm" svg:y1="11.633cm" svg:x2="13.239cm" svg:y2="11.177cm">
            <text:p/>
          </draw:line>
          <draw:g>
            <draw:custom-shape draw:style-name="gr3" draw:text-style-name="P4" draw:layer="layout" svg:width="0.145cm" svg:height="0.152cm" svg:x="16.507cm" svg:y="15.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6.799cm" svg:y="15.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0.608cm" svg:height="0.253cm" svg:x="16.418cm" svg:y="15.64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draw:transform="rotate (1.5707963267949) translate (16.63cm 9.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6.631cm 9.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draw:transform="rotate (1.5707963267949) translate (16.631cm 8.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0.91cm" svg:height="0.254cm" draw:transform="rotate (1.5707963267949) translate (16.58cm 9.454cm)">
              <text:p/>
              <draw:enhanced-geometry svg:viewBox="0 0 21600 21600" draw:mirror-horizontal="false" draw:mirror-vertical="false" draw:type="rectangle" draw:enhanced-path="M 0 0 L 21600 0 21600 21600 0 21600 0 0 Z N"/>
            </draw:custom-shape>
          </draw:g>
          <draw:custom-shape draw:style-name="gr17" draw:text-style-name="P4" draw:layer="layout" svg:width="0.433cm" svg:height="0.45cm" draw:transform="rotate (1.5707963267949) translate (16.643cm 16.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43cm" svg:height="0.451cm" draw:transform="rotate (1.5707963267949) translate (16.585cm 6.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431cm" svg:height="0.451cm" draw:transform="rotate (1.5707963267949) translate (3.318cm 6.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431cm" svg:height="0.451cm" draw:transform="rotate (1.5707963267949) translate (3.318cm 16.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3.242cm" svg:height="3.241cm" svg:x="6.401cm" svg:y="11.17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8cm" svg:height="0.29cm" draw:transform="rotate (1.5707963267949) translate (16.489cm 1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cm" svg:height="0.291cm" draw:transform="rotate (1.5707963267949) translate (16.491cm 10.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5" draw:layer="layout" svg:width="1.774cm" svg:height="1.166cm" draw:transform="rotate (1.5707963267949) translate (16.031cm 11.683cm)">
              <text:p/>
              <draw:enhanced-geometry svg:viewBox="0 0 21600 21600" draw:mirror-horizontal="false" draw:mirror-vertical="false" draw:type="rectangle" draw:enhanced-path="M 0 0 L 21600 0 21600 21600 0 21600 0 0 Z N"/>
            </draw:custom-shape>
          </draw:g>
          <draw:custom-shape draw:style-name="gr22" draw:text-style-name="P8" draw:layer="layout" svg:width="0.122cm" svg:height="0.254cm" svg:x="3.281cm" svg:y="8.249cm">
            <text:p/>
            <draw:enhanced-geometry svg:viewBox="0 0 21600 21600" draw:type="rectangle" draw:enhanced-path="M 0 0 L 21600 0 21600 21600 0 21600 0 0 Z N"/>
          </draw:custom-shape>
          <draw:custom-shape draw:style-name="gr23" draw:text-style-name="P9" draw:layer="layout" svg:width="0.122cm" svg:height="0.254cm" svg:x="3.283cm" svg:y="7.825cm">
            <text:p/>
            <draw:enhanced-geometry svg:viewBox="0 0 21600 21600" draw:type="rectangle" draw:enhanced-path="M 0 0 L 21600 0 21600 21600 0 21600 0 0 Z N"/>
          </draw:custom-shape>
          <draw:custom-shape draw:style-name="gr24" draw:text-style-name="P9" draw:layer="layout" svg:width="0.122cm" svg:height="0.251cm" svg:x="8.364cm" svg:y="8.263cm">
            <text:p/>
            <draw:enhanced-geometry svg:viewBox="0 0 21600 21600" draw:type="rectangle" draw:enhanced-path="M 0 0 L 21600 0 21600 21600 0 21600 0 0 Z N"/>
          </draw:custom-shape>
          <draw:custom-shape draw:style-name="gr25" draw:text-style-name="P9" draw:layer="layout" svg:width="0.121cm" svg:height="0.252cm" draw:transform="rotate (1.5707963267949) translate (10.498cm 10.369cm)">
            <text:p/>
            <draw:enhanced-geometry svg:viewBox="0 0 21600 21600" draw:type="rectangle" draw:enhanced-path="M 0 0 L 21600 0 21600 21600 0 21600 0 0 Z N"/>
          </draw:custom-shape>
          <draw:custom-shape draw:style-name="gr25" draw:text-style-name="P9" draw:layer="layout" svg:width="0.121cm" svg:height="0.252cm" svg:x="14.869cm" svg:y="8.262cm">
            <text:p/>
            <draw:enhanced-geometry svg:viewBox="0 0 21600 21600" draw:type="rectangle" draw:enhanced-path="M 0 0 L 21600 0 21600 21600 0 21600 0 0 Z N"/>
          </draw:custom-shape>
          <draw:custom-shape draw:style-name="gr23" draw:text-style-name="P9" draw:layer="layout" svg:width="0.122cm" svg:height="0.254cm" svg:x="4.051cm" svg:y="10.264cm">
            <text:p/>
            <draw:enhanced-geometry svg:viewBox="0 0 21600 21600" draw:type="rectangle" draw:enhanced-path="M 0 0 L 21600 0 21600 21600 0 21600 0 0 Z N"/>
          </draw:custom-shape>
          <draw:g>
            <draw:custom-shape draw:style-name="gr3" draw:text-style-name="P4" draw:layer="layout" svg:width="0.146cm" svg:height="0.151cm" svg:x="5.527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5.817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6.109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6.4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1cm" svg:x="6.694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6.984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1cm" svg:x="7.278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2.076cm" svg:height="0.254cm" svg:x="5.44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1cm" svg:x="4.747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5.038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0.606cm" svg:height="0.254cm" svg:x="4.658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1cm" svg:x="10.391cm" svg:y="9.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0.682cm" svg:y="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0.606cm" svg:height="0.254cm" svg:x="10.302cm" svg:y="9.78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11.263cm" svg:y="9.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11.553cm" svg:y="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draw:layer="layout" svg:width="0.605cm" svg:height="0.254cm" svg:x="11.174cm" svg:y="9.78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12.406cm" svg:y="9.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2.696cm" svg:y="9.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0.606cm" svg:height="0.254cm" svg:x="12.316cm" svg:y="9.839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53cm" svg:height="0.159cm" svg:x="13.281cm" svg:y="9.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55cm" svg:height="0.158cm" svg:x="13.586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5" draw:layer="layout" svg:width="0.636cm" svg:height="0.266cm" svg:x="13.188cm" svg:y="9.833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81cm" svg:height="0.29cm" draw:transform="rotate (1.5707963267949) translate (16.489cm 15.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cm" svg:height="0.291cm" draw:transform="rotate (1.5707963267949) translate (16.491cm 1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5" draw:layer="layout" svg:width="1.774cm" svg:height="1.166cm" draw:transform="rotate (1.5707963267949) translate (16.031cm 15.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1cm" svg:x="5.421cm" svg:y="1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5.711cm" svg:y="16.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6.003cm" svg:y="16.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6.294cm" svg:y="16.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draw:layer="layout" svg:width="1.228cm" svg:height="0.254cm" svg:x="5.334cm" svg:y="16.67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1cm" svg:x="3.989cm" svg:y="1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4.28cm" svg:y="16.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4.571cm" svg:y="16.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4.863cm" svg:y="16.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1.229cm" svg:height="0.254cm" svg:x="3.902cm" svg:y="16.676cm">
              <text:p/>
              <draw:enhanced-geometry svg:viewBox="0 0 21600 21600" draw:mirror-horizontal="false" draw:mirror-vertical="false" draw:type="rectangle" draw:enhanced-path="M 0 0 L 21600 0 21600 21600 0 21600 0 0 Z N"/>
            </draw:custom-shape>
          </draw:g>
          <draw:g>
            <draw:g>
              <draw:custom-shape draw:style-name="gr7" draw:text-style-name="P6" draw:layer="layout" svg:width="0.197cm" svg:height="0.295cm" svg:x="2.962cm" svg:y="8.802cm">
                <text:p/>
                <draw:enhanced-geometry svg:viewBox="0 0 21600 21600" draw:mirror-horizontal="false" draw:mirror-vertical="false" draw:type="rectangle" draw:enhanced-path="M 0 0 L 21600 0 21600 21600 0 21600 0 0 Z N"/>
              </draw:custom-shape>
            </draw:g>
            <draw:custom-shape draw:style-name="gr8" draw:text-style-name="P6" draw:layer="layout" svg:width="0.384cm" svg:height="0.435cm" svg:x="3.104cm" svg:y="8.72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4.985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5.275cm" svg:y="10.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5" draw:layer="layout" svg:width="0.605cm" svg:height="0.254cm" svg:x="4.896cm" svg:y="10.422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5.856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6.147cm" svg:y="10.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0.606cm" svg:height="0.254cm" svg:x="5.767cm" svg:y="10.422cm">
              <text:p/>
              <draw:enhanced-geometry svg:viewBox="0 0 21600 21600" draw:mirror-horizontal="false" draw:mirror-vertical="false" draw:type="rectangle" draw:enhanced-path="M 0 0 L 21600 0 21600 21600 0 21600 0 0 Z N"/>
            </draw:custom-shape>
          </draw:g>
          <draw:custom-shape draw:style-name="gr34" draw:text-style-name="P10" draw:layer="layout" svg:width="0.122cm" svg:height="0.254cm" svg:x="3.281cm" svg:y="7.401cm">
            <text:p/>
            <draw:enhanced-geometry svg:viewBox="0 0 21600 21600" draw:type="rectangle" draw:enhanced-path="M 0 0 L 21600 0 21600 21600 0 21600 0 0 Z N"/>
          </draw:custom-shape>
          <draw:custom-shape draw:style-name="gr23" draw:text-style-name="P9" draw:layer="layout" svg:width="0.122cm" svg:height="0.254cm" svg:x="3.281cm" svg:y="6.977cm">
            <text:p/>
            <draw:enhanced-geometry svg:viewBox="0 0 21600 21600" draw:type="rectangle" draw:enhanced-path="M 0 0 L 21600 0 21600 21600 0 21600 0 0 Z N"/>
          </draw:custom-shape>
          <draw:custom-shape draw:style-name="gr23" draw:text-style-name="P9" draw:layer="layout" svg:width="0.122cm" svg:height="0.254cm" svg:x="3.281cm" svg:y="6.553cm">
            <text:p/>
            <draw:enhanced-geometry svg:viewBox="0 0 21600 21600" draw:type="rectangle" draw:enhanced-path="M 0 0 L 21600 0 21600 21600 0 21600 0 0 Z N"/>
          </draw:custom-shape>
          <draw:custom-shape draw:style-name="gr25" draw:text-style-name="P9" draw:layer="layout" svg:width="0.122cm" svg:height="0.252cm" svg:x="11.916cm" svg:y="10.21cm">
            <text:p/>
            <draw:enhanced-geometry svg:viewBox="0 0 21600 21600" draw:type="rectangle" draw:enhanced-path="M 0 0 L 21600 0 21600 21600 0 21600 0 0 Z N"/>
          </draw:custom-shape>
          <draw:custom-shape draw:style-name="gr35" draw:text-style-name="P7" draw:layer="layout" svg:width="0.901cm" svg:height="0.53cm" svg:x="6.615cm" svg:y="7.401cm">
            <text:p/>
            <draw:enhanced-geometry svg:viewBox="0 0 21600 21600" draw:type="rectangle" draw:enhanced-path="M 0 0 L 21600 0 21600 21600 0 21600 0 0 Z N"/>
          </draw:custom-shape>
          <draw:custom-shape draw:style-name="gr36" draw:text-style-name="P7" draw:layer="layout" svg:width="0.902cm" svg:height="0.53cm" svg:x="8.841cm" svg:y="7.401cm">
            <text:p/>
            <draw:enhanced-geometry svg:viewBox="0 0 21600 21600" draw:type="rectangle" draw:enhanced-path="M 0 0 L 21600 0 21600 21600 0 21600 0 0 Z N"/>
          </draw:custom-shape>
          <draw:custom-shape draw:style-name="gr35" draw:text-style-name="P7" draw:layer="layout" svg:width="0.901cm" svg:height="0.53cm" svg:x="13.294cm" svg:y="7.401cm">
            <text:p/>
            <draw:enhanced-geometry svg:viewBox="0 0 21600 21600" draw:type="rectangle" draw:enhanced-path="M 0 0 L 21600 0 21600 21600 0 21600 0 0 Z N"/>
          </draw:custom-shape>
          <draw:custom-shape draw:style-name="gr35" draw:text-style-name="P7" draw:layer="layout" svg:width="0.901cm" svg:height="0.53cm" svg:x="15.414cm" svg:y="7.401cm">
            <text:p/>
            <draw:enhanced-geometry svg:viewBox="0 0 21600 21600" draw:type="rectangle" draw:enhanced-path="M 0 0 L 21600 0 21600 21600 0 21600 0 0 Z N"/>
          </draw:custom-shape>
          <draw:custom-shape draw:style-name="gr35" draw:text-style-name="P7" draw:layer="layout" svg:width="0.901cm" svg:height="0.53cm" svg:x="11.015cm" svg:y="7.401cm">
            <text:p/>
            <draw:enhanced-geometry svg:viewBox="0 0 21600 21600" draw:type="rectangle" draw:enhanced-path="M 0 0 L 21600 0 21600 21600 0 21600 0 0 Z N"/>
          </draw:custom-shape>
          <draw:custom-shape draw:style-name="gr37" draw:text-style-name="P11" draw:layer="layout" svg:width="0.299cm" svg:height="1.325cm" svg:x="2.818cm" svg:y="12.171cm">
            <text:p/>
            <draw:enhanced-geometry svg:viewBox="0 0 21600 21600" draw:mirror-horizontal="false" draw:mirror-vertical="false" draw:type="rectangle" draw:enhanced-path="M 0 0 L 21600 0 21600 21600 0 21600 0 0 Z N"/>
          </draw:custom-shape>
          <draw:custom-shape draw:style-name="gr38" draw:text-style-name="P6" draw:layer="layout" svg:width="1.672cm" svg:height="1.672cm" svg:x="3.16cm" svg:y="11.987cm">
            <text:p/>
            <draw:enhanced-geometry svg:viewBox="0 0 21600 21600" draw:mirror-horizontal="false" draw:mirror-vertical="false" draw:type="rectangle" draw:enhanced-path="M 0 0 L 21600 0 21600 21600 0 21600 0 0 Z N"/>
          </draw:custom-shape>
        </draw:g>
        <draw:g>
          <draw:g>
            <draw:line draw:style-name="gr39" draw:text-style-name="P5" draw:layer="layout" svg:x1="6.239cm" svg:y1="3.762cm" svg:x2="6.239cm" svg:y2="5.85cm">
              <text:p/>
            </draw:line>
            <draw:line draw:style-name="gr39" draw:text-style-name="P5" draw:layer="layout" svg:x1="5.639cm" svg:y1="3.762cm" svg:x2="6.239cm" svg:y2="3.762cm">
              <text:p/>
            </draw:line>
            <draw:line draw:style-name="gr40" draw:text-style-name="P5" draw:layer="layout" svg:x1="5.939cm" svg:y1="5.85cm" svg:x2="5.939cm" svg:y2="5.15cm">
              <text:p/>
            </draw:line>
            <draw:line draw:style-name="gr41" draw:text-style-name="P5" draw:layer="layout" svg:x1="5.639cm" svg:y1="5.85cm" svg:x2="5.639cm" svg:y2="5.462cm">
              <text:p/>
            </draw:line>
            <draw:line draw:style-name="gr41" draw:text-style-name="P5" draw:layer="layout" svg:x1="5.639cm" svg:y1="4.662cm" svg:x2="5.639cm" svg:y2="5.2cm">
              <text:p/>
            </draw:line>
            <draw:line draw:style-name="gr39" draw:text-style-name="P5" draw:layer="layout" svg:x1="5.639cm" svg:y1="3.762cm" svg:x2="5.639cm" svg:y2="4.066cm">
              <text:p/>
            </draw:line>
            <draw:line draw:style-name="gr41" draw:text-style-name="P5" draw:layer="layout" svg:x1="5.639cm" svg:y1="4.064cm" svg:x2="5.731cm" svg:y2="4.654cm">
              <text:p/>
            </draw:line>
            <draw:custom-shape draw:style-name="gr42" draw:text-style-name="P5" draw:layer="layout" svg:width="0.1cm" svg:height="0.1cm" svg:x="5.589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5.591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5.842cm" svg:y1="4.761cm" svg:x2="6.04cm" svg:y2="4.761cm">
                <text:p/>
              </draw:line>
              <draw:line draw:style-name="gr41" draw:text-style-name="P5" draw:layer="layout" svg:x1="5.939cm" svg:y1="4.662cm" svg:x2="5.939cm" svg:y2="4.862cm">
                <text:p/>
              </draw:line>
              <draw:frame draw:style-name="gr43" draw:text-style-name="P12" draw:layer="layout" svg:width="1.216cm" svg:height="1cm" svg:x="5.439cm" svg:y="4.712cm">
                <draw:text-box>
                  <text:p><text:span text:style-name="T3">3.3V</text:span></text:p>
                </draw:text-box>
              </draw:frame>
            </draw:g>
            <draw:frame draw:style-name="gr43" draw:text-style-name="P12" draw:layer="layout" svg:width="1.212cm" svg:height="0.999cm" svg:x="5.12cm" svg:y="5.049cm">
              <draw:text-box>
                <text:p><text:span text:style-name="T3">Gnd</text:span></text:p>
              </draw:text-box>
            </draw:frame>
          </draw:g>
          <draw:g>
            <draw:line draw:style-name="gr44" draw:text-style-name="P5" draw:layer="layout" svg:x1="7.073cm" svg:y1="2.701cm" svg:x2="7.073cm" svg:y2="5.889cm">
              <text:p/>
            </draw:line>
            <draw:line draw:style-name="gr44" draw:text-style-name="P5" draw:layer="layout" svg:x1="7cm" svg:y1="2.701cm" svg:x2="7.1cm" svg:y2="2.701cm">
              <text:p/>
            </draw:line>
            <draw:line draw:style-name="gr44" draw:text-style-name="P5" draw:layer="layout" svg:x1="6.8cm" svg:y1="5.889cm" svg:x2="6.8cm" svg:y2="2.901cm">
              <text:p/>
            </draw:line>
            <draw:line draw:style-name="gr44" draw:text-style-name="P5" draw:layer="layout" svg:x1="6.05cm" svg:y1="3.451cm" svg:x2="6.05cm" svg:y2="2.901cm">
              <text:p/>
            </draw:line>
            <draw:line draw:style-name="gr44" draw:text-style-name="P5" draw:layer="layout" svg:x1="6.05cm" svg:y1="3.451cm" svg:x2="6.5cm" svg:y2="3.451cm">
              <text:p/>
            </draw:line>
            <draw:line draw:style-name="gr44" draw:text-style-name="P5" draw:layer="layout" svg:x1="6.5cm" svg:y1="3.451cm" svg:x2="6.5cm" svg:y2="5.889cm">
              <text:p/>
            </draw:line>
            <draw:custom-shape draw:style-name="gr45" draw:text-style-name="P5" draw:layer="layout" svg:width="0.6cm" svg:height="0.6cm" svg:x="6.111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7.373cm" svg:y1="1.951cm" svg:x2="7.373cm" svg:y2="5.889cm">
              <text:p/>
            </draw:line>
            <draw:g>
              <draw:circle draw:style-name="gr46" draw:text-style-name="P5" draw:layer="layout" svg:width="0.25cm" svg:height="0.25cm" draw:transform="rotate (1.5707963267949) translate (6.3cm 3.051cm)" draw:kind="arc" draw:start-angle="271.27" draw:end-angle="93.81">
                <text:p/>
              </draw:circle>
              <draw:circle draw:style-name="gr46" draw:text-style-name="P5" draw:layer="layout" svg:width="0.25cm" svg:height="0.25cm" draw:transform="rotate (1.5707963267949) translate (6.05cm 3.051cm)" draw:kind="arc" draw:start-angle="271.27" draw:end-angle="93.81">
                <text:p/>
              </draw:circle>
              <draw:circle draw:style-name="gr46" draw:text-style-name="P5" draw:layer="layout" svg:width="0.25cm" svg:height="0.25cm" draw:transform="rotate (1.5707963267949) translate (6.55cm 3.051cm)" draw:kind="arc" draw:start-angle="271.27" draw:end-angle="93.81">
                <text:p/>
              </draw:circle>
            </draw:g>
            <draw:g>
              <draw:circle draw:style-name="gr46" draw:text-style-name="P5" draw:layer="layout" svg:width="0.25cm" svg:height="0.25cm" draw:transform="rotate (-3.14159265358979) translate (7.148cm 2.455cm)" draw:kind="arc" draw:start-angle="271.27" draw:end-angle="93.81">
                <text:p/>
              </draw:circle>
              <draw:circle draw:style-name="gr46" draw:text-style-name="P5" draw:layer="layout" svg:width="0.25cm" svg:height="0.25cm" draw:transform="rotate (-3.14159265358979) translate (7.149cm 2.701cm)" draw:kind="arc" draw:start-angle="271.27" draw:end-angle="93.81">
                <text:p/>
              </draw:circle>
              <draw:circle draw:style-name="gr46" draw:text-style-name="P5" draw:layer="layout" svg:width="0.25cm" svg:height="0.25cm" draw:transform="rotate (-3.14159265358979) translate (7.147cm 2.2cm)" draw:kind="arc" draw:start-angle="271.27" draw:end-angle="93.81">
                <text:p/>
              </draw:circle>
            </draw:g>
            <draw:line draw:style-name="gr44" draw:text-style-name="P5" draw:layer="layout" svg:x1="7cm" svg:y1="1.951cm" svg:x2="7.4cm" svg:y2="1.951cm">
              <text:p/>
            </draw:line>
          </draw:g>
          <draw:frame draw:style-name="gr43" draw:text-style-name="P13" draw:layer="layout" svg:width="1.316cm" svg:height="1.082cm" svg:x="5.473cm" svg:y="1.268cm">
            <draw:text-box>
              <text:p><text:span text:style-name="T4">E1</text:span></text:p>
            </draw:text-box>
          </draw:frame>
        </draw:g>
        <draw:g>
          <draw:custom-shape draw:style-name="gr47" draw:text-style-name="P4" draw:layer="layout" svg:width="0.8cm" svg:height="1.889cm" svg:x="5.65cm" svg:y="8.45cm">
            <text:p/>
            <draw:enhanced-geometry svg:viewBox="0 0 21600 21600" draw:type="rectangle" draw:enhanced-path="M 0 0 L 21600 0 21600 21600 0 21600 0 0 Z N"/>
          </draw:custom-shape>
          <draw:line draw:style-name="gr48" draw:text-style-name="P5" draw:layer="layout" svg:x1="6.25cm" svg:y1="9cm" svg:x2="6.25cm" svg:y2="10.55cm">
            <text:p/>
          </draw:line>
          <draw:line draw:style-name="gr48" draw:text-style-name="P5" draw:layer="layout" svg:x1="5.95cm" svg:y1="9cm" svg:x2="6.25cm" svg:y2="9cm">
            <text:p/>
          </draw:line>
          <draw:line draw:style-name="gr48" draw:text-style-name="P5" draw:layer="layout" svg:x1="5.95cm" svg:y1="10.55cm" svg:x2="5.95cm" svg:y2="10.1cm">
            <text:p/>
          </draw:line>
          <draw:line draw:style-name="gr48" draw:text-style-name="P5" draw:layer="layout" svg:x1="5.95cm" svg:y1="9cm" svg:x2="5.95cm" svg:y2="9.3cm">
            <text:p/>
          </draw:line>
          <draw:custom-shape draw:style-name="gr49" draw:text-style-name="P4" draw:layer="layout" svg:width="0.3cm" svg:height="0.8cm" svg:x="5.8cm" svg:y="9.3cm">
            <text:p/>
            <draw:enhanced-geometry svg:viewBox="0 0 21600 21600" draw:type="rectangle" draw:enhanced-path="M 0 0 L 21600 0 21600 21600 0 21600 0 0 Z N"/>
          </draw:custom-shape>
          <draw:frame draw:style-name="gr43" draw:text-style-name="P14" draw:layer="layout" svg:width="0.866cm" svg:height="0.712cm" svg:x="5.6cm" svg:y="9.438cm">
            <draw:text-box>
              <text:p><text:span text:style-name="T5">T</text:span></text:p>
            </draw:text-box>
          </draw:frame>
          <draw:frame draw:style-name="gr43" draw:text-style-name="P15" draw:layer="layout" svg:width="1.15cm" svg:height="0.8cm" svg:x="5.5cm" svg:y="8.322cm">
            <draw:text-box>
              <text:p><text:span text:style-name="T6">E0</text:span></text:p>
            </draw:text-box>
          </draw:frame>
        </draw:g>
        <draw:g>
          <draw:custom-shape draw:style-name="gr50" draw:text-style-name="P4" draw:layer="layout" svg:width="0.8cm" svg:height="1.893cm" svg:x="4.775cm" svg:y="8.428cm">
            <text:p/>
            <draw:enhanced-geometry svg:viewBox="0 0 21600 21600" draw:type="rectangle" draw:enhanced-path="M 0 0 L 21600 0 21600 21600 0 21600 0 0 Z N"/>
          </draw:custom-shape>
          <draw:line draw:style-name="gr48" draw:text-style-name="P5" draw:layer="layout" svg:x1="5.375cm" svg:y1="8.978cm" svg:x2="5.375cm" svg:y2="10.528cm">
            <text:p/>
          </draw:line>
          <draw:line draw:style-name="gr48" draw:text-style-name="P5" draw:layer="layout" svg:x1="5.075cm" svg:y1="8.978cm" svg:x2="5.375cm" svg:y2="8.978cm">
            <text:p/>
          </draw:line>
          <draw:line draw:style-name="gr48" draw:text-style-name="P5" draw:layer="layout" svg:x1="5.075cm" svg:y1="10.528cm" svg:x2="5.075cm" svg:y2="10.078cm">
            <text:p/>
          </draw:line>
          <draw:line draw:style-name="gr48" draw:text-style-name="P5" draw:layer="layout" svg:x1="5.075cm" svg:y1="8.978cm" svg:x2="5.075cm" svg:y2="9.278cm">
            <text:p/>
          </draw:line>
          <draw:custom-shape draw:style-name="gr49" draw:text-style-name="P4" draw:layer="layout" svg:width="0.3cm" svg:height="0.8cm" svg:x="4.925cm" svg:y="9.278cm">
            <text:p/>
            <draw:enhanced-geometry svg:viewBox="0 0 21600 21600" draw:type="rectangle" draw:enhanced-path="M 0 0 L 21600 0 21600 21600 0 21600 0 0 Z N"/>
          </draw:custom-shape>
          <draw:frame draw:style-name="gr43" draw:text-style-name="P14" draw:layer="layout" svg:width="0.866cm" svg:height="0.712cm" svg:x="4.725cm" svg:y="9.416cm">
            <draw:text-box>
              <text:p><text:span text:style-name="T5">T</text:span></text:p>
            </draw:text-box>
          </draw:frame>
          <draw:frame draw:style-name="gr43" draw:text-style-name="P15" draw:layer="layout" svg:width="1.15cm" svg:height="0.8cm" svg:x="4.625cm" svg:y="8.3cm">
            <draw:text-box>
              <text:p><text:span text:style-name="T6">E1</text:span></text:p>
            </draw:text-box>
          </draw:frame>
        </draw:g>
        <draw:g>
          <draw:line draw:style-name="gr44" draw:text-style-name="P5" draw:layer="layout" svg:x1="3.799cm" svg:y1="2.649cm" svg:x2="3.799cm" svg:y2="2.049cm">
            <text:p/>
          </draw:line>
          <draw:line draw:style-name="gr44" draw:text-style-name="P5" draw:layer="layout" svg:x1="4.849cm" svg:y1="2.649cm" svg:x2="4.849cm" svg:y2="5.85cm">
            <text:p/>
          </draw:line>
          <draw:line draw:style-name="gr51" draw:text-style-name="P5" draw:layer="layout" svg:x1="5.149cm" svg:y1="2.049cm" svg:x2="5.149cm" svg:y2="5.85cm">
            <text:p/>
          </draw:line>
          <draw:line draw:style-name="gr51" draw:text-style-name="P5" draw:layer="layout" svg:x1="4.999cm" svg:y1="2.049cm" svg:x2="5.149cm" svg:y2="2.049cm">
            <text:p/>
          </draw:line>
          <draw:line draw:style-name="gr44" draw:text-style-name="P5" draw:layer="layout" svg:x1="3.799cm" svg:y1="2.649cm" svg:x2="4.849cm" svg:y2="2.649cm">
            <text:p/>
          </draw:line>
          <draw:custom-shape draw:style-name="gr52" draw:text-style-name="P4" draw:layer="layout" svg:width="1cm" svg:height="0.3cm" svg:x="3.999cm" svg:y="1.899cm">
            <text:p/>
            <draw:enhanced-geometry svg:viewBox="0 0 21600 21600" draw:type="rectangle" draw:enhanced-path="M 0 0 L 21600 0 21600 21600 0 21600 0 0 Z N"/>
          </draw:custom-shape>
          <draw:line draw:style-name="gr44" draw:text-style-name="P5" draw:layer="layout" svg:x1="4.199cm" svg:y1="1.899cm" svg:x2="4.199cm" svg:y2="2.199cm">
            <text:p/>
          </draw:line>
          <draw:line draw:style-name="gr44" draw:text-style-name="P5" draw:layer="layout" svg:x1="4.399cm" svg:y1="1.899cm" svg:x2="4.399cm" svg:y2="2.199cm">
            <text:p/>
          </draw:line>
          <draw:line draw:style-name="gr44" draw:text-style-name="P5" draw:layer="layout" svg:x1="4.599cm" svg:y1="1.899cm" svg:x2="4.599cm" svg:y2="2.199cm">
            <text:p/>
          </draw:line>
          <draw:line draw:style-name="gr44" draw:text-style-name="P5" draw:layer="layout" svg:x1="4.799cm" svg:y1="1.899cm" svg:x2="4.799cm" svg:y2="2.199cm">
            <text:p/>
          </draw:line>
          <draw:line draw:style-name="gr44" draw:text-style-name="P5" draw:layer="layout" svg:x1="3.799cm" svg:y1="2.049cm" svg:x2="3.999cm" svg:y2="2.049cm">
            <text:p/>
          </draw:line>
          <draw:g>
            <draw:line draw:style-name="gr53" draw:text-style-name="P5" draw:layer="layout" svg:x1="4.699cm" svg:y1="5.5cm" svg:x2="5.049cm" svg:y2="4.894cm">
              <text:p/>
            </draw:line>
            <draw:line draw:style-name="gr53" draw:text-style-name="P5" draw:layer="layout" svg:x1="4.997cm" svg:y1="5.087cm" svg:x2="5.049cm" svg:y2="4.894cm">
              <text:p/>
            </draw:line>
            <draw:line draw:style-name="gr53" draw:text-style-name="P5" draw:layer="layout" svg:x1="4.907cm" svg:y1="5.035cm" svg:x2="5.048cm" svg:y2="4.894cm">
              <text:p/>
            </draw:line>
            <draw:g>
              <draw:line draw:style-name="gr54" draw:text-style-name="P5" draw:layer="layout" svg:x1="4.779cm" svg:y1="4.9cm" svg:x2="4.779cm" svg:y2="4.85cm">
                <text:p/>
              </draw:line>
              <draw:g>
                <draw:line draw:style-name="gr54" draw:text-style-name="P5" draw:layer="layout" svg:x1="4.779cm" svg:y1="4.9cm" svg:x2="4.679cm" svg:y2="4.9cm">
                  <text:p/>
                </draw:line>
                <draw:line draw:style-name="gr54" draw:text-style-name="P5" draw:layer="layout" svg:x1="4.679cm" svg:y1="4.95cm" svg:x2="4.679cm" svg:y2="4.9cm">
                  <text:p/>
                </draw:line>
                <draw:line draw:style-name="gr54" draw:text-style-name="P5" draw:layer="layout" svg:x1="4.779cm" svg:y1="4.95cm" svg:x2="4.679cm" svg:y2="4.95cm">
                  <text:p/>
                </draw:line>
                <draw:line draw:style-name="gr54" draw:text-style-name="P5" draw:layer="layout" svg:x1="4.779cm" svg:y1="5cm" svg:x2="4.779cm" svg:y2="4.95cm">
                  <text:p/>
                </draw:line>
              </draw:g>
              <draw:g>
                <draw:line draw:style-name="gr54" draw:text-style-name="P5" draw:layer="layout" svg:x1="4.779cm" svg:y1="5cm" svg:x2="4.679cm" svg:y2="5cm">
                  <text:p/>
                </draw:line>
                <draw:line draw:style-name="gr54" draw:text-style-name="P5" draw:layer="layout" svg:x1="4.679cm" svg:y1="5.05cm" svg:x2="4.679cm" svg:y2="5cm">
                  <text:p/>
                </draw:line>
                <draw:line draw:style-name="gr54" draw:text-style-name="P5" draw:layer="layout" svg:x1="4.779cm" svg:y1="5.05cm" svg:x2="4.679cm" svg:y2="5.05cm">
                  <text:p/>
                </draw:line>
                <draw:line draw:style-name="gr54" draw:text-style-name="P5" draw:layer="layout" svg:x1="4.779cm" svg:y1="5.1cm" svg:x2="4.779cm" svg:y2="5.05cm">
                  <text:p/>
                </draw:line>
              </draw:g>
              <draw:g>
                <draw:line draw:style-name="gr54" draw:text-style-name="P5" draw:layer="layout" svg:x1="4.779cm" svg:y1="5.1cm" svg:x2="4.679cm" svg:y2="5.1cm">
                  <text:p/>
                </draw:line>
                <draw:line draw:style-name="gr54" draw:text-style-name="P5" draw:layer="layout" svg:x1="4.679cm" svg:y1="5.15cm" svg:x2="4.679cm" svg:y2="5.1cm">
                  <text:p/>
                </draw:line>
                <draw:line draw:style-name="gr54" draw:text-style-name="P5" draw:layer="layout" svg:x1="4.779cm" svg:y1="5.15cm" svg:x2="4.679cm" svg:y2="5.15cm">
                  <text:p/>
                </draw:line>
                <draw:line draw:style-name="gr54" draw:text-style-name="P5" draw:layer="layout" svg:x1="4.779cm" svg:y1="5.2cm" svg:x2="4.779cm" svg:y2="5.15cm">
                  <text:p/>
                </draw:line>
              </draw:g>
            </draw:g>
          </draw:g>
          <draw:g>
            <draw:line draw:style-name="gr41" draw:text-style-name="P5" draw:layer="layout" svg:x1="5.037cm" svg:y1="1.46cm" svg:x2="5.235cm" svg:y2="1.46cm">
              <text:p/>
            </draw:line>
            <draw:line draw:style-name="gr41" draw:text-style-name="P5" draw:layer="layout" svg:x1="5.134cm" svg:y1="1.361cm" svg:x2="5.134cm" svg:y2="1.561cm">
              <text:p/>
            </draw:line>
            <draw:frame draw:style-name="gr43" draw:text-style-name="P16" draw:layer="layout" svg:width="1.216cm" svg:height="1cm" svg:x="4.634cm" svg:y="1.411cm">
              <draw:text-box>
                <text:p><text:span text:style-name="T7">Vin</text:span></text:p>
              </draw:text-box>
            </draw:frame>
          </draw:g>
          <draw:frame draw:style-name="gr55" draw:text-style-name="P17" draw:layer="layout" svg:width="1.7cm" svg:height="1.19cm" svg:x="3.449cm" svg:y="1.159cm">
            <draw:text-box>
              <text:p><text:span text:style-name="T8">E0 H</text:span></text:p>
            </draw:text-box>
          </draw:frame>
        </draw:g>
        <draw:g>
          <draw:line draw:style-name="gr44" draw:text-style-name="P5" draw:layer="layout" svg:x1="2.899cm" svg:y1="4.14cm" svg:x2="2.899cm" svg:y2="3.54cm">
            <text:p/>
          </draw:line>
          <draw:line draw:style-name="gr44" draw:text-style-name="P5" draw:layer="layout" svg:x1="3.999cm" svg:y1="4.14cm" svg:x2="3.999cm" svg:y2="5.867cm">
            <text:p/>
          </draw:line>
          <draw:line draw:style-name="gr51" draw:text-style-name="P5" draw:layer="layout" svg:x1="4.299cm" svg:y1="3.54cm" svg:x2="4.299cm" svg:y2="5.867cm">
            <text:p/>
          </draw:line>
          <draw:line draw:style-name="gr51" draw:text-style-name="P5" draw:layer="layout" svg:x1="4.099cm" svg:y1="3.54cm" svg:x2="4.299cm" svg:y2="3.54cm">
            <text:p/>
          </draw:line>
          <draw:line draw:style-name="gr44" draw:text-style-name="P5" draw:layer="layout" svg:x1="2.899cm" svg:y1="4.14cm" svg:x2="3.999cm" svg:y2="4.14cm">
            <text:p/>
          </draw:line>
          <draw:custom-shape draw:style-name="gr52" draw:text-style-name="P4" draw:layer="layout" svg:width="1cm" svg:height="0.3cm" svg:x="3.099cm" svg:y="3.39cm">
            <text:p/>
            <draw:enhanced-geometry svg:viewBox="0 0 21600 21600" draw:type="rectangle" draw:enhanced-path="M 0 0 L 21600 0 21600 21600 0 21600 0 0 Z N"/>
          </draw:custom-shape>
          <draw:line draw:style-name="gr44" draw:text-style-name="P5" draw:layer="layout" svg:x1="3.299cm" svg:y1="3.39cm" svg:x2="3.299cm" svg:y2="3.69cm">
            <text:p/>
          </draw:line>
          <draw:line draw:style-name="gr44" draw:text-style-name="P5" draw:layer="layout" svg:x1="3.499cm" svg:y1="3.39cm" svg:x2="3.499cm" svg:y2="3.69cm">
            <text:p/>
          </draw:line>
          <draw:line draw:style-name="gr44" draw:text-style-name="P5" draw:layer="layout" svg:x1="3.699cm" svg:y1="3.39cm" svg:x2="3.699cm" svg:y2="3.69cm">
            <text:p/>
          </draw:line>
          <draw:line draw:style-name="gr44" draw:text-style-name="P5" draw:layer="layout" svg:x1="3.899cm" svg:y1="3.39cm" svg:x2="3.899cm" svg:y2="3.69cm">
            <text:p/>
          </draw:line>
          <draw:line draw:style-name="gr44" draw:text-style-name="P5" draw:layer="layout" svg:x1="2.899cm" svg:y1="3.54cm" svg:x2="3.099cm" svg:y2="3.54cm">
            <text:p/>
          </draw:line>
          <draw:g>
            <draw:line draw:style-name="gr41" draw:text-style-name="P5" draw:layer="layout" svg:x1="4.137cm" svg:y1="2.951cm" svg:x2="4.335cm" svg:y2="2.951cm">
              <text:p/>
            </draw:line>
            <draw:line draw:style-name="gr41" draw:text-style-name="P5" draw:layer="layout" svg:x1="4.234cm" svg:y1="2.852cm" svg:x2="4.234cm" svg:y2="3.052cm">
              <text:p/>
            </draw:line>
            <draw:frame draw:style-name="gr43" draw:text-style-name="P16" draw:layer="layout" svg:width="1.216cm" svg:height="1cm" svg:x="3.734cm" svg:y="2.902cm">
              <draw:text-box>
                <text:p><text:span text:style-name="T7">Vin</text:span></text:p>
              </draw:text-box>
            </draw:frame>
          </draw:g>
          <draw:frame draw:style-name="gr55" draw:text-style-name="P17" draw:layer="layout" svg:width="1.7cm" svg:height="1.19cm" svg:x="2.549cm" svg:y="2.65cm">
            <draw:text-box>
              <text:p><text:span text:style-name="T8">E1 H</text:span></text:p>
            </draw:text-box>
          </draw:frame>
          <draw:g>
            <draw:line draw:style-name="gr53" draw:text-style-name="P5" draw:layer="layout" svg:x1="3.855cm" svg:y1="5.42cm" svg:x2="4.205cm" svg:y2="4.814cm">
              <text:p/>
            </draw:line>
            <draw:line draw:style-name="gr53" draw:text-style-name="P5" draw:layer="layout" svg:x1="4.153cm" svg:y1="5.007cm" svg:x2="4.205cm" svg:y2="4.814cm">
              <text:p/>
            </draw:line>
            <draw:line draw:style-name="gr53" draw:text-style-name="P5" draw:layer="layout" svg:x1="4.063cm" svg:y1="4.955cm" svg:x2="4.204cm" svg:y2="4.814cm">
              <text:p/>
            </draw:line>
            <draw:g>
              <draw:line draw:style-name="gr54" draw:text-style-name="P5" draw:layer="layout" svg:x1="3.935cm" svg:y1="4.82cm" svg:x2="3.935cm" svg:y2="4.77cm">
                <text:p/>
              </draw:line>
              <draw:g>
                <draw:line draw:style-name="gr54" draw:text-style-name="P5" draw:layer="layout" svg:x1="3.935cm" svg:y1="4.82cm" svg:x2="3.835cm" svg:y2="4.82cm">
                  <text:p/>
                </draw:line>
                <draw:line draw:style-name="gr54" draw:text-style-name="P5" draw:layer="layout" svg:x1="3.835cm" svg:y1="4.87cm" svg:x2="3.835cm" svg:y2="4.82cm">
                  <text:p/>
                </draw:line>
                <draw:line draw:style-name="gr54" draw:text-style-name="P5" draw:layer="layout" svg:x1="3.935cm" svg:y1="4.87cm" svg:x2="3.835cm" svg:y2="4.87cm">
                  <text:p/>
                </draw:line>
                <draw:line draw:style-name="gr54" draw:text-style-name="P5" draw:layer="layout" svg:x1="3.935cm" svg:y1="4.92cm" svg:x2="3.935cm" svg:y2="4.87cm">
                  <text:p/>
                </draw:line>
              </draw:g>
              <draw:g>
                <draw:line draw:style-name="gr54" draw:text-style-name="P5" draw:layer="layout" svg:x1="3.935cm" svg:y1="4.92cm" svg:x2="3.835cm" svg:y2="4.92cm">
                  <text:p/>
                </draw:line>
                <draw:line draw:style-name="gr54" draw:text-style-name="P5" draw:layer="layout" svg:x1="3.835cm" svg:y1="4.97cm" svg:x2="3.835cm" svg:y2="4.92cm">
                  <text:p/>
                </draw:line>
                <draw:line draw:style-name="gr54" draw:text-style-name="P5" draw:layer="layout" svg:x1="3.935cm" svg:y1="4.97cm" svg:x2="3.835cm" svg:y2="4.97cm">
                  <text:p/>
                </draw:line>
                <draw:line draw:style-name="gr54" draw:text-style-name="P5" draw:layer="layout" svg:x1="3.935cm" svg:y1="5.02cm" svg:x2="3.935cm" svg:y2="4.97cm">
                  <text:p/>
                </draw:line>
              </draw:g>
              <draw:g>
                <draw:line draw:style-name="gr54" draw:text-style-name="P5" draw:layer="layout" svg:x1="3.935cm" svg:y1="5.02cm" svg:x2="3.835cm" svg:y2="5.02cm">
                  <text:p/>
                </draw:line>
                <draw:line draw:style-name="gr54" draw:text-style-name="P5" draw:layer="layout" svg:x1="3.835cm" svg:y1="5.07cm" svg:x2="3.835cm" svg:y2="5.02cm">
                  <text:p/>
                </draw:line>
                <draw:line draw:style-name="gr54" draw:text-style-name="P5" draw:layer="layout" svg:x1="3.935cm" svg:y1="5.07cm" svg:x2="3.835cm" svg:y2="5.07cm">
                  <text:p/>
                </draw:line>
                <draw:line draw:style-name="gr54" draw:text-style-name="P5" draw:layer="layout" svg:x1="3.935cm" svg:y1="5.12cm" svg:x2="3.935cm" svg:y2="5.07cm">
                  <text:p/>
                </draw:line>
              </draw:g>
            </draw:g>
          </draw:g>
        </draw:g>
        <draw:frame draw:style-name="gr43" draw:text-style-name="P18" draw:layer="layout" svg:width="2.35cm" svg:height="0.76cm" svg:x="1.149cm" svg:y="6.337cm">
          <draw:text-box>
            <text:p><text:span text:style-name="T2">E1 heater</text:span></text:p>
          </draw:text-box>
        </draw:frame>
        <draw:frame draw:style-name="gr43" draw:text-style-name="P18" draw:layer="layout" svg:width="2.2cm" svg:height="0.76cm" svg:x="1.149cm" svg:y="6.787cm">
          <draw:text-box>
            <text:p><text:span text:style-name="T2">E0 heater</text:span></text:p>
          </draw:text-box>
        </draw:frame>
        <draw:frame draw:style-name="gr43" draw:text-style-name="P18" draw:layer="layout" svg:width="1.2cm" svg:height="0.76cm" svg:x="2.149cm" svg:y="7.197cm">
          <draw:text-box>
            <text:p><text:span text:style-name="T2">Vin</text:span></text:p>
          </draw:text-box>
        </draw:frame>
        <draw:frame draw:style-name="gr43" draw:text-style-name="P18" draw:layer="layout" svg:width="1.008cm" svg:height="0.76cm" svg:x="2.242cm" svg:y="7.589cm">
          <draw:text-box>
            <text:p><text:span text:style-name="T2">5V</text:span></text:p>
          </draw:text-box>
        </draw:frame>
        <draw:frame draw:style-name="gr43" draw:text-style-name="P18" draw:layer="layout" svg:width="1.408cm" svg:height="0.76cm" svg:x="1.991cm" svg:y="7.997cm">
          <draw:text-box>
            <text:p><text:span text:style-name="T2">3.3V</text:span></text:p>
          </draw:text-box>
        </draw:frame>
        <draw:frame draw:style-name="gr43" draw:text-style-name="P18" draw:layer="layout" svg:width="1.65cm" svg:height="0.95cm" svg:x="1.549cm" svg:y="8.537cm">
          <draw:text-box>
            <text:p><text:span text:style-name="T2">Erase</text:span></text:p>
            <text:p><text:span text:style-name="T2">switch</text:span></text:p>
          </draw:text-box>
        </draw:frame>
        <draw:frame draw:style-name="gr43" draw:text-style-name="P18" draw:layer="layout" svg:width="1.8cm" svg:height="1cm" svg:x="1.499cm" svg:y="9.437cm">
          <draw:text-box>
            <text:p><text:span text:style-name="T2">Reset</text:span></text:p>
            <text:p><text:span text:style-name="T2">switch</text:span></text:p>
          </draw:text-box>
        </draw:frame>
        <draw:frame draw:style-name="gr43" draw:text-style-name="P18" draw:layer="layout" svg:width="1.95cm" svg:height="0.76cm" svg:x="1.65cm" svg:y="10.64cm">
          <draw:text-box>
            <text:p><text:span text:style-name="T2">Micro</text:span></text:p>
            <text:p><text:span text:style-name="T2"><text:s/></text:span><text:span text:style-name="T2">USB</text:span></text:p>
          </draw:text-box>
        </draw:frame>
        <draw:frame draw:style-name="gr43" draw:text-style-name="P18" draw:layer="layout" svg:width="5.7cm" svg:height="0.5cm" svg:x="8.4cm" svg:y="16.95cm">
          <draw:text-box>
            <text:p><text:span text:style-name="T2">50 pins expansion connector</text:span></text:p>
            <text:p><text:span text:style-name="T2">For Duex4, 2 drive shield</text:span></text:p>
            <text:p><text:span text:style-name="T2">or other use</text:span></text:p>
          </draw:text-box>
        </draw:frame>
        <draw:frame draw:style-name="gr43" draw:text-style-name="P18" draw:layer="layout" svg:width="2.75cm" svg:height="1.2cm" svg:x="3.35cm" svg:y="16.958cm">
          <draw:text-box>
            <text:p><text:span text:style-name="T2">PanelDue</text:span></text:p>
            <text:p><text:span text:style-name="T2">connector</text:span></text:p>
          </draw:text-box>
        </draw:frame>
        <draw:frame draw:style-name="gr43" draw:text-style-name="P18" draw:layer="layout" svg:width="2.75cm" svg:height="1.2cm" svg:x="5.2cm" svg:y="16.958cm">
          <draw:text-box>
            <text:p><text:span text:style-name="T2">Z probe</text:span></text:p>
            <text:p><text:span text:style-name="T2">connector</text:span></text:p>
          </draw:text-box>
        </draw:frame>
        <draw:frame draw:style-name="gr56" draw:text-style-name="P18" draw:layer="layout" svg:width="2.15cm" svg:height="0.66cm" svg:x="17.3cm" svg:y="10.49cm">
          <draw:text-box>
            <text:p><text:span text:style-name="T2">Vin 12-24V</text:span></text:p>
          </draw:text-box>
        </draw:frame>
        <draw:line draw:style-name="gr57" draw:text-style-name="P5" draw:layer="layout" svg:x1="19cm" svg:y1="10.4cm" svg:x2="16.65cm" svg:y2="10.4cm">
          <text:p/>
        </draw:line>
        <draw:line draw:style-name="gr58" draw:text-style-name="P5" draw:layer="layout" svg:x1="19cm" svg:y1="11.2cm" svg:x2="16.65cm" svg:y2="11.2cm">
          <text:p/>
        </draw:line>
        <draw:line draw:style-name="gr51" draw:text-style-name="P5" draw:layer="layout" svg:x1="18.95cm" svg:y1="8.706cm" svg:x2="16.7cm" svg:y2="8.706cm">
          <text:p/>
        </draw:line>
        <draw:line draw:style-name="gr44" draw:text-style-name="P5" draw:layer="layout" svg:x1="18.95cm" svg:y1="9.316cm" svg:x2="16.7cm" svg:y2="9.316cm">
          <text:p/>
        </draw:line>
        <draw:frame draw:style-name="gr43" draw:text-style-name="P18" draw:layer="layout" svg:width="1.85cm" svg:height="0.94cm" svg:x="17.2cm" svg:y="7.81cm">
          <draw:text-box>
            <text:p><text:span text:style-name="T9">optional</text:span></text:p>
            <text:p><text:span text:style-name="T2">+ 5 V </text:span></text:p>
            <text:p><text:span text:style-name="T9"/></text:p>
          </draw:text-box>
        </draw:frame>
        <draw:g>
          <draw:line draw:style-name="gr59" draw:text-style-name="P5" draw:layer="layout" svg:x1="17.7cm" svg:y1="9.016cm" svg:x2="16.7cm" svg:y2="9.016cm">
            <text:p/>
          </draw:line>
          <draw:line draw:style-name="gr60" draw:text-style-name="P5" draw:layer="layout" svg:x1="17.684cm" svg:y1="9.016cm" svg:x2="17.467cm" svg:y2="9.141cm">
            <text:p/>
          </draw:line>
          <draw:line draw:style-name="gr60" draw:text-style-name="P5" draw:layer="layout" svg:x1="17.676cm" svg:y1="9.014cm" svg:x2="17.459cm" svg:y2="8.889cm">
            <text:p/>
          </draw:line>
        </draw:g>
        <draw:frame draw:style-name="gr43" draw:text-style-name="P19" draw:layer="layout" svg:width="3.3cm" svg:height="0.66cm" svg:x="17.55cm" svg:y="8.69cm">
          <draw:text-box>
            <text:p><text:span text:style-name="T1">PS on</text:span></text:p>
          </draw:text-box>
        </draw:frame>
        <draw:frame draw:style-name="gr43" draw:text-style-name="P21" draw:layer="layout" svg:width="1.99cm" svg:height="1.45cm" svg:x="0.95cm" svg:y="12.125cm">
          <draw:text-box>
            <text:p text:style-name="P20"><text:span text:style-name="T2">Micro</text:span></text:p>
            <text:p text:style-name="P20"><text:span text:style-name="T2">SD Card</text:span></text:p>
            <text:p text:style-name="P20"><text:span text:style-name="T2">SDHC</text:span></text:p>
          </draw:text-box>
        </draw:frame>
        <draw:frame draw:style-name="gr43" draw:text-style-name="P18" draw:layer="layout" svg:width="2cm" svg:height="0.76cm" svg:x="1.199cm" svg:y="15.037cm">
          <draw:text-box>
            <text:p><text:span text:style-name="T2">Ethernet</text:span></text:p>
          </draw:text-box>
        </draw:frame>
        <draw:frame draw:style-name="gr61" draw:text-style-name="P2" draw:layer="layout" svg:width="2.36cm" svg:height="0.9cm" svg:x="14.1cm" svg:y="12.299cm">
          <draw:text-box>
            <text:p><text:span text:style-name="T1"><text:s text:c="3"/></text:span><text:span text:style-name="T1">Board 5V</text:span></text:p>
            <text:p><text:span text:style-name="T1"><text:s text:c="3"/></text:span><text:span text:style-name="T1">enable</text:span></text:p>
          </draw:text-box>
        </draw:frame>
        <draw:line draw:style-name="gr14" draw:text-style-name="P5" draw:layer="layout" svg:x1="14.55cm" svg:y1="12.7cm" svg:x2="14.1cm" svg:y2="12.7cm">
          <text:p/>
        </draw:line>
        <draw:frame draw:style-name="gr43" draw:text-style-name="P22" draw:layer="layout" svg:width="3.296cm" svg:height="2.585cm" svg:x="16.1cm" svg:y="1.215cm">
          <draw:text-box>
            <text:p text:style-name="P20"><text:span text:style-name="T2">3D printer Board</text:span></text:p>
            <text:p text:style-name="P20"><text:span text:style-name="T10"><text:s/></text:span></text:p>
            <text:p text:style-name="P20"><text:span text:style-name="T6">DUET 0.8.5</text:span></text:p>
            <text:p text:style-name="P20"><text:span text:style-name="T6">wiring</text:span></text:p>
          </draw:text-box>
        </draw:frame>
        <draw:frame draw:style-name="gr43" draw:text-style-name="P23" draw:layer="layout" svg:width="3.44cm" svg:height="2.397cm" svg:x="16.462cm" svg:y="3.2cm">
          <draw:text-box>
            <text:p><text:span text:style-name="T11">All signals shall</text:span></text:p>
            <text:p><text:span text:style-name="T11">be 3.3V</text:span></text:p>
            <text:p><text:span text:style-name="T11">(end-stops), </text:span></text:p>
            <text:p><text:span text:style-name="T11">5V may kill</text:span></text:p>
            <text:p><text:span text:style-name="T11">the board. </text:span></text:p>
          </draw:text-box>
        </draw:frame>
        <draw:custom-shape draw:style-name="gr62" draw:text-style-name="P24" draw:layer="layout" svg:width="0.8cm" svg:height="0.3cm" draw:transform="rotate (-3.14159265358979) translate (18.474cm 10.55cm)">
          <text:p/>
          <draw:enhanced-geometry svg:viewBox="0 0 21600 21600" draw:type="rectangle" draw:enhanced-path="M 0 0 L 21600 0 21600 21600 0 21600 0 0 Z N"/>
        </draw:custom-shape>
        <draw:frame draw:style-name="gr43" draw:text-style-name="P23" draw:layer="layout" svg:width="5.5cm" svg:height="0.99cm" svg:x="2.8cm" svg:y="17.9cm">
          <draw:text-box>
            <text:p><text:span text:style-name="T11">E0 (H1) end stop is often used for simple switch Z-probe</text:span></text:p>
          </draw:text-box>
        </draw:frame>
        <draw:frame draw:style-name="gr43" draw:text-style-name="P23" draw:layer="layout" svg:width="14.6cm" svg:height="0.99cm" svg:x="2.8cm" svg:y="18.76cm">
          <draw:text-box>
            <text:p><text:span text:style-name="T11">Remember the board is powered when an USB cable is connected, so always unplug USB in addition to shutdown power supply for any intervention or wiring !</text:span></text:p>
          </draw:text-box>
        </draw:frame>
        <draw:frame draw:style-name="gr43" draw:text-style-name="P23" draw:layer="layout" svg:width="14.6cm" svg:height="0.99cm" svg:x="2.8cm" svg:y="19.76cm">
          <draw:text-box>
            <text:p><text:span text:style-name="T11">Beware end stop pin order is different from Ramps.</text:span></text:p>
          </draw:text-box>
        </draw:frame>
        <draw:g>
          <draw:custom-shape draw:style-name="gr63" draw:text-style-name="P4" draw:layer="layout" svg:width="0.75cm" svg:height="2.01cm" draw:transform="rotate (-3.14159265358979) translate (16.6cm 18.33cm)">
            <text:p/>
            <draw:enhanced-geometry svg:viewBox="0 0 21600 21600" draw:mirror-horizontal="true" draw:type="rectangle" draw:enhanced-path="M 0 0 L 21600 0 21600 21600 0 21600 0 0 Z N"/>
          </draw:custom-shape>
          <draw:line draw:style-name="gr44" draw:text-style-name="P5" draw:layer="layout" svg:x1="15.983cm" svg:y1="17.38cm" svg:x2="15.983cm" svg:y2="16.77cm">
            <text:p/>
          </draw:line>
          <draw:line draw:style-name="gr51" draw:text-style-name="P5" draw:layer="layout" svg:x1="16.284cm" svg:y1="17.38cm" svg:x2="16.284cm" svg:y2="16.47cm">
            <text:p/>
          </draw:line>
          <draw:g>
            <draw:custom-shape draw:style-name="gr64" draw:text-style-name="P5" draw:layer="layout" svg:width="0.702cm" svg:height="0.704cm" draw:transform="rotate (-3.14159265358979) translate (16.485cm 18.03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 draw:text-style-name="P5" draw:layer="layout" svg:width="0.496cm" svg:height="0.496cm" draw:transform="rotate (-3.14159265358979) translate (16.379cm 17.933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svg:x="15.883cm" svg:y="17.43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draw:transform="rotate (-1.5707963267949) translate (16.379cm 17.43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6" draw:text-style-name="P5" draw:layer="layout" svg:width="0.496cm" svg:height="0.497cm" draw:transform="rotate (1.5707963267949) translate (15.845cm 17.931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56" draw:text-style-name="P18" draw:layer="layout" svg:width="0.954cm" svg:height="0.7cm" svg:x="16.296cm" svg:y="16.935cm">
            <draw:text-box>
              <text:p><text:span text:style-name="T2">5V</text:span></text:p>
            </draw:text-box>
          </draw:frame>
          <draw:line draw:style-name="gr41" draw:text-style-name="P5" draw:layer="layout" svg:x1="16.401cm" svg:y1="16.935cm" svg:x2="16.6cm" svg:y2="16.935cm">
            <text:p/>
          </draw:line>
          <draw:line draw:style-name="gr41" draw:text-style-name="P5" draw:layer="layout" svg:x1="16.499cm" svg:y1="17.035cm" svg:x2="16.499cm" svg:y2="16.834cm">
            <text:p/>
          </draw:line>
          <draw:line draw:style-name="gr51" draw:text-style-name="P5" draw:layer="layout" svg:x1="16.3cm" svg:y1="16.47cm" svg:x2="15.75cm" svg:y2="16.47cm">
            <text:p/>
          </draw:line>
          <draw:line draw:style-name="gr44" draw:text-style-name="P5" draw:layer="layout" svg:x1="16cm" svg:y1="16.77cm" svg:x2="15.75cm" svg:y2="16.77cm">
            <text:p/>
          </draw:line>
        </draw:g>
        <draw:g>
          <draw:g>
            <draw:line draw:style-name="gr58" draw:text-style-name="P5" draw:layer="layout" svg:x1="18.05cm" svg:y1="13.348cm" svg:x2="18.5cm" svg:y2="13.348cm">
              <text:p/>
            </draw:line>
            <draw:line draw:style-name="gr58" draw:text-style-name="P5" draw:layer="layout" svg:x1="18.05cm" svg:y1="14.188cm" svg:x2="16.603cm" svg:y2="14.188cm">
              <text:p/>
            </draw:line>
            <draw:line draw:style-name="gr57" draw:text-style-name="P5" draw:layer="layout" svg:x1="18.5cm" svg:y1="15.021cm" svg:x2="16.607cm" svg:y2="15.021cm">
              <text:p/>
            </draw:line>
            <draw:line draw:style-name="gr57" draw:text-style-name="P5" draw:layer="layout" svg:x1="18.508cm" svg:y1="14.774cm" svg:x2="18.508cm" svg:y2="15.059cm">
              <text:p/>
            </draw:line>
            <draw:line draw:style-name="gr58" draw:text-style-name="P5" draw:layer="layout" svg:x1="18.05cm" svg:y1="13.348cm" svg:x2="18.05cm" svg:y2="14.204cm">
              <text:p/>
            </draw:line>
            <draw:g>
              <draw:custom-shape draw:style-name="gr67" draw:text-style-name="P4" draw:layer="layout" svg:width="1.255cm" svg:height="0.381cm" draw:transform="rotate (-1.5707963267949) translate (18.7cm 13.538cm)">
                <text:p/>
                <draw:enhanced-geometry svg:viewBox="0 0 21600 21600" draw:mirror-horizontal="false" draw:mirror-vertical="false" draw:type="rectangle" draw:enhanced-path="M 0 0 L 21600 0 21600 21600 0 21600 0 0 Z N"/>
              </draw:custom-shape>
              <draw:line draw:style-name="gr44" draw:text-style-name="P5" draw:layer="layout" svg:x1="18.699cm" svg:y1="13.792cm" svg:x2="18.319cm" svg:y2="13.792cm">
                <text:p/>
              </draw:line>
              <draw:line draw:style-name="gr44" draw:text-style-name="P5" draw:layer="layout" svg:x1="18.699cm" svg:y1="14.045cm" svg:x2="18.319cm" svg:y2="14.045cm">
                <text:p/>
              </draw:line>
              <draw:line draw:style-name="gr44" draw:text-style-name="P5" draw:layer="layout" svg:x1="18.699cm" svg:y1="14.299cm" svg:x2="18.319cm" svg:y2="14.299cm">
                <text:p/>
              </draw:line>
              <draw:line draw:style-name="gr44" draw:text-style-name="P5" draw:layer="layout" svg:x1="18.699cm" svg:y1="14.553cm" svg:x2="18.319cm" svg:y2="14.553cm">
                <text:p/>
              </draw:line>
            </draw:g>
            <draw:line draw:style-name="gr58" draw:text-style-name="P5" draw:layer="layout" svg:x1="18.5cm" svg:y1="13.3cm" svg:x2="18.5cm" svg:y2="13.538cm">
              <text:p/>
            </draw:line>
            <draw:line draw:style-name="gr41" draw:text-style-name="P5" draw:layer="layout" svg:x1="17.35cm" svg:y1="14.804cm" svg:x2="17.538cm" svg:y2="14.804cm">
              <text:p/>
            </draw:line>
            <draw:line draw:style-name="gr41" draw:text-style-name="P5" draw:layer="layout" svg:x1="17.443cm" svg:y1="14.71cm" svg:x2="17.443cm" svg:y2="14.9cm">
              <text:p/>
            </draw:line>
            <draw:frame draw:style-name="gr43" draw:text-style-name="P14" draw:layer="layout" svg:width="1.161cm" svg:height="0.761cm" svg:x="17.32cm" svg:y="14.439cm">
              <draw:text-box>
                <text:p><text:span text:style-name="T12">Vin</text:span></text:p>
              </draw:text-box>
            </draw:frame>
          </draw:g>
          <draw:g>
            <draw:line draw:style-name="gr53" draw:text-style-name="P5" draw:layer="layout" svg:x1="17.263cm" svg:y1="14.36cm" svg:x2="17.886cm" svg:y2="14cm">
              <text:p/>
            </draw:line>
            <draw:line draw:style-name="gr53" draw:text-style-name="P5" draw:layer="layout" svg:x1="17.688cm" svg:y1="14.053cm" svg:x2="17.887cm" svg:y2="14cm">
              <text:p/>
            </draw:line>
            <draw:line draw:style-name="gr53" draw:text-style-name="P5" draw:layer="layout" svg:x1="17.763cm" svg:y1="14.124cm" svg:x2="17.887cm" svg:y2="14cm">
              <text:p/>
            </draw:line>
            <draw:g>
              <draw:line draw:style-name="gr54" draw:text-style-name="P5" draw:layer="layout" svg:x1="17.881cm" svg:y1="14.285cm" svg:x2="17.932cm" svg:y2="14.285cm">
                <text:p/>
              </draw:line>
              <draw:g>
                <draw:line draw:style-name="gr54" draw:text-style-name="P5" draw:layer="layout" svg:x1="17.881cm" svg:y1="14.285cm" svg:x2="17.881cm" svg:y2="14.38cm">
                  <text:p/>
                </draw:line>
                <draw:line draw:style-name="gr54" draw:text-style-name="P5" draw:layer="layout" svg:x1="17.829cm" svg:y1="14.38cm" svg:x2="17.88cm" svg:y2="14.38cm">
                  <text:p/>
                </draw:line>
                <draw:line draw:style-name="gr54" draw:text-style-name="P5" draw:layer="layout" svg:x1="17.829cm" svg:y1="14.285cm" svg:x2="17.829cm" svg:y2="14.38cm">
                  <text:p/>
                </draw:line>
                <draw:line draw:style-name="gr54" draw:text-style-name="P5" draw:layer="layout" svg:x1="17.778cm" svg:y1="14.285cm" svg:x2="17.829cm" svg:y2="14.285cm">
                  <text:p/>
                </draw:line>
              </draw:g>
              <draw:g>
                <draw:line draw:style-name="gr54" draw:text-style-name="P5" draw:layer="layout" svg:x1="17.778cm" svg:y1="14.285cm" svg:x2="17.778cm" svg:y2="14.38cm">
                  <text:p/>
                </draw:line>
                <draw:line draw:style-name="gr54" draw:text-style-name="P5" draw:layer="layout" svg:x1="17.727cm" svg:y1="14.38cm" svg:x2="17.778cm" svg:y2="14.38cm">
                  <text:p/>
                </draw:line>
                <draw:line draw:style-name="gr54" draw:text-style-name="P5" draw:layer="layout" svg:x1="17.727cm" svg:y1="14.285cm" svg:x2="17.727cm" svg:y2="14.38cm">
                  <text:p/>
                </draw:line>
                <draw:line draw:style-name="gr54" draw:text-style-name="P5" draw:layer="layout" svg:x1="17.675cm" svg:y1="14.285cm" svg:x2="17.726cm" svg:y2="14.285cm">
                  <text:p/>
                </draw:line>
              </draw:g>
              <draw:g>
                <draw:line draw:style-name="gr54" draw:text-style-name="P5" draw:layer="layout" svg:x1="17.675cm" svg:y1="14.285cm" svg:x2="17.675cm" svg:y2="14.38cm">
                  <text:p/>
                </draw:line>
                <draw:line draw:style-name="gr54" draw:text-style-name="P5" draw:layer="layout" svg:x1="17.623cm" svg:y1="14.38cm" svg:x2="17.674cm" svg:y2="14.38cm">
                  <text:p/>
                </draw:line>
                <draw:line draw:style-name="gr54" draw:text-style-name="P5" draw:layer="layout" svg:x1="17.623cm" svg:y1="14.285cm" svg:x2="17.623cm" svg:y2="14.38cm">
                  <text:p/>
                </draw:line>
                <draw:line draw:style-name="gr54" draw:text-style-name="P5" draw:layer="layout" svg:x1="17.572cm" svg:y1="14.285cm" svg:x2="17.623cm" svg:y2="14.285cm">
                  <text:p/>
                </draw:line>
              </draw:g>
            </draw:g>
          </draw:g>
        </draw:g>
        <draw:g>
          <draw:custom-shape draw:style-name="gr68" draw:text-style-name="P4" draw:layer="layout" svg:width="0.892cm" svg:height="1.486cm" svg:x="13.1cm" svg:y="8.05cm">
            <text:p/>
            <draw:enhanced-geometry svg:viewBox="0 0 21600 21600" draw:type="rectangle" draw:enhanced-path="M 0 0 L 21600 0 21600 21600 0 21600 0 0 Z N"/>
          </draw:custom-shape>
          <draw:line draw:style-name="gr44" draw:text-style-name="P5" draw:layer="layout" svg:x1="13.378cm" svg:y1="9.3cm" svg:x2="13.378cm" svg:y2="9.95cm">
            <text:p/>
          </draw:line>
          <draw:line draw:style-name="gr51" draw:text-style-name="P5" draw:layer="layout" svg:x1="13.678cm" svg:y1="9.3cm" svg:x2="13.678cm" svg:y2="9.95cm">
            <text:p/>
          </draw:line>
          <draw:g>
            <draw:custom-shape draw:style-name="gr69" draw:text-style-name="P5" draw:layer="layout" svg:width="0.7cm" svg:height="0.7cm" svg:x="13.178cm" svg:y="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13.278cm" svg:y="8.7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13.772cm 9.2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3.278cm 9.2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3.773cm 8.75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6" draw:layer="layout" svg:width="1.05cm" svg:height="0.863cm" svg:x="13.241cm" svg:y="8.15cm">
            <draw:text-box>
              <text:p><text:span text:style-name="T7">Vin</text:span></text:p>
            </draw:text-box>
          </draw:frame>
          <draw:line draw:style-name="gr41" draw:text-style-name="P5" draw:layer="layout" svg:x1="13.614cm" svg:y1="8.199cm" svg:x2="13.812cm" svg:y2="8.199cm">
            <text:p/>
          </draw:line>
          <draw:line draw:style-name="gr41" draw:text-style-name="P5" draw:layer="layout" svg:x1="13.711cm" svg:y1="8.1cm" svg:x2="13.711cm" svg:y2="8.3cm">
            <text:p/>
          </draw:line>
        </draw:g>
        <draw:g>
          <draw:custom-shape draw:style-name="gr71" draw:text-style-name="P4" draw:layer="layout" svg:width="0.9cm" svg:height="1.495cm" svg:x="12.205cm" svg:y="8.05cm">
            <text:p/>
            <draw:enhanced-geometry svg:viewBox="0 0 21600 21600" draw:type="rectangle" draw:enhanced-path="M 0 0 L 21600 0 21600 21600 0 21600 0 0 Z N"/>
          </draw:custom-shape>
          <draw:line draw:style-name="gr44" draw:text-style-name="P5" draw:layer="layout" svg:x1="12.487cm" svg:y1="9.3cm" svg:x2="12.487cm" svg:y2="9.95cm">
            <text:p/>
          </draw:line>
          <draw:line draw:style-name="gr51" draw:text-style-name="P5" draw:layer="layout" svg:x1="12.787cm" svg:y1="9.3cm" svg:x2="12.787cm" svg:y2="9.95cm">
            <text:p/>
          </draw:line>
          <draw:g>
            <draw:custom-shape draw:style-name="gr69" draw:text-style-name="P5" draw:layer="layout" svg:width="0.7cm" svg:height="0.7cm" svg:x="12.287cm" svg:y="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12.387cm" svg:y="8.7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12.881cm 9.2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2.387cm 9.2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2.882cm 8.75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6" draw:layer="layout" svg:width="1.05cm" svg:height="0.863cm" svg:x="12.35cm" svg:y="8.15cm">
            <draw:text-box>
              <text:p><text:span text:style-name="T7">Vin</text:span></text:p>
            </draw:text-box>
          </draw:frame>
          <draw:line draw:style-name="gr41" draw:text-style-name="P5" draw:layer="layout" svg:x1="12.723cm" svg:y1="8.199cm" svg:x2="12.921cm" svg:y2="8.199cm">
            <text:p/>
          </draw:line>
          <draw:line draw:style-name="gr41" draw:text-style-name="P5" draw:layer="layout" svg:x1="12.82cm" svg:y1="8.1cm" svg:x2="12.82cm" svg:y2="8.3cm">
            <text:p/>
          </draw:line>
        </draw:g>
        <draw:g>
          <draw:custom-shape draw:style-name="gr72" draw:text-style-name="P4" draw:layer="layout" svg:width="0.991cm" svg:height="2.049cm" svg:x="11.009cm" svg:y="7.649cm">
            <text:p/>
            <draw:enhanced-geometry svg:viewBox="0 0 21600 21600" draw:type="rectangle" draw:enhanced-path="M 0 0 L 21600 0 21600 21600 0 21600 0 0 Z N"/>
          </draw:custom-shape>
          <draw:line draw:style-name="gr44" draw:text-style-name="P5" draw:layer="layout" svg:x1="11.341cm" svg:y1="8.999cm" svg:x2="11.341cm" svg:y2="9.899cm">
            <text:p/>
          </draw:line>
          <draw:line draw:style-name="gr51" draw:text-style-name="P5" draw:layer="layout" svg:x1="11.641cm" svg:y1="8.999cm" svg:x2="11.641cm" svg:y2="9.899cm">
            <text:p/>
          </draw:line>
          <draw:g>
            <draw:custom-shape draw:style-name="gr69" draw:text-style-name="P5" draw:layer="layout" svg:width="0.7cm" svg:height="0.7cm" svg:x="11.141cm" svg:y="8.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11.241cm" svg:y="8.44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11.735cm 8.94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1.241cm 8.94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1.736cm 8.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6" draw:layer="layout" svg:width="1.05cm" svg:height="0.863cm" svg:x="11.25cm" svg:y="7.849cm">
            <draw:text-box>
              <text:p><text:span text:style-name="T7">Vin</text:span></text:p>
            </draw:text-box>
          </draw:frame>
          <draw:line draw:style-name="gr41" draw:text-style-name="P5" draw:layer="layout" svg:x1="11.677cm" svg:y1="7.898cm" svg:x2="11.875cm" svg:y2="7.898cm">
            <text:p/>
          </draw:line>
          <draw:line draw:style-name="gr41" draw:text-style-name="P5" draw:layer="layout" svg:x1="11.774cm" svg:y1="7.799cm" svg:x2="11.774cm" svg:y2="7.999cm">
            <text:p/>
          </draw:line>
          <draw:frame draw:style-name="gr43" draw:text-style-name="P25" draw:layer="layout" svg:width="1.05cm" svg:height="0.863cm" svg:x="10.882cm" svg:y="7.5cm">
            <draw:text-box>
              <text:p><text:span text:style-name="T12">F0</text:span></text:p>
            </draw:text-box>
          </draw:frame>
          <draw:g>
            <draw:line draw:style-name="gr53" draw:text-style-name="P5" draw:layer="layout" svg:x1="11.162cm" svg:y1="9.757cm" svg:x2="11.512cm" svg:y2="9.151cm">
              <text:p/>
            </draw:line>
            <draw:line draw:style-name="gr53" draw:text-style-name="P5" draw:layer="layout" svg:x1="11.46cm" svg:y1="9.344cm" svg:x2="11.512cm" svg:y2="9.151cm">
              <text:p/>
            </draw:line>
            <draw:line draw:style-name="gr53" draw:text-style-name="P5" draw:layer="layout" svg:x1="11.37cm" svg:y1="9.292cm" svg:x2="11.511cm" svg:y2="9.151cm">
              <text:p/>
            </draw:line>
            <draw:g>
              <draw:line draw:style-name="gr54" draw:text-style-name="P5" draw:layer="layout" svg:x1="11.242cm" svg:y1="9.157cm" svg:x2="11.242cm" svg:y2="9.107cm">
                <text:p/>
              </draw:line>
              <draw:g>
                <draw:line draw:style-name="gr54" draw:text-style-name="P5" draw:layer="layout" svg:x1="11.242cm" svg:y1="9.157cm" svg:x2="11.142cm" svg:y2="9.157cm">
                  <text:p/>
                </draw:line>
                <draw:line draw:style-name="gr54" draw:text-style-name="P5" draw:layer="layout" svg:x1="11.142cm" svg:y1="9.207cm" svg:x2="11.142cm" svg:y2="9.157cm">
                  <text:p/>
                </draw:line>
                <draw:line draw:style-name="gr54" draw:text-style-name="P5" draw:layer="layout" svg:x1="11.242cm" svg:y1="9.207cm" svg:x2="11.142cm" svg:y2="9.207cm">
                  <text:p/>
                </draw:line>
                <draw:line draw:style-name="gr54" draw:text-style-name="P5" draw:layer="layout" svg:x1="11.242cm" svg:y1="9.257cm" svg:x2="11.242cm" svg:y2="9.207cm">
                  <text:p/>
                </draw:line>
              </draw:g>
              <draw:g>
                <draw:line draw:style-name="gr54" draw:text-style-name="P5" draw:layer="layout" svg:x1="11.242cm" svg:y1="9.257cm" svg:x2="11.142cm" svg:y2="9.257cm">
                  <text:p/>
                </draw:line>
                <draw:line draw:style-name="gr54" draw:text-style-name="P5" draw:layer="layout" svg:x1="11.142cm" svg:y1="9.307cm" svg:x2="11.142cm" svg:y2="9.257cm">
                  <text:p/>
                </draw:line>
                <draw:line draw:style-name="gr54" draw:text-style-name="P5" draw:layer="layout" svg:x1="11.242cm" svg:y1="9.307cm" svg:x2="11.142cm" svg:y2="9.307cm">
                  <text:p/>
                </draw:line>
                <draw:line draw:style-name="gr54" draw:text-style-name="P5" draw:layer="layout" svg:x1="11.242cm" svg:y1="9.357cm" svg:x2="11.242cm" svg:y2="9.307cm">
                  <text:p/>
                </draw:line>
              </draw:g>
              <draw:g>
                <draw:line draw:style-name="gr54" draw:text-style-name="P5" draw:layer="layout" svg:x1="11.242cm" svg:y1="9.357cm" svg:x2="11.142cm" svg:y2="9.357cm">
                  <text:p/>
                </draw:line>
                <draw:line draw:style-name="gr54" draw:text-style-name="P5" draw:layer="layout" svg:x1="11.142cm" svg:y1="9.407cm" svg:x2="11.142cm" svg:y2="9.357cm">
                  <text:p/>
                </draw:line>
                <draw:line draw:style-name="gr54" draw:text-style-name="P5" draw:layer="layout" svg:x1="11.242cm" svg:y1="9.407cm" svg:x2="11.142cm" svg:y2="9.407cm">
                  <text:p/>
                </draw:line>
                <draw:line draw:style-name="gr54" draw:text-style-name="P5" draw:layer="layout" svg:x1="11.242cm" svg:y1="9.457cm" svg:x2="11.242cm" svg:y2="9.407cm">
                  <text:p/>
                </draw:line>
              </draw:g>
            </draw:g>
          </draw:g>
        </draw:g>
        <draw:g>
          <draw:custom-shape draw:style-name="gr73" draw:text-style-name="P4" draw:layer="layout" svg:width="0.919cm" svg:height="2.051cm" svg:x="10.127cm" svg:y="7.649cm">
            <text:p/>
            <draw:enhanced-geometry svg:viewBox="0 0 21600 21600" draw:type="rectangle" draw:enhanced-path="M 0 0 L 21600 0 21600 21600 0 21600 0 0 Z N"/>
          </draw:custom-shape>
          <draw:line draw:style-name="gr44" draw:text-style-name="P5" draw:layer="layout" svg:x1="10.459cm" svg:y1="8.999cm" svg:x2="10.459cm" svg:y2="9.899cm">
            <text:p/>
          </draw:line>
          <draw:line draw:style-name="gr51" draw:text-style-name="P5" draw:layer="layout" svg:x1="10.759cm" svg:y1="8.999cm" svg:x2="10.759cm" svg:y2="9.899cm">
            <text:p/>
          </draw:line>
          <draw:g>
            <draw:custom-shape draw:style-name="gr69" draw:text-style-name="P5" draw:layer="layout" svg:width="0.7cm" svg:height="0.7cm" svg:x="10.259cm" svg:y="8.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10.359cm" svg:y="8.44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10.853cm 8.94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0.359cm 8.94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0.854cm 8.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6" draw:layer="layout" svg:width="1.05cm" svg:height="0.863cm" svg:x="10.322cm" svg:y="7.849cm">
            <draw:text-box>
              <text:p><text:span text:style-name="T7">Vin</text:span></text:p>
            </draw:text-box>
          </draw:frame>
          <draw:line draw:style-name="gr41" draw:text-style-name="P5" draw:layer="layout" svg:x1="10.695cm" svg:y1="7.898cm" svg:x2="10.893cm" svg:y2="7.898cm">
            <text:p/>
          </draw:line>
          <draw:line draw:style-name="gr41" draw:text-style-name="P5" draw:layer="layout" svg:x1="10.792cm" svg:y1="7.799cm" svg:x2="10.792cm" svg:y2="7.999cm">
            <text:p/>
          </draw:line>
          <draw:frame draw:style-name="gr43" draw:text-style-name="P25" draw:layer="layout" svg:width="1.05cm" svg:height="0.863cm" svg:x="9.9cm" svg:y="7.5cm">
            <draw:text-box>
              <text:p><text:span text:style-name="T12">F1</text:span></text:p>
            </draw:text-box>
          </draw:frame>
          <draw:g>
            <draw:line draw:style-name="gr53" draw:text-style-name="P5" draw:layer="layout" svg:x1="10.305cm" svg:y1="9.756cm" svg:x2="10.655cm" svg:y2="9.15cm">
              <text:p/>
            </draw:line>
            <draw:line draw:style-name="gr53" draw:text-style-name="P5" draw:layer="layout" svg:x1="10.603cm" svg:y1="9.343cm" svg:x2="10.655cm" svg:y2="9.15cm">
              <text:p/>
            </draw:line>
            <draw:line draw:style-name="gr53" draw:text-style-name="P5" draw:layer="layout" svg:x1="10.513cm" svg:y1="9.291cm" svg:x2="10.654cm" svg:y2="9.15cm">
              <text:p/>
            </draw:line>
            <draw:g>
              <draw:line draw:style-name="gr54" draw:text-style-name="P5" draw:layer="layout" svg:x1="10.385cm" svg:y1="9.156cm" svg:x2="10.385cm" svg:y2="9.106cm">
                <text:p/>
              </draw:line>
              <draw:g>
                <draw:line draw:style-name="gr54" draw:text-style-name="P5" draw:layer="layout" svg:x1="10.385cm" svg:y1="9.156cm" svg:x2="10.285cm" svg:y2="9.156cm">
                  <text:p/>
                </draw:line>
                <draw:line draw:style-name="gr54" draw:text-style-name="P5" draw:layer="layout" svg:x1="10.285cm" svg:y1="9.206cm" svg:x2="10.285cm" svg:y2="9.156cm">
                  <text:p/>
                </draw:line>
                <draw:line draw:style-name="gr54" draw:text-style-name="P5" draw:layer="layout" svg:x1="10.385cm" svg:y1="9.206cm" svg:x2="10.285cm" svg:y2="9.206cm">
                  <text:p/>
                </draw:line>
                <draw:line draw:style-name="gr54" draw:text-style-name="P5" draw:layer="layout" svg:x1="10.385cm" svg:y1="9.256cm" svg:x2="10.385cm" svg:y2="9.206cm">
                  <text:p/>
                </draw:line>
              </draw:g>
              <draw:g>
                <draw:line draw:style-name="gr54" draw:text-style-name="P5" draw:layer="layout" svg:x1="10.385cm" svg:y1="9.256cm" svg:x2="10.285cm" svg:y2="9.256cm">
                  <text:p/>
                </draw:line>
                <draw:line draw:style-name="gr54" draw:text-style-name="P5" draw:layer="layout" svg:x1="10.285cm" svg:y1="9.306cm" svg:x2="10.285cm" svg:y2="9.256cm">
                  <text:p/>
                </draw:line>
                <draw:line draw:style-name="gr54" draw:text-style-name="P5" draw:layer="layout" svg:x1="10.385cm" svg:y1="9.306cm" svg:x2="10.285cm" svg:y2="9.306cm">
                  <text:p/>
                </draw:line>
                <draw:line draw:style-name="gr54" draw:text-style-name="P5" draw:layer="layout" svg:x1="10.385cm" svg:y1="9.356cm" svg:x2="10.385cm" svg:y2="9.306cm">
                  <text:p/>
                </draw:line>
              </draw:g>
              <draw:g>
                <draw:line draw:style-name="gr54" draw:text-style-name="P5" draw:layer="layout" svg:x1="10.385cm" svg:y1="9.356cm" svg:x2="10.285cm" svg:y2="9.356cm">
                  <text:p/>
                </draw:line>
                <draw:line draw:style-name="gr54" draw:text-style-name="P5" draw:layer="layout" svg:x1="10.285cm" svg:y1="9.406cm" svg:x2="10.285cm" svg:y2="9.356cm">
                  <text:p/>
                </draw:line>
                <draw:line draw:style-name="gr54" draw:text-style-name="P5" draw:layer="layout" svg:x1="10.385cm" svg:y1="9.406cm" svg:x2="10.285cm" svg:y2="9.406cm">
                  <text:p/>
                </draw:line>
                <draw:line draw:style-name="gr54" draw:text-style-name="P5" draw:layer="layout" svg:x1="10.385cm" svg:y1="9.456cm" svg:x2="10.385cm" svg:y2="9.406cm">
                  <text:p/>
                </draw:line>
              </draw:g>
            </draw:g>
          </draw:g>
        </draw:g>
        <draw:g>
          <draw:custom-shape draw:style-name="gr74" draw:text-style-name="P4" draw:layer="layout" svg:width="0.45cm" svg:height="2.579cm" draw:transform="rotate (-1.5707963267949) translate (19.12cm 15.905cm)">
            <text:p/>
            <draw:enhanced-geometry svg:viewBox="0 0 21600 21600" draw:type="rectangle" draw:enhanced-path="M 0 0 L 21600 0 21600 21600 0 21600 0 0 Z N"/>
          </draw:custom-shape>
          <draw:line draw:style-name="gr48" draw:text-style-name="P5" draw:layer="layout" svg:x1="19.002cm" svg:y1="16.266cm" svg:x2="16.591cm" svg:y2="16.266cm">
            <text:p/>
          </draw:line>
          <draw:line draw:style-name="gr48" draw:text-style-name="P5" draw:layer="layout" svg:x1="19.002cm" svg:y1="15.966cm" svg:x2="19.002cm" svg:y2="16.266cm">
            <text:p/>
          </draw:line>
          <draw:line draw:style-name="gr48" draw:text-style-name="P5" draw:layer="layout" svg:x1="16.891cm" svg:y1="15.966cm" svg:x2="17.902cm" svg:y2="15.966cm">
            <text:p/>
          </draw:line>
          <draw:line draw:style-name="gr48" draw:text-style-name="P5" draw:layer="layout" svg:x1="19.002cm" svg:y1="15.966cm" svg:x2="18.702cm" svg:y2="15.966cm">
            <text:p/>
          </draw:line>
          <draw:custom-shape draw:style-name="gr75" draw:text-style-name="P4" draw:layer="layout" svg:width="0.311cm" svg:height="0.829cm" draw:transform="rotate (-1.5707963267949) translate (18.716cm 15.805cm)">
            <text:p/>
            <draw:enhanced-geometry svg:viewBox="0 0 21600 21600" draw:type="rectangle" draw:enhanced-path="M 0 0 L 21600 0 21600 21600 0 21600 0 0 Z N"/>
          </draw:custom-shape>
          <draw:frame draw:style-name="gr43" draw:text-style-name="P14" draw:layer="layout" svg:width="0.866cm" svg:height="0.712cm" svg:x="17.941cm" svg:y="15.655cm">
            <draw:text-box>
              <text:p><text:span text:style-name="T5">T</text:span></text:p>
            </draw:text-box>
          </draw:frame>
          <draw:frame draw:style-name="gr43" draw:text-style-name="P15" draw:layer="layout" svg:width="1.473cm" svg:height="1.024cm" svg:x="17.768cm" svg:y="15.143cm">
            <draw:text-box>
              <text:p><text:span text:style-name="T6">BED</text:span></text:p>
            </draw:text-box>
          </draw:frame>
          <draw:line draw:style-name="gr48" draw:text-style-name="P5" draw:layer="layout" svg:x1="16.891cm" svg:y1="15.755cm" svg:x2="16.891cm" svg:y2="15.955cm">
            <text:p/>
          </draw:line>
          <draw:line draw:style-name="gr48" draw:text-style-name="P5" draw:layer="layout" svg:x1="16.602cm" svg:y1="15.755cm" svg:x2="16.602cm" svg:y2="16.255cm">
            <text:p/>
          </draw:line>
        </draw:g>
        <draw:g>
          <draw:g>
            <draw:line draw:style-name="gr39" draw:text-style-name="P5" draw:layer="layout" svg:x1="8.469cm" svg:y1="3.762cm" svg:x2="8.469cm" svg:y2="5.85cm">
              <text:p/>
            </draw:line>
            <draw:line draw:style-name="gr39" draw:text-style-name="P5" draw:layer="layout" svg:x1="7.869cm" svg:y1="3.762cm" svg:x2="8.469cm" svg:y2="3.762cm">
              <text:p/>
            </draw:line>
            <draw:line draw:style-name="gr40" draw:text-style-name="P5" draw:layer="layout" svg:x1="8.169cm" svg:y1="5.85cm" svg:x2="8.169cm" svg:y2="5.15cm">
              <text:p/>
            </draw:line>
            <draw:line draw:style-name="gr41" draw:text-style-name="P5" draw:layer="layout" svg:x1="7.869cm" svg:y1="5.85cm" svg:x2="7.869cm" svg:y2="5.462cm">
              <text:p/>
            </draw:line>
            <draw:line draw:style-name="gr41" draw:text-style-name="P5" draw:layer="layout" svg:x1="7.869cm" svg:y1="4.662cm" svg:x2="7.869cm" svg:y2="5.2cm">
              <text:p/>
            </draw:line>
            <draw:line draw:style-name="gr39" draw:text-style-name="P5" draw:layer="layout" svg:x1="7.869cm" svg:y1="3.762cm" svg:x2="7.869cm" svg:y2="4.066cm">
              <text:p/>
            </draw:line>
            <draw:line draw:style-name="gr41" draw:text-style-name="P5" draw:layer="layout" svg:x1="7.869cm" svg:y1="4.064cm" svg:x2="7.961cm" svg:y2="4.654cm">
              <text:p/>
            </draw:line>
            <draw:custom-shape draw:style-name="gr42" draw:text-style-name="P5" draw:layer="layout" svg:width="0.1cm" svg:height="0.1cm" svg:x="7.819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7.821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8.072cm" svg:y1="4.761cm" svg:x2="8.27cm" svg:y2="4.761cm">
                <text:p/>
              </draw:line>
              <draw:line draw:style-name="gr41" draw:text-style-name="P5" draw:layer="layout" svg:x1="8.169cm" svg:y1="4.662cm" svg:x2="8.169cm" svg:y2="4.862cm">
                <text:p/>
              </draw:line>
              <draw:frame draw:style-name="gr43" draw:text-style-name="P12" draw:layer="layout" svg:width="1.216cm" svg:height="1cm" svg:x="7.669cm" svg:y="4.712cm">
                <draw:text-box>
                  <text:p><text:span text:style-name="T3">3.3V</text:span></text:p>
                </draw:text-box>
              </draw:frame>
            </draw:g>
            <draw:frame draw:style-name="gr43" draw:text-style-name="P12" draw:layer="layout" svg:width="1.212cm" svg:height="0.999cm" svg:x="7.35cm" svg:y="5.049cm">
              <draw:text-box>
                <text:p><text:span text:style-name="T3">Gnd</text:span></text:p>
              </draw:text-box>
            </draw:frame>
          </draw:g>
          <draw:g>
            <draw:line draw:style-name="gr44" draw:text-style-name="P5" draw:layer="layout" svg:x1="9.303cm" svg:y1="2.701cm" svg:x2="9.303cm" svg:y2="5.889cm">
              <text:p/>
            </draw:line>
            <draw:line draw:style-name="gr44" draw:text-style-name="P5" draw:layer="layout" svg:x1="9.23cm" svg:y1="2.701cm" svg:x2="9.33cm" svg:y2="2.701cm">
              <text:p/>
            </draw:line>
            <draw:line draw:style-name="gr44" draw:text-style-name="P5" draw:layer="layout" svg:x1="9.03cm" svg:y1="5.889cm" svg:x2="9.03cm" svg:y2="2.901cm">
              <text:p/>
            </draw:line>
            <draw:line draw:style-name="gr44" draw:text-style-name="P5" draw:layer="layout" svg:x1="8.28cm" svg:y1="3.451cm" svg:x2="8.28cm" svg:y2="2.901cm">
              <text:p/>
            </draw:line>
            <draw:line draw:style-name="gr44" draw:text-style-name="P5" draw:layer="layout" svg:x1="8.28cm" svg:y1="3.451cm" svg:x2="8.73cm" svg:y2="3.451cm">
              <text:p/>
            </draw:line>
            <draw:line draw:style-name="gr44" draw:text-style-name="P5" draw:layer="layout" svg:x1="8.73cm" svg:y1="3.451cm" svg:x2="8.73cm" svg:y2="5.889cm">
              <text:p/>
            </draw:line>
            <draw:custom-shape draw:style-name="gr45" draw:text-style-name="P5" draw:layer="layout" svg:width="0.6cm" svg:height="0.6cm" svg:x="8.341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9.603cm" svg:y1="1.951cm" svg:x2="9.603cm" svg:y2="5.889cm">
              <text:p/>
            </draw:line>
            <draw:g>
              <draw:circle draw:style-name="gr46" draw:text-style-name="P5" draw:layer="layout" svg:width="0.25cm" svg:height="0.25cm" draw:transform="rotate (1.5707963267949) translate (8.53cm 3.051cm)" draw:kind="arc" draw:start-angle="271.27" draw:end-angle="93.81">
                <text:p/>
              </draw:circle>
              <draw:circle draw:style-name="gr46" draw:text-style-name="P5" draw:layer="layout" svg:width="0.25cm" svg:height="0.25cm" draw:transform="rotate (1.5707963267949) translate (8.28cm 3.051cm)" draw:kind="arc" draw:start-angle="271.27" draw:end-angle="93.81">
                <text:p/>
              </draw:circle>
              <draw:circle draw:style-name="gr46" draw:text-style-name="P5" draw:layer="layout" svg:width="0.25cm" svg:height="0.25cm" draw:transform="rotate (1.5707963267949) translate (8.78cm 3.051cm)" draw:kind="arc" draw:start-angle="271.27" draw:end-angle="93.81">
                <text:p/>
              </draw:circle>
            </draw:g>
            <draw:g>
              <draw:circle draw:style-name="gr46" draw:text-style-name="P5" draw:layer="layout" svg:width="0.25cm" svg:height="0.25cm" draw:transform="rotate (-3.14159265358979) translate (9.378cm 2.455cm)" draw:kind="arc" draw:start-angle="271.27" draw:end-angle="93.81">
                <text:p/>
              </draw:circle>
              <draw:circle draw:style-name="gr46" draw:text-style-name="P5" draw:layer="layout" svg:width="0.25cm" svg:height="0.25cm" draw:transform="rotate (-3.14159265358979) translate (9.379cm 2.701cm)" draw:kind="arc" draw:start-angle="271.27" draw:end-angle="93.81">
                <text:p/>
              </draw:circle>
              <draw:circle draw:style-name="gr46" draw:text-style-name="P5" draw:layer="layout" svg:width="0.25cm" svg:height="0.25cm" draw:transform="rotate (-3.14159265358979) translate (9.377cm 2.2cm)" draw:kind="arc" draw:start-angle="271.27" draw:end-angle="93.81">
                <text:p/>
              </draw:circle>
            </draw:g>
            <draw:line draw:style-name="gr44" draw:text-style-name="P5" draw:layer="layout" svg:x1="9.23cm" svg:y1="1.951cm" svg:x2="9.63cm" svg:y2="1.951cm">
              <text:p/>
            </draw:line>
          </draw:g>
          <draw:frame draw:style-name="gr43" draw:text-style-name="P13" draw:layer="layout" svg:width="1.316cm" svg:height="1.082cm" svg:x="7.703cm" svg:y="1.268cm">
            <draw:text-box>
              <text:p><text:span text:style-name="T4">E0</text:span></text:p>
            </draw:text-box>
          </draw:frame>
        </draw:g>
        <draw:g>
          <draw:g>
            <draw:line draw:style-name="gr39" draw:text-style-name="P5" draw:layer="layout" svg:x1="10.689cm" svg:y1="3.762cm" svg:x2="10.689cm" svg:y2="5.85cm">
              <text:p/>
            </draw:line>
            <draw:line draw:style-name="gr39" draw:text-style-name="P5" draw:layer="layout" svg:x1="10.089cm" svg:y1="3.762cm" svg:x2="10.689cm" svg:y2="3.762cm">
              <text:p/>
            </draw:line>
            <draw:line draw:style-name="gr40" draw:text-style-name="P5" draw:layer="layout" svg:x1="10.389cm" svg:y1="5.85cm" svg:x2="10.389cm" svg:y2="5.15cm">
              <text:p/>
            </draw:line>
            <draw:line draw:style-name="gr41" draw:text-style-name="P5" draw:layer="layout" svg:x1="10.089cm" svg:y1="5.85cm" svg:x2="10.089cm" svg:y2="5.462cm">
              <text:p/>
            </draw:line>
            <draw:line draw:style-name="gr41" draw:text-style-name="P5" draw:layer="layout" svg:x1="10.089cm" svg:y1="4.662cm" svg:x2="10.089cm" svg:y2="5.2cm">
              <text:p/>
            </draw:line>
            <draw:line draw:style-name="gr39" draw:text-style-name="P5" draw:layer="layout" svg:x1="10.089cm" svg:y1="3.762cm" svg:x2="10.089cm" svg:y2="4.066cm">
              <text:p/>
            </draw:line>
            <draw:line draw:style-name="gr41" draw:text-style-name="P5" draw:layer="layout" svg:x1="10.089cm" svg:y1="4.064cm" svg:x2="10.181cm" svg:y2="4.654cm">
              <text:p/>
            </draw:line>
            <draw:custom-shape draw:style-name="gr42" draw:text-style-name="P5" draw:layer="layout" svg:width="0.1cm" svg:height="0.1cm" svg:x="10.039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10.041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10.292cm" svg:y1="4.761cm" svg:x2="10.49cm" svg:y2="4.761cm">
                <text:p/>
              </draw:line>
              <draw:line draw:style-name="gr41" draw:text-style-name="P5" draw:layer="layout" svg:x1="10.389cm" svg:y1="4.662cm" svg:x2="10.389cm" svg:y2="4.862cm">
                <text:p/>
              </draw:line>
              <draw:frame draw:style-name="gr43" draw:text-style-name="P12" draw:layer="layout" svg:width="1.216cm" svg:height="1cm" svg:x="9.889cm" svg:y="4.712cm">
                <draw:text-box>
                  <text:p><text:span text:style-name="T3">3.3V</text:span></text:p>
                </draw:text-box>
              </draw:frame>
            </draw:g>
            <draw:frame draw:style-name="gr43" draw:text-style-name="P12" draw:layer="layout" svg:width="1.212cm" svg:height="0.999cm" svg:x="9.57cm" svg:y="5.049cm">
              <draw:text-box>
                <text:p><text:span text:style-name="T3">Gnd</text:span></text:p>
              </draw:text-box>
            </draw:frame>
          </draw:g>
          <draw:g>
            <draw:line draw:style-name="gr44" draw:text-style-name="P5" draw:layer="layout" svg:x1="11.523cm" svg:y1="2.701cm" svg:x2="11.523cm" svg:y2="5.889cm">
              <text:p/>
            </draw:line>
            <draw:line draw:style-name="gr44" draw:text-style-name="P5" draw:layer="layout" svg:x1="11.45cm" svg:y1="2.701cm" svg:x2="11.55cm" svg:y2="2.701cm">
              <text:p/>
            </draw:line>
            <draw:line draw:style-name="gr44" draw:text-style-name="P5" draw:layer="layout" svg:x1="11.25cm" svg:y1="5.889cm" svg:x2="11.25cm" svg:y2="2.901cm">
              <text:p/>
            </draw:line>
            <draw:line draw:style-name="gr44" draw:text-style-name="P5" draw:layer="layout" svg:x1="10.5cm" svg:y1="3.451cm" svg:x2="10.5cm" svg:y2="2.901cm">
              <text:p/>
            </draw:line>
            <draw:line draw:style-name="gr44" draw:text-style-name="P5" draw:layer="layout" svg:x1="10.5cm" svg:y1="3.451cm" svg:x2="10.95cm" svg:y2="3.451cm">
              <text:p/>
            </draw:line>
            <draw:line draw:style-name="gr44" draw:text-style-name="P5" draw:layer="layout" svg:x1="10.95cm" svg:y1="3.451cm" svg:x2="10.95cm" svg:y2="5.889cm">
              <text:p/>
            </draw:line>
            <draw:custom-shape draw:style-name="gr45" draw:text-style-name="P5" draw:layer="layout" svg:width="0.6cm" svg:height="0.6cm" svg:x="10.561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11.823cm" svg:y1="1.951cm" svg:x2="11.823cm" svg:y2="5.889cm">
              <text:p/>
            </draw:line>
            <draw:g>
              <draw:circle draw:style-name="gr46" draw:text-style-name="P5" draw:layer="layout" svg:width="0.25cm" svg:height="0.25cm" draw:transform="rotate (1.5707963267949) translate (10.75cm 3.051cm)" draw:kind="arc" draw:start-angle="271.27" draw:end-angle="93.81">
                <text:p/>
              </draw:circle>
              <draw:circle draw:style-name="gr46" draw:text-style-name="P5" draw:layer="layout" svg:width="0.25cm" svg:height="0.25cm" draw:transform="rotate (1.5707963267949) translate (10.5cm 3.051cm)" draw:kind="arc" draw:start-angle="271.27" draw:end-angle="93.81">
                <text:p/>
              </draw:circle>
              <draw:circle draw:style-name="gr46" draw:text-style-name="P5" draw:layer="layout" svg:width="0.25cm" svg:height="0.25cm" draw:transform="rotate (1.5707963267949) translate (11cm 3.051cm)" draw:kind="arc" draw:start-angle="271.27" draw:end-angle="93.81">
                <text:p/>
              </draw:circle>
            </draw:g>
            <draw:g>
              <draw:circle draw:style-name="gr46" draw:text-style-name="P5" draw:layer="layout" svg:width="0.25cm" svg:height="0.25cm" draw:transform="rotate (-3.14159265358979) translate (11.598cm 2.455cm)" draw:kind="arc" draw:start-angle="271.27" draw:end-angle="93.81">
                <text:p/>
              </draw:circle>
              <draw:circle draw:style-name="gr46" draw:text-style-name="P5" draw:layer="layout" svg:width="0.25cm" svg:height="0.25cm" draw:transform="rotate (-3.14159265358979) translate (11.599cm 2.701cm)" draw:kind="arc" draw:start-angle="271.27" draw:end-angle="93.81">
                <text:p/>
              </draw:circle>
              <draw:circle draw:style-name="gr46" draw:text-style-name="P5" draw:layer="layout" svg:width="0.25cm" svg:height="0.25cm" draw:transform="rotate (-3.14159265358979) translate (11.597cm 2.2cm)" draw:kind="arc" draw:start-angle="271.27" draw:end-angle="93.81">
                <text:p/>
              </draw:circle>
            </draw:g>
            <draw:line draw:style-name="gr44" draw:text-style-name="P5" draw:layer="layout" svg:x1="11.45cm" svg:y1="1.951cm" svg:x2="11.85cm" svg:y2="1.951cm">
              <text:p/>
            </draw:line>
          </draw:g>
          <draw:frame draw:style-name="gr43" draw:text-style-name="P13" draw:layer="layout" svg:width="1.316cm" svg:height="1.082cm" svg:x="9.923cm" svg:y="1.268cm">
            <draw:text-box>
              <text:p><text:span text:style-name="T4">X</text:span></text:p>
            </draw:text-box>
          </draw:frame>
        </draw:g>
        <draw:g>
          <draw:g>
            <draw:line draw:style-name="gr39" draw:text-style-name="P5" draw:layer="layout" svg:x1="12.969cm" svg:y1="3.764cm" svg:x2="12.969cm" svg:y2="5.852cm">
              <text:p/>
            </draw:line>
            <draw:line draw:style-name="gr39" draw:text-style-name="P5" draw:layer="layout" svg:x1="12.369cm" svg:y1="3.764cm" svg:x2="12.969cm" svg:y2="3.764cm">
              <text:p/>
            </draw:line>
            <draw:line draw:style-name="gr40" draw:text-style-name="P5" draw:layer="layout" svg:x1="12.669cm" svg:y1="5.852cm" svg:x2="12.669cm" svg:y2="5.152cm">
              <text:p/>
            </draw:line>
            <draw:line draw:style-name="gr41" draw:text-style-name="P5" draw:layer="layout" svg:x1="12.369cm" svg:y1="5.852cm" svg:x2="12.369cm" svg:y2="5.464cm">
              <text:p/>
            </draw:line>
            <draw:line draw:style-name="gr41" draw:text-style-name="P5" draw:layer="layout" svg:x1="12.369cm" svg:y1="4.664cm" svg:x2="12.369cm" svg:y2="5.202cm">
              <text:p/>
            </draw:line>
            <draw:line draw:style-name="gr39" draw:text-style-name="P5" draw:layer="layout" svg:x1="12.369cm" svg:y1="3.764cm" svg:x2="12.369cm" svg:y2="4.068cm">
              <text:p/>
            </draw:line>
            <draw:line draw:style-name="gr41" draw:text-style-name="P5" draw:layer="layout" svg:x1="12.369cm" svg:y1="4.066cm" svg:x2="12.461cm" svg:y2="4.656cm">
              <text:p/>
            </draw:line>
            <draw:custom-shape draw:style-name="gr42" draw:text-style-name="P5" draw:layer="layout" svg:width="0.1cm" svg:height="0.1cm" svg:x="12.319cm" svg:y="4.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12.321cm" svg:y="4.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12.572cm" svg:y1="4.763cm" svg:x2="12.77cm" svg:y2="4.763cm">
                <text:p/>
              </draw:line>
              <draw:line draw:style-name="gr41" draw:text-style-name="P5" draw:layer="layout" svg:x1="12.669cm" svg:y1="4.664cm" svg:x2="12.669cm" svg:y2="4.864cm">
                <text:p/>
              </draw:line>
              <draw:frame draw:style-name="gr43" draw:text-style-name="P12" draw:layer="layout" svg:width="1.216cm" svg:height="1cm" svg:x="12.169cm" svg:y="4.714cm">
                <draw:text-box>
                  <text:p><text:span text:style-name="T3">3.3V</text:span></text:p>
                </draw:text-box>
              </draw:frame>
            </draw:g>
            <draw:frame draw:style-name="gr43" draw:text-style-name="P12" draw:layer="layout" svg:width="1.212cm" svg:height="0.999cm" svg:x="11.85cm" svg:y="5.051cm">
              <draw:text-box>
                <text:p><text:span text:style-name="T3">Gnd</text:span></text:p>
              </draw:text-box>
            </draw:frame>
          </draw:g>
          <draw:g>
            <draw:line draw:style-name="gr44" draw:text-style-name="P5" draw:layer="layout" svg:x1="13.803cm" svg:y1="2.703cm" svg:x2="13.803cm" svg:y2="5.891cm">
              <text:p/>
            </draw:line>
            <draw:line draw:style-name="gr44" draw:text-style-name="P5" draw:layer="layout" svg:x1="13.73cm" svg:y1="2.703cm" svg:x2="13.83cm" svg:y2="2.703cm">
              <text:p/>
            </draw:line>
            <draw:line draw:style-name="gr44" draw:text-style-name="P5" draw:layer="layout" svg:x1="13.53cm" svg:y1="5.891cm" svg:x2="13.53cm" svg:y2="2.903cm">
              <text:p/>
            </draw:line>
            <draw:line draw:style-name="gr44" draw:text-style-name="P5" draw:layer="layout" svg:x1="12.78cm" svg:y1="3.453cm" svg:x2="12.78cm" svg:y2="2.903cm">
              <text:p/>
            </draw:line>
            <draw:line draw:style-name="gr44" draw:text-style-name="P5" draw:layer="layout" svg:x1="12.78cm" svg:y1="3.453cm" svg:x2="13.23cm" svg:y2="3.453cm">
              <text:p/>
            </draw:line>
            <draw:line draw:style-name="gr44" draw:text-style-name="P5" draw:layer="layout" svg:x1="13.23cm" svg:y1="3.453cm" svg:x2="13.23cm" svg:y2="5.891cm">
              <text:p/>
            </draw:line>
            <draw:custom-shape draw:style-name="gr45" draw:text-style-name="P5" draw:layer="layout" svg:width="0.6cm" svg:height="0.6cm" svg:x="12.841cm" svg:y="2.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14.103cm" svg:y1="1.953cm" svg:x2="14.103cm" svg:y2="5.891cm">
              <text:p/>
            </draw:line>
            <draw:g>
              <draw:circle draw:style-name="gr46" draw:text-style-name="P5" draw:layer="layout" svg:width="0.25cm" svg:height="0.25cm" draw:transform="rotate (1.5707963267949) translate (13.03cm 3.053cm)" draw:kind="arc" draw:start-angle="271.27" draw:end-angle="93.81">
                <text:p/>
              </draw:circle>
              <draw:circle draw:style-name="gr46" draw:text-style-name="P5" draw:layer="layout" svg:width="0.25cm" svg:height="0.25cm" draw:transform="rotate (1.5707963267949) translate (12.78cm 3.053cm)" draw:kind="arc" draw:start-angle="271.27" draw:end-angle="93.81">
                <text:p/>
              </draw:circle>
              <draw:circle draw:style-name="gr46" draw:text-style-name="P5" draw:layer="layout" svg:width="0.25cm" svg:height="0.25cm" draw:transform="rotate (1.5707963267949) translate (13.28cm 3.053cm)" draw:kind="arc" draw:start-angle="271.27" draw:end-angle="93.81">
                <text:p/>
              </draw:circle>
            </draw:g>
            <draw:g>
              <draw:circle draw:style-name="gr46" draw:text-style-name="P5" draw:layer="layout" svg:width="0.25cm" svg:height="0.25cm" draw:transform="rotate (-3.14159265358979) translate (13.878cm 2.457cm)" draw:kind="arc" draw:start-angle="271.27" draw:end-angle="93.81">
                <text:p/>
              </draw:circle>
              <draw:circle draw:style-name="gr46" draw:text-style-name="P5" draw:layer="layout" svg:width="0.25cm" svg:height="0.25cm" draw:transform="rotate (-3.14159265358979) translate (13.879cm 2.703cm)" draw:kind="arc" draw:start-angle="271.27" draw:end-angle="93.81">
                <text:p/>
              </draw:circle>
              <draw:circle draw:style-name="gr46" draw:text-style-name="P5" draw:layer="layout" svg:width="0.25cm" svg:height="0.25cm" draw:transform="rotate (-3.14159265358979) translate (13.877cm 2.202cm)" draw:kind="arc" draw:start-angle="271.27" draw:end-angle="93.81">
                <text:p/>
              </draw:circle>
            </draw:g>
            <draw:line draw:style-name="gr44" draw:text-style-name="P5" draw:layer="layout" svg:x1="13.73cm" svg:y1="1.953cm" svg:x2="14.13cm" svg:y2="1.953cm">
              <text:p/>
            </draw:line>
          </draw:g>
          <draw:frame draw:style-name="gr43" draw:text-style-name="P13" draw:layer="layout" svg:width="1.316cm" svg:height="1.082cm" svg:x="12.203cm" svg:y="1.27cm">
            <draw:text-box>
              <text:p><text:span text:style-name="T4">Y</text:span></text:p>
            </draw:text-box>
          </draw:frame>
        </draw:g>
        <draw:g>
          <draw:g>
            <draw:line draw:style-name="gr39" draw:text-style-name="P5" draw:layer="layout" svg:x1="15.239cm" svg:y1="3.762cm" svg:x2="15.239cm" svg:y2="5.85cm">
              <text:p/>
            </draw:line>
            <draw:line draw:style-name="gr39" draw:text-style-name="P5" draw:layer="layout" svg:x1="14.639cm" svg:y1="3.762cm" svg:x2="15.239cm" svg:y2="3.762cm">
              <text:p/>
            </draw:line>
            <draw:line draw:style-name="gr40" draw:text-style-name="P5" draw:layer="layout" svg:x1="14.939cm" svg:y1="5.85cm" svg:x2="14.939cm" svg:y2="5.15cm">
              <text:p/>
            </draw:line>
            <draw:line draw:style-name="gr41" draw:text-style-name="P5" draw:layer="layout" svg:x1="14.639cm" svg:y1="5.85cm" svg:x2="14.639cm" svg:y2="5.462cm">
              <text:p/>
            </draw:line>
            <draw:line draw:style-name="gr41" draw:text-style-name="P5" draw:layer="layout" svg:x1="14.639cm" svg:y1="4.662cm" svg:x2="14.639cm" svg:y2="5.2cm">
              <text:p/>
            </draw:line>
            <draw:line draw:style-name="gr39" draw:text-style-name="P5" draw:layer="layout" svg:x1="14.639cm" svg:y1="3.762cm" svg:x2="14.639cm" svg:y2="4.066cm">
              <text:p/>
            </draw:line>
            <draw:line draw:style-name="gr41" draw:text-style-name="P5" draw:layer="layout" svg:x1="14.639cm" svg:y1="4.064cm" svg:x2="14.731cm" svg:y2="4.654cm">
              <text:p/>
            </draw:line>
            <draw:custom-shape draw:style-name="gr42" draw:text-style-name="P5" draw:layer="layout" svg:width="0.1cm" svg:height="0.1cm" svg:x="14.589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14.591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14.842cm" svg:y1="4.761cm" svg:x2="15.04cm" svg:y2="4.761cm">
                <text:p/>
              </draw:line>
              <draw:line draw:style-name="gr41" draw:text-style-name="P5" draw:layer="layout" svg:x1="14.939cm" svg:y1="4.662cm" svg:x2="14.939cm" svg:y2="4.862cm">
                <text:p/>
              </draw:line>
              <draw:frame draw:style-name="gr43" draw:text-style-name="P12" draw:layer="layout" svg:width="1.216cm" svg:height="1cm" svg:x="14.439cm" svg:y="4.712cm">
                <draw:text-box>
                  <text:p><text:span text:style-name="T3">3.3V</text:span></text:p>
                </draw:text-box>
              </draw:frame>
            </draw:g>
            <draw:frame draw:style-name="gr43" draw:text-style-name="P12" draw:layer="layout" svg:width="1.212cm" svg:height="0.999cm" svg:x="14.12cm" svg:y="5.049cm">
              <draw:text-box>
                <text:p><text:span text:style-name="T3">Gnd</text:span></text:p>
              </draw:text-box>
            </draw:frame>
          </draw:g>
          <draw:g>
            <draw:line draw:style-name="gr44" draw:text-style-name="P5" draw:layer="layout" svg:x1="16.073cm" svg:y1="2.701cm" svg:x2="16.073cm" svg:y2="5.889cm">
              <text:p/>
            </draw:line>
            <draw:line draw:style-name="gr44" draw:text-style-name="P5" draw:layer="layout" svg:x1="16cm" svg:y1="2.701cm" svg:x2="16.1cm" svg:y2="2.701cm">
              <text:p/>
            </draw:line>
            <draw:line draw:style-name="gr44" draw:text-style-name="P5" draw:layer="layout" svg:x1="15.8cm" svg:y1="5.889cm" svg:x2="15.8cm" svg:y2="2.901cm">
              <text:p/>
            </draw:line>
            <draw:line draw:style-name="gr44" draw:text-style-name="P5" draw:layer="layout" svg:x1="15.05cm" svg:y1="3.451cm" svg:x2="15.05cm" svg:y2="2.901cm">
              <text:p/>
            </draw:line>
            <draw:line draw:style-name="gr44" draw:text-style-name="P5" draw:layer="layout" svg:x1="15.05cm" svg:y1="3.451cm" svg:x2="15.5cm" svg:y2="3.451cm">
              <text:p/>
            </draw:line>
            <draw:line draw:style-name="gr44" draw:text-style-name="P5" draw:layer="layout" svg:x1="15.5cm" svg:y1="3.451cm" svg:x2="15.5cm" svg:y2="5.889cm">
              <text:p/>
            </draw:line>
            <draw:custom-shape draw:style-name="gr45" draw:text-style-name="P5" draw:layer="layout" svg:width="0.6cm" svg:height="0.6cm" svg:x="15.111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16.373cm" svg:y1="1.951cm" svg:x2="16.373cm" svg:y2="5.889cm">
              <text:p/>
            </draw:line>
            <draw:g>
              <draw:circle draw:style-name="gr46" draw:text-style-name="P5" draw:layer="layout" svg:width="0.25cm" svg:height="0.25cm" draw:transform="rotate (1.5707963267949) translate (15.3cm 3.051cm)" draw:kind="arc" draw:start-angle="271.27" draw:end-angle="93.81">
                <text:p/>
              </draw:circle>
              <draw:circle draw:style-name="gr46" draw:text-style-name="P5" draw:layer="layout" svg:width="0.25cm" svg:height="0.25cm" draw:transform="rotate (1.5707963267949) translate (15.05cm 3.051cm)" draw:kind="arc" draw:start-angle="271.27" draw:end-angle="93.81">
                <text:p/>
              </draw:circle>
              <draw:circle draw:style-name="gr46" draw:text-style-name="P5" draw:layer="layout" svg:width="0.25cm" svg:height="0.25cm" draw:transform="rotate (1.5707963267949) translate (15.55cm 3.051cm)" draw:kind="arc" draw:start-angle="271.27" draw:end-angle="93.81">
                <text:p/>
              </draw:circle>
            </draw:g>
            <draw:g>
              <draw:circle draw:style-name="gr46" draw:text-style-name="P5" draw:layer="layout" svg:width="0.25cm" svg:height="0.25cm" draw:transform="rotate (-3.14159265358979) translate (16.148cm 2.455cm)" draw:kind="arc" draw:start-angle="271.27" draw:end-angle="93.81">
                <text:p/>
              </draw:circle>
              <draw:circle draw:style-name="gr46" draw:text-style-name="P5" draw:layer="layout" svg:width="0.25cm" svg:height="0.25cm" draw:transform="rotate (-3.14159265358979) translate (16.149cm 2.701cm)" draw:kind="arc" draw:start-angle="271.27" draw:end-angle="93.81">
                <text:p/>
              </draw:circle>
              <draw:circle draw:style-name="gr46" draw:text-style-name="P5" draw:layer="layout" svg:width="0.25cm" svg:height="0.25cm" draw:transform="rotate (-3.14159265358979) translate (16.147cm 2.2cm)" draw:kind="arc" draw:start-angle="271.27" draw:end-angle="93.81">
                <text:p/>
              </draw:circle>
            </draw:g>
            <draw:line draw:style-name="gr44" draw:text-style-name="P5" draw:layer="layout" svg:x1="16cm" svg:y1="1.951cm" svg:x2="16.4cm" svg:y2="1.951cm">
              <text:p/>
            </draw:line>
          </draw:g>
          <draw:frame draw:style-name="gr43" draw:text-style-name="P13" draw:layer="layout" svg:width="1.316cm" svg:height="1.082cm" svg:x="14.473cm" svg:y="1.268cm">
            <draw:text-box>
              <text:p><text:span text:style-name="T4">Z</text:span></text:p>
            </draw:text-box>
          </draw:frame>
        </draw:g>
        <draw:frame draw:style-name="gr76" draw:text-style-name="P26" draw:layer="layout" svg:width="7.472cm" svg:height="0.569cm" svg:x="11.75cm" svg:y="19.781cm">
          <draw:text-box>
            <text:p><text:span text:style-name="T13">© <text:s/>Pierre ROUZEAU </text:span><text:span text:style-name="T14">. </text:span><text:span text:style-name="T15">Licence GFDL1.2 and CC BY-SA</text:span></text:p>
          </draw:text-box>
        </draw:frame>
        <draw:line draw:style-name="gr77" draw:text-style-name="P5" draw:layer="layout" svg:x1="18.3cm" svg:y1="11.2cm" svg:x2="18.3cm" svg:y2="11.65cm">
          <text:p/>
        </draw:line>
        <draw:g>
          <draw:line draw:style-name="gr78" draw:text-style-name="P5" draw:layer="layout" svg:x1="17.9cm" svg:y1="11.637cm" svg:x2="18.7cm" svg:y2="11.637cm">
            <text:p/>
          </draw:line>
          <draw:line draw:style-name="gr79" draw:text-style-name="P5" draw:layer="layout" svg:x1="17.9cm" svg:y1="11.817cm" svg:x2="18.1cm" svg:y2="11.637cm">
            <text:p/>
          </draw:line>
          <draw:line draw:style-name="gr79" draw:text-style-name="P5" draw:layer="layout" svg:x1="18.1cm" svg:y1="11.817cm" svg:x2="18.3cm" svg:y2="11.637cm">
            <text:p/>
          </draw:line>
          <draw:line draw:style-name="gr79" draw:text-style-name="P5" draw:layer="layout" svg:x1="18.3cm" svg:y1="11.817cm" svg:x2="18.5cm" svg:y2="11.637cm">
            <text:p/>
          </draw:line>
          <draw:line draw:style-name="gr79" draw:text-style-name="P5" draw:layer="layout" svg:x1="18.5cm" svg:y1="11.817cm" svg:x2="18.7cm" svg:y2="11.637cm">
            <text:p/>
          </draw:line>
        </draw:g>
        <draw:g>
          <draw:line draw:style-name="gr80" draw:text-style-name="P5" draw:layer="layout" svg:x1="18.1cm" svg:y1="9.52cm" svg:x2="18.7cm" svg:y2="9.52cm">
            <text:p/>
          </draw:line>
          <draw:line draw:style-name="gr81" draw:text-style-name="P5" draw:layer="layout" svg:x1="18.1cm" svg:y1="9.7cm" svg:x2="18.25cm" svg:y2="9.52cm">
            <text:p/>
          </draw:line>
          <draw:line draw:style-name="gr81" draw:text-style-name="P5" draw:layer="layout" svg:x1="18.25cm" svg:y1="9.7cm" svg:x2="18.4cm" svg:y2="9.52cm">
            <text:p/>
          </draw:line>
          <draw:line draw:style-name="gr81" draw:text-style-name="P5" draw:layer="layout" svg:x1="18.4cm" svg:y1="9.7cm" svg:x2="18.55cm" svg:y2="9.52cm">
            <text:p/>
          </draw:line>
          <draw:line draw:style-name="gr81" draw:text-style-name="P5" draw:layer="layout" svg:x1="18.55cm" svg:y1="9.7cm" svg:x2="18.7cm" svg:y2="9.52cm">
            <text:p/>
          </draw:line>
        </draw:g>
        <draw:line draw:style-name="gr44" draw:text-style-name="P5" draw:layer="layout" svg:x1="18.4cm" svg:y1="9.335cm" svg:x2="18.4cm" svg:y2="9.51cm">
          <text:p/>
        </draw:line>
        <draw:frame draw:style-name="gr43" draw:text-style-name="P18" draw:layer="layout" svg:width="18.7cm" svg:height="8.325cm" svg:x="1.2cm" svg:y="20.625cm">
          <draw:text-box>
            <text:p><text:span text:style-name="T6">DUET boards schematics</text:span></text:p>
            <text:p><text:span text:style-name="T2"/></text:p>
            <text:p><text:span text:style-name="T2">Schematics used on reprap.org (not up to date) and Aquilegia (up to date). </text:span></text:p>
            <text:p><text:span text:style-name="T2">Aquilegia demonstration on </text:span><text:span text:style-name="T2"><text:a xlink:href="http://otocoup.com/aql" xlink:type="simple">http://otocoup.com/aql</text:a></text:span></text:p>
            <text:p><text:span text:style-name="T16"/></text:p>
            <text:p><text:span text:style-name="T16">For vector schematics, png format is more adapted than jpg, however the file size optimisation of libre office draw export is poor, so images in png format needs to be compressed with an external software, by example online tool <text:s/></text:span><text:span text:style-name="T16"><text:a xlink:href="https://tinypng.com/" xlink:type="simple">https://tinypng.com/</text:a></text:span><text:span text:style-name="T16">. As an average, that will save <text:s/>more than 55 % of the file size without any loss (it only change color internal mapping).</text:span></text:p>
            <text:p><text:span text:style-name="T16"/></text:p>
            <text:p><text:span text:style-name="T16">Note about licence and Copyright.</text:span></text:p>
            <text:p><text:span text:style-name="T16">If drawings are published in jpg format, Licence and Copyright can be defined in the IPTC data.</text:span></text:p>
            <text:p><text:span text:style-name="T16">Unfortunately, while png format have a metadata format, it is not used by most software, so in this case, Copyright and licences are defined in plain text in the images.</text:span></text:p>
            <text:p><text:span text:style-name="T16">Wikipedia badly regard Copyright written directly in the images, but for png format, I don’t see any other solution to have the Copyright reliably transferred to image users. It is too common to have people using Wikipedia images without giving credit.</text:span></text:p>
          </draw:text-box>
        </draw:frame>
      </draw:page>
      <draw:page draw:name="page2" draw:style-name="dp1" draw:master-page-name="Standard">
        <draw:g>
          <draw:custom-shape draw:style-name="gr82" draw:text-style-name="P1" draw:layer="layout" svg:width="13.45cm" svg:height="10.764cm" svg:x="3.726cm" svg:y="5.613cm">
            <text:p/>
            <draw:enhanced-geometry svg:viewBox="0 0 21600 21600" draw:type="rectangle" draw:enhanced-path="M 0 0 L 21600 0 21600 21600 0 21600 0 0 Z N"/>
          </draw:custom-shape>
          <draw:g>
            <draw:custom-shape draw:style-name="gr3" draw:text-style-name="P4" draw:layer="layout" svg:width="0.138cm" svg:height="0.144cm" svg:x="9.015cm" svg:y="15.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9.016cm" svg:y="1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9.292cm" svg:y="15.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9.293cm" svg:y="1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9.566cm" svg:y="15.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9.567cm" svg:y="1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9.844cm" svg:y="15.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9.845cm" svg:y="1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0.118cm" svg:y="15.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119cm" svg:y="1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394cm" svg:y="1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395cm" svg:y="16.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669cm" svg:y="1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0.67cm" svg:y="16.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0.946cm" svg:y="15.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0.947cm" svg:y="1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221cm" svg:y="15.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1.222cm" svg:y="1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497cm" svg:y="15.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1.498cm" svg:y="1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773cm" svg:y="15.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1.773cm" svg:y="1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049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5cm" svg:x="12.051cm" svg:y="16.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2.323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2.324cm" svg:y="16.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601cm" svg:y="15.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2.601cm" svg:y="1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2.874cm" svg:y="15.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2.875cm" svg:y="1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15cm" svg:y="1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151cm" svg:y="16.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426cm" svg:y="1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427cm" svg:y="16.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3.702cm" svg:y="15.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3.703cm" svg:y="1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3.977cm" svg:y="15.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3.978cm" svg:y="1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4.253cm" svg:y="1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4.254cm" svg:y="16.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529cm" svg:y="1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4.53cm" svg:y="16.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804cm" svg:y="15.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4.805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08cm" svg:y="15.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5.08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356cm" svg:y="15.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5.356cm" svg:y="1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5" draw:layer="layout" svg:width="6.928cm" svg:height="0.525cm" svg:x="8.932cm" svg:y="15.725cm">
              <text:p/>
              <draw:enhanced-geometry svg:viewBox="0 0 21600 21600" draw:mirror-horizontal="false" draw:mirror-vertical="false" draw:type="rectangle" draw:enhanced-path="M 0 0 L 21600 0 21600 21600 0 21600 0 0 Z N"/>
            </draw:custom-shape>
            <draw:custom-shape draw:style-name="gr3" draw:text-style-name="P4" draw:layer="layout" svg:width="0.136cm" svg:height="0.143cm" svg:x="15.634cm" svg:y="15.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5.635cm" svg:y="16.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38cm" svg:height="0.142cm" svg:x="8.162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436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711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8.98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9.26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9.537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9.81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8.08cm" svg:y="5.75cm">
              <text:p/>
              <draw:enhanced-geometry svg:viewBox="0 0 21600 21600" draw:mirror-horizontal="false" draw:mirror-vertical="false" draw:type="rectangle" draw:enhanced-path="M 0 0 L 21600 0 21600 21600 0 21600 0 0 Z N"/>
            </draw:custom-shape>
          </draw:g>
          <draw:custom-shape draw:style-name="gr85" draw:text-style-name="P6" draw:layer="layout" svg:width="0.668cm" svg:height="0.811cm" svg:x="3.821cm" svg:y="10.389cm">
            <text:p/>
            <draw:enhanced-geometry svg:viewBox="0 0 21600 21600" draw:mirror-horizontal="false" draw:mirror-vertical="false" draw:type="rectangle" draw:enhanced-path="M 0 0 L 21600 0 21600 21600 0 21600 0 0 Z N"/>
          </draw:custom-shape>
          <draw:g>
            <draw:g>
              <draw:custom-shape draw:style-name="gr86" draw:text-style-name="P6" draw:layer="layout" svg:width="0.186cm" svg:height="0.279cm" svg:x="3.634cm" svg:y="9.621cm">
                <text:p/>
                <draw:enhanced-geometry svg:viewBox="0 0 21600 21600" draw:mirror-horizontal="false" draw:mirror-vertical="false" draw:type="rectangle" draw:enhanced-path="M 0 0 L 21600 0 21600 21600 0 21600 0 0 Z N"/>
              </draw:custom-shape>
            </draw:g>
            <draw:custom-shape draw:style-name="gr87" draw:text-style-name="P6" draw:layer="layout" svg:width="0.362cm" svg:height="0.41cm" svg:x="3.768cm" svg:y="9.55cm">
              <text:p/>
              <draw:enhanced-geometry svg:viewBox="0 0 21600 21600" draw:mirror-horizontal="false" draw:mirror-vertical="false" draw:type="rectangle" draw:enhanced-path="M 0 0 L 21600 0 21600 21600 0 21600 0 0 Z N"/>
            </draw:custom-shape>
          </draw:g>
          <draw:custom-shape draw:style-name="gr88" draw:text-style-name="P6" draw:layer="layout" svg:width="2.388cm" svg:height="1.769cm" svg:x="3.821cm" svg:y="13.931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38cm" svg:height="0.142cm" svg:x="10.262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539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812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1.089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36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1.6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1.91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 draw:layer="layout" svg:width="1.958cm" svg:height="0.239cm" svg:x="10.18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12.419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2.696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968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2cm" svg:x="13.24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3.5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3.79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4.07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12.337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4.579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4.854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5.129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5.40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679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955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6.23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14.497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4.54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817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4.459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5cm" svg:height="0.144cm" svg:x="13.126cm" svg:y="10.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3.401cm" svg:y="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 draw:layer="layout" svg:width="0.574cm" svg:height="0.237cm" svg:x="13.04cm" svg:y="10.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6cm" svg:height="0.145cm" draw:transform="rotate (1.5707963267949) translate (13.891cm 12.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3.892cm 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0.573cm" svg:height="0.239cm" draw:transform="rotate (1.5707963267949) translate (13.841cm 12.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4cm" svg:x="16.411cm" svg:y="15.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6.686cm" svg:y="15.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 draw:layer="layout" svg:width="0.574cm" svg:height="0.239cm" svg:x="16.327cm" svg:y="15.07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4cm" draw:transform="rotate (1.5707963267949) translate (16.527cm 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draw:transform="rotate (1.5707963267949) translate (16.528cm 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6.528cm 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 draw:layer="layout" svg:width="0.859cm" svg:height="0.239cm" draw:transform="rotate (1.5707963267949) translate (16.48cm 9.237cm)">
              <text:p/>
              <draw:enhanced-geometry svg:viewBox="0 0 21600 21600" draw:mirror-horizontal="false" draw:mirror-vertical="false" draw:type="rectangle" draw:enhanced-path="M 0 0 L 21600 0 21600 21600 0 21600 0 0 Z N"/>
            </draw:custom-shape>
          </draw:g>
          <draw:custom-shape draw:style-name="gr20" draw:text-style-name="P4" draw:layer="layout" svg:width="0.409cm" svg:height="0.425cm" draw:transform="rotate (1.5707963267949) translate (16.539cm 16.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16.485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7cm 6.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7cm 16.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7" draw:layer="layout" svg:width="3.058cm" svg:height="3.058cm" svg:x="6.878cm" svg:y="10.861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65cm" svg:height="0.274cm" draw:transform="rotate (1.5707963267949) translate (16.394cm 1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96cm 1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1.673cm" svg:height="1.1cm" draw:transform="rotate (1.5707963267949) translate (15.962cm 11.339cm)">
              <text:p/>
              <draw:enhanced-geometry svg:viewBox="0 0 21600 21600" draw:mirror-horizontal="false" draw:mirror-vertical="false" draw:type="rectangle" draw:enhanced-path="M 0 0 L 21600 0 21600 21600 0 21600 0 0 Z N"/>
            </draw:custom-shape>
          </draw:g>
          <draw:custom-shape draw:style-name="gr96" draw:text-style-name="P8" draw:layer="layout" svg:width="0.115cm" svg:height="0.239cm" svg:x="3.935cm" svg:y="8.1cm">
            <text:p/>
            <draw:enhanced-geometry svg:viewBox="0 0 21600 21600" draw:type="rectangle" draw:enhanced-path="M 0 0 L 21600 0 21600 21600 0 21600 0 0 Z N"/>
          </draw:custom-shape>
          <draw:custom-shape draw:style-name="gr97" draw:text-style-name="P9" draw:layer="layout" svg:width="0.115cm" svg:height="0.239cm" svg:x="3.937cm" svg:y="7.7cm">
            <text:p/>
            <draw:enhanced-geometry svg:viewBox="0 0 21600 21600" draw:type="rectangle" draw:enhanced-path="M 0 0 L 21600 0 21600 21600 0 21600 0 0 Z N"/>
          </draw:custom-shape>
          <draw:custom-shape draw:style-name="gr97" draw:text-style-name="P9" draw:layer="layout" svg:width="0.115cm" svg:height="0.237cm" svg:x="8.73cm" svg:y="8.113cm">
            <text:p/>
            <draw:enhanced-geometry svg:viewBox="0 0 21600 21600" draw:type="rectangle" draw:enhanced-path="M 0 0 L 21600 0 21600 21600 0 21600 0 0 Z N"/>
          </draw:custom-shape>
          <draw:custom-shape draw:style-name="gr97" draw:text-style-name="P9" draw:layer="layout" svg:width="0.114cm" svg:height="0.237cm" draw:transform="rotate (1.5707963267949) translate (10.743cm 10.1cm)">
            <text:p/>
            <draw:enhanced-geometry svg:viewBox="0 0 21600 21600" draw:type="rectangle" draw:enhanced-path="M 0 0 L 21600 0 21600 21600 0 21600 0 0 Z N"/>
          </draw:custom-shape>
          <draw:custom-shape draw:style-name="gr97" draw:text-style-name="P9" draw:layer="layout" svg:width="0.114cm" svg:height="0.238cm" svg:x="14.866cm" svg:y="8.112cm">
            <text:p/>
            <draw:enhanced-geometry svg:viewBox="0 0 21600 21600" draw:type="rectangle" draw:enhanced-path="M 0 0 L 21600 0 21600 21600 0 21600 0 0 Z N"/>
          </draw:custom-shape>
          <draw:custom-shape draw:style-name="gr97" draw:text-style-name="P9" draw:layer="layout" svg:width="0.115cm" svg:height="0.239cm" svg:x="4.661cm" svg:y="10.001cm">
            <text:p/>
            <draw:enhanced-geometry svg:viewBox="0 0 21600 21600" draw:type="rectangle" draw:enhanced-path="M 0 0 L 21600 0 21600 21600 0 21600 0 0 Z N"/>
          </draw:custom-shape>
          <draw:g>
            <draw:custom-shape draw:style-name="gr3" draw:text-style-name="P4" draw:layer="layout" svg:width="0.138cm" svg:height="0.142cm" svg:x="6.053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327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602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877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7.154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7.428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7.705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5.971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318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592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5.234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0.64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0.916cm" svg:y="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10.558cm" svg:y="9.5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1.464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738cm" svg:y="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11.38cm" svg:y="9.5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2.542cm" svg:y="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816cm" svg:y="9.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12.458cm" svg:y="9.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4cm" svg:height="0.15cm" svg:x="13.368cm" svg:y="9.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49cm" svg:x="13.656cm" svg:y="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 draw:layer="layout" svg:width="0.6cm" svg:height="0.251cm" svg:x="13.28cm" svg:y="9.594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65cm" svg:height="0.274cm" draw:transform="rotate (1.5707963267949) translate (16.394cm 14.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96cm 13.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1.673cm" svg:height="1.1cm" draw:transform="rotate (1.5707963267949) translate (15.962cm 14.9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5.953cm" svg:y="16.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227cm" svg:y="1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502cm" svg:y="1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777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 draw:layer="layout" svg:width="1.159cm" svg:height="0.239cm" svg:x="5.871cm" svg:y="16.0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4.603cm" svg:y="16.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877cm" svg:y="1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152cm" svg:y="1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5.427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 draw:layer="layout" svg:width="1.159cm" svg:height="0.239cm" svg:x="4.521cm" svg:y="16.05cm">
              <text:p/>
              <draw:enhanced-geometry svg:viewBox="0 0 21600 21600" draw:mirror-horizontal="false" draw:mirror-vertical="false" draw:type="rectangle" draw:enhanced-path="M 0 0 L 21600 0 21600 21600 0 21600 0 0 Z N"/>
            </draw:custom-shape>
          </draw:g>
          <draw:g>
            <draw:g>
              <draw:custom-shape draw:style-name="gr86" draw:text-style-name="P6" draw:layer="layout" svg:width="0.186cm" svg:height="0.279cm" svg:x="3.634cm" svg:y="8.621cm">
                <text:p/>
                <draw:enhanced-geometry svg:viewBox="0 0 21600 21600" draw:mirror-horizontal="false" draw:mirror-vertical="false" draw:type="rectangle" draw:enhanced-path="M 0 0 L 21600 0 21600 21600 0 21600 0 0 Z N"/>
              </draw:custom-shape>
            </draw:g>
            <draw:custom-shape draw:style-name="gr87" draw:text-style-name="P6" draw:layer="layout" svg:width="0.362cm" svg:height="0.41cm" svg:x="3.768cm" svg:y="8.5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542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816cm" svg:y="10.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5.458cm" svg:y="10.1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6.36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638cm" svg:y="10.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6.28cm" svg:y="10.15cm">
              <text:p/>
              <draw:enhanced-geometry svg:viewBox="0 0 21600 21600" draw:mirror-horizontal="false" draw:mirror-vertical="false" draw:type="rectangle" draw:enhanced-path="M 0 0 L 21600 0 21600 21600 0 21600 0 0 Z N"/>
            </draw:custom-shape>
          </draw:g>
          <draw:custom-shape draw:style-name="gr100" draw:text-style-name="P10" draw:layer="layout" svg:width="0.115cm" svg:height="0.239cm" svg:x="3.935cm" svg:y="7.3cm">
            <text:p/>
            <draw:enhanced-geometry svg:viewBox="0 0 21600 21600" draw:type="rectangle" draw:enhanced-path="M 0 0 L 21600 0 21600 21600 0 21600 0 0 Z N"/>
          </draw:custom-shape>
          <draw:custom-shape draw:style-name="gr97" draw:text-style-name="P9" draw:layer="layout" svg:width="0.115cm" svg:height="0.239cm" svg:x="3.935cm" svg:y="6.9cm">
            <text:p/>
            <draw:enhanced-geometry svg:viewBox="0 0 21600 21600" draw:type="rectangle" draw:enhanced-path="M 0 0 L 21600 0 21600 21600 0 21600 0 0 Z N"/>
          </draw:custom-shape>
          <draw:custom-shape draw:style-name="gr97" draw:text-style-name="P9" draw:layer="layout" svg:width="0.115cm" svg:height="0.239cm" svg:x="3.935cm" svg:y="6.5cm">
            <text:p/>
            <draw:enhanced-geometry svg:viewBox="0 0 21600 21600" draw:type="rectangle" draw:enhanced-path="M 0 0 L 21600 0 21600 21600 0 21600 0 0 Z N"/>
          </draw:custom-shape>
          <draw:custom-shape draw:style-name="gr97" draw:text-style-name="P9" draw:layer="layout" svg:width="0.115cm" svg:height="0.237cm" svg:x="12.08cm" svg:y="9.95cm">
            <text:p/>
            <draw:enhanced-geometry svg:viewBox="0 0 21600 21600" draw:type="rectangle" draw:enhanced-path="M 0 0 L 21600 0 21600 21600 0 21600 0 0 Z N"/>
          </draw:custom-shape>
          <draw:custom-shape draw:style-name="gr101" draw:text-style-name="P7" draw:layer="layout" svg:width="0.85cm" svg:height="0.5cm" svg:x="7.08cm" svg:y="7.3cm">
            <text:p/>
            <draw:enhanced-geometry svg:viewBox="0 0 21600 21600" draw:type="rectangle" draw:enhanced-path="M 0 0 L 21600 0 21600 21600 0 21600 0 0 Z N"/>
          </draw:custom-shape>
          <draw:custom-shape draw:style-name="gr101" draw:text-style-name="P7" draw:layer="layout" svg:width="0.85cm" svg:height="0.5cm" svg:x="9.18cm" svg:y="7.3cm">
            <text:p/>
            <draw:enhanced-geometry svg:viewBox="0 0 21600 21600" draw:type="rectangle" draw:enhanced-path="M 0 0 L 21600 0 21600 21600 0 21600 0 0 Z N"/>
          </draw:custom-shape>
          <draw:custom-shape draw:style-name="gr101" draw:text-style-name="P7" draw:layer="layout" svg:width="0.85cm" svg:height="0.5cm" svg:x="13.38cm" svg:y="7.3cm">
            <text:p/>
            <draw:enhanced-geometry svg:viewBox="0 0 21600 21600" draw:type="rectangle" draw:enhanced-path="M 0 0 L 21600 0 21600 21600 0 21600 0 0 Z N"/>
          </draw:custom-shape>
          <draw:custom-shape draw:style-name="gr101" draw:text-style-name="P7" draw:layer="layout" svg:width="0.85cm" svg:height="0.5cm" svg:x="15.38cm" svg:y="7.3cm">
            <text:p/>
            <draw:enhanced-geometry svg:viewBox="0 0 21600 21600" draw:type="rectangle" draw:enhanced-path="M 0 0 L 21600 0 21600 21600 0 21600 0 0 Z N"/>
          </draw:custom-shape>
          <draw:custom-shape draw:style-name="gr101" draw:text-style-name="P7" draw:layer="layout" svg:width="0.85cm" svg:height="0.5cm" svg:x="11.23cm" svg:y="7.3cm">
            <text:p/>
            <draw:enhanced-geometry svg:viewBox="0 0 21600 21600" draw:type="rectangle" draw:enhanced-path="M 0 0 L 21600 0 21600 21600 0 21600 0 0 Z N"/>
          </draw:custom-shape>
          <draw:custom-shape draw:style-name="gr102" draw:text-style-name="P11" draw:layer="layout" svg:width="0.282cm" svg:height="1.25cm" svg:x="3.498cm" svg:y="11.8cm">
            <text:p/>
            <draw:enhanced-geometry svg:viewBox="0 0 21600 21600" draw:mirror-horizontal="false" draw:mirror-vertical="false" draw:type="rectangle" draw:enhanced-path="M 0 0 L 21600 0 21600 21600 0 21600 0 0 Z N"/>
          </draw:custom-shape>
          <draw:custom-shape draw:style-name="gr103" draw:text-style-name="P6" draw:layer="layout" svg:width="1.577cm" svg:height="1.577cm" svg:x="3.821cm" svg:y="11.626cm">
            <text:p/>
            <draw:enhanced-geometry svg:viewBox="0 0 21600 21600" draw:mirror-horizontal="false" draw:mirror-vertical="false" draw:type="rectangle" draw:enhanced-path="M 0 0 L 21600 0 21600 21600 0 21600 0 0 Z N"/>
          </draw:custom-shape>
          <draw:custom-shape draw:style-name="gr97" draw:text-style-name="P9" draw:layer="layout" svg:width="0.114cm" svg:height="0.238cm" svg:x="12.866cm" svg:y="8.112cm">
            <text:p/>
            <draw:enhanced-geometry svg:viewBox="0 0 21600 21600" draw:type="rectangle" draw:enhanced-path="M 0 0 L 21600 0 21600 21600 0 21600 0 0 Z N"/>
          </draw:custom-shape>
          <draw:custom-shape draw:style-name="gr97" draw:text-style-name="P9" draw:layer="layout" svg:width="0.114cm" svg:height="0.238cm" svg:x="10.866cm" svg:y="8.112cm">
            <text:p/>
            <draw:enhanced-geometry svg:viewBox="0 0 21600 21600" draw:type="rectangle" draw:enhanced-path="M 0 0 L 21600 0 21600 21600 0 21600 0 0 Z N"/>
          </draw:custom-shape>
          <draw:custom-shape draw:style-name="gr97" draw:text-style-name="P9" draw:layer="layout" svg:width="0.114cm" svg:height="0.238cm" svg:x="6.566cm" svg:y="8.112cm">
            <text:p/>
            <draw:enhanced-geometry svg:viewBox="0 0 21600 21600" draw:type="rectangle" draw:enhanced-path="M 0 0 L 21600 0 21600 21600 0 21600 0 0 Z N"/>
          </draw:custom-shape>
        </draw:g>
        <draw:g>
          <draw:line draw:style-name="gr44" draw:text-style-name="P5" draw:layer="layout" svg:x1="4.25cm" svg:y1="2.45cm" svg:x2="4.25cm" svg:y2="2.049cm">
            <text:p/>
          </draw:line>
          <draw:line draw:style-name="gr44" draw:text-style-name="P5" draw:layer="layout" svg:x1="5.35cm" svg:y1="2.45cm" svg:x2="5.35cm" svg:y2="5.85cm">
            <text:p/>
          </draw:line>
          <draw:line draw:style-name="gr51" draw:text-style-name="P5" draw:layer="layout" svg:x1="5.65cm" svg:y1="2.049cm" svg:x2="5.65cm" svg:y2="5.85cm">
            <text:p/>
          </draw:line>
          <draw:line draw:style-name="gr51" draw:text-style-name="P5" draw:layer="layout" svg:x1="5.45cm" svg:y1="2.049cm" svg:x2="5.65cm" svg:y2="2.049cm">
            <text:p/>
          </draw:line>
          <draw:line draw:style-name="gr44" draw:text-style-name="P5" draw:layer="layout" svg:x1="4.25cm" svg:y1="2.449cm" svg:x2="5.35cm" svg:y2="2.449cm">
            <text:p/>
          </draw:line>
          <draw:custom-shape draw:style-name="gr52" draw:text-style-name="P4" draw:layer="layout" svg:width="1cm" svg:height="0.3cm" svg:x="4.45cm" svg:y="1.899cm">
            <text:p/>
            <draw:enhanced-geometry svg:viewBox="0 0 21600 21600" draw:type="rectangle" draw:enhanced-path="M 0 0 L 21600 0 21600 21600 0 21600 0 0 Z N"/>
          </draw:custom-shape>
          <draw:line draw:style-name="gr44" draw:text-style-name="P5" draw:layer="layout" svg:x1="4.65cm" svg:y1="1.899cm" svg:x2="4.65cm" svg:y2="2.199cm">
            <text:p/>
          </draw:line>
          <draw:line draw:style-name="gr44" draw:text-style-name="P5" draw:layer="layout" svg:x1="4.85cm" svg:y1="1.899cm" svg:x2="4.85cm" svg:y2="2.199cm">
            <text:p/>
          </draw:line>
          <draw:line draw:style-name="gr44" draw:text-style-name="P5" draw:layer="layout" svg:x1="5.05cm" svg:y1="1.899cm" svg:x2="5.05cm" svg:y2="2.199cm">
            <text:p/>
          </draw:line>
          <draw:line draw:style-name="gr44" draw:text-style-name="P5" draw:layer="layout" svg:x1="5.25cm" svg:y1="1.899cm" svg:x2="5.25cm" svg:y2="2.199cm">
            <text:p/>
          </draw:line>
          <draw:line draw:style-name="gr44" draw:text-style-name="P5" draw:layer="layout" svg:x1="4.25cm" svg:y1="2.049cm" svg:x2="4.45cm" svg:y2="2.049cm">
            <text:p/>
          </draw:line>
          <draw:g>
            <draw:line draw:style-name="gr41" draw:text-style-name="P5" draw:layer="layout" svg:x1="5.488cm" svg:y1="1.46cm" svg:x2="5.686cm" svg:y2="1.46cm">
              <text:p/>
            </draw:line>
            <draw:line draw:style-name="gr41" draw:text-style-name="P5" draw:layer="layout" svg:x1="5.585cm" svg:y1="1.361cm" svg:x2="5.585cm" svg:y2="1.561cm">
              <text:p/>
            </draw:line>
            <draw:frame draw:style-name="gr43" draw:text-style-name="P16" draw:layer="layout" svg:width="1.216cm" svg:height="1cm" svg:x="5.085cm" svg:y="1.411cm">
              <draw:text-box>
                <text:p><text:span text:style-name="T7">Vin</text:span></text:p>
              </draw:text-box>
            </draw:frame>
          </draw:g>
          <draw:frame draw:style-name="gr55" draw:text-style-name="P17" draw:layer="layout" svg:width="1.7cm" svg:height="1.19cm" svg:x="3.9cm" svg:y="1.159cm">
            <draw:text-box>
              <text:p><text:span text:style-name="T8">E0 H</text:span></text:p>
            </draw:text-box>
          </draw:frame>
          <draw:g>
            <draw:line draw:style-name="gr53" draw:text-style-name="P5" draw:layer="layout" svg:x1="5.2cm" svg:y1="5.506cm" svg:x2="5.55cm" svg:y2="4.9cm">
              <text:p/>
            </draw:line>
            <draw:line draw:style-name="gr53" draw:text-style-name="P5" draw:layer="layout" svg:x1="5.498cm" svg:y1="5.093cm" svg:x2="5.55cm" svg:y2="4.9cm">
              <text:p/>
            </draw:line>
            <draw:line draw:style-name="gr53" draw:text-style-name="P5" draw:layer="layout" svg:x1="5.408cm" svg:y1="5.041cm" svg:x2="5.549cm" svg:y2="4.9cm">
              <text:p/>
            </draw:line>
            <draw:g>
              <draw:line draw:style-name="gr54" draw:text-style-name="P5" draw:layer="layout" svg:x1="5.28cm" svg:y1="4.906cm" svg:x2="5.28cm" svg:y2="4.856cm">
                <text:p/>
              </draw:line>
              <draw:g>
                <draw:line draw:style-name="gr54" draw:text-style-name="P5" draw:layer="layout" svg:x1="5.28cm" svg:y1="4.906cm" svg:x2="5.18cm" svg:y2="4.906cm">
                  <text:p/>
                </draw:line>
                <draw:line draw:style-name="gr54" draw:text-style-name="P5" draw:layer="layout" svg:x1="5.18cm" svg:y1="4.956cm" svg:x2="5.18cm" svg:y2="4.906cm">
                  <text:p/>
                </draw:line>
                <draw:line draw:style-name="gr54" draw:text-style-name="P5" draw:layer="layout" svg:x1="5.28cm" svg:y1="4.956cm" svg:x2="5.18cm" svg:y2="4.956cm">
                  <text:p/>
                </draw:line>
                <draw:line draw:style-name="gr54" draw:text-style-name="P5" draw:layer="layout" svg:x1="5.28cm" svg:y1="5.006cm" svg:x2="5.28cm" svg:y2="4.956cm">
                  <text:p/>
                </draw:line>
              </draw:g>
              <draw:g>
                <draw:line draw:style-name="gr54" draw:text-style-name="P5" draw:layer="layout" svg:x1="5.28cm" svg:y1="5.006cm" svg:x2="5.18cm" svg:y2="5.006cm">
                  <text:p/>
                </draw:line>
                <draw:line draw:style-name="gr54" draw:text-style-name="P5" draw:layer="layout" svg:x1="5.18cm" svg:y1="5.056cm" svg:x2="5.18cm" svg:y2="5.006cm">
                  <text:p/>
                </draw:line>
                <draw:line draw:style-name="gr54" draw:text-style-name="P5" draw:layer="layout" svg:x1="5.28cm" svg:y1="5.056cm" svg:x2="5.18cm" svg:y2="5.056cm">
                  <text:p/>
                </draw:line>
                <draw:line draw:style-name="gr54" draw:text-style-name="P5" draw:layer="layout" svg:x1="5.28cm" svg:y1="5.106cm" svg:x2="5.28cm" svg:y2="5.056cm">
                  <text:p/>
                </draw:line>
              </draw:g>
              <draw:g>
                <draw:line draw:style-name="gr54" draw:text-style-name="P5" draw:layer="layout" svg:x1="5.28cm" svg:y1="5.106cm" svg:x2="5.18cm" svg:y2="5.106cm">
                  <text:p/>
                </draw:line>
                <draw:line draw:style-name="gr54" draw:text-style-name="P5" draw:layer="layout" svg:x1="5.18cm" svg:y1="5.156cm" svg:x2="5.18cm" svg:y2="5.106cm">
                  <text:p/>
                </draw:line>
                <draw:line draw:style-name="gr54" draw:text-style-name="P5" draw:layer="layout" svg:x1="5.28cm" svg:y1="5.156cm" svg:x2="5.18cm" svg:y2="5.156cm">
                  <text:p/>
                </draw:line>
                <draw:line draw:style-name="gr54" draw:text-style-name="P5" draw:layer="layout" svg:x1="5.28cm" svg:y1="5.206cm" svg:x2="5.28cm" svg:y2="5.156cm">
                  <text:p/>
                </draw:line>
              </draw:g>
            </draw:g>
          </draw:g>
        </draw:g>
        <draw:line draw:style-name="gr44" draw:text-style-name="P5" draw:layer="layout" svg:x1="4.611cm" svg:y1="4.223cm" svg:x2="4.611cm" svg:y2="5.85cm">
          <text:p/>
        </draw:line>
        <draw:line draw:style-name="gr51" draw:text-style-name="P5" draw:layer="layout" svg:x1="4.911cm" svg:y1="3.1cm" svg:x2="4.911cm" svg:y2="5.85cm">
          <text:p/>
        </draw:line>
        <draw:line draw:style-name="gr51" draw:text-style-name="P5" draw:layer="layout" svg:x1="4.708cm" svg:y1="3.112cm" svg:x2="4.897cm" svg:y2="3.112cm">
          <text:p/>
        </draw:line>
        <draw:line draw:style-name="gr44" draw:text-style-name="P5" draw:layer="layout" svg:x1="19.55cm" svg:y1="13.711cm" svg:x2="16.6cm" svg:y2="13.711cm">
          <text:p/>
        </draw:line>
        <draw:line draw:style-name="gr51" draw:text-style-name="P5" draw:layer="layout" svg:x1="19.3cm" svg:y1="14.509cm" svg:x2="16.6cm" svg:y2="14.509cm">
          <text:p/>
        </draw:line>
        <draw:line draw:style-name="gr44" draw:text-style-name="P5" draw:layer="layout" svg:x1="19.55cm" svg:y1="13.7cm" svg:x2="19.55cm" svg:y2="18.6cm">
          <text:p/>
        </draw:line>
        <draw:line draw:style-name="gr41" draw:text-style-name="P5" draw:layer="layout" svg:x1="18.137cm" svg:y1="14.305cm" svg:x2="18.335cm" svg:y2="14.305cm">
          <text:p/>
        </draw:line>
        <draw:line draw:style-name="gr41" draw:text-style-name="P5" draw:layer="layout" svg:x1="18.234cm" svg:y1="14.206cm" svg:x2="18.234cm" svg:y2="14.406cm">
          <text:p/>
        </draw:line>
        <draw:frame draw:style-name="gr43" draw:text-style-name="P14" draw:layer="layout" svg:width="1.22cm" svg:height="0.8cm" svg:x="18.2cm" svg:y="13.95cm">
          <draw:text-box>
            <text:p><text:span text:style-name="T12">Vin</text:span></text:p>
          </draw:text-box>
        </draw:frame>
        <draw:g>
          <draw:custom-shape draw:style-name="gr104" draw:text-style-name="P4" draw:layer="layout" svg:width="0.95cm" svg:height="2.69cm" draw:transform="rotate (-1.5707963267949) translate (19.04cm 15.35cm)">
            <text:p/>
            <draw:enhanced-geometry svg:viewBox="0 0 21600 21600" draw:type="rectangle" draw:enhanced-path="M 0 0 L 21600 0 21600 21600 0 21600 0 0 Z N"/>
          </draw:custom-shape>
          <draw:line draw:style-name="gr48" draw:text-style-name="P5" draw:layer="layout" svg:x1="18.861cm" svg:y1="15.761cm" svg:x2="16.45cm" svg:y2="15.761cm">
            <text:p/>
          </draw:line>
          <draw:line draw:style-name="gr48" draw:text-style-name="P5" draw:layer="layout" svg:x1="18.861cm" svg:y1="15.461cm" svg:x2="18.861cm" svg:y2="15.761cm">
            <text:p/>
          </draw:line>
          <draw:line draw:style-name="gr48" draw:text-style-name="P5" draw:layer="layout" svg:x1="16.75cm" svg:y1="15.461cm" svg:x2="17.761cm" svg:y2="15.461cm">
            <text:p/>
          </draw:line>
          <draw:line draw:style-name="gr48" draw:text-style-name="P5" draw:layer="layout" svg:x1="18.861cm" svg:y1="15.461cm" svg:x2="18.561cm" svg:y2="15.461cm">
            <text:p/>
          </draw:line>
          <draw:custom-shape draw:style-name="gr75" draw:text-style-name="P4" draw:layer="layout" svg:width="0.311cm" svg:height="0.829cm" draw:transform="rotate (-1.5707963267949) translate (18.575cm 15.3cm)">
            <text:p/>
            <draw:enhanced-geometry svg:viewBox="0 0 21600 21600" draw:type="rectangle" draw:enhanced-path="M 0 0 L 21600 0 21600 21600 0 21600 0 0 Z N"/>
          </draw:custom-shape>
          <draw:frame draw:style-name="gr43" draw:text-style-name="P14" draw:layer="layout" svg:width="0.866cm" svg:height="0.712cm" svg:x="17.8cm" svg:y="15.15cm">
            <draw:text-box>
              <text:p><text:span text:style-name="T5">T</text:span></text:p>
            </draw:text-box>
          </draw:frame>
          <draw:frame draw:style-name="gr43" draw:text-style-name="P15" draw:layer="layout" svg:width="1.473cm" svg:height="1.024cm" svg:x="17.327cm" svg:y="15.7cm">
            <draw:text-box>
              <text:p><text:span text:style-name="T6">BED</text:span></text:p>
            </draw:text-box>
          </draw:frame>
          <draw:line draw:style-name="gr48" draw:text-style-name="P5" draw:layer="layout" svg:x1="16.75cm" svg:y1="15.211cm" svg:x2="16.75cm" svg:y2="15.45cm">
            <text:p/>
          </draw:line>
          <draw:line draw:style-name="gr48" draw:text-style-name="P5" draw:layer="layout" svg:x1="16.461cm" svg:y1="15.2cm" svg:x2="16.461cm" svg:y2="15.75cm">
            <text:p/>
          </draw:line>
        </draw:g>
        <draw:frame draw:style-name="gr43" draw:text-style-name="P18" draw:layer="layout" svg:width="5.7cm" svg:height="0.5cm" svg:x="8.9cm" svg:y="16.35cm">
          <draw:text-box>
            <text:p><text:span text:style-name="T2">50 pins expansion connector</text:span></text:p>
            <text:p><text:span text:style-name="T2">For Duex4, 2 drive shield</text:span></text:p>
            <text:p><text:span text:style-name="T2">or other use</text:span></text:p>
          </draw:text-box>
        </draw:frame>
        <draw:frame draw:style-name="gr43" draw:text-style-name="P18" draw:layer="layout" svg:width="3.3cm" svg:height="0.66cm" svg:x="17.05cm" svg:y="10.14cm">
          <draw:text-box>
            <text:p><text:span text:style-name="T2">Vin 12-24V</text:span></text:p>
          </draw:text-box>
        </draw:frame>
        <draw:line draw:style-name="gr57" draw:text-style-name="P5" draw:layer="layout" svg:x1="19.6cm" svg:y1="10.1cm" svg:x2="16.6cm" svg:y2="10.1cm">
          <text:p/>
        </draw:line>
        <draw:line draw:style-name="gr58" draw:text-style-name="P5" draw:layer="layout" svg:x1="19.6cm" svg:y1="10.9cm" svg:x2="16.6cm" svg:y2="10.9cm">
          <text:p/>
        </draw:line>
        <draw:line draw:style-name="gr51" draw:text-style-name="P5" draw:layer="layout" svg:x1="19.45cm" svg:y1="8.51cm" svg:x2="16.6cm" svg:y2="8.51cm">
          <text:p/>
        </draw:line>
        <draw:line draw:style-name="gr59" draw:text-style-name="P5" draw:layer="layout" svg:x1="17.6cm" svg:y1="8.81cm" svg:x2="16.6cm" svg:y2="8.81cm">
          <text:p/>
        </draw:line>
        <draw:line draw:style-name="gr44" draw:text-style-name="P5" draw:layer="layout" svg:x1="19.45cm" svg:y1="9.11cm" svg:x2="16.6cm" svg:y2="9.11cm">
          <text:p/>
        </draw:line>
        <draw:frame draw:style-name="gr43" draw:text-style-name="P18" draw:layer="layout" svg:width="2.35cm" svg:height="1.06cm" svg:x="17.05cm" svg:y="7.54cm">
          <draw:text-box>
            <text:p><text:span text:style-name="T2">+ 5 V</text:span></text:p>
            <text:p><text:span text:style-name="T2"><text:s/></text:span><text:span text:style-name="T2">optional</text:span></text:p>
          </draw:text-box>
        </draw:frame>
        <draw:line draw:style-name="gr60" draw:text-style-name="P5" draw:layer="layout" svg:x1="17.584cm" svg:y1="8.81cm" svg:x2="17.367cm" svg:y2="8.935cm">
          <text:p/>
        </draw:line>
        <draw:line draw:style-name="gr60" draw:text-style-name="P5" draw:layer="layout" svg:x1="17.576cm" svg:y1="8.808cm" svg:x2="17.359cm" svg:y2="8.683cm">
          <text:p/>
        </draw:line>
        <draw:frame draw:style-name="gr43" draw:text-style-name="P19" draw:layer="layout" svg:width="3.2cm" svg:height="0.64cm" svg:x="17.4cm" svg:y="8.55cm">
          <draw:text-box>
            <text:p><text:span text:style-name="T1">PS on</text:span></text:p>
          </draw:text-box>
        </draw:frame>
        <draw:frame draw:style-name="gr43" draw:text-style-name="P22" draw:layer="layout" svg:width="5.496cm" svg:height="4.31cm" svg:x="8.204cm" svg:y="2.153cm">
          <draw:text-box>
            <text:p text:style-name="P20"><text:span text:style-name="T2">3D printer Board</text:span></text:p>
            <text:p text:style-name="P20"><text:span text:style-name="T10"><text:s/></text:span></text:p>
            <text:p text:style-name="P20"><text:span text:style-name="T6">DUET 0.8.5</text:span></text:p>
            <text:p text:style-name="P20"><text:span text:style-name="T6">SSR <text:s/>wiring for BED </text:span></text:p>
            <text:p text:style-name="P20"><text:span text:style-name="T6">and Chamber heater</text:span></text:p>
            <text:p text:style-name="P20"><text:span text:style-name="T17"/></text:p>
            <text:p text:style-name="P20"><text:span text:style-name="T2">Use caution while wiring</text:span></text:p>
          </draw:text-box>
        </draw:frame>
        <draw:frame draw:style-name="gr43" draw:text-style-name="P23" draw:layer="layout" svg:width="3.44cm" svg:height="2.397cm" svg:x="16.062cm" svg:y="3.053cm">
          <draw:text-box>
            <text:p><text:span text:style-name="T11">All signals shall be 3.3V (end-stops), </text:span></text:p>
            <text:p><text:span text:style-name="T11">5V may kill the board. </text:span></text:p>
          </draw:text-box>
        </draw:frame>
        <draw:line draw:style-name="gr51" draw:text-style-name="P5" draw:layer="layout" svg:x1="19.3cm" svg:y1="14.5cm" svg:x2="19.3cm" svg:y2="17.5cm">
          <text:p/>
        </draw:line>
        <draw:g>
          <draw:custom-shape draw:style-name="gr105" draw:text-style-name="P27" draw:layer="layout" svg:width="2cm" svg:height="1.6cm" svg:x="17.033cm" svg:y="17.25cm">
            <text:p text:style-name="P20"><text:span text:style-name="T6">AC </text:span></text:p>
            <text:p text:style-name="P20"><text:span text:style-name="T6">SSR</text:span></text:p>
            <draw:enhanced-geometry svg:viewBox="0 0 21600 21600" draw:type="rectangle" draw:enhanced-path="M 0 0 L 21600 0 21600 21600 0 21600 0 0 Z N"/>
          </draw:custom-shape>
          <draw:frame draw:style-name="gr106" draw:text-style-name="P28" draw:layer="layout" svg:width="0.9cm" svg:height="1.916cm" svg:x="17.21cm" svg:y="17.107cm">
            <draw:text-box>
              <text:p><text:span text:style-name="T18">~</text:span></text:p>
              <text:p><text:span text:style-name="T18"/></text:p>
              <text:p><text:span text:style-name="T18">~</text:span></text:p>
            </draw:text-box>
          </draw:frame>
          <draw:frame draw:style-name="gr106" draw:text-style-name="P28" draw:layer="layout" svg:width="0.9cm" svg:height="1.916cm" svg:x="18.06cm" svg:y="17.107cm">
            <draw:text-box>
              <text:p><text:span text:style-name="T18">+</text:span></text:p>
              <text:p><text:span text:style-name="T18"/></text:p>
              <text:p><text:span text:style-name="T18">-</text:span></text:p>
            </draw:text-box>
          </draw:frame>
          <draw:custom-shape draw:style-name="gr107" draw:text-style-name="P29" draw:layer="layout" svg:width="0.2cm" svg:height="0.2cm" svg:x="17.21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9" draw:layer="layout" svg:width="0.2cm" svg:height="0.2cm" svg:x="17.211cm" svg:y="1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9" draw:layer="layout" svg:width="0.2cm" svg:height="0.2cm" svg:x="18.611cm" svg:y="1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9" draw:layer="layout" svg:width="0.2cm" svg:height="0.2cm" svg:x="18.612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5" draw:layer="layout" svg:x1="16.36cm" svg:y1="17.9cm" svg:x2="16.36cm" svg:y2="17.5cm">
            <text:p/>
          </draw:line>
          <draw:line draw:style-name="gr108" draw:text-style-name="P5" draw:layer="layout" svg:x1="16.86cm" svg:y1="18.599cm" svg:x2="16.86cm" svg:y2="20cm">
            <text:p/>
          </draw:line>
          <draw:line draw:style-name="gr51" draw:text-style-name="P5" draw:layer="layout" svg:x1="18.71cm" svg:y1="17.5cm" svg:x2="19.3cm" svg:y2="17.5cm">
            <text:p/>
          </draw:line>
          <draw:g>
            <draw:custom-shape draw:style-name="gr109" draw:text-style-name="P4" draw:layer="layout" svg:width="1.33cm" svg:height="0.4cm" draw:transform="rotate (1.5707963267949) translate (16.147cm 19.03cm)">
              <text:p/>
              <draw:enhanced-geometry svg:viewBox="0 0 21600 21600" draw:type="rectangle" draw:enhanced-path="M 0 0 L 21600 0 21600 21600 0 21600 0 0 Z N"/>
            </draw:custom-shape>
            <draw:line draw:style-name="gr44" draw:text-style-name="P5" draw:layer="layout" svg:x1="16.147cm" svg:y1="18.764cm" svg:x2="16.547cm" svg:y2="18.764cm">
              <text:p/>
            </draw:line>
            <draw:line draw:style-name="gr44" draw:text-style-name="P5" draw:layer="layout" svg:x1="16.147cm" svg:y1="18.498cm" svg:x2="16.547cm" svg:y2="18.498cm">
              <text:p/>
            </draw:line>
            <draw:line draw:style-name="gr44" draw:text-style-name="P5" draw:layer="layout" svg:x1="16.147cm" svg:y1="18.232cm" svg:x2="16.547cm" svg:y2="18.232cm">
              <text:p/>
            </draw:line>
            <draw:line draw:style-name="gr44" draw:text-style-name="P5" draw:layer="layout" svg:x1="16.147cm" svg:y1="17.966cm" svg:x2="16.547cm" svg:y2="17.966cm">
              <text:p/>
            </draw:line>
          </draw:g>
          <draw:line draw:style-name="gr108" draw:text-style-name="P5" draw:layer="layout" svg:x1="16.86cm" svg:y1="18.599cm" svg:x2="17.31cm" svg:y2="18.599cm">
            <text:p/>
          </draw:line>
          <draw:frame draw:style-name="gr43" draw:text-style-name="P22" draw:layer="layout" svg:width="2.706cm" svg:height="1.2cm" svg:x="15.294cm" svg:y="19.927cm">
            <draw:text-box>
              <text:p text:style-name="P20"><text:span text:style-name="T6">AC </text:span></text:p>
              <text:p text:style-name="P20"><text:span text:style-name="T6">110-230V</text:span></text:p>
            </draw:text-box>
          </draw:frame>
          <draw:frame draw:style-name="gr110" draw:text-style-name="P30" draw:layer="layout" svg:width="2.8cm" svg:height="2.31cm" svg:x="14.55cm" svg:y="17.65cm">
            <draw:text-box>
              <text:p><text:span text:style-name="T6">BED </text:span></text:p>
              <text:p><text:span text:style-name="T6">heater</text:span></text:p>
            </draw:text-box>
          </draw:frame>
          <draw:line draw:style-name="gr108" draw:text-style-name="P5" draw:layer="layout" svg:x1="16.36cm" svg:y1="17.499cm" svg:x2="17.31cm" svg:y2="17.499cm">
            <text:p/>
          </draw:line>
          <draw:line draw:style-name="gr111" draw:text-style-name="P5" draw:layer="layout" svg:x1="16.36cm" svg:y1="19.05cm" svg:x2="16.36cm" svg:y2="20cm">
            <text:p/>
          </draw:line>
          <draw:custom-shape draw:style-name="gr112" draw:text-style-name="P24" draw:layer="layout" svg:width="0.666cm" svg:height="0.2cm" draw:transform="rotate (1.5707963267949) translate (16.76cm 19.716cm)">
            <text:p/>
            <draw:enhanced-geometry svg:viewBox="0 0 21600 21600" draw:type="rectangle" draw:enhanced-path="M 0 0 L 21600 0 21600 21600 0 21600 0 0 Z N"/>
          </draw:custom-shape>
          <draw:frame draw:style-name="gr43" draw:text-style-name="P16" draw:layer="layout" svg:width="1.616cm" svg:height="1.328cm" svg:x="16.844cm" svg:y="19.1cm">
            <draw:text-box>
              <text:p><text:span text:style-name="T7">Fuse</text:span></text:p>
            </draw:text-box>
          </draw:frame>
        </draw:g>
        <draw:frame draw:style-name="gr113" draw:text-style-name="P31" draw:layer="layout" svg:width="15.6cm" svg:height="5.435cm" svg:x="1.3cm" svg:y="17.65cm">
          <draw:text-box>
            <text:p><text:span text:style-name="T19">Don’t die ! Mains current (110-230V) kills even professionals.</text:span></text:p>
            <text:p><text:span text:style-name="T19">Working on AC is for qualified people only.</text:span></text:p>
            <text:p><text:span text:style-name="T19">Earth all metallic parts.</text:span></text:p>
            <text:p><text:span text:style-name="T19">Thermistor shall be well electrically insulated from heater.</text:span></text:p>
            <text:p><text:span text:style-name="T19">Your AC supply shall have a 20mA breaker. Install one if not equipped. </text:span></text:p>
            <text:p><text:span text:style-name="T19">DC ‘–‘ shall be connected to earth. </text:span></text:p>
            <text:p><text:span text:style-name="T19">AC wiring shall be mechanically protected, use only for non moving parts.</text:span></text:p>
            <text:p><text:span text:style-name="T19"/></text:p>
            <text:p><text:span text:style-name="T19">Bed default control is bang-bang. On recent firmware PWM frequency is 10Hz,</text:span></text:p>
            <text:p><text:span text:style-name="T19">compatible with SSR, so it is better to use PID control for the bed (see M304).</text:span></text:p>
            <text:p><text:span text:style-name="T19"/></text:p>
            <text:p><text:span text:style-name="T19">Note : you cannot use an AC SSR on DC.</text:span></text:p>
          </draw:text-box>
        </draw:frame>
        <draw:g>
          <draw:custom-shape draw:style-name="gr105" draw:text-style-name="P27" draw:layer="layout" svg:width="2cm" svg:height="1.6cm" svg:x="2.408cm" svg:y="2.865cm">
            <text:p text:style-name="P20"><text:span text:style-name="T6">AC </text:span></text:p>
            <text:p text:style-name="P20"><text:span text:style-name="T6">SSR</text:span></text:p>
            <draw:enhanced-geometry svg:viewBox="0 0 21600 21600" draw:type="rectangle" draw:enhanced-path="M 0 0 L 21600 0 21600 21600 0 21600 0 0 Z N"/>
          </draw:custom-shape>
          <draw:frame draw:style-name="gr106" draw:text-style-name="P28" draw:layer="layout" svg:width="0.9cm" svg:height="1.916cm" svg:x="2.585cm" svg:y="2.722cm">
            <draw:text-box>
              <text:p><text:span text:style-name="T18">~</text:span></text:p>
              <text:p><text:span text:style-name="T18"/></text:p>
              <text:p><text:span text:style-name="T18">~</text:span></text:p>
            </draw:text-box>
          </draw:frame>
          <draw:frame draw:style-name="gr106" draw:text-style-name="P28" draw:layer="layout" svg:width="0.9cm" svg:height="1.916cm" svg:x="3.435cm" svg:y="2.722cm">
            <draw:text-box>
              <text:p><text:span text:style-name="T18">+</text:span></text:p>
              <text:p><text:span text:style-name="T18"/></text:p>
              <text:p><text:span text:style-name="T18">-</text:span></text:p>
            </draw:text-box>
          </draw:frame>
          <draw:custom-shape draw:style-name="gr107" draw:text-style-name="P29" draw:layer="layout" svg:width="0.2cm" svg:height="0.2cm" svg:x="2.585cm" svg:y="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9" draw:layer="layout" svg:width="0.2cm" svg:height="0.2cm" svg:x="2.586cm" svg:y="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9" draw:layer="layout" svg:width="0.2cm" svg:height="0.2cm" svg:x="3.986cm" svg:y="3.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9" draw:layer="layout" svg:width="0.2cm" svg:height="0.2cm" svg:x="3.987cm" svg:y="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5" draw:layer="layout" svg:x1="1.735cm" svg:y1="3.515cm" svg:x2="1.735cm" svg:y2="3.115cm">
            <text:p/>
          </draw:line>
          <draw:line draw:style-name="gr108" draw:text-style-name="P5" draw:layer="layout" svg:x1="2.235cm" svg:y1="4.214cm" svg:x2="2.235cm" svg:y2="5.4cm">
            <text:p/>
          </draw:line>
          <draw:line draw:style-name="gr51" draw:text-style-name="P5" draw:layer="layout" svg:x1="4.085cm" svg:y1="3.115cm" svg:x2="4.75cm" svg:y2="3.115cm">
            <text:p/>
          </draw:line>
          <draw:g>
            <draw:custom-shape draw:style-name="gr52" draw:text-style-name="P4" draw:layer="layout" svg:width="1cm" svg:height="0.3cm" draw:transform="rotate (1.5707963267949) translate (1.585cm 4.315cm)">
              <text:p/>
              <draw:enhanced-geometry svg:viewBox="0 0 21600 21600" draw:type="rectangle" draw:enhanced-path="M 0 0 L 21600 0 21600 21600 0 21600 0 0 Z N"/>
            </draw:custom-shape>
            <draw:line draw:style-name="gr44" draw:text-style-name="P5" draw:layer="layout" svg:x1="1.585cm" svg:y1="4.115cm" svg:x2="1.885cm" svg:y2="4.115cm">
              <text:p/>
            </draw:line>
            <draw:line draw:style-name="gr44" draw:text-style-name="P5" draw:layer="layout" svg:x1="1.585cm" svg:y1="3.915cm" svg:x2="1.885cm" svg:y2="3.915cm">
              <text:p/>
            </draw:line>
            <draw:line draw:style-name="gr44" draw:text-style-name="P5" draw:layer="layout" svg:x1="1.585cm" svg:y1="3.715cm" svg:x2="1.885cm" svg:y2="3.715cm">
              <text:p/>
            </draw:line>
            <draw:line draw:style-name="gr44" draw:text-style-name="P5" draw:layer="layout" svg:x1="1.585cm" svg:y1="3.515cm" svg:x2="1.885cm" svg:y2="3.515cm">
              <text:p/>
            </draw:line>
          </draw:g>
          <draw:line draw:style-name="gr108" draw:text-style-name="P5" draw:layer="layout" svg:x1="2.235cm" svg:y1="4.214cm" svg:x2="2.685cm" svg:y2="4.214cm">
            <text:p/>
          </draw:line>
          <draw:frame draw:style-name="gr110" draw:text-style-name="P31" draw:layer="layout" svg:width="2.8cm" svg:height="2.31cm" svg:x="1.05cm" svg:y="2cm">
            <draw:text-box>
              <text:p><text:span text:style-name="T19">Chamber </text:span></text:p>
              <text:p><text:span text:style-name="T19">heater</text:span></text:p>
            </draw:text-box>
          </draw:frame>
          <draw:line draw:style-name="gr108" draw:text-style-name="P5" draw:layer="layout" svg:x1="1.735cm" svg:y1="3.114cm" svg:x2="2.685cm" svg:y2="3.114cm">
            <text:p/>
          </draw:line>
          <draw:line draw:style-name="gr111" draw:text-style-name="P5" draw:layer="layout" svg:x1="1.735cm" svg:y1="4.315cm" svg:x2="1.735cm" svg:y2="5.405cm">
            <text:p/>
          </draw:line>
          <draw:custom-shape draw:style-name="gr112" draw:text-style-name="P24" draw:layer="layout" svg:width="0.666cm" svg:height="0.2cm" draw:transform="rotate (1.5707963267949) translate (2.135cm 5.231cm)">
            <text:p/>
            <draw:enhanced-geometry svg:viewBox="0 0 21600 21600" draw:type="rectangle" draw:enhanced-path="M 0 0 L 21600 0 21600 21600 0 21600 0 0 Z N"/>
          </draw:custom-shape>
          <draw:frame draw:style-name="gr43" draw:text-style-name="P16" draw:layer="layout" svg:width="1.616cm" svg:height="1.328cm" svg:x="2.219cm" svg:y="4.715cm">
            <draw:text-box>
              <text:p><text:span text:style-name="T7">Fuse</text:span></text:p>
            </draw:text-box>
          </draw:frame>
          <draw:frame draw:style-name="gr43" draw:text-style-name="P33" draw:layer="layout" svg:width="2.55cm" svg:height="1.2cm" svg:x="1.45cm" svg:y="5.25cm">
            <draw:text-box>
              <text:p text:style-name="P32"><text:span text:style-name="T6">AC</text:span></text:p>
              <text:p text:style-name="P32"><text:span text:style-name="T6">110-230V</text:span></text:p>
            </draw:text-box>
          </draw:frame>
        </draw:g>
        <draw:line draw:style-name="gr44" draw:text-style-name="P5" draw:layer="layout" svg:x1="4.17cm" svg:y1="4.21cm" svg:x2="4.62cm" svg:y2="4.21cm">
          <text:p/>
        </draw:line>
        <draw:line draw:style-name="gr44" draw:text-style-name="P5" draw:layer="layout" svg:x1="19.55cm" svg:y1="18.609cm" svg:x2="18.7cm" svg:y2="18.609cm">
          <text:p/>
        </draw:line>
        <draw:custom-shape draw:style-name="gr62" draw:text-style-name="P24" draw:layer="layout" svg:width="0.8cm" svg:height="0.3cm" draw:transform="rotate (-3.14159265358979) translate (18.274cm 10.25cm)">
          <text:p/>
          <draw:enhanced-geometry svg:viewBox="0 0 21600 21600" draw:type="rectangle" draw:enhanced-path="M 0 0 L 21600 0 21600 21600 0 21600 0 0 Z N"/>
        </draw:custom-shape>
        <draw:frame draw:style-name="gr43" draw:text-style-name="P16" draw:layer="layout" svg:width="1.616cm" svg:height="1.328cm" svg:x="4.356cm" svg:y="2.6cm">
          <draw:text-box>
            <text:p><text:span text:style-name="T7">Vin</text:span></text:p>
          </draw:text-box>
        </draw:frame>
        <draw:line draw:style-name="gr77" draw:text-style-name="P5" draw:layer="layout" svg:x1="18.5cm" svg:y1="10.85cm" svg:x2="18.5cm" svg:y2="11.6cm">
          <text:p/>
        </draw:line>
        <draw:g>
          <draw:line draw:style-name="gr78" draw:text-style-name="P5" draw:layer="layout" svg:x1="18.1cm" svg:y1="11.65cm" svg:x2="18.9cm" svg:y2="11.65cm">
            <text:p/>
          </draw:line>
          <draw:line draw:style-name="gr79" draw:text-style-name="P5" draw:layer="layout" svg:x1="18.1cm" svg:y1="11.83cm" svg:x2="18.3cm" svg:y2="11.65cm">
            <text:p/>
          </draw:line>
          <draw:line draw:style-name="gr79" draw:text-style-name="P5" draw:layer="layout" svg:x1="18.3cm" svg:y1="11.83cm" svg:x2="18.5cm" svg:y2="11.65cm">
            <text:p/>
          </draw:line>
          <draw:line draw:style-name="gr79" draw:text-style-name="P5" draw:layer="layout" svg:x1="18.5cm" svg:y1="11.83cm" svg:x2="18.7cm" svg:y2="11.65cm">
            <text:p/>
          </draw:line>
          <draw:line draw:style-name="gr79" draw:text-style-name="P5" draw:layer="layout" svg:x1="18.7cm" svg:y1="11.83cm" svg:x2="18.9cm" svg:y2="11.65cm">
            <text:p/>
          </draw:line>
        </draw:g>
        <draw:g>
          <draw:line draw:style-name="gr80" draw:text-style-name="P5" draw:layer="layout" svg:x1="18.75cm" svg:y1="9.32cm" svg:x2="19.35cm" svg:y2="9.32cm">
            <text:p/>
          </draw:line>
          <draw:line draw:style-name="gr81" draw:text-style-name="P5" draw:layer="layout" svg:x1="18.75cm" svg:y1="9.5cm" svg:x2="18.9cm" svg:y2="9.32cm">
            <text:p/>
          </draw:line>
          <draw:line draw:style-name="gr81" draw:text-style-name="P5" draw:layer="layout" svg:x1="18.9cm" svg:y1="9.5cm" svg:x2="19.05cm" svg:y2="9.32cm">
            <text:p/>
          </draw:line>
          <draw:line draw:style-name="gr81" draw:text-style-name="P5" draw:layer="layout" svg:x1="19.05cm" svg:y1="9.5cm" svg:x2="19.2cm" svg:y2="9.32cm">
            <text:p/>
          </draw:line>
          <draw:line draw:style-name="gr81" draw:text-style-name="P5" draw:layer="layout" svg:x1="19.2cm" svg:y1="9.5cm" svg:x2="19.35cm" svg:y2="9.32cm">
            <text:p/>
          </draw:line>
        </draw:g>
        <draw:line draw:style-name="gr44" draw:text-style-name="P5" draw:layer="layout" svg:x1="19.05cm" svg:y1="9.135cm" svg:x2="19.05cm" svg:y2="9.31cm">
          <text:p/>
        </draw:line>
        <draw:g>
          <draw:line draw:style-name="gr53" draw:text-style-name="P5" draw:layer="layout" svg:x1="18.132cm" svg:y1="13.878cm" svg:x2="18.787cm" svg:y2="13.5cm">
            <text:p/>
          </draw:line>
          <draw:line draw:style-name="gr53" draw:text-style-name="P5" draw:layer="layout" svg:x1="18.578cm" svg:y1="13.556cm" svg:x2="18.787cm" svg:y2="13.5cm">
            <text:p/>
          </draw:line>
          <draw:line draw:style-name="gr53" draw:text-style-name="P5" draw:layer="layout" svg:x1="18.657cm" svg:y1="13.63cm" svg:x2="18.787cm" svg:y2="13.5cm">
            <text:p/>
          </draw:line>
          <draw:g>
            <draw:line draw:style-name="gr54" draw:text-style-name="P5" draw:layer="layout" svg:x1="18.781cm" svg:y1="13.8cm" svg:x2="18.835cm" svg:y2="13.8cm">
              <text:p/>
            </draw:line>
            <draw:g>
              <draw:line draw:style-name="gr54" draw:text-style-name="P5" draw:layer="layout" svg:x1="18.781cm" svg:y1="13.8cm" svg:x2="18.781cm" svg:y2="13.9cm">
                <text:p/>
              </draw:line>
              <draw:line draw:style-name="gr54" draw:text-style-name="P5" draw:layer="layout" svg:x1="18.727cm" svg:y1="13.9cm" svg:x2="18.781cm" svg:y2="13.9cm">
                <text:p/>
              </draw:line>
              <draw:line draw:style-name="gr54" draw:text-style-name="P5" draw:layer="layout" svg:x1="18.727cm" svg:y1="13.8cm" svg:x2="18.727cm" svg:y2="13.9cm">
                <text:p/>
              </draw:line>
              <draw:line draw:style-name="gr54" draw:text-style-name="P5" draw:layer="layout" svg:x1="18.673cm" svg:y1="13.8cm" svg:x2="18.727cm" svg:y2="13.8cm">
                <text:p/>
              </draw:line>
            </draw:g>
            <draw:g>
              <draw:line draw:style-name="gr54" draw:text-style-name="P5" draw:layer="layout" svg:x1="18.673cm" svg:y1="13.8cm" svg:x2="18.673cm" svg:y2="13.9cm">
                <text:p/>
              </draw:line>
              <draw:line draw:style-name="gr54" draw:text-style-name="P5" draw:layer="layout" svg:x1="18.619cm" svg:y1="13.9cm" svg:x2="18.673cm" svg:y2="13.9cm">
                <text:p/>
              </draw:line>
              <draw:line draw:style-name="gr54" draw:text-style-name="P5" draw:layer="layout" svg:x1="18.619cm" svg:y1="13.8cm" svg:x2="18.619cm" svg:y2="13.9cm">
                <text:p/>
              </draw:line>
              <draw:line draw:style-name="gr54" draw:text-style-name="P5" draw:layer="layout" svg:x1="18.565cm" svg:y1="13.8cm" svg:x2="18.619cm" svg:y2="13.8cm">
                <text:p/>
              </draw:line>
            </draw:g>
            <draw:g>
              <draw:line draw:style-name="gr54" draw:text-style-name="P5" draw:layer="layout" svg:x1="18.565cm" svg:y1="13.8cm" svg:x2="18.565cm" svg:y2="13.9cm">
                <text:p/>
              </draw:line>
              <draw:line draw:style-name="gr54" draw:text-style-name="P5" draw:layer="layout" svg:x1="18.51cm" svg:y1="13.9cm" svg:x2="18.564cm" svg:y2="13.9cm">
                <text:p/>
              </draw:line>
              <draw:line draw:style-name="gr54" draw:text-style-name="P5" draw:layer="layout" svg:x1="18.51cm" svg:y1="13.8cm" svg:x2="18.51cm" svg:y2="13.9cm">
                <text:p/>
              </draw:line>
              <draw:line draw:style-name="gr54" draw:text-style-name="P5" draw:layer="layout" svg:x1="18.456cm" svg:y1="13.8cm" svg:x2="18.51cm" svg:y2="13.8cm">
                <text:p/>
              </draw:line>
            </draw:g>
          </draw:g>
        </draw:g>
        <draw:g>
          <draw:line draw:style-name="gr53" draw:text-style-name="P5" draw:layer="layout" svg:x1="4.47cm" svg:y1="5.506cm" svg:x2="4.82cm" svg:y2="4.9cm">
            <text:p/>
          </draw:line>
          <draw:line draw:style-name="gr53" draw:text-style-name="P5" draw:layer="layout" svg:x1="4.768cm" svg:y1="5.093cm" svg:x2="4.82cm" svg:y2="4.9cm">
            <text:p/>
          </draw:line>
          <draw:line draw:style-name="gr53" draw:text-style-name="P5" draw:layer="layout" svg:x1="4.678cm" svg:y1="5.041cm" svg:x2="4.819cm" svg:y2="4.9cm">
            <text:p/>
          </draw:line>
          <draw:g>
            <draw:line draw:style-name="gr54" draw:text-style-name="P5" draw:layer="layout" svg:x1="4.55cm" svg:y1="4.906cm" svg:x2="4.55cm" svg:y2="4.856cm">
              <text:p/>
            </draw:line>
            <draw:g>
              <draw:line draw:style-name="gr54" draw:text-style-name="P5" draw:layer="layout" svg:x1="4.55cm" svg:y1="4.906cm" svg:x2="4.45cm" svg:y2="4.906cm">
                <text:p/>
              </draw:line>
              <draw:line draw:style-name="gr54" draw:text-style-name="P5" draw:layer="layout" svg:x1="4.45cm" svg:y1="4.956cm" svg:x2="4.45cm" svg:y2="4.906cm">
                <text:p/>
              </draw:line>
              <draw:line draw:style-name="gr54" draw:text-style-name="P5" draw:layer="layout" svg:x1="4.55cm" svg:y1="4.956cm" svg:x2="4.45cm" svg:y2="4.956cm">
                <text:p/>
              </draw:line>
              <draw:line draw:style-name="gr54" draw:text-style-name="P5" draw:layer="layout" svg:x1="4.55cm" svg:y1="5.006cm" svg:x2="4.55cm" svg:y2="4.956cm">
                <text:p/>
              </draw:line>
            </draw:g>
            <draw:g>
              <draw:line draw:style-name="gr54" draw:text-style-name="P5" draw:layer="layout" svg:x1="4.55cm" svg:y1="5.006cm" svg:x2="4.45cm" svg:y2="5.006cm">
                <text:p/>
              </draw:line>
              <draw:line draw:style-name="gr54" draw:text-style-name="P5" draw:layer="layout" svg:x1="4.45cm" svg:y1="5.056cm" svg:x2="4.45cm" svg:y2="5.006cm">
                <text:p/>
              </draw:line>
              <draw:line draw:style-name="gr54" draw:text-style-name="P5" draw:layer="layout" svg:x1="4.55cm" svg:y1="5.056cm" svg:x2="4.45cm" svg:y2="5.056cm">
                <text:p/>
              </draw:line>
              <draw:line draw:style-name="gr54" draw:text-style-name="P5" draw:layer="layout" svg:x1="4.55cm" svg:y1="5.106cm" svg:x2="4.55cm" svg:y2="5.056cm">
                <text:p/>
              </draw:line>
            </draw:g>
            <draw:g>
              <draw:line draw:style-name="gr54" draw:text-style-name="P5" draw:layer="layout" svg:x1="4.55cm" svg:y1="5.106cm" svg:x2="4.45cm" svg:y2="5.106cm">
                <text:p/>
              </draw:line>
              <draw:line draw:style-name="gr54" draw:text-style-name="P5" draw:layer="layout" svg:x1="4.45cm" svg:y1="5.156cm" svg:x2="4.45cm" svg:y2="5.106cm">
                <text:p/>
              </draw:line>
              <draw:line draw:style-name="gr54" draw:text-style-name="P5" draw:layer="layout" svg:x1="4.55cm" svg:y1="5.156cm" svg:x2="4.45cm" svg:y2="5.156cm">
                <text:p/>
              </draw:line>
              <draw:line draw:style-name="gr54" draw:text-style-name="P5" draw:layer="layout" svg:x1="4.55cm" svg:y1="5.206cm" svg:x2="4.55cm" svg:y2="5.156cm">
                <text:p/>
              </draw:line>
            </draw:g>
          </draw:g>
        </draw:g>
        <draw:frame draw:style-name="gr76" draw:text-style-name="P26" draw:layer="layout" svg:width="7.472cm" svg:height="0.569cm" svg:x="12.25cm" svg:y="22.382cm">
          <draw:text-box>
            <text:p><text:span text:style-name="T14">© <text:s/>Pierre ROUZEAU . </text:span><text:span text:style-name="T20">Licence GFDL1.2 and CC BY-SA</text:span></text:p>
          </draw:text-box>
        </draw:frame>
      </draw:page>
      <draw:page draw:name="page3" draw:style-name="dp1" draw:master-page-name="Standard">
        <draw:g>
          <draw:custom-shape draw:style-name="gr82" draw:text-style-name="P1" draw:layer="layout" svg:width="13.45cm" svg:height="10.764cm" svg:x="3.7cm" svg:y="5.7cm">
            <text:p/>
            <draw:enhanced-geometry svg:viewBox="0 0 21600 21600" draw:type="rectangle" draw:enhanced-path="M 0 0 L 21600 0 21600 21600 0 21600 0 0 Z N"/>
          </draw:custom-shape>
          <draw:g>
            <draw:custom-shape draw:style-name="gr3" draw:text-style-name="P4" draw:layer="layout" svg:width="0.138cm" svg:height="0.144cm" svg:x="8.989cm" svg:y="1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8.99cm" svg:y="16.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9.266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9.267cm" svg:y="16.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9.54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9.541cm" svg:y="16.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9.818cm" svg:y="1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9.819cm" svg:y="16.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0.092cm" svg:y="1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093cm" svg:y="16.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368cm" svg:y="15.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369cm" svg:y="1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643cm" svg:y="15.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0.644cm" svg:y="1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0.92cm" svg:y="1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0.921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195cm" svg:y="1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1.196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471cm" svg:y="1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1.472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747cm" svg:y="1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1.747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023cm" svg:y="15.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5cm" svg:x="12.025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2.297cm" svg:y="15.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2.298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575cm" svg:y="1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2.575cm" svg:y="16.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2.848cm" svg:y="1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2.849cm" svg:y="16.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124cm" svg:y="15.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125cm" svg:y="16.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4cm" svg:y="15.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401cm" svg:y="16.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3.676cm" svg:y="15.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3.677cm" svg:y="16.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3.951cm" svg:y="15.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3.952cm" svg:y="16.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4.227cm" svg:y="15.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4.228cm" svg:y="16.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503cm" svg:y="15.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4.504cm" svg:y="16.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778cm" svg:y="1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4.779cm" svg:y="16.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054cm" svg:y="1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5.055cm" svg:y="16.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33cm" svg:y="15.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5.33cm" svg:y="16.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5" draw:layer="layout" svg:width="6.928cm" svg:height="0.525cm" svg:x="8.906cm" svg:y="15.812cm">
              <text:p/>
              <draw:enhanced-geometry svg:viewBox="0 0 21600 21600" draw:mirror-horizontal="false" draw:mirror-vertical="false" draw:type="rectangle" draw:enhanced-path="M 0 0 L 21600 0 21600 21600 0 21600 0 0 Z N"/>
            </draw:custom-shape>
            <draw:custom-shape draw:style-name="gr3" draw:text-style-name="P4" draw:layer="layout" svg:width="0.136cm" svg:height="0.143cm" svg:x="15.608cm" svg:y="15.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5.609cm" svg:y="16.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38cm" svg:height="0.142cm" svg:x="8.136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41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685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8.96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9.237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9.511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9.788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8.054cm" svg:y="5.837cm">
              <text:p/>
              <draw:enhanced-geometry svg:viewBox="0 0 21600 21600" draw:mirror-horizontal="false" draw:mirror-vertical="false" draw:type="rectangle" draw:enhanced-path="M 0 0 L 21600 0 21600 21600 0 21600 0 0 Z N"/>
            </draw:custom-shape>
          </draw:g>
          <draw:custom-shape draw:style-name="gr85" draw:text-style-name="P6" draw:layer="layout" svg:width="0.668cm" svg:height="0.811cm" svg:x="3.795cm" svg:y="10.476cm">
            <text:p/>
            <draw:enhanced-geometry svg:viewBox="0 0 21600 21600" draw:mirror-horizontal="false" draw:mirror-vertical="false" draw:type="rectangle" draw:enhanced-path="M 0 0 L 21600 0 21600 21600 0 21600 0 0 Z N"/>
          </draw:custom-shape>
          <draw:g>
            <draw:g>
              <draw:custom-shape draw:style-name="gr86" draw:text-style-name="P6" draw:layer="layout" svg:width="0.186cm" svg:height="0.279cm" svg:x="3.608cm" svg:y="9.708cm">
                <text:p/>
                <draw:enhanced-geometry svg:viewBox="0 0 21600 21600" draw:mirror-horizontal="false" draw:mirror-vertical="false" draw:type="rectangle" draw:enhanced-path="M 0 0 L 21600 0 21600 21600 0 21600 0 0 Z N"/>
              </draw:custom-shape>
            </draw:g>
            <draw:custom-shape draw:style-name="gr87" draw:text-style-name="P6" draw:layer="layout" svg:width="0.362cm" svg:height="0.41cm" svg:x="3.742cm" svg:y="9.637cm">
              <text:p/>
              <draw:enhanced-geometry svg:viewBox="0 0 21600 21600" draw:mirror-horizontal="false" draw:mirror-vertical="false" draw:type="rectangle" draw:enhanced-path="M 0 0 L 21600 0 21600 21600 0 21600 0 0 Z N"/>
            </draw:custom-shape>
          </draw:g>
          <draw:custom-shape draw:style-name="gr88" draw:text-style-name="P6" draw:layer="layout" svg:width="2.388cm" svg:height="1.769cm" svg:x="3.795cm" svg:y="14.018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38cm" svg:height="0.142cm" svg:x="10.236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513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786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1.063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336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1.614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1.888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 draw:layer="layout" svg:width="1.958cm" svg:height="0.239cm" svg:x="10.154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12.393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2.67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942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2cm" svg:x="13.22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3.494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3.768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4.045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12.311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4.553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4.828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5.103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5.377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653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929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6.205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14.471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4.517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791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4.433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5cm" svg:height="0.144cm" svg:x="13.1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3.375cm" svg:y="10.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 draw:layer="layout" svg:width="0.574cm" svg:height="0.237cm" svg:x="13.014cm" svg:y="10.7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6cm" svg:height="0.145cm" draw:transform="rotate (1.5707963267949) translate (13.865cm 1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3.866cm 12.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0.573cm" svg:height="0.239cm" draw:transform="rotate (1.5707963267949) translate (13.815cm 12.6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4cm" svg:x="16.385cm" svg:y="15.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6.66cm" svg:y="15.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 draw:layer="layout" svg:width="0.574cm" svg:height="0.239cm" svg:x="16.301cm" svg:y="15.163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4cm" draw:transform="rotate (1.5707963267949) translate (16.501cm 9.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draw:transform="rotate (1.5707963267949) translate (16.502cm 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6.502cm 8.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 draw:layer="layout" svg:width="0.859cm" svg:height="0.239cm" draw:transform="rotate (1.5707963267949) translate (16.454cm 9.324cm)">
              <text:p/>
              <draw:enhanced-geometry svg:viewBox="0 0 21600 21600" draw:mirror-horizontal="false" draw:mirror-vertical="false" draw:type="rectangle" draw:enhanced-path="M 0 0 L 21600 0 21600 21600 0 21600 0 0 Z N"/>
            </draw:custom-shape>
          </draw:g>
          <draw:custom-shape draw:style-name="gr20" draw:text-style-name="P4" draw:layer="layout" svg:width="0.409cm" svg:height="0.425cm" draw:transform="rotate (1.5707963267949) translate (16.513cm 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16.459cm 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44cm 6.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44cm 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7" draw:layer="layout" svg:width="3.058cm" svg:height="3.058cm" svg:x="6.852cm" svg:y="10.948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65cm" svg:height="0.274cm" draw:transform="rotate (1.5707963267949) translate (16.368cm 1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7cm 10.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1.673cm" svg:height="1.1cm" draw:transform="rotate (1.5707963267949) translate (15.936cm 11.426cm)">
              <text:p/>
              <draw:enhanced-geometry svg:viewBox="0 0 21600 21600" draw:mirror-horizontal="false" draw:mirror-vertical="false" draw:type="rectangle" draw:enhanced-path="M 0 0 L 21600 0 21600 21600 0 21600 0 0 Z N"/>
            </draw:custom-shape>
          </draw:g>
          <draw:custom-shape draw:style-name="gr96" draw:text-style-name="P8" draw:layer="layout" svg:width="0.115cm" svg:height="0.239cm" svg:x="3.909cm" svg:y="8.187cm">
            <text:p/>
            <draw:enhanced-geometry svg:viewBox="0 0 21600 21600" draw:type="rectangle" draw:enhanced-path="M 0 0 L 21600 0 21600 21600 0 21600 0 0 Z N"/>
          </draw:custom-shape>
          <draw:custom-shape draw:style-name="gr97" draw:text-style-name="P9" draw:layer="layout" svg:width="0.115cm" svg:height="0.239cm" svg:x="3.911cm" svg:y="7.787cm">
            <text:p/>
            <draw:enhanced-geometry svg:viewBox="0 0 21600 21600" draw:type="rectangle" draw:enhanced-path="M 0 0 L 21600 0 21600 21600 0 21600 0 0 Z N"/>
          </draw:custom-shape>
          <draw:custom-shape draw:style-name="gr97" draw:text-style-name="P9" draw:layer="layout" svg:width="0.115cm" svg:height="0.237cm" svg:x="8.704cm" svg:y="8.2cm">
            <text:p/>
            <draw:enhanced-geometry svg:viewBox="0 0 21600 21600" draw:type="rectangle" draw:enhanced-path="M 0 0 L 21600 0 21600 21600 0 21600 0 0 Z N"/>
          </draw:custom-shape>
          <draw:custom-shape draw:style-name="gr97" draw:text-style-name="P9" draw:layer="layout" svg:width="0.114cm" svg:height="0.237cm" draw:transform="rotate (1.5707963267949) translate (10.717cm 10.187cm)">
            <text:p/>
            <draw:enhanced-geometry svg:viewBox="0 0 21600 21600" draw:type="rectangle" draw:enhanced-path="M 0 0 L 21600 0 21600 21600 0 21600 0 0 Z N"/>
          </draw:custom-shape>
          <draw:custom-shape draw:style-name="gr97" draw:text-style-name="P9" draw:layer="layout" svg:width="0.114cm" svg:height="0.238cm" svg:x="14.84cm" svg:y="8.199cm">
            <text:p/>
            <draw:enhanced-geometry svg:viewBox="0 0 21600 21600" draw:type="rectangle" draw:enhanced-path="M 0 0 L 21600 0 21600 21600 0 21600 0 0 Z N"/>
          </draw:custom-shape>
          <draw:custom-shape draw:style-name="gr97" draw:text-style-name="P9" draw:layer="layout" svg:width="0.115cm" svg:height="0.239cm" svg:x="4.635cm" svg:y="10.088cm">
            <text:p/>
            <draw:enhanced-geometry svg:viewBox="0 0 21600 21600" draw:type="rectangle" draw:enhanced-path="M 0 0 L 21600 0 21600 21600 0 21600 0 0 Z N"/>
          </draw:custom-shape>
          <draw:g>
            <draw:custom-shape draw:style-name="gr3" draw:text-style-name="P4" draw:layer="layout" svg:width="0.138cm" svg:height="0.142cm" svg:x="6.027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301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576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851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7.128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7.402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7.679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5.945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292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566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5.208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0.616cm" svg:y="9.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0.89cm" svg:y="9.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10.532cm" svg:y="9.6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1.438cm" svg:y="9.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712cm" svg:y="9.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11.354cm" svg:y="9.6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2.516cm" svg:y="9.7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79cm" svg:y="9.7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12.432cm" svg:y="9.6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4cm" svg:height="0.15cm" svg:x="13.342cm" svg:y="9.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49cm" svg:x="13.63cm" svg:y="9.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 draw:layer="layout" svg:width="0.6cm" svg:height="0.251cm" svg:x="13.254cm" svg:y="9.681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65cm" svg:height="0.274cm" draw:transform="rotate (1.5707963267949) translate (16.368cm 14.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7cm 1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1.673cm" svg:height="1.1cm" draw:transform="rotate (1.5707963267949) translate (15.936cm 15.02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5.927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201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476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751cm" svg:y="16.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 draw:layer="layout" svg:width="1.159cm" svg:height="0.239cm" svg:x="5.845cm" svg:y="16.1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4.577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851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126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5.401cm" svg:y="16.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 draw:layer="layout" svg:width="1.159cm" svg:height="0.239cm" svg:x="4.495cm" svg:y="16.137cm">
              <text:p/>
              <draw:enhanced-geometry svg:viewBox="0 0 21600 21600" draw:mirror-horizontal="false" draw:mirror-vertical="false" draw:type="rectangle" draw:enhanced-path="M 0 0 L 21600 0 21600 21600 0 21600 0 0 Z N"/>
            </draw:custom-shape>
          </draw:g>
          <draw:g>
            <draw:g>
              <draw:custom-shape draw:style-name="gr86" draw:text-style-name="P6" draw:layer="layout" svg:width="0.186cm" svg:height="0.279cm" svg:x="3.608cm" svg:y="8.708cm">
                <text:p/>
                <draw:enhanced-geometry svg:viewBox="0 0 21600 21600" draw:mirror-horizontal="false" draw:mirror-vertical="false" draw:type="rectangle" draw:enhanced-path="M 0 0 L 21600 0 21600 21600 0 21600 0 0 Z N"/>
              </draw:custom-shape>
            </draw:g>
            <draw:custom-shape draw:style-name="gr87" draw:text-style-name="P6" draw:layer="layout" svg:width="0.362cm" svg:height="0.41cm" svg:x="3.742cm" svg:y="8.6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516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79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5.432cm" svg:y="10.2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6.338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612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6.254cm" svg:y="10.237cm">
              <text:p/>
              <draw:enhanced-geometry svg:viewBox="0 0 21600 21600" draw:mirror-horizontal="false" draw:mirror-vertical="false" draw:type="rectangle" draw:enhanced-path="M 0 0 L 21600 0 21600 21600 0 21600 0 0 Z N"/>
            </draw:custom-shape>
          </draw:g>
          <draw:custom-shape draw:style-name="gr100" draw:text-style-name="P10" draw:layer="layout" svg:width="0.115cm" svg:height="0.239cm" svg:x="3.909cm" svg:y="7.387cm">
            <text:p/>
            <draw:enhanced-geometry svg:viewBox="0 0 21600 21600" draw:type="rectangle" draw:enhanced-path="M 0 0 L 21600 0 21600 21600 0 21600 0 0 Z N"/>
          </draw:custom-shape>
          <draw:custom-shape draw:style-name="gr97" draw:text-style-name="P9" draw:layer="layout" svg:width="0.115cm" svg:height="0.239cm" svg:x="3.909cm" svg:y="6.987cm">
            <text:p/>
            <draw:enhanced-geometry svg:viewBox="0 0 21600 21600" draw:type="rectangle" draw:enhanced-path="M 0 0 L 21600 0 21600 21600 0 21600 0 0 Z N"/>
          </draw:custom-shape>
          <draw:custom-shape draw:style-name="gr97" draw:text-style-name="P9" draw:layer="layout" svg:width="0.115cm" svg:height="0.239cm" svg:x="3.909cm" svg:y="6.587cm">
            <text:p/>
            <draw:enhanced-geometry svg:viewBox="0 0 21600 21600" draw:type="rectangle" draw:enhanced-path="M 0 0 L 21600 0 21600 21600 0 21600 0 0 Z N"/>
          </draw:custom-shape>
          <draw:custom-shape draw:style-name="gr97" draw:text-style-name="P9" draw:layer="layout" svg:width="0.115cm" svg:height="0.237cm" svg:x="12.054cm" svg:y="10.037cm">
            <text:p/>
            <draw:enhanced-geometry svg:viewBox="0 0 21600 21600" draw:type="rectangle" draw:enhanced-path="M 0 0 L 21600 0 21600 21600 0 21600 0 0 Z N"/>
          </draw:custom-shape>
          <draw:custom-shape draw:style-name="gr101" draw:text-style-name="P7" draw:layer="layout" svg:width="0.85cm" svg:height="0.5cm" svg:x="7.054cm" svg:y="7.387cm">
            <text:p/>
            <draw:enhanced-geometry svg:viewBox="0 0 21600 21600" draw:type="rectangle" draw:enhanced-path="M 0 0 L 21600 0 21600 21600 0 21600 0 0 Z N"/>
          </draw:custom-shape>
          <draw:custom-shape draw:style-name="gr101" draw:text-style-name="P7" draw:layer="layout" svg:width="0.85cm" svg:height="0.5cm" svg:x="9.154cm" svg:y="7.387cm">
            <text:p/>
            <draw:enhanced-geometry svg:viewBox="0 0 21600 21600" draw:type="rectangle" draw:enhanced-path="M 0 0 L 21600 0 21600 21600 0 21600 0 0 Z N"/>
          </draw:custom-shape>
          <draw:custom-shape draw:style-name="gr101" draw:text-style-name="P7" draw:layer="layout" svg:width="0.85cm" svg:height="0.5cm" svg:x="13.354cm" svg:y="7.387cm">
            <text:p/>
            <draw:enhanced-geometry svg:viewBox="0 0 21600 21600" draw:type="rectangle" draw:enhanced-path="M 0 0 L 21600 0 21600 21600 0 21600 0 0 Z N"/>
          </draw:custom-shape>
          <draw:custom-shape draw:style-name="gr101" draw:text-style-name="P7" draw:layer="layout" svg:width="0.85cm" svg:height="0.5cm" svg:x="15.354cm" svg:y="7.387cm">
            <text:p/>
            <draw:enhanced-geometry svg:viewBox="0 0 21600 21600" draw:type="rectangle" draw:enhanced-path="M 0 0 L 21600 0 21600 21600 0 21600 0 0 Z N"/>
          </draw:custom-shape>
          <draw:custom-shape draw:style-name="gr101" draw:text-style-name="P7" draw:layer="layout" svg:width="0.85cm" svg:height="0.5cm" svg:x="11.204cm" svg:y="7.387cm">
            <text:p/>
            <draw:enhanced-geometry svg:viewBox="0 0 21600 21600" draw:type="rectangle" draw:enhanced-path="M 0 0 L 21600 0 21600 21600 0 21600 0 0 Z N"/>
          </draw:custom-shape>
          <draw:custom-shape draw:style-name="gr102" draw:text-style-name="P11" draw:layer="layout" svg:width="0.282cm" svg:height="1.25cm" svg:x="3.472cm" svg:y="11.887cm">
            <text:p/>
            <draw:enhanced-geometry svg:viewBox="0 0 21600 21600" draw:mirror-horizontal="false" draw:mirror-vertical="false" draw:type="rectangle" draw:enhanced-path="M 0 0 L 21600 0 21600 21600 0 21600 0 0 Z N"/>
          </draw:custom-shape>
          <draw:custom-shape draw:style-name="gr103" draw:text-style-name="P6" draw:layer="layout" svg:width="1.577cm" svg:height="1.577cm" svg:x="3.795cm" svg:y="11.713cm">
            <text:p/>
            <draw:enhanced-geometry svg:viewBox="0 0 21600 21600" draw:mirror-horizontal="false" draw:mirror-vertical="false" draw:type="rectangle" draw:enhanced-path="M 0 0 L 21600 0 21600 21600 0 21600 0 0 Z N"/>
          </draw:custom-shape>
          <draw:custom-shape draw:style-name="gr97" draw:text-style-name="P9" draw:layer="layout" svg:width="0.114cm" svg:height="0.238cm" svg:x="12.84cm" svg:y="8.199cm">
            <text:p/>
            <draw:enhanced-geometry svg:viewBox="0 0 21600 21600" draw:type="rectangle" draw:enhanced-path="M 0 0 L 21600 0 21600 21600 0 21600 0 0 Z N"/>
          </draw:custom-shape>
          <draw:custom-shape draw:style-name="gr97" draw:text-style-name="P9" draw:layer="layout" svg:width="0.114cm" svg:height="0.238cm" svg:x="10.84cm" svg:y="8.199cm">
            <text:p/>
            <draw:enhanced-geometry svg:viewBox="0 0 21600 21600" draw:type="rectangle" draw:enhanced-path="M 0 0 L 21600 0 21600 21600 0 21600 0 0 Z N"/>
          </draw:custom-shape>
          <draw:custom-shape draw:style-name="gr97" draw:text-style-name="P9" draw:layer="layout" svg:width="0.114cm" svg:height="0.238cm" svg:x="6.54cm" svg:y="8.199cm">
            <text:p/>
            <draw:enhanced-geometry svg:viewBox="0 0 21600 21600" draw:type="rectangle" draw:enhanced-path="M 0 0 L 21600 0 21600 21600 0 21600 0 0 Z N"/>
          </draw:custom-shape>
        </draw:g>
        <draw:frame draw:style-name="gr43" draw:text-style-name="P18" draw:layer="layout" svg:width="5.7cm" svg:height="0.5cm" svg:x="10.05cm" svg:y="16.4cm">
          <draw:text-box>
            <text:p><text:span text:style-name="T2">50 pins expansion connector</text:span></text:p>
            <text:p><text:span text:style-name="T2">For Duex4, 2 drive shield</text:span></text:p>
            <text:p><text:span text:style-name="T2">or other use</text:span></text:p>
          </draw:text-box>
        </draw:frame>
        <draw:frame draw:style-name="gr43" draw:text-style-name="P18" draw:layer="layout" svg:width="3.3cm" svg:height="0.66cm" svg:x="17.05cm" svg:y="10.24cm">
          <draw:text-box>
            <text:p><text:span text:style-name="T2">Vin 12-24V</text:span></text:p>
          </draw:text-box>
        </draw:frame>
        <draw:line draw:style-name="gr57" draw:text-style-name="P5" draw:layer="layout" svg:x1="19.1cm" svg:y1="10.18cm" svg:x2="16.55cm" svg:y2="10.18cm">
          <text:p/>
        </draw:line>
        <draw:line draw:style-name="gr58" draw:text-style-name="P5" draw:layer="layout" svg:x1="19.1cm" svg:y1="11cm" svg:x2="16.5cm" svg:y2="11cm">
          <text:p/>
        </draw:line>
        <draw:line draw:style-name="gr51" draw:text-style-name="P5" draw:layer="layout" svg:x1="19.1cm" svg:y1="8.62cm" svg:x2="16.6cm" svg:y2="8.62cm">
          <text:p/>
        </draw:line>
        <draw:line draw:style-name="gr59" draw:text-style-name="P5" draw:layer="layout" svg:x1="17.5cm" svg:y1="8.9cm" svg:x2="16.6cm" svg:y2="8.9cm">
          <text:p/>
        </draw:line>
        <draw:line draw:style-name="gr44" draw:text-style-name="P5" draw:layer="layout" svg:x1="19.1cm" svg:y1="9.18cm" svg:x2="16.6cm" svg:y2="9.18cm">
          <text:p/>
        </draw:line>
        <draw:frame draw:style-name="gr43" draw:text-style-name="P18" draw:layer="layout" svg:width="3.3cm" svg:height="0.66cm" svg:x="17.2cm" svg:y="7.5cm">
          <draw:text-box>
            <text:p><text:span text:style-name="T2">+ 5 V </text:span></text:p>
            <text:p><text:span text:style-name="T2">optional</text:span></text:p>
          </draw:text-box>
        </draw:frame>
        <draw:line draw:style-name="gr60" draw:text-style-name="P5" draw:layer="layout" svg:x1="17.534cm" svg:y1="8.9cm" svg:x2="17.317cm" svg:y2="9.025cm">
          <text:p/>
        </draw:line>
        <draw:line draw:style-name="gr60" draw:text-style-name="P5" draw:layer="layout" svg:x1="17.526cm" svg:y1="8.898cm" svg:x2="17.309cm" svg:y2="8.773cm">
          <text:p/>
        </draw:line>
        <draw:frame draw:style-name="gr43" draw:text-style-name="P19" draw:layer="layout" svg:width="3.2cm" svg:height="0.64cm" svg:x="17.4cm" svg:y="8.55cm">
          <draw:text-box>
            <text:p><text:span text:style-name="T1">PS on</text:span></text:p>
          </draw:text-box>
        </draw:frame>
        <draw:frame draw:style-name="gr43" draw:text-style-name="P22" draw:layer="layout" svg:width="10cm" svg:height="3cm" svg:x="9.05cm" svg:y="3.95cm">
          <draw:text-box>
            <text:p text:style-name="P20"><text:span text:style-name="T2">3D printer Board <text:s text:c="3"/></text:span><text:span text:style-name="T6">DUET 0.8.5</text:span></text:p>
            <text:p text:style-name="P20"><text:span text:style-name="T17"/></text:p>
            <text:p text:style-name="P20"><text:span text:style-name="T8">Controlled fans in 5V <text:s/></text:span><text:span text:style-name="T2">Use caution while wiring</text:span></text:p>
          </draw:text-box>
        </draw:frame>
        <draw:frame draw:style-name="gr43" draw:text-style-name="P23" draw:layer="layout" svg:width="18.9cm" svg:height="1.5cm" svg:x="0.96cm" svg:y="26.95cm">
          <draw:text-box>
            <text:p><text:span text:style-name="T11">Author : Pierre ROUZEAU . Photo by T3P3 (taken on RepRap Wiki)</text:span></text:p>
            <text:p><text:span text:style-name="T11">Licence GFDL1.2 and CC BY-SA</text:span></text:p>
          </draw:text-box>
        </draw:frame>
        <draw:g>
          <draw:custom-shape draw:style-name="gr114" draw:text-style-name="P4" draw:layer="layout" svg:width="0.949cm" svg:height="2.47cm" svg:x="11.25cm" svg:y="7.03cm">
            <text:p/>
            <draw:enhanced-geometry svg:viewBox="0 0 21600 21600" draw:type="rectangle" draw:enhanced-path="M 0 0 L 21600 0 21600 21600 0 21600 0 0 Z N"/>
          </draw:custom-shape>
          <draw:line draw:style-name="gr44" draw:text-style-name="P5" draw:layer="layout" svg:x1="11.5cm" svg:y1="8.615cm" svg:x2="11.5cm" svg:y2="9.738cm">
            <text:p/>
          </draw:line>
          <draw:line draw:style-name="gr51" draw:text-style-name="P5" draw:layer="layout" svg:x1="11.8cm" svg:y1="9.138cm" svg:x2="11.8cm" svg:y2="9.738cm">
            <text:p/>
          </draw:line>
          <draw:g>
            <draw:custom-shape draw:style-name="gr69" draw:text-style-name="P5" draw:layer="layout" svg:width="0.7cm" svg:height="0.7cm" svg:x="11.3cm" svg:y="7.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11.4cm" svg:y="8.06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11.894cm 8.5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1.4cm 8.5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1.895cm 8.06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1" draw:text-style-name="P5" draw:layer="layout" svg:x1="11.817cm" svg:y1="7.514cm" svg:x2="12.015cm" svg:y2="7.514cm">
            <text:p/>
          </draw:line>
          <draw:line draw:style-name="gr41" draw:text-style-name="P5" draw:layer="layout" svg:x1="11.914cm" svg:y1="7.415cm" svg:x2="11.914cm" svg:y2="7.615cm">
            <text:p/>
          </draw:line>
          <draw:frame draw:style-name="gr43" draw:text-style-name="P25" draw:layer="layout" svg:width="1.05cm" svg:height="0.863cm" svg:x="11.022cm" svg:y="7.116cm">
            <draw:text-box>
              <text:p><text:span text:style-name="T12">F0</text:span></text:p>
            </draw:text-box>
          </draw:frame>
          <draw:line draw:style-name="gr51" draw:text-style-name="P5" draw:layer="layout" svg:x1="11.841cm" svg:y1="7.738cm" svg:x2="11.841cm" svg:y2="7.988cm">
            <text:p/>
          </draw:line>
          <draw:line draw:style-name="gr51" draw:text-style-name="P5" draw:layer="layout" svg:x1="11.884cm" svg:y1="9.05cm" svg:x2="11.707cm" svg:y2="9.227cm">
            <text:p/>
          </draw:line>
          <draw:line draw:style-name="gr51" draw:text-style-name="P5" draw:layer="layout" svg:x1="11.892cm" svg:y1="9.239cm" svg:x2="11.715cm" svg:y2="9.062cm">
            <text:p/>
          </draw:line>
          <draw:g>
            <draw:line draw:style-name="gr53" draw:text-style-name="P5" draw:layer="layout" svg:x1="11.342cm" svg:y1="9.441cm" svg:x2="11.692cm" svg:y2="8.835cm">
              <text:p/>
            </draw:line>
            <draw:line draw:style-name="gr53" draw:text-style-name="P5" draw:layer="layout" svg:x1="11.64cm" svg:y1="9.028cm" svg:x2="11.692cm" svg:y2="8.835cm">
              <text:p/>
            </draw:line>
            <draw:line draw:style-name="gr53" draw:text-style-name="P5" draw:layer="layout" svg:x1="11.55cm" svg:y1="8.976cm" svg:x2="11.691cm" svg:y2="8.835cm">
              <text:p/>
            </draw:line>
            <draw:g>
              <draw:line draw:style-name="gr54" draw:text-style-name="P5" draw:layer="layout" svg:x1="11.422cm" svg:y1="8.841cm" svg:x2="11.422cm" svg:y2="8.791cm">
                <text:p/>
              </draw:line>
              <draw:g>
                <draw:line draw:style-name="gr54" draw:text-style-name="P5" draw:layer="layout" svg:x1="11.422cm" svg:y1="8.841cm" svg:x2="11.322cm" svg:y2="8.841cm">
                  <text:p/>
                </draw:line>
                <draw:line draw:style-name="gr54" draw:text-style-name="P5" draw:layer="layout" svg:x1="11.322cm" svg:y1="8.891cm" svg:x2="11.322cm" svg:y2="8.841cm">
                  <text:p/>
                </draw:line>
                <draw:line draw:style-name="gr54" draw:text-style-name="P5" draw:layer="layout" svg:x1="11.422cm" svg:y1="8.891cm" svg:x2="11.322cm" svg:y2="8.891cm">
                  <text:p/>
                </draw:line>
                <draw:line draw:style-name="gr54" draw:text-style-name="P5" draw:layer="layout" svg:x1="11.422cm" svg:y1="8.941cm" svg:x2="11.422cm" svg:y2="8.891cm">
                  <text:p/>
                </draw:line>
              </draw:g>
              <draw:g>
                <draw:line draw:style-name="gr54" draw:text-style-name="P5" draw:layer="layout" svg:x1="11.422cm" svg:y1="8.941cm" svg:x2="11.322cm" svg:y2="8.941cm">
                  <text:p/>
                </draw:line>
                <draw:line draw:style-name="gr54" draw:text-style-name="P5" draw:layer="layout" svg:x1="11.322cm" svg:y1="8.991cm" svg:x2="11.322cm" svg:y2="8.941cm">
                  <text:p/>
                </draw:line>
                <draw:line draw:style-name="gr54" draw:text-style-name="P5" draw:layer="layout" svg:x1="11.422cm" svg:y1="8.991cm" svg:x2="11.322cm" svg:y2="8.991cm">
                  <text:p/>
                </draw:line>
                <draw:line draw:style-name="gr54" draw:text-style-name="P5" draw:layer="layout" svg:x1="11.422cm" svg:y1="9.041cm" svg:x2="11.422cm" svg:y2="8.991cm">
                  <text:p/>
                </draw:line>
              </draw:g>
              <draw:g>
                <draw:line draw:style-name="gr54" draw:text-style-name="P5" draw:layer="layout" svg:x1="11.422cm" svg:y1="9.041cm" svg:x2="11.322cm" svg:y2="9.041cm">
                  <text:p/>
                </draw:line>
                <draw:line draw:style-name="gr54" draw:text-style-name="P5" draw:layer="layout" svg:x1="11.322cm" svg:y1="9.091cm" svg:x2="11.322cm" svg:y2="9.041cm">
                  <text:p/>
                </draw:line>
                <draw:line draw:style-name="gr54" draw:text-style-name="P5" draw:layer="layout" svg:x1="11.422cm" svg:y1="9.091cm" svg:x2="11.322cm" svg:y2="9.091cm">
                  <text:p/>
                </draw:line>
                <draw:line draw:style-name="gr54" draw:text-style-name="P5" draw:layer="layout" svg:x1="11.422cm" svg:y1="9.141cm" svg:x2="11.422cm" svg:y2="9.091cm">
                  <text:p/>
                </draw:line>
              </draw:g>
            </draw:g>
          </draw:g>
        </draw:g>
        <draw:custom-shape draw:style-name="gr115" draw:text-style-name="P4" draw:layer="layout" svg:width="0.45cm" svg:height="8.75cm" svg:x="15.45cm" svg:y="7.03cm">
          <text:p/>
          <draw:enhanced-geometry svg:viewBox="0 0 21600 21600" draw:type="rectangle" draw:enhanced-path="M 0 0 L 21600 0 21600 21600 0 21600 0 0 Z N"/>
        </draw:custom-shape>
        <draw:custom-shape draw:style-name="gr116" draw:text-style-name="P4" draw:layer="layout" svg:width="3.36cm" svg:height="2.47cm" svg:x="12.1cm" svg:y="7.027cm">
          <text:p text:style-name="P20"><text:span text:style-name="T7">Controlled fans in 5V</text:span></text:p>
          <text:p><text:span text:style-name="T21"/></text:p>
          <text:p><text:span text:style-name="T21"/></text:p>
          <text:p text:style-name="P20"><text:span text:style-name="T7">Low forward voltage</text:span></text:p>
          <text:p text:style-name="P20"><text:span text:style-name="T7">Diode type SB340</text:span></text:p>
          <text:p text:style-name="P20"><text:span text:style-name="T7">to protect from Vin</text:span></text:p>
          <text:p text:style-name="P20"><text:span text:style-name="T7"><text:s/></text:span><text:span text:style-name="T7">return through LEDs</text:span></text:p>
          <draw:enhanced-geometry svg:viewBox="0 0 21600 21600" draw:mirror-horizontal="false" draw:mirror-vertical="false" draw:type="rectangle" draw:enhanced-path="M 0 0 L 21600 0 21600 21600 0 21600 0 0 Z N"/>
        </draw:custom-shape>
        <draw:g>
          <draw:custom-shape draw:style-name="gr117" draw:text-style-name="P4" draw:layer="layout" svg:width="1.1cm" svg:height="2.01cm" draw:transform="rotate (-3.14159265358979) translate (17.2cm 17.764cm)">
            <text:p/>
            <draw:enhanced-geometry svg:viewBox="0 0 21600 21600" draw:mirror-horizontal="true" draw:type="rectangle" draw:enhanced-path="M 0 0 L 21600 0 21600 21600 0 21600 0 0 Z N"/>
          </draw:custom-shape>
          <draw:line draw:style-name="gr44" draw:text-style-name="P5" draw:layer="layout" svg:x1="16.3cm" svg:y1="16.945cm" svg:x2="16.3cm" svg:y2="16.25cm">
            <text:p/>
          </draw:line>
          <draw:line draw:style-name="gr51" draw:text-style-name="P5" draw:layer="layout" svg:x1="16.601cm" svg:y1="16.945cm" svg:x2="16.601cm" svg:y2="15.95cm">
            <text:p/>
          </draw:line>
          <draw:g>
            <draw:custom-shape draw:style-name="gr64" draw:text-style-name="P5" draw:layer="layout" svg:width="0.702cm" svg:height="0.704cm" draw:transform="rotate (-3.14159265358979) translate (16.802cm 17.6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 draw:text-style-name="P5" draw:layer="layout" svg:width="0.496cm" svg:height="0.496cm" draw:transform="rotate (-3.14159265358979) translate (16.696cm 17.503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svg:x="16.2cm" svg:y="17.00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draw:transform="rotate (-1.5707963267949) translate (16.696cm 17.00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6" draw:text-style-name="P5" draw:layer="layout" svg:width="0.496cm" svg:height="0.497cm" draw:transform="rotate (1.5707963267949) translate (16.162cm 17.501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8" draw:layer="layout" svg:width="1.054cm" svg:height="0.867cm" svg:x="16.463cm" svg:y="16.35cm">
            <draw:text-box>
              <text:p><text:span text:style-name="T2">5V</text:span></text:p>
            </draw:text-box>
          </draw:frame>
          <draw:line draw:style-name="gr41" draw:text-style-name="P5" draw:layer="layout" svg:x1="16.737cm" svg:y1="16.351cm" svg:x2="16.936cm" svg:y2="16.351cm">
            <text:p/>
          </draw:line>
          <draw:line draw:style-name="gr41" draw:text-style-name="P5" draw:layer="layout" svg:x1="16.835cm" svg:y1="16.451cm" svg:x2="16.835cm" svg:y2="16.25cm">
            <text:p/>
          </draw:line>
          <draw:line draw:style-name="gr51" draw:text-style-name="P5" draw:layer="layout" svg:x1="16.617cm" svg:y1="15.95cm" svg:x2="15.7cm" svg:y2="15.95cm">
            <text:p/>
          </draw:line>
          <draw:line draw:style-name="gr44" draw:text-style-name="P5" draw:layer="layout" svg:x1="16.317cm" svg:y1="16.25cm" svg:x2="15.7cm" svg:y2="16.25cm">
            <text:p/>
          </draw:line>
          <draw:line draw:style-name="gr51" draw:text-style-name="P5" draw:layer="layout" svg:x1="15.701cm" svg:y1="15.946cm" svg:x2="15.701cm" svg:y2="7.75cm">
            <text:p/>
          </draw:line>
        </draw:g>
        <draw:g>
          <draw:custom-shape draw:style-name="gr118" draw:text-style-name="P4" draw:layer="layout" svg:width="0.873cm" svg:height="2.47cm" svg:x="10.38cm" svg:y="7.03cm">
            <text:p/>
            <draw:enhanced-geometry svg:viewBox="0 0 21600 21600" draw:type="rectangle" draw:enhanced-path="M 0 0 L 21600 0 21600 21600 0 21600 0 0 Z N"/>
          </draw:custom-shape>
          <draw:line draw:style-name="gr44" draw:text-style-name="P5" draw:layer="layout" svg:x1="10.709cm" svg:y1="8.621cm" svg:x2="10.709cm" svg:y2="9.744cm">
            <text:p/>
          </draw:line>
          <draw:g>
            <draw:custom-shape draw:style-name="gr69" draw:text-style-name="P5" draw:layer="layout" svg:width="0.7cm" svg:height="0.7cm" svg:x="10.509cm" svg:y="7.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10.609cm" svg:y="8.07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11.103cm 8.56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0.609cm 8.56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1.104cm 8.072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1" draw:text-style-name="P5" draw:layer="layout" svg:x1="10.945cm" svg:y1="7.52cm" svg:x2="11.143cm" svg:y2="7.52cm">
            <text:p/>
          </draw:line>
          <draw:line draw:style-name="gr41" draw:text-style-name="P5" draw:layer="layout" svg:x1="11.042cm" svg:y1="7.421cm" svg:x2="11.042cm" svg:y2="7.621cm">
            <text:p/>
          </draw:line>
          <draw:frame draw:style-name="gr43" draw:text-style-name="P25" draw:layer="layout" svg:width="1.05cm" svg:height="0.863cm" svg:x="10.15cm" svg:y="7.122cm">
            <draw:text-box>
              <text:p><text:span text:style-name="T12">F1</text:span></text:p>
            </draw:text-box>
          </draw:frame>
          <draw:line draw:style-name="gr51" draw:text-style-name="P5" draw:layer="layout" svg:x1="11.05cm" svg:y1="7.744cm" svg:x2="11.05cm" svg:y2="7.994cm">
            <text:p/>
          </draw:line>
          <draw:line draw:style-name="gr51" draw:text-style-name="P5" draw:layer="layout" svg:x1="15.7cm" svg:y1="7.744cm" svg:x2="11.05cm" svg:y2="7.744cm">
            <text:p/>
          </draw:line>
          <draw:g>
            <draw:line draw:style-name="gr51" draw:text-style-name="P5" draw:layer="layout" svg:x1="11.009cm" svg:y1="9.144cm" svg:x2="11.009cm" svg:y2="9.744cm">
              <text:p/>
            </draw:line>
            <draw:line draw:style-name="gr51" draw:text-style-name="P5" draw:layer="layout" svg:x1="11.093cm" svg:y1="9.056cm" svg:x2="10.916cm" svg:y2="9.233cm">
              <text:p/>
            </draw:line>
            <draw:line draw:style-name="gr51" draw:text-style-name="P5" draw:layer="layout" svg:x1="11.101cm" svg:y1="9.245cm" svg:x2="10.924cm" svg:y2="9.068cm">
              <text:p/>
            </draw:line>
          </draw:g>
          <draw:g>
            <draw:line draw:style-name="gr53" draw:text-style-name="P5" draw:layer="layout" svg:x1="10.57cm" svg:y1="9.444cm" svg:x2="10.92cm" svg:y2="8.838cm">
              <text:p/>
            </draw:line>
            <draw:line draw:style-name="gr53" draw:text-style-name="P5" draw:layer="layout" svg:x1="10.868cm" svg:y1="9.031cm" svg:x2="10.92cm" svg:y2="8.838cm">
              <text:p/>
            </draw:line>
            <draw:line draw:style-name="gr53" draw:text-style-name="P5" draw:layer="layout" svg:x1="10.778cm" svg:y1="8.979cm" svg:x2="10.919cm" svg:y2="8.838cm">
              <text:p/>
            </draw:line>
            <draw:g>
              <draw:line draw:style-name="gr54" draw:text-style-name="P5" draw:layer="layout" svg:x1="10.65cm" svg:y1="8.844cm" svg:x2="10.65cm" svg:y2="8.794cm">
                <text:p/>
              </draw:line>
              <draw:g>
                <draw:line draw:style-name="gr54" draw:text-style-name="P5" draw:layer="layout" svg:x1="10.65cm" svg:y1="8.844cm" svg:x2="10.55cm" svg:y2="8.844cm">
                  <text:p/>
                </draw:line>
                <draw:line draw:style-name="gr54" draw:text-style-name="P5" draw:layer="layout" svg:x1="10.55cm" svg:y1="8.894cm" svg:x2="10.55cm" svg:y2="8.844cm">
                  <text:p/>
                </draw:line>
                <draw:line draw:style-name="gr54" draw:text-style-name="P5" draw:layer="layout" svg:x1="10.65cm" svg:y1="8.894cm" svg:x2="10.55cm" svg:y2="8.894cm">
                  <text:p/>
                </draw:line>
                <draw:line draw:style-name="gr54" draw:text-style-name="P5" draw:layer="layout" svg:x1="10.65cm" svg:y1="8.944cm" svg:x2="10.65cm" svg:y2="8.894cm">
                  <text:p/>
                </draw:line>
              </draw:g>
              <draw:g>
                <draw:line draw:style-name="gr54" draw:text-style-name="P5" draw:layer="layout" svg:x1="10.65cm" svg:y1="8.944cm" svg:x2="10.55cm" svg:y2="8.944cm">
                  <text:p/>
                </draw:line>
                <draw:line draw:style-name="gr54" draw:text-style-name="P5" draw:layer="layout" svg:x1="10.55cm" svg:y1="8.994cm" svg:x2="10.55cm" svg:y2="8.944cm">
                  <text:p/>
                </draw:line>
                <draw:line draw:style-name="gr54" draw:text-style-name="P5" draw:layer="layout" svg:x1="10.65cm" svg:y1="8.994cm" svg:x2="10.55cm" svg:y2="8.994cm">
                  <text:p/>
                </draw:line>
                <draw:line draw:style-name="gr54" draw:text-style-name="P5" draw:layer="layout" svg:x1="10.65cm" svg:y1="9.044cm" svg:x2="10.65cm" svg:y2="8.994cm">
                  <text:p/>
                </draw:line>
              </draw:g>
              <draw:g>
                <draw:line draw:style-name="gr54" draw:text-style-name="P5" draw:layer="layout" svg:x1="10.65cm" svg:y1="9.044cm" svg:x2="10.55cm" svg:y2="9.044cm">
                  <text:p/>
                </draw:line>
                <draw:line draw:style-name="gr54" draw:text-style-name="P5" draw:layer="layout" svg:x1="10.55cm" svg:y1="9.094cm" svg:x2="10.55cm" svg:y2="9.044cm">
                  <text:p/>
                </draw:line>
                <draw:line draw:style-name="gr54" draw:text-style-name="P5" draw:layer="layout" svg:x1="10.65cm" svg:y1="9.094cm" svg:x2="10.55cm" svg:y2="9.094cm">
                  <text:p/>
                </draw:line>
                <draw:line draw:style-name="gr54" draw:text-style-name="P5" draw:layer="layout" svg:x1="10.65cm" svg:y1="9.144cm" svg:x2="10.65cm" svg:y2="9.094cm">
                  <text:p/>
                </draw:line>
              </draw:g>
            </draw:g>
          </draw:g>
        </draw:g>
        <draw:g>
          <draw:custom-shape draw:style-name="gr119" draw:text-style-name="P34" draw:layer="layout" svg:width="0.3cm" svg:height="0.3cm" draw:transform="rotate (1.5707963267949) translate (13.6cm 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 draw:text-style-name="P5" draw:layer="layout" svg:x1="13.55cm" svg:y1="7.55cm" svg:x2="13.55cm" svg:y2="7.95cm">
            <text:p/>
          </draw:line>
        </draw:g>
        <draw:custom-shape draw:style-name="gr62" draw:text-style-name="P24" draw:layer="layout" svg:width="0.8cm" svg:height="0.3cm" draw:transform="rotate (-3.14159265358979) translate (18.174cm 10.33cm)">
          <text:p/>
          <draw:enhanced-geometry svg:viewBox="0 0 21600 21600" draw:type="rectangle" draw:enhanced-path="M 0 0 L 21600 0 21600 21600 0 21600 0 0 Z N"/>
        </draw:custom-shape>
        <draw:g>
          <draw:line draw:style-name="gr80" draw:text-style-name="P5" draw:layer="layout" svg:x1="18.3cm" svg:y1="9.41cm" svg:x2="18.9cm" svg:y2="9.41cm">
            <text:p/>
          </draw:line>
          <draw:line draw:style-name="gr81" draw:text-style-name="P5" draw:layer="layout" svg:x1="18.3cm" svg:y1="9.59cm" svg:x2="18.45cm" svg:y2="9.41cm">
            <text:p/>
          </draw:line>
          <draw:line draw:style-name="gr81" draw:text-style-name="P5" draw:layer="layout" svg:x1="18.45cm" svg:y1="9.59cm" svg:x2="18.6cm" svg:y2="9.41cm">
            <text:p/>
          </draw:line>
          <draw:line draw:style-name="gr81" draw:text-style-name="P5" draw:layer="layout" svg:x1="18.6cm" svg:y1="9.59cm" svg:x2="18.75cm" svg:y2="9.41cm">
            <text:p/>
          </draw:line>
          <draw:line draw:style-name="gr81" draw:text-style-name="P5" draw:layer="layout" svg:x1="18.75cm" svg:y1="9.59cm" svg:x2="18.9cm" svg:y2="9.41cm">
            <text:p/>
          </draw:line>
        </draw:g>
        <draw:line draw:style-name="gr44" draw:text-style-name="P5" draw:layer="layout" svg:x1="18.6cm" svg:y1="9.2cm" svg:x2="18.6cm" svg:y2="9.4cm">
          <text:p/>
        </draw:line>
        <draw:custom-shape draw:style-name="gr120" draw:text-style-name="P4" draw:layer="layout" svg:width="8cm" svg:height="12.604cm" svg:x="1.4cm" svg:y="4.196cm">
          <text:p/>
          <draw:enhanced-geometry svg:viewBox="0 0 21600 21600" draw:type="rectangle" draw:enhanced-path="M 0 0 L 21600 0 21600 21600 0 21600 0 0 Z N"/>
        </draw:custom-shape>
        <draw:frame draw:style-name="gr76" draw:text-style-name="P26" draw:layer="layout" svg:width="6.4cm" svg:height="0.569cm" svg:x="11.05cm" svg:y="17.75cm">
          <draw:text-box>
            <text:p><text:span text:style-name="T13">© <text:s/>Pierre ROUZEAU .</text:span><text:span text:style-name="T14"> </text:span><text:span text:style-name="T15">Licence GFDL1.2 and CC BY-SA</text:span></text:p>
          </draw:text-box>
        </draw:frame>
      </draw:page>
      <draw:page draw:name="page4" draw:style-name="dp1" draw:master-page-name="Standard">
        <draw:g>
          <draw:custom-shape draw:style-name="gr82" draw:text-style-name="P1" draw:layer="layout" svg:width="13.45cm" svg:height="10.764cm" svg:x="3.7cm" svg:y="5.7cm">
            <text:p/>
            <draw:enhanced-geometry svg:viewBox="0 0 21600 21600" draw:type="rectangle" draw:enhanced-path="M 0 0 L 21600 0 21600 21600 0 21600 0 0 Z N"/>
          </draw:custom-shape>
          <draw:g>
            <draw:custom-shape draw:style-name="gr121" draw:text-style-name="P4" draw:layer="layout" svg:width="0.4cm" svg:height="0.5cm" draw:transform="rotate (-3.14159265358979) translate (15.85cm 16.35cm)">
              <text:p/>
              <draw:enhanced-geometry svg:viewBox="0 0 21600 21600" draw:mirror-horizontal="true" draw:mirror-vertical="false" draw:type="rectangle" draw:enhanced-path="M 0 0 L 21600 0 21600 21600 0 21600 0 0 Z N"/>
            </draw:custom-shape>
            <draw:custom-shape draw:style-name="gr3" draw:text-style-name="P4" draw:layer="layout" svg:width="0.138cm" svg:height="0.144cm" svg:x="8.989cm" svg:y="1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8.99cm" svg:y="16.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9.266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9.267cm" svg:y="16.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9.54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9.541cm" svg:y="16.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9.818cm" svg:y="1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9.819cm" svg:y="16.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0.092cm" svg:y="1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093cm" svg:y="16.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368cm" svg:y="15.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369cm" svg:y="1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643cm" svg:y="15.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0.644cm" svg:y="1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0.92cm" svg:y="1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0.921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195cm" svg:y="1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1.196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471cm" svg:y="1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1.472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747cm" svg:y="1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1.747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023cm" svg:y="15.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5cm" svg:x="12.025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2.297cm" svg:y="15.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2.298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575cm" svg:y="1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2.575cm" svg:y="16.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2.848cm" svg:y="1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2.849cm" svg:y="16.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124cm" svg:y="15.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125cm" svg:y="16.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4cm" svg:y="15.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401cm" svg:y="16.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3.676cm" svg:y="15.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3.677cm" svg:y="16.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3.951cm" svg:y="15.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3.952cm" svg:y="16.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4.227cm" svg:y="15.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4.228cm" svg:y="16.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503cm" svg:y="15.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4.504cm" svg:y="16.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778cm" svg:y="1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4.779cm" svg:y="16.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054cm" svg:y="1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5.055cm" svg:y="16.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33cm" svg:y="15.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5.33cm" svg:y="16.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 draw:layer="layout" svg:width="6.928cm" svg:height="0.525cm" svg:x="8.906cm" svg:y="15.812cm">
              <text:p/>
              <draw:enhanced-geometry svg:viewBox="0 0 21600 21600" draw:mirror-horizontal="false" draw:mirror-vertical="false" draw:type="rectangle" draw:enhanced-path="M 0 0 L 21600 0 21600 21600 0 21600 0 0 Z N"/>
            </draw:custom-shape>
            <draw:custom-shape draw:style-name="gr3" draw:text-style-name="P4" draw:layer="layout" svg:width="0.136cm" svg:height="0.143cm" svg:x="15.608cm" svg:y="15.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5.609cm" svg:y="16.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38cm" svg:height="0.142cm" svg:x="8.136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41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685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8.96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9.237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9.511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9.788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8.054cm" svg:y="5.837cm">
              <text:p/>
              <draw:enhanced-geometry svg:viewBox="0 0 21600 21600" draw:mirror-horizontal="false" draw:mirror-vertical="false" draw:type="rectangle" draw:enhanced-path="M 0 0 L 21600 0 21600 21600 0 21600 0 0 Z N"/>
            </draw:custom-shape>
          </draw:g>
          <draw:custom-shape draw:style-name="gr85" draw:text-style-name="P6" draw:layer="layout" svg:width="0.668cm" svg:height="0.811cm" svg:x="3.795cm" svg:y="10.476cm">
            <text:p/>
            <draw:enhanced-geometry svg:viewBox="0 0 21600 21600" draw:mirror-horizontal="false" draw:mirror-vertical="false" draw:type="rectangle" draw:enhanced-path="M 0 0 L 21600 0 21600 21600 0 21600 0 0 Z N"/>
          </draw:custom-shape>
          <draw:g>
            <draw:g>
              <draw:custom-shape draw:style-name="gr86" draw:text-style-name="P6" draw:layer="layout" svg:width="0.186cm" svg:height="0.279cm" svg:x="3.608cm" svg:y="9.708cm">
                <text:p/>
                <draw:enhanced-geometry svg:viewBox="0 0 21600 21600" draw:mirror-horizontal="false" draw:mirror-vertical="false" draw:type="rectangle" draw:enhanced-path="M 0 0 L 21600 0 21600 21600 0 21600 0 0 Z N"/>
              </draw:custom-shape>
            </draw:g>
            <draw:custom-shape draw:style-name="gr87" draw:text-style-name="P6" draw:layer="layout" svg:width="0.362cm" svg:height="0.41cm" svg:x="3.742cm" svg:y="9.637cm">
              <text:p/>
              <draw:enhanced-geometry svg:viewBox="0 0 21600 21600" draw:mirror-horizontal="false" draw:mirror-vertical="false" draw:type="rectangle" draw:enhanced-path="M 0 0 L 21600 0 21600 21600 0 21600 0 0 Z N"/>
            </draw:custom-shape>
          </draw:g>
          <draw:custom-shape draw:style-name="gr88" draw:text-style-name="P6" draw:layer="layout" svg:width="2.388cm" svg:height="1.769cm" svg:x="3.795cm" svg:y="14.018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38cm" svg:height="0.142cm" svg:x="10.236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513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786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1.063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336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1.614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1.888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 draw:layer="layout" svg:width="1.958cm" svg:height="0.239cm" svg:x="10.154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12.393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2.67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942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2cm" svg:x="13.22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3.494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3.768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4.045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12.311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4.553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4.828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5.103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5.377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653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929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6.205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14.471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4.517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791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4.433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5cm" svg:height="0.144cm" svg:x="13.1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3.375cm" svg:y="10.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draw:layer="layout" svg:width="0.574cm" svg:height="0.237cm" svg:x="13.014cm" svg:y="10.7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6cm" svg:height="0.145cm" draw:transform="rotate (1.5707963267949) translate (13.865cm 1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3.866cm 12.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0.573cm" svg:height="0.239cm" draw:transform="rotate (1.5707963267949) translate (13.815cm 12.6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4cm" svg:x="16.385cm" svg:y="15.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6.66cm" svg:y="15.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5" draw:layer="layout" svg:width="0.574cm" svg:height="0.239cm" svg:x="16.301cm" svg:y="15.163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4cm" draw:transform="rotate (1.5707963267949) translate (16.501cm 9.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draw:transform="rotate (1.5707963267949) translate (16.502cm 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6.502cm 8.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 draw:layer="layout" svg:width="0.859cm" svg:height="0.239cm" draw:transform="rotate (1.5707963267949) translate (16.454cm 9.324cm)">
              <text:p/>
              <draw:enhanced-geometry svg:viewBox="0 0 21600 21600" draw:mirror-horizontal="false" draw:mirror-vertical="false" draw:type="rectangle" draw:enhanced-path="M 0 0 L 21600 0 21600 21600 0 21600 0 0 Z N"/>
            </draw:custom-shape>
          </draw:g>
          <draw:custom-shape draw:style-name="gr20" draw:text-style-name="P4" draw:layer="layout" svg:width="0.409cm" svg:height="0.425cm" draw:transform="rotate (1.5707963267949) translate (16.513cm 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16.459cm 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44cm 6.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44cm 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7" draw:layer="layout" svg:width="3.058cm" svg:height="3.058cm" svg:x="6.852cm" svg:y="10.948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65cm" svg:height="0.274cm" draw:transform="rotate (1.5707963267949) translate (16.368cm 1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7cm 10.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 draw:layer="layout" svg:width="1.673cm" svg:height="1.1cm" draw:transform="rotate (1.5707963267949) translate (15.936cm 11.426cm)">
              <text:p/>
              <draw:enhanced-geometry svg:viewBox="0 0 21600 21600" draw:mirror-horizontal="false" draw:mirror-vertical="false" draw:type="rectangle" draw:enhanced-path="M 0 0 L 21600 0 21600 21600 0 21600 0 0 Z N"/>
            </draw:custom-shape>
          </draw:g>
          <draw:custom-shape draw:style-name="gr96" draw:text-style-name="P8" draw:layer="layout" svg:width="0.115cm" svg:height="0.239cm" svg:x="3.909cm" svg:y="8.187cm">
            <text:p/>
            <draw:enhanced-geometry svg:viewBox="0 0 21600 21600" draw:type="rectangle" draw:enhanced-path="M 0 0 L 21600 0 21600 21600 0 21600 0 0 Z N"/>
          </draw:custom-shape>
          <draw:custom-shape draw:style-name="gr97" draw:text-style-name="P9" draw:layer="layout" svg:width="0.115cm" svg:height="0.239cm" svg:x="3.911cm" svg:y="7.787cm">
            <text:p/>
            <draw:enhanced-geometry svg:viewBox="0 0 21600 21600" draw:type="rectangle" draw:enhanced-path="M 0 0 L 21600 0 21600 21600 0 21600 0 0 Z N"/>
          </draw:custom-shape>
          <draw:custom-shape draw:style-name="gr97" draw:text-style-name="P9" draw:layer="layout" svg:width="0.115cm" svg:height="0.237cm" svg:x="8.704cm" svg:y="8.2cm">
            <text:p/>
            <draw:enhanced-geometry svg:viewBox="0 0 21600 21600" draw:type="rectangle" draw:enhanced-path="M 0 0 L 21600 0 21600 21600 0 21600 0 0 Z N"/>
          </draw:custom-shape>
          <draw:custom-shape draw:style-name="gr97" draw:text-style-name="P9" draw:layer="layout" svg:width="0.114cm" svg:height="0.237cm" draw:transform="rotate (1.5707963267949) translate (10.717cm 10.187cm)">
            <text:p/>
            <draw:enhanced-geometry svg:viewBox="0 0 21600 21600" draw:type="rectangle" draw:enhanced-path="M 0 0 L 21600 0 21600 21600 0 21600 0 0 Z N"/>
          </draw:custom-shape>
          <draw:custom-shape draw:style-name="gr97" draw:text-style-name="P9" draw:layer="layout" svg:width="0.114cm" svg:height="0.238cm" svg:x="14.84cm" svg:y="8.199cm">
            <text:p/>
            <draw:enhanced-geometry svg:viewBox="0 0 21600 21600" draw:type="rectangle" draw:enhanced-path="M 0 0 L 21600 0 21600 21600 0 21600 0 0 Z N"/>
          </draw:custom-shape>
          <draw:custom-shape draw:style-name="gr97" draw:text-style-name="P9" draw:layer="layout" svg:width="0.115cm" svg:height="0.239cm" svg:x="4.635cm" svg:y="10.088cm">
            <text:p/>
            <draw:enhanced-geometry svg:viewBox="0 0 21600 21600" draw:type="rectangle" draw:enhanced-path="M 0 0 L 21600 0 21600 21600 0 21600 0 0 Z N"/>
          </draw:custom-shape>
          <draw:g>
            <draw:custom-shape draw:style-name="gr3" draw:text-style-name="P4" draw:layer="layout" svg:width="0.138cm" svg:height="0.142cm" svg:x="6.027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301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576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851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7.128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7.402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7.679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5.945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292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566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5.208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0.616cm" svg:y="9.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0.89cm" svg:y="9.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 draw:layer="layout" svg:width="0.571cm" svg:height="0.239cm" svg:x="10.532cm" svg:y="9.6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1.438cm" svg:y="9.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712cm" svg:y="9.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 draw:layer="layout" svg:width="0.571cm" svg:height="0.239cm" svg:x="11.354cm" svg:y="9.6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2.516cm" svg:y="9.7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79cm" svg:y="9.7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 draw:layer="layout" svg:width="0.571cm" svg:height="0.239cm" svg:x="12.432cm" svg:y="9.6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4cm" svg:height="0.15cm" svg:x="13.342cm" svg:y="9.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49cm" svg:x="13.63cm" svg:y="9.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 draw:layer="layout" svg:width="0.6cm" svg:height="0.251cm" svg:x="13.254cm" svg:y="9.681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65cm" svg:height="0.274cm" draw:transform="rotate (1.5707963267949) translate (16.368cm 14.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7cm 1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 draw:layer="layout" svg:width="1.673cm" svg:height="1.1cm" draw:transform="rotate (1.5707963267949) translate (15.936cm 15.02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5.927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201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476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751cm" svg:y="16.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 draw:layer="layout" svg:width="1.159cm" svg:height="0.239cm" svg:x="5.845cm" svg:y="16.1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4.577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851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126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5.401cm" svg:y="16.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 draw:layer="layout" svg:width="1.159cm" svg:height="0.239cm" svg:x="4.495cm" svg:y="16.137cm">
              <text:p/>
              <draw:enhanced-geometry svg:viewBox="0 0 21600 21600" draw:mirror-horizontal="false" draw:mirror-vertical="false" draw:type="rectangle" draw:enhanced-path="M 0 0 L 21600 0 21600 21600 0 21600 0 0 Z N"/>
            </draw:custom-shape>
          </draw:g>
          <draw:g>
            <draw:g>
              <draw:custom-shape draw:style-name="gr86" draw:text-style-name="P6" draw:layer="layout" svg:width="0.186cm" svg:height="0.279cm" svg:x="3.608cm" svg:y="8.708cm">
                <text:p/>
                <draw:enhanced-geometry svg:viewBox="0 0 21600 21600" draw:mirror-horizontal="false" draw:mirror-vertical="false" draw:type="rectangle" draw:enhanced-path="M 0 0 L 21600 0 21600 21600 0 21600 0 0 Z N"/>
              </draw:custom-shape>
            </draw:g>
            <draw:custom-shape draw:style-name="gr87" draw:text-style-name="P6" draw:layer="layout" svg:width="0.362cm" svg:height="0.41cm" svg:x="3.742cm" svg:y="8.6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516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79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5.432cm" svg:y="10.2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6.338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612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6.254cm" svg:y="10.237cm">
              <text:p/>
              <draw:enhanced-geometry svg:viewBox="0 0 21600 21600" draw:mirror-horizontal="false" draw:mirror-vertical="false" draw:type="rectangle" draw:enhanced-path="M 0 0 L 21600 0 21600 21600 0 21600 0 0 Z N"/>
            </draw:custom-shape>
          </draw:g>
          <draw:custom-shape draw:style-name="gr100" draw:text-style-name="P10" draw:layer="layout" svg:width="0.115cm" svg:height="0.239cm" svg:x="3.909cm" svg:y="7.387cm">
            <text:p/>
            <draw:enhanced-geometry svg:viewBox="0 0 21600 21600" draw:type="rectangle" draw:enhanced-path="M 0 0 L 21600 0 21600 21600 0 21600 0 0 Z N"/>
          </draw:custom-shape>
          <draw:custom-shape draw:style-name="gr97" draw:text-style-name="P9" draw:layer="layout" svg:width="0.115cm" svg:height="0.239cm" svg:x="3.909cm" svg:y="6.987cm">
            <text:p/>
            <draw:enhanced-geometry svg:viewBox="0 0 21600 21600" draw:type="rectangle" draw:enhanced-path="M 0 0 L 21600 0 21600 21600 0 21600 0 0 Z N"/>
          </draw:custom-shape>
          <draw:custom-shape draw:style-name="gr97" draw:text-style-name="P9" draw:layer="layout" svg:width="0.115cm" svg:height="0.239cm" svg:x="3.909cm" svg:y="6.587cm">
            <text:p/>
            <draw:enhanced-geometry svg:viewBox="0 0 21600 21600" draw:type="rectangle" draw:enhanced-path="M 0 0 L 21600 0 21600 21600 0 21600 0 0 Z N"/>
          </draw:custom-shape>
          <draw:custom-shape draw:style-name="gr97" draw:text-style-name="P9" draw:layer="layout" svg:width="0.115cm" svg:height="0.237cm" svg:x="12.054cm" svg:y="10.037cm">
            <text:p/>
            <draw:enhanced-geometry svg:viewBox="0 0 21600 21600" draw:type="rectangle" draw:enhanced-path="M 0 0 L 21600 0 21600 21600 0 21600 0 0 Z N"/>
          </draw:custom-shape>
          <draw:custom-shape draw:style-name="gr101" draw:text-style-name="P7" draw:layer="layout" svg:width="0.85cm" svg:height="0.5cm" svg:x="7.054cm" svg:y="7.387cm">
            <text:p/>
            <draw:enhanced-geometry svg:viewBox="0 0 21600 21600" draw:type="rectangle" draw:enhanced-path="M 0 0 L 21600 0 21600 21600 0 21600 0 0 Z N"/>
          </draw:custom-shape>
          <draw:custom-shape draw:style-name="gr101" draw:text-style-name="P7" draw:layer="layout" svg:width="0.85cm" svg:height="0.5cm" svg:x="9.154cm" svg:y="7.387cm">
            <text:p/>
            <draw:enhanced-geometry svg:viewBox="0 0 21600 21600" draw:type="rectangle" draw:enhanced-path="M 0 0 L 21600 0 21600 21600 0 21600 0 0 Z N"/>
          </draw:custom-shape>
          <draw:custom-shape draw:style-name="gr101" draw:text-style-name="P7" draw:layer="layout" svg:width="0.85cm" svg:height="0.5cm" svg:x="13.354cm" svg:y="7.387cm">
            <text:p/>
            <draw:enhanced-geometry svg:viewBox="0 0 21600 21600" draw:type="rectangle" draw:enhanced-path="M 0 0 L 21600 0 21600 21600 0 21600 0 0 Z N"/>
          </draw:custom-shape>
          <draw:custom-shape draw:style-name="gr101" draw:text-style-name="P7" draw:layer="layout" svg:width="0.85cm" svg:height="0.5cm" svg:x="15.354cm" svg:y="7.387cm">
            <text:p/>
            <draw:enhanced-geometry svg:viewBox="0 0 21600 21600" draw:type="rectangle" draw:enhanced-path="M 0 0 L 21600 0 21600 21600 0 21600 0 0 Z N"/>
          </draw:custom-shape>
          <draw:custom-shape draw:style-name="gr101" draw:text-style-name="P7" draw:layer="layout" svg:width="0.85cm" svg:height="0.5cm" svg:x="11.204cm" svg:y="7.387cm">
            <text:p/>
            <draw:enhanced-geometry svg:viewBox="0 0 21600 21600" draw:type="rectangle" draw:enhanced-path="M 0 0 L 21600 0 21600 21600 0 21600 0 0 Z N"/>
          </draw:custom-shape>
          <draw:custom-shape draw:style-name="gr102" draw:text-style-name="P11" draw:layer="layout" svg:width="0.282cm" svg:height="1.25cm" svg:x="3.472cm" svg:y="11.887cm">
            <text:p/>
            <draw:enhanced-geometry svg:viewBox="0 0 21600 21600" draw:mirror-horizontal="false" draw:mirror-vertical="false" draw:type="rectangle" draw:enhanced-path="M 0 0 L 21600 0 21600 21600 0 21600 0 0 Z N"/>
          </draw:custom-shape>
          <draw:custom-shape draw:style-name="gr103" draw:text-style-name="P6" draw:layer="layout" svg:width="1.577cm" svg:height="1.577cm" svg:x="3.795cm" svg:y="11.713cm">
            <text:p/>
            <draw:enhanced-geometry svg:viewBox="0 0 21600 21600" draw:mirror-horizontal="false" draw:mirror-vertical="false" draw:type="rectangle" draw:enhanced-path="M 0 0 L 21600 0 21600 21600 0 21600 0 0 Z N"/>
          </draw:custom-shape>
          <draw:custom-shape draw:style-name="gr97" draw:text-style-name="P9" draw:layer="layout" svg:width="0.114cm" svg:height="0.238cm" svg:x="12.84cm" svg:y="8.199cm">
            <text:p/>
            <draw:enhanced-geometry svg:viewBox="0 0 21600 21600" draw:type="rectangle" draw:enhanced-path="M 0 0 L 21600 0 21600 21600 0 21600 0 0 Z N"/>
          </draw:custom-shape>
          <draw:custom-shape draw:style-name="gr97" draw:text-style-name="P9" draw:layer="layout" svg:width="0.114cm" svg:height="0.238cm" svg:x="10.84cm" svg:y="8.199cm">
            <text:p/>
            <draw:enhanced-geometry svg:viewBox="0 0 21600 21600" draw:type="rectangle" draw:enhanced-path="M 0 0 L 21600 0 21600 21600 0 21600 0 0 Z N"/>
          </draw:custom-shape>
          <draw:custom-shape draw:style-name="gr97" draw:text-style-name="P9" draw:layer="layout" svg:width="0.114cm" svg:height="0.238cm" svg:x="6.54cm" svg:y="8.199cm">
            <text:p/>
            <draw:enhanced-geometry svg:viewBox="0 0 21600 21600" draw:type="rectangle" draw:enhanced-path="M 0 0 L 21600 0 21600 21600 0 21600 0 0 Z N"/>
          </draw:custom-shape>
        </draw:g>
        <draw:frame draw:style-name="gr43" draw:text-style-name="P18" draw:layer="layout" svg:width="5.7cm" svg:height="0.5cm" svg:x="8.65cm" svg:y="16.4cm">
          <draw:text-box>
            <text:p><text:span text:style-name="T2">Expansion connector</text:span></text:p>
          </draw:text-box>
        </draw:frame>
        <draw:frame draw:style-name="gr43" draw:text-style-name="P18" draw:layer="layout" svg:width="3.3cm" svg:height="0.66cm" svg:x="17.05cm" svg:y="10.24cm">
          <draw:text-box>
            <text:p><text:span text:style-name="T2">Vin</text:span></text:p>
          </draw:text-box>
        </draw:frame>
        <draw:line draw:style-name="gr57" draw:text-style-name="P5" draw:layer="layout" svg:x1="18.4cm" svg:y1="10.18cm" svg:x2="16.55cm" svg:y2="10.18cm">
          <text:p/>
        </draw:line>
        <draw:line draw:style-name="gr58" draw:text-style-name="P5" draw:layer="layout" svg:x1="18.4cm" svg:y1="11cm" svg:x2="16.5cm" svg:y2="11cm">
          <text:p/>
        </draw:line>
        <draw:line draw:style-name="gr51" draw:text-style-name="P5" draw:layer="layout" svg:x1="18.4cm" svg:y1="8.62cm" svg:x2="16.6cm" svg:y2="8.62cm">
          <text:p/>
        </draw:line>
        <draw:line draw:style-name="gr59" draw:text-style-name="P5" draw:layer="layout" svg:x1="17.3cm" svg:y1="8.9cm" svg:x2="16.6cm" svg:y2="8.9cm">
          <text:p/>
        </draw:line>
        <draw:line draw:style-name="gr44" draw:text-style-name="P5" draw:layer="layout" svg:x1="18.4cm" svg:y1="9.18cm" svg:x2="16.6cm" svg:y2="9.18cm">
          <text:p/>
        </draw:line>
        <draw:frame draw:style-name="gr43" draw:text-style-name="P18" draw:layer="layout" svg:width="1.7cm" svg:height="0.95cm" svg:x="16.988cm" svg:y="7.747cm">
          <draw:text-box>
            <text:p><text:span text:style-name="T9">optional</text:span></text:p>
            <text:p><text:span text:style-name="T2">+ 5 V </text:span></text:p>
            <text:p><text:span text:style-name="T9"/></text:p>
          </draw:text-box>
        </draw:frame>
        <draw:line draw:style-name="gr60" draw:text-style-name="P5" draw:layer="layout" svg:x1="17.334cm" svg:y1="8.9cm" svg:x2="17.117cm" svg:y2="9.025cm">
          <text:p/>
        </draw:line>
        <draw:line draw:style-name="gr60" draw:text-style-name="P5" draw:layer="layout" svg:x1="17.326cm" svg:y1="8.898cm" svg:x2="17.109cm" svg:y2="8.773cm">
          <text:p/>
        </draw:line>
        <draw:frame draw:style-name="gr43" draw:text-style-name="P19" draw:layer="layout" svg:width="3.2cm" svg:height="0.64cm" svg:x="17.2cm" svg:y="8.55cm">
          <draw:text-box>
            <text:p><text:span text:style-name="T1">PS on</text:span></text:p>
          </draw:text-box>
        </draw:frame>
        <draw:frame draw:style-name="gr43" draw:text-style-name="P23" draw:layer="layout" svg:width="18.9cm" svg:height="1.5cm" svg:x="0.96cm" svg:y="26.95cm">
          <draw:text-box>
            <text:p><text:span text:style-name="T11">Author : Pierre ROUZEAU . Photo by T3P3 (taken on RepRap Wiki)</text:span></text:p>
            <text:p><text:span text:style-name="T11">Licence GFDL1.2 and CC BY-SA</text:span></text:p>
          </draw:text-box>
        </draw:frame>
        <draw:custom-shape draw:style-name="gr128" draw:text-style-name="P4" draw:layer="layout" svg:width="0.418cm" svg:height="8.72cm" svg:x="15.4cm" svg:y="7.03cm">
          <text:p/>
          <draw:enhanced-geometry svg:viewBox="0 0 21600 21600" draw:mirror-horizontal="false" draw:mirror-vertical="false" draw:type="rectangle" draw:enhanced-path="M 0 0 L 21600 0 21600 21600 0 21600 0 0 Z N"/>
        </draw:custom-shape>
        <draw:g>
          <draw:custom-shape draw:style-name="gr129" draw:text-style-name="P4" draw:layer="layout" svg:width="1.927cm" svg:height="2.47cm" svg:x="10.2cm" svg:y="7.03cm">
            <text:p/>
            <draw:enhanced-geometry svg:viewBox="0 0 21600 21600" draw:type="rectangle" draw:enhanced-path="M 0 0 L 21600 0 21600 21600 0 21600 0 0 Z N"/>
          </draw:custom-shape>
          <draw:line draw:style-name="gr44" draw:text-style-name="P5" draw:layer="layout" svg:x1="10.686cm" svg:y1="8.621cm" svg:x2="10.686cm" svg:y2="9.744cm">
            <text:p/>
          </draw:line>
          <draw:line draw:style-name="gr41" draw:text-style-name="P5" draw:layer="layout" svg:x1="10.922cm" svg:y1="7.52cm" svg:x2="11.12cm" svg:y2="7.52cm">
            <text:p/>
          </draw:line>
          <draw:line draw:style-name="gr41" draw:text-style-name="P5" draw:layer="layout" svg:x1="11.019cm" svg:y1="7.421cm" svg:x2="11.019cm" svg:y2="7.621cm">
            <text:p/>
          </draw:line>
          <draw:frame draw:style-name="gr43" draw:text-style-name="P25" draw:layer="layout" svg:width="1.05cm" svg:height="0.863cm" svg:x="10.127cm" svg:y="7.122cm">
            <draw:text-box>
              <text:p><text:span text:style-name="T12">F1</text:span></text:p>
            </draw:text-box>
          </draw:frame>
          <draw:line draw:style-name="gr51" draw:text-style-name="P5" draw:layer="layout" svg:x1="10.697cm" svg:y1="7.747cm" svg:x2="10.697cm" svg:y2="7.947cm">
            <text:p/>
          </draw:line>
          <draw:g>
            <draw:line draw:style-name="gr51" draw:text-style-name="P5" draw:layer="layout" svg:x1="10.967cm" svg:y1="9.226cm" svg:x2="10.967cm" svg:y2="9.748cm">
              <text:p/>
            </draw:line>
            <draw:line draw:style-name="gr51" draw:text-style-name="P5" draw:layer="layout" svg:x1="11.051cm" svg:y1="9.15cm" svg:x2="10.874cm" svg:y2="9.304cm">
              <text:p/>
            </draw:line>
            <draw:line draw:style-name="gr51" draw:text-style-name="P5" draw:layer="layout" svg:x1="11.059cm" svg:y1="9.314cm" svg:x2="10.882cm" svg:y2="9.16cm">
              <text:p/>
            </draw:line>
          </draw:g>
          <draw:g>
            <draw:line draw:style-name="gr53" draw:text-style-name="P5" draw:layer="layout" svg:x1="10.547cm" svg:y1="9.544cm" svg:x2="10.897cm" svg:y2="8.938cm">
              <text:p/>
            </draw:line>
            <draw:line draw:style-name="gr53" draw:text-style-name="P5" draw:layer="layout" svg:x1="10.845cm" svg:y1="9.131cm" svg:x2="10.897cm" svg:y2="8.938cm">
              <text:p/>
            </draw:line>
            <draw:line draw:style-name="gr53" draw:text-style-name="P5" draw:layer="layout" svg:x1="10.755cm" svg:y1="9.079cm" svg:x2="10.896cm" svg:y2="8.938cm">
              <text:p/>
            </draw:line>
            <draw:g>
              <draw:line draw:style-name="gr54" draw:text-style-name="P5" draw:layer="layout" svg:x1="10.627cm" svg:y1="8.944cm" svg:x2="10.627cm" svg:y2="8.894cm">
                <text:p/>
              </draw:line>
              <draw:g>
                <draw:line draw:style-name="gr54" draw:text-style-name="P5" draw:layer="layout" svg:x1="10.627cm" svg:y1="8.944cm" svg:x2="10.527cm" svg:y2="8.944cm">
                  <text:p/>
                </draw:line>
                <draw:line draw:style-name="gr54" draw:text-style-name="P5" draw:layer="layout" svg:x1="10.527cm" svg:y1="8.994cm" svg:x2="10.527cm" svg:y2="8.944cm">
                  <text:p/>
                </draw:line>
                <draw:line draw:style-name="gr54" draw:text-style-name="P5" draw:layer="layout" svg:x1="10.627cm" svg:y1="8.994cm" svg:x2="10.527cm" svg:y2="8.994cm">
                  <text:p/>
                </draw:line>
                <draw:line draw:style-name="gr54" draw:text-style-name="P5" draw:layer="layout" svg:x1="10.627cm" svg:y1="9.044cm" svg:x2="10.627cm" svg:y2="8.994cm">
                  <text:p/>
                </draw:line>
              </draw:g>
              <draw:g>
                <draw:line draw:style-name="gr54" draw:text-style-name="P5" draw:layer="layout" svg:x1="10.627cm" svg:y1="9.044cm" svg:x2="10.527cm" svg:y2="9.044cm">
                  <text:p/>
                </draw:line>
                <draw:line draw:style-name="gr54" draw:text-style-name="P5" draw:layer="layout" svg:x1="10.527cm" svg:y1="9.094cm" svg:x2="10.527cm" svg:y2="9.044cm">
                  <text:p/>
                </draw:line>
                <draw:line draw:style-name="gr54" draw:text-style-name="P5" draw:layer="layout" svg:x1="10.627cm" svg:y1="9.094cm" svg:x2="10.527cm" svg:y2="9.094cm">
                  <text:p/>
                </draw:line>
                <draw:line draw:style-name="gr54" draw:text-style-name="P5" draw:layer="layout" svg:x1="10.627cm" svg:y1="9.144cm" svg:x2="10.627cm" svg:y2="9.094cm">
                  <text:p/>
                </draw:line>
              </draw:g>
              <draw:g>
                <draw:line draw:style-name="gr54" draw:text-style-name="P5" draw:layer="layout" svg:x1="10.627cm" svg:y1="9.144cm" svg:x2="10.527cm" svg:y2="9.144cm">
                  <text:p/>
                </draw:line>
                <draw:line draw:style-name="gr54" draw:text-style-name="P5" draw:layer="layout" svg:x1="10.527cm" svg:y1="9.194cm" svg:x2="10.527cm" svg:y2="9.144cm">
                  <text:p/>
                </draw:line>
                <draw:line draw:style-name="gr54" draw:text-style-name="P5" draw:layer="layout" svg:x1="10.627cm" svg:y1="9.194cm" svg:x2="10.527cm" svg:y2="9.194cm">
                  <text:p/>
                </draw:line>
                <draw:line draw:style-name="gr54" draw:text-style-name="P5" draw:layer="layout" svg:x1="10.627cm" svg:y1="9.244cm" svg:x2="10.627cm" svg:y2="9.194cm">
                  <text:p/>
                </draw:line>
              </draw:g>
            </draw:g>
          </draw:g>
          <draw:custom-shape draw:style-name="gr130" draw:text-style-name="P24" draw:layer="layout" svg:width="0.226cm" svg:height="0.7cm" draw:transform="rotate (-3.14159265358979) translate (10.803cm 8.65cm)">
            <text:p/>
            <draw:enhanced-geometry svg:viewBox="0 0 21600 21600" draw:type="rectangle" draw:enhanced-path="M 0 0 L 21600 0 21600 21600 0 21600 0 0 Z N"/>
          </draw:custom-shape>
          <draw:line draw:style-name="gr51" draw:text-style-name="P5" draw:layer="layout" svg:x1="15.677cm" svg:y1="7.744cm" svg:x2="10.677cm" svg:y2="7.744cm">
            <text:p/>
          </draw:line>
        </draw:g>
        <draw:custom-shape draw:style-name="gr131" draw:text-style-name="P35" draw:layer="layout" svg:width="4.16cm" svg:height="2.47cm" svg:x="11.3cm" svg:y="7.027cm">
          <text:p text:style-name="P32"><text:span text:style-name="T7">Controlled fan connector</text:span></text:p>
          <text:p><text:span text:style-name="T21"/></text:p>
          <text:p><text:span text:style-name="T7"/></text:p>
          <text:p text:style-name="P20"><text:span text:style-name="T7">Diode if fan input</text:span></text:p>
          <text:p text:style-name="P20"><text:span text:style-name="T7"><text:s/></text:span><text:span text:style-name="T7">Voltage &gt; 5 V</text:span></text:p>
          <text:p text:style-name="P20"><text:span text:style-name="T7">(Always for Duet 0.8.5 and 0.6)</text:span></text:p>
          <draw:enhanced-geometry svg:viewBox="0 0 21600 21600" draw:mirror-horizontal="false" draw:mirror-vertical="false" draw:type="rectangle" draw:enhanced-path="M 0 0 L 21600 0 21600 21600 0 21600 0 0 Z N"/>
        </draw:custom-shape>
        <draw:g>
          <draw:custom-shape draw:style-name="gr132" draw:text-style-name="P4" draw:layer="layout" svg:width="0.55cm" svg:height="0.5cm" draw:transform="rotate (-3.14159265358979) translate (16.4cm 16.345cm)">
            <text:p/>
            <draw:enhanced-geometry svg:viewBox="0 0 21600 21600" draw:mirror-horizontal="true" draw:mirror-vertical="false" draw:type="rectangle" draw:enhanced-path="M 0 0 L 21600 0 21600 21600 0 21600 0 0 Z N"/>
          </draw:custom-shape>
          <draw:frame draw:style-name="gr43" draw:text-style-name="P18" draw:layer="layout" svg:width="1.054cm" svg:height="0.867cm" svg:x="15.646cm" svg:y="15.783cm">
            <draw:text-box>
              <text:p><text:span text:style-name="T2">5V</text:span></text:p>
            </draw:text-box>
          </draw:frame>
          <draw:line draw:style-name="gr51" draw:text-style-name="P5" draw:layer="layout" svg:x1="15.69cm" svg:y1="15.946cm" svg:x2="15.69cm" svg:y2="7.75cm">
            <text:p/>
          </draw:line>
        </draw:g>
        <draw:custom-shape draw:style-name="gr62" draw:text-style-name="P24" draw:layer="layout" svg:width="0.8cm" svg:height="0.3cm" draw:transform="rotate (-3.14159265358979) translate (18.174cm 10.33cm)">
          <text:p/>
          <draw:enhanced-geometry svg:viewBox="0 0 21600 21600" draw:type="rectangle" draw:enhanced-path="M 0 0 L 21600 0 21600 21600 0 21600 0 0 Z N"/>
        </draw:custom-shape>
        <draw:g>
          <draw:line draw:style-name="gr80" draw:text-style-name="P5" draw:layer="layout" svg:x1="17.6cm" svg:y1="9.41cm" svg:x2="18.2cm" svg:y2="9.41cm">
            <text:p/>
          </draw:line>
          <draw:line draw:style-name="gr81" draw:text-style-name="P5" draw:layer="layout" svg:x1="17.6cm" svg:y1="9.59cm" svg:x2="17.75cm" svg:y2="9.41cm">
            <text:p/>
          </draw:line>
          <draw:line draw:style-name="gr81" draw:text-style-name="P5" draw:layer="layout" svg:x1="17.75cm" svg:y1="9.59cm" svg:x2="17.9cm" svg:y2="9.41cm">
            <text:p/>
          </draw:line>
          <draw:line draw:style-name="gr81" draw:text-style-name="P5" draw:layer="layout" svg:x1="17.9cm" svg:y1="9.59cm" svg:x2="18.05cm" svg:y2="9.41cm">
            <text:p/>
          </draw:line>
          <draw:line draw:style-name="gr81" draw:text-style-name="P5" draw:layer="layout" svg:x1="18.05cm" svg:y1="9.59cm" svg:x2="18.2cm" svg:y2="9.41cm">
            <text:p/>
          </draw:line>
        </draw:g>
        <draw:line draw:style-name="gr44" draw:text-style-name="P5" draw:layer="layout" svg:x1="17.9cm" svg:y1="9.2cm" svg:x2="17.9cm" svg:y2="9.4cm">
          <text:p/>
        </draw:line>
        <draw:custom-shape draw:style-name="gr133" draw:text-style-name="P4" draw:layer="layout" svg:width="6.8cm" svg:height="12.921cm" svg:x="1.4cm" svg:y="4.038cm">
          <text:p/>
          <draw:enhanced-geometry svg:viewBox="0 0 21600 21600" draw:type="rectangle" draw:enhanced-path="M 0 0 L 21600 0 21600 21600 0 21600 0 0 Z N"/>
        </draw:custom-shape>
        <draw:frame draw:style-name="gr76" draw:text-style-name="P26" draw:layer="layout" svg:width="6.25cm" svg:height="0.569cm" svg:x="12.5cm" svg:y="16.6cm">
          <draw:text-box>
            <text:p><text:span text:style-name="T13">© <text:s/>Pierre ROUZEAU .</text:span><text:span text:style-name="T14"> </text:span><text:span text:style-name="T15">Licence GFDL1.2 and CC BY-SA</text:span></text:p>
          </draw:text-box>
        </draw:frame>
        <draw:line draw:style-name="gr51" draw:text-style-name="P5" draw:layer="layout" svg:x1="15.7cm" svg:y1="7.744cm" svg:x2="10.677cm" svg:y2="7.744cm">
          <text:p/>
        </draw:line>
        <draw:g>
          <draw:custom-shape draw:style-name="gr119" draw:text-style-name="P34" draw:layer="layout" svg:width="0.3cm" svg:height="0.3cm" draw:transform="rotate (1.5707963267949) translate (13.1cm 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 draw:text-style-name="P5" draw:layer="layout" svg:x1="13.05cm" svg:y1="7.55cm" svg:x2="13.05cm" svg:y2="7.95cm">
            <text:p/>
          </draw:line>
        </draw:g>
        <draw:custom-shape draw:style-name="gr134" draw:text-style-name="P4" draw:layer="layout" svg:width="0.2cm" svg:height="2cm" svg:x="10.2cm" svg:y="9.35cm">
          <text:p/>
          <draw:enhanced-geometry svg:viewBox="0 0 21600 21600" draw:type="rectangle" draw:enhanced-path="M 0 0 L 21600 0 21600 21600 0 21600 0 0 Z N"/>
        </draw:custom-shape>
        <draw:custom-shape draw:style-name="gr135" draw:text-style-name="P35" xml:id="id1" draw:id="id1" draw:layer="layout" svg:width="7.5cm" svg:height="3.05cm" svg:x="7.9cm" svg:y="11.2cm">
          <text:p text:style-name="P32"><text:span text:style-name="T7"><text:s text:c="35"/></text:span></text:p>
          <text:p text:style-name="P32"><text:span text:style-name="T7"><text:s text:c="23"/></text:span><text:span text:style-name="T7">Signal line, 5V </text:span></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s text:c="4"/></text:span><text:span text:style-name="T7">Servo supplied in 5V</text:span></text:p>
          <text:p><text:span text:style-name="T21"/></text:p>
          <text:p><text:span text:style-name="T7"/></text:p>
          <text:p text:style-name="P20"><text:span text:style-name="T7"/></text:p>
          <draw:enhanced-geometry svg:viewBox="0 0 21600 21600" draw:mirror-horizontal="false" draw:mirror-vertical="false" draw:type="rectangle" draw:enhanced-path="M 0 0 L 21600 0 21600 21600 0 21600 0 0 Z N"/>
        </draw:custom-shape>
        <draw:custom-shape draw:style-name="gr130" draw:text-style-name="P24" draw:layer="layout" svg:width="0.226cm" svg:height="0.7cm" draw:transform="rotate (-3.14159265358979) translate (10.803cm 8.65cm)">
          <text:p/>
          <draw:enhanced-geometry svg:viewBox="0 0 21600 21600" draw:type="rectangle" draw:enhanced-path="M 0 0 L 21600 0 21600 21600 0 21600 0 0 Z N"/>
        </draw:custom-shape>
        <draw:custom-shape draw:style-name="gr130" draw:text-style-name="P24" draw:layer="layout" svg:width="0.226cm" svg:height="0.7cm" draw:transform="rotate (-3.14159265358979) translate (10.803cm 8.65cm)">
          <text:p/>
          <draw:enhanced-geometry svg:viewBox="0 0 21600 21600" draw:type="rectangle" draw:enhanced-path="M 0 0 L 21600 0 21600 21600 0 21600 0 0 Z N"/>
        </draw:custom-shape>
        <draw:connector draw:style-name="gr136" draw:text-style-name="P5" draw:layer="layout" draw:type="curve" svg:x1="15.4cm" svg:y1="12.725cm" svg:x2="15.4cm" svg:y2="12.725cm" draw:start-shape="id1" draw:end-shape="id1" svg:d="M15400 12725z" svg:viewBox="0 0 1 1">
          <text:p/>
        </draw:connector>
        <draw:connector draw:style-name="gr136" draw:text-style-name="P5" draw:layer="layout" draw:type="curve" svg:x1="15.4cm" svg:y1="12.725cm" svg:x2="15.4cm" svg:y2="12.725cm" draw:start-shape="id1" draw:end-shape="id1" svg:d="M15400 12725z" svg:viewBox="0 0 1 1">
          <text:p/>
        </draw:connector>
        <draw:line draw:style-name="gr51" draw:text-style-name="P5" draw:layer="layout" svg:x1="15.7cm" svg:y1="13.2cm" svg:x2="11.85cm" svg:y2="13.2cm">
          <text:p/>
        </draw:line>
        <draw:line draw:style-name="gr137" draw:text-style-name="P5" draw:layer="layout" svg:x1="12.4cm" svg:y1="13.1cm" svg:x2="11.85cm" svg:y2="13.1cm">
          <text:p/>
        </draw:line>
        <draw:g>
          <draw:connector draw:style-name="gr138" draw:text-style-name="P5" draw:layer="layout" draw:type="curve" svg:x1="10.2cm" svg:y1="13.584cm" svg:x2="11.46cm" svg:y2="13.187cm" svg:d="M10200 13584c945 0 315-397 1260-397" svg:viewBox="0 0 1261 398">
            <text:p/>
          </draw:connector>
          <draw:connector draw:style-name="gr139" draw:text-style-name="P5" draw:layer="layout" draw:type="curve" draw:line-skew="-0.028cm" svg:x1="10.2cm" svg:y1="13.521cm" svg:x2="11.456cm" svg:y2="13.095cm" svg:d="M10200 13521c900 0 272-426 1256-426" svg:viewBox="0 0 1257 427">
            <text:p/>
          </draw:connector>
          <draw:connector draw:style-name="gr140" draw:text-style-name="P5" draw:layer="layout" draw:type="curve" draw:line-skew="0.019cm" svg:x1="10.2cm" svg:y1="13.65cm" svg:x2="11.461cm" svg:y2="13.284cm" svg:d="M10200 13650c975 0 345-366 1261-366" svg:viewBox="0 0 1262 367">
            <text:p/>
          </draw:connector>
          <draw:custom-shape draw:style-name="gr141" draw:text-style-name="P36" draw:layer="layout" svg:width="0.429cm" svg:height="0.27cm" draw:transform="rotate (-3.14159265358979) translate (11.85cm 13.32cm)">
            <text:p/>
            <draw:enhanced-geometry svg:viewBox="0 0 21600 21600" draw:type="rectangle" draw:enhanced-path="M 0 0 L 21600 0 21600 21600 0 21600 0 0 Z N"/>
          </draw:custom-shape>
        </draw:g>
        <draw:g>
          <draw:custom-shape draw:style-name="gr142" draw:text-style-name="P24" draw:layer="layout" svg:width="1.272cm" svg:height="0.147cm" draw:transform="rotate (-3.14159265358979) translate (9.99cm 11.503cm)">
            <text:p/>
            <draw:enhanced-geometry svg:viewBox="0 0 21600 21600" draw:type="rectangle" draw:enhanced-path="M 0 0 L 21600 0 21600 21600 0 21600 0 0 Z N"/>
          </draw:custom-shape>
          <draw:custom-shape draw:style-name="gr143" draw:text-style-name="P36" draw:layer="layout" svg:width="0.7cm" svg:height="0.287cm" draw:transform="rotate (-3.14159265358979) translate (9.293cm 12.084cm)">
            <text:p/>
            <draw:enhanced-geometry svg:viewBox="0 0 21600 21600" draw:type="rectangle" draw:enhanced-path="M 0 0 L 21600 0 21600 21600 0 21600 0 0 Z N"/>
          </draw:custom-shape>
          <draw:custom-shape draw:style-name="gr144" draw:text-style-name="P24" draw:layer="layout" svg:width="0.281cm" svg:height="0.27cm" draw:transform="rotate (-3.14159265358979) translate (9.08cm 11.957cm)">
            <text:p/>
            <draw:enhanced-geometry svg:viewBox="0 0 21600 21600" draw:type="rectangle" draw:enhanced-path="M 0 0 L 21600 0 21600 21600 0 21600 0 0 Z N"/>
          </draw:custom-shape>
          <draw:custom-shape draw:style-name="gr145" draw:text-style-name="P36" draw:layer="layout" svg:width="1.754cm" svg:height="1.62cm" draw:transform="rotate (-3.14159265358979) translate (10.206cm 13.7cm)">
            <text:p/>
            <draw:enhanced-geometry svg:viewBox="0 0 21600 21600" draw:type="rectangle" draw:enhanced-path="M 0 0 L 21600 0 21600 21600 0 21600 0 0 Z N"/>
          </draw:custom-shape>
          <draw:custom-shape draw:style-name="gr146" draw:text-style-name="P36" draw:layer="layout" svg:width="2.457cm" svg:height="0.147cm" draw:transform="rotate (-3.14159265358979) translate (10.557cm 12.506cm)">
            <text:p/>
            <draw:enhanced-geometry svg:viewBox="0 0 21600 21600" draw:type="rectangle" draw:enhanced-path="M 0 0 L 21600 0 21600 21600 0 21600 0 0 Z N"/>
          </draw:custom-shape>
          <draw:custom-shape draw:style-name="gr119" draw:text-style-name="P34" draw:layer="layout" svg:width="0.419cm" svg:height="0.192cm" draw:transform="rotate (-3.14159265358979) translate (9.152cm 11.695cm)">
            <text:p/>
            <draw:enhanced-geometry svg:viewBox="0 0 21600 21600" draw:mirror-horizontal="false" draw:mirror-vertical="false" draw:type="rectangle" draw:enhanced-path="M 0 0 L 21600 0 21600 21600 0 21600 0 0 Z N"/>
          </draw:custom-shape>
        </draw:g>
        <draw:line draw:style-name="gr44" draw:text-style-name="P5" draw:layer="layout" svg:x1="15.55cm" svg:y1="13.3cm" svg:x2="11.85cm" svg:y2="13.3cm">
          <text:p/>
        </draw:line>
        <draw:line draw:style-name="gr44" draw:text-style-name="P5" draw:layer="layout" svg:x1="15.54cm" svg:y1="16.18cm" svg:x2="15.54cm" svg:y2="13.28cm">
          <text:p/>
        </draw:line>
        <draw:line draw:style-name="gr44" draw:text-style-name="P5" draw:layer="layout" svg:x1="15.679cm" svg:y1="16.242cm" svg:x2="15.546cm" svg:y2="16.171cm">
          <text:p/>
        </draw:line>
        <draw:line draw:style-name="gr137" draw:text-style-name="P5" draw:layer="layout" svg:x1="12.4cm" svg:y1="13.1cm" svg:x2="12.4cm" svg:y2="11.6cm">
          <text:p/>
        </draw:line>
        <draw:line draw:style-name="gr137" draw:text-style-name="P5" draw:layer="layout" svg:x1="12.4cm" svg:y1="11.6cm" svg:x2="10.3cm" svg:y2="11.6cm">
          <text:p/>
        </draw:line>
        <draw:line draw:style-name="gr137" draw:text-style-name="P5" draw:layer="layout" svg:x1="10.3cm" svg:y1="11.6cm" svg:x2="10.3cm" svg:y2="8.8cm">
          <text:p/>
        </draw:line>
        <draw:line draw:style-name="gr137" draw:text-style-name="P5" draw:layer="layout" svg:x1="10.7cm" svg:y1="8.8cm" svg:x2="10.3cm" svg:y2="8.8cm">
          <text:p/>
        </draw:line>
        <draw:frame draw:style-name="gr43" draw:text-style-name="P22" draw:layer="layout" svg:width="10cm" svg:height="3cm" svg:x="8.1cm" svg:y="4.15cm">
          <draw:text-box>
            <text:p text:style-name="P32"><text:span text:style-name="T2">3D printer Board <text:s text:c="2"/>All <text:s/></text:span><text:span text:style-name="T6">DUETs (here 0.8.5)</text:span></text:p>
            <text:p text:style-name="P20"><text:span text:style-name="T17"/></text:p>
            <text:p text:style-name="P20"><text:span text:style-name="T8">R/C servo control (5V) <text:s/></text:span><text:span text:style-name="T2">Use caution while wiring</text:span></text:p>
          </draw:text-box>
        </draw:frame>
        <draw:frame draw:style-name="gr43" draw:text-style-name="P23" draw:layer="layout" svg:width="1.55cm" svg:height="0.863cm" svg:x="10.627cm" svg:y="7.788cm">
          <draw:text-box>
            <text:p><text:span text:style-name="T11">470</text:span></text:p>
            <text:p><text:span text:style-name="T11">Ohm</text:span></text:p>
          </draw:text-box>
        </draw:frame>
        <draw:g>
          <draw:custom-shape draw:style-name="gr3" draw:text-style-name="P4" draw:layer="layout" svg:width="0.136cm" svg:height="0.145cm" draw:transform="rotate (1.5707963267949) translate (13.865cm 12.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3.866cm 1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 draw:layer="layout" svg:width="0.573cm" svg:height="0.239cm" draw:transform="rotate (1.5707963267949) translate (13.815cm 12.688cm)">
            <text:p/>
            <draw:enhanced-geometry svg:viewBox="0 0 21600 21600" draw:mirror-horizontal="false" draw:mirror-vertical="false" draw:type="rectangle" draw:enhanced-path="M 0 0 L 21600 0 21600 21600 0 21600 0 0 Z N"/>
          </draw:custom-shape>
        </draw:g>
        <draw:g>
          <draw:line draw:style-name="gr80" draw:text-style-name="P5" draw:layer="layout" svg:x1="17.5cm" svg:y1="11.204cm" svg:x2="18.1cm" svg:y2="11.204cm">
            <text:p/>
          </draw:line>
          <draw:line draw:style-name="gr81" draw:text-style-name="P5" draw:layer="layout" svg:x1="17.5cm" svg:y1="11.384cm" svg:x2="17.65cm" svg:y2="11.204cm">
            <text:p/>
          </draw:line>
          <draw:line draw:style-name="gr81" draw:text-style-name="P5" draw:layer="layout" svg:x1="17.65cm" svg:y1="11.384cm" svg:x2="17.8cm" svg:y2="11.204cm">
            <text:p/>
          </draw:line>
          <draw:line draw:style-name="gr81" draw:text-style-name="P5" draw:layer="layout" svg:x1="17.8cm" svg:y1="11.384cm" svg:x2="17.95cm" svg:y2="11.204cm">
            <text:p/>
          </draw:line>
          <draw:line draw:style-name="gr81" draw:text-style-name="P5" draw:layer="layout" svg:x1="17.95cm" svg:y1="11.384cm" svg:x2="18.1cm" svg:y2="11.204cm">
            <text:p/>
          </draw:line>
        </draw:g>
        <draw:line draw:style-name="gr44" draw:text-style-name="P5" draw:layer="layout" svg:x1="17.8cm" svg:y1="10.994cm" svg:x2="17.8cm" svg:y2="11.194cm">
          <text:p/>
        </draw:line>
      </draw:page>
      <draw:page draw:name="page5" draw:style-name="dp1" draw:master-page-name="Standard">
        <draw:g>
          <draw:custom-shape draw:style-name="gr82" draw:text-style-name="P1" draw:layer="layout" svg:width="13.45cm" svg:height="10.764cm" svg:x="3.694cm" svg:y="6.3cm">
            <text:p/>
            <draw:enhanced-geometry svg:viewBox="0 0 21600 21600" draw:type="rectangle" draw:enhanced-path="M 0 0 L 21600 0 21600 21600 0 21600 0 0 Z N"/>
          </draw:custom-shape>
          <draw:g>
            <draw:custom-shape draw:style-name="gr3" draw:text-style-name="P4" draw:layer="layout" svg:width="0.138cm" svg:height="0.144cm" svg:x="8.983cm" svg:y="16.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8.984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9.26cm" svg:y="1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9.261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9.534cm" svg:y="1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9.535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9.812cm" svg:y="16.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9.813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0.086cm" svg:y="16.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087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362cm" svg:y="16.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363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637cm" svg:y="16.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0.638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0.914cm" svg:y="16.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0.91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189cm" svg:y="16.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1.19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465cm" svg:y="16.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1.466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741cm" svg:y="16.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1.741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017cm" svg:y="16.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5cm" svg:x="12.019cm" svg:y="1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2.291cm" svg:y="16.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2.292cm" svg:y="1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569cm" svg:y="16.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2.569cm" svg:y="16.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2.842cm" svg:y="16.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2.843cm" svg:y="16.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118cm" svg:y="16.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119cm" svg:y="1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394cm" svg:y="16.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395cm" svg:y="1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3.67cm" svg:y="16.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3.671cm" svg:y="16.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3.945cm" svg:y="16.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3.946cm" svg:y="16.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4.221cm" svg:y="16.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4.222cm" svg:y="16.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497cm" svg:y="16.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4.498cm" svg:y="16.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772cm" svg:y="1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4.773cm" svg:y="1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048cm" svg:y="1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5.049cm" svg:y="1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324cm" svg:y="16.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5.324cm" svg:y="16.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5" draw:layer="layout" svg:width="6.928cm" svg:height="0.525cm" svg:x="8.9cm" svg:y="16.412cm">
              <text:p/>
              <draw:enhanced-geometry svg:viewBox="0 0 21600 21600" draw:mirror-horizontal="false" draw:mirror-vertical="false" draw:type="rectangle" draw:enhanced-path="M 0 0 L 21600 0 21600 21600 0 21600 0 0 Z N"/>
            </draw:custom-shape>
            <draw:custom-shape draw:style-name="gr3" draw:text-style-name="P4" draw:layer="layout" svg:width="0.136cm" svg:height="0.143cm" svg:x="15.602cm" svg:y="1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5.603cm" svg:y="16.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38cm" svg:height="0.142cm" svg:x="8.13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404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679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8.954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9.231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9.505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9.782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8.048cm" svg:y="6.437cm">
              <text:p/>
              <draw:enhanced-geometry svg:viewBox="0 0 21600 21600" draw:mirror-horizontal="false" draw:mirror-vertical="false" draw:type="rectangle" draw:enhanced-path="M 0 0 L 21600 0 21600 21600 0 21600 0 0 Z N"/>
            </draw:custom-shape>
          </draw:g>
          <draw:custom-shape draw:style-name="gr85" draw:text-style-name="P6" draw:layer="layout" svg:width="0.668cm" svg:height="0.811cm" svg:x="3.789cm" svg:y="11.076cm">
            <text:p/>
            <draw:enhanced-geometry svg:viewBox="0 0 21600 21600" draw:mirror-horizontal="false" draw:mirror-vertical="false" draw:type="rectangle" draw:enhanced-path="M 0 0 L 21600 0 21600 21600 0 21600 0 0 Z N"/>
          </draw:custom-shape>
          <draw:g>
            <draw:g>
              <draw:custom-shape draw:style-name="gr86" draw:text-style-name="P6" draw:layer="layout" svg:width="0.186cm" svg:height="0.279cm" svg:x="3.602cm" svg:y="10.308cm">
                <text:p/>
                <draw:enhanced-geometry svg:viewBox="0 0 21600 21600" draw:mirror-horizontal="false" draw:mirror-vertical="false" draw:type="rectangle" draw:enhanced-path="M 0 0 L 21600 0 21600 21600 0 21600 0 0 Z N"/>
              </draw:custom-shape>
            </draw:g>
            <draw:custom-shape draw:style-name="gr87" draw:text-style-name="P6" draw:layer="layout" svg:width="0.362cm" svg:height="0.41cm" svg:x="3.736cm" svg:y="10.237cm">
              <text:p/>
              <draw:enhanced-geometry svg:viewBox="0 0 21600 21600" draw:mirror-horizontal="false" draw:mirror-vertical="false" draw:type="rectangle" draw:enhanced-path="M 0 0 L 21600 0 21600 21600 0 21600 0 0 Z N"/>
            </draw:custom-shape>
          </draw:g>
          <draw:custom-shape draw:style-name="gr88" draw:text-style-name="P6" draw:layer="layout" svg:width="2.388cm" svg:height="1.769cm" svg:x="3.789cm" svg:y="14.618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38cm" svg:height="0.142cm" svg:x="10.23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507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78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1.057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33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1.608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1.882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 draw:layer="layout" svg:width="1.958cm" svg:height="0.239cm" svg:x="10.148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12.387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2.664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936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2cm" svg:x="13.214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3.488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3.762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4.039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12.305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4.547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4.822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5.097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5.371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647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923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6.199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14.465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4.511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785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4.427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5cm" svg:height="0.144cm" svg:x="13.094cm" svg:y="1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3.369cm" svg:y="11.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 draw:layer="layout" svg:width="0.574cm" svg:height="0.237cm" svg:x="13.008cm" svg:y="11.3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6cm" svg:height="0.145cm" draw:transform="rotate (1.5707963267949) translate (13.859cm 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3.86cm 12.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0.573cm" svg:height="0.239cm" draw:transform="rotate (1.5707963267949) translate (13.809cm 13.2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4cm" svg:x="16.379cm" svg:y="1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6.654cm" svg:y="1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 draw:layer="layout" svg:width="0.574cm" svg:height="0.239cm" svg:x="16.295cm" svg:y="15.763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4cm" draw:transform="rotate (1.5707963267949) translate (16.495cm 9.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draw:transform="rotate (1.5707963267949) translate (16.496cm 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6.496cm 9.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 draw:layer="layout" svg:width="0.859cm" svg:height="0.239cm" draw:transform="rotate (1.5707963267949) translate (16.448cm 9.924cm)">
              <text:p/>
              <draw:enhanced-geometry svg:viewBox="0 0 21600 21600" draw:mirror-horizontal="false" draw:mirror-vertical="false" draw:type="rectangle" draw:enhanced-path="M 0 0 L 21600 0 21600 21600 0 21600 0 0 Z N"/>
            </draw:custom-shape>
          </draw:g>
          <draw:custom-shape draw:style-name="gr20" draw:text-style-name="P4" draw:layer="layout" svg:width="0.409cm" svg:height="0.425cm" draw:transform="rotate (1.5707963267949) translate (16.507cm 16.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16.453cm 6.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38cm 6.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38cm 16.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7" draw:layer="layout" svg:width="3.058cm" svg:height="3.058cm" svg:x="6.846cm" svg:y="11.548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65cm" svg:height="0.274cm" draw:transform="rotate (1.5707963267949) translate (16.362cm 11.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64cm 10.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5" draw:layer="layout" svg:width="1.673cm" svg:height="1.1cm" draw:transform="rotate (1.5707963267949) translate (15.93cm 12.026cm)">
              <text:p/>
              <draw:enhanced-geometry svg:viewBox="0 0 21600 21600" draw:mirror-horizontal="false" draw:mirror-vertical="false" draw:type="rectangle" draw:enhanced-path="M 0 0 L 21600 0 21600 21600 0 21600 0 0 Z N"/>
            </draw:custom-shape>
          </draw:g>
          <draw:custom-shape draw:style-name="gr96" draw:text-style-name="P8" draw:layer="layout" svg:width="0.115cm" svg:height="0.239cm" svg:x="3.903cm" svg:y="8.787cm">
            <text:p/>
            <draw:enhanced-geometry svg:viewBox="0 0 21600 21600" draw:type="rectangle" draw:enhanced-path="M 0 0 L 21600 0 21600 21600 0 21600 0 0 Z N"/>
          </draw:custom-shape>
          <draw:custom-shape draw:style-name="gr97" draw:text-style-name="P9" draw:layer="layout" svg:width="0.115cm" svg:height="0.239cm" svg:x="3.905cm" svg:y="8.387cm">
            <text:p/>
            <draw:enhanced-geometry svg:viewBox="0 0 21600 21600" draw:type="rectangle" draw:enhanced-path="M 0 0 L 21600 0 21600 21600 0 21600 0 0 Z N"/>
          </draw:custom-shape>
          <draw:custom-shape draw:style-name="gr97" draw:text-style-name="P9" draw:layer="layout" svg:width="0.115cm" svg:height="0.237cm" svg:x="8.698cm" svg:y="8.8cm">
            <text:p/>
            <draw:enhanced-geometry svg:viewBox="0 0 21600 21600" draw:type="rectangle" draw:enhanced-path="M 0 0 L 21600 0 21600 21600 0 21600 0 0 Z N"/>
          </draw:custom-shape>
          <draw:custom-shape draw:style-name="gr97" draw:text-style-name="P9" draw:layer="layout" svg:width="0.114cm" svg:height="0.237cm" draw:transform="rotate (1.5707963267949) translate (10.711cm 10.787cm)">
            <text:p/>
            <draw:enhanced-geometry svg:viewBox="0 0 21600 21600" draw:type="rectangle" draw:enhanced-path="M 0 0 L 21600 0 21600 21600 0 21600 0 0 Z N"/>
          </draw:custom-shape>
          <draw:custom-shape draw:style-name="gr97" draw:text-style-name="P9" draw:layer="layout" svg:width="0.114cm" svg:height="0.238cm" svg:x="14.834cm" svg:y="8.799cm">
            <text:p/>
            <draw:enhanced-geometry svg:viewBox="0 0 21600 21600" draw:type="rectangle" draw:enhanced-path="M 0 0 L 21600 0 21600 21600 0 21600 0 0 Z N"/>
          </draw:custom-shape>
          <draw:custom-shape draw:style-name="gr97" draw:text-style-name="P9" draw:layer="layout" svg:width="0.115cm" svg:height="0.239cm" svg:x="4.629cm" svg:y="10.688cm">
            <text:p/>
            <draw:enhanced-geometry svg:viewBox="0 0 21600 21600" draw:type="rectangle" draw:enhanced-path="M 0 0 L 21600 0 21600 21600 0 21600 0 0 Z N"/>
          </draw:custom-shape>
          <draw:g>
            <draw:custom-shape draw:style-name="gr3" draw:text-style-name="P4" draw:layer="layout" svg:width="0.138cm" svg:height="0.142cm" svg:x="6.021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295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57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845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7.122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7.396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7.673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1.959cm" svg:height="0.239cm" svg:x="5.939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286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56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5.202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0.61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0.884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10.526cm" svg:y="10.2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1.432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706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11.348cm" svg:y="10.2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2.51cm" svg:y="10.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784cm" svg:y="10.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12.426cm" svg:y="10.2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4cm" svg:height="0.15cm" svg:x="13.336cm" svg:y="10.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49cm" svg:x="13.624cm" svg:y="10.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 draw:layer="layout" svg:width="0.6cm" svg:height="0.251cm" svg:x="13.248cm" svg:y="10.281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65cm" svg:height="0.274cm" draw:transform="rotate (1.5707963267949) translate (16.362cm 15.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64cm 14.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5" draw:layer="layout" svg:width="1.673cm" svg:height="1.1cm" draw:transform="rotate (1.5707963267949) translate (15.93cm 15.62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5.921cm" svg:y="16.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195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47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745cm" svg:y="1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 draw:layer="layout" svg:width="1.159cm" svg:height="0.239cm" svg:x="5.839cm" svg:y="16.7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4.571cm" svg:y="16.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845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12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5.395cm" svg:y="1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 draw:layer="layout" svg:width="1.159cm" svg:height="0.239cm" svg:x="4.489cm" svg:y="16.737cm">
              <text:p/>
              <draw:enhanced-geometry svg:viewBox="0 0 21600 21600" draw:mirror-horizontal="false" draw:mirror-vertical="false" draw:type="rectangle" draw:enhanced-path="M 0 0 L 21600 0 21600 21600 0 21600 0 0 Z N"/>
            </draw:custom-shape>
          </draw:g>
          <draw:g>
            <draw:g>
              <draw:custom-shape draw:style-name="gr86" draw:text-style-name="P6" draw:layer="layout" svg:width="0.186cm" svg:height="0.279cm" svg:x="3.602cm" svg:y="9.308cm">
                <text:p/>
                <draw:enhanced-geometry svg:viewBox="0 0 21600 21600" draw:mirror-horizontal="false" draw:mirror-vertical="false" draw:type="rectangle" draw:enhanced-path="M 0 0 L 21600 0 21600 21600 0 21600 0 0 Z N"/>
              </draw:custom-shape>
            </draw:g>
            <draw:custom-shape draw:style-name="gr87" draw:text-style-name="P6" draw:layer="layout" svg:width="0.362cm" svg:height="0.41cm" svg:x="3.736cm" svg:y="9.2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51cm" svg:y="10.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784cm" svg:y="10.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5.426cm" svg:y="10.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6.332cm" svg:y="10.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606cm" svg:y="10.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571cm" svg:height="0.239cm" svg:x="6.248cm" svg:y="10.837cm">
              <text:p/>
              <draw:enhanced-geometry svg:viewBox="0 0 21600 21600" draw:mirror-horizontal="false" draw:mirror-vertical="false" draw:type="rectangle" draw:enhanced-path="M 0 0 L 21600 0 21600 21600 0 21600 0 0 Z N"/>
            </draw:custom-shape>
          </draw:g>
          <draw:custom-shape draw:style-name="gr100" draw:text-style-name="P10" draw:layer="layout" svg:width="0.115cm" svg:height="0.239cm" svg:x="3.903cm" svg:y="7.987cm">
            <text:p/>
            <draw:enhanced-geometry svg:viewBox="0 0 21600 21600" draw:type="rectangle" draw:enhanced-path="M 0 0 L 21600 0 21600 21600 0 21600 0 0 Z N"/>
          </draw:custom-shape>
          <draw:custom-shape draw:style-name="gr97" draw:text-style-name="P9" draw:layer="layout" svg:width="0.115cm" svg:height="0.239cm" svg:x="3.903cm" svg:y="7.587cm">
            <text:p/>
            <draw:enhanced-geometry svg:viewBox="0 0 21600 21600" draw:type="rectangle" draw:enhanced-path="M 0 0 L 21600 0 21600 21600 0 21600 0 0 Z N"/>
          </draw:custom-shape>
          <draw:custom-shape draw:style-name="gr97" draw:text-style-name="P9" draw:layer="layout" svg:width="0.115cm" svg:height="0.239cm" svg:x="3.903cm" svg:y="7.187cm">
            <text:p/>
            <draw:enhanced-geometry svg:viewBox="0 0 21600 21600" draw:type="rectangle" draw:enhanced-path="M 0 0 L 21600 0 21600 21600 0 21600 0 0 Z N"/>
          </draw:custom-shape>
          <draw:custom-shape draw:style-name="gr97" draw:text-style-name="P9" draw:layer="layout" svg:width="0.115cm" svg:height="0.237cm" svg:x="12.048cm" svg:y="10.637cm">
            <text:p/>
            <draw:enhanced-geometry svg:viewBox="0 0 21600 21600" draw:type="rectangle" draw:enhanced-path="M 0 0 L 21600 0 21600 21600 0 21600 0 0 Z N"/>
          </draw:custom-shape>
          <draw:custom-shape draw:style-name="gr101" draw:text-style-name="P7" draw:layer="layout" svg:width="0.85cm" svg:height="0.5cm" svg:x="7.048cm" svg:y="7.987cm">
            <text:p/>
            <draw:enhanced-geometry svg:viewBox="0 0 21600 21600" draw:type="rectangle" draw:enhanced-path="M 0 0 L 21600 0 21600 21600 0 21600 0 0 Z N"/>
          </draw:custom-shape>
          <draw:custom-shape draw:style-name="gr101" draw:text-style-name="P7" draw:layer="layout" svg:width="0.85cm" svg:height="0.5cm" svg:x="9.148cm" svg:y="7.987cm">
            <text:p/>
            <draw:enhanced-geometry svg:viewBox="0 0 21600 21600" draw:type="rectangle" draw:enhanced-path="M 0 0 L 21600 0 21600 21600 0 21600 0 0 Z N"/>
          </draw:custom-shape>
          <draw:custom-shape draw:style-name="gr101" draw:text-style-name="P7" draw:layer="layout" svg:width="0.85cm" svg:height="0.5cm" svg:x="13.348cm" svg:y="7.987cm">
            <text:p/>
            <draw:enhanced-geometry svg:viewBox="0 0 21600 21600" draw:type="rectangle" draw:enhanced-path="M 0 0 L 21600 0 21600 21600 0 21600 0 0 Z N"/>
          </draw:custom-shape>
          <draw:custom-shape draw:style-name="gr101" draw:text-style-name="P7" draw:layer="layout" svg:width="0.85cm" svg:height="0.5cm" svg:x="15.348cm" svg:y="7.987cm">
            <text:p/>
            <draw:enhanced-geometry svg:viewBox="0 0 21600 21600" draw:type="rectangle" draw:enhanced-path="M 0 0 L 21600 0 21600 21600 0 21600 0 0 Z N"/>
          </draw:custom-shape>
          <draw:custom-shape draw:style-name="gr101" draw:text-style-name="P7" draw:layer="layout" svg:width="0.85cm" svg:height="0.5cm" svg:x="11.198cm" svg:y="7.987cm">
            <text:p/>
            <draw:enhanced-geometry svg:viewBox="0 0 21600 21600" draw:type="rectangle" draw:enhanced-path="M 0 0 L 21600 0 21600 21600 0 21600 0 0 Z N"/>
          </draw:custom-shape>
          <draw:custom-shape draw:style-name="gr102" draw:text-style-name="P11" draw:layer="layout" svg:width="0.282cm" svg:height="1.25cm" svg:x="3.466cm" svg:y="12.487cm">
            <text:p/>
            <draw:enhanced-geometry svg:viewBox="0 0 21600 21600" draw:mirror-horizontal="false" draw:mirror-vertical="false" draw:type="rectangle" draw:enhanced-path="M 0 0 L 21600 0 21600 21600 0 21600 0 0 Z N"/>
          </draw:custom-shape>
          <draw:custom-shape draw:style-name="gr103" draw:text-style-name="P6" draw:layer="layout" svg:width="1.577cm" svg:height="1.577cm" svg:x="3.789cm" svg:y="12.313cm">
            <text:p/>
            <draw:enhanced-geometry svg:viewBox="0 0 21600 21600" draw:mirror-horizontal="false" draw:mirror-vertical="false" draw:type="rectangle" draw:enhanced-path="M 0 0 L 21600 0 21600 21600 0 21600 0 0 Z N"/>
          </draw:custom-shape>
          <draw:custom-shape draw:style-name="gr97" draw:text-style-name="P9" draw:layer="layout" svg:width="0.114cm" svg:height="0.238cm" svg:x="12.834cm" svg:y="8.799cm">
            <text:p/>
            <draw:enhanced-geometry svg:viewBox="0 0 21600 21600" draw:type="rectangle" draw:enhanced-path="M 0 0 L 21600 0 21600 21600 0 21600 0 0 Z N"/>
          </draw:custom-shape>
          <draw:custom-shape draw:style-name="gr97" draw:text-style-name="P9" draw:layer="layout" svg:width="0.114cm" svg:height="0.238cm" svg:x="10.834cm" svg:y="8.799cm">
            <text:p/>
            <draw:enhanced-geometry svg:viewBox="0 0 21600 21600" draw:type="rectangle" draw:enhanced-path="M 0 0 L 21600 0 21600 21600 0 21600 0 0 Z N"/>
          </draw:custom-shape>
          <draw:custom-shape draw:style-name="gr97" draw:text-style-name="P9" draw:layer="layout" svg:width="0.114cm" svg:height="0.238cm" svg:x="6.534cm" svg:y="8.799cm">
            <text:p/>
            <draw:enhanced-geometry svg:viewBox="0 0 21600 21600" draw:type="rectangle" draw:enhanced-path="M 0 0 L 21600 0 21600 21600 0 21600 0 0 Z N"/>
          </draw:custom-shape>
        </draw:g>
        <draw:line draw:style-name="gr39" draw:text-style-name="P5" draw:layer="layout" svg:x1="6.85cm" svg:y1="3.5cm" svg:x2="8.8cm" svg:y2="3.5cm">
          <text:p/>
        </draw:line>
        <draw:line draw:style-name="gr39" draw:text-style-name="P5" draw:layer="layout" svg:x1="8.781cm" svg:y1="3.5cm" svg:x2="8.781cm" svg:y2="6.55cm">
          <text:p/>
        </draw:line>
        <draw:line draw:style-name="gr39" draw:text-style-name="P5" draw:layer="layout" svg:x1="8.45cm" svg:y1="4.7cm" svg:x2="8.781cm" svg:y2="4.7cm">
          <text:p/>
        </draw:line>
        <draw:line draw:style-name="gr40" draw:text-style-name="P5" draw:layer="layout" svg:x1="8.482cm" svg:y1="6.55cm" svg:x2="8.482cm" svg:y2="5.85cm">
          <text:p/>
        </draw:line>
        <draw:line draw:style-name="gr41" draw:text-style-name="P5" draw:layer="layout" svg:x1="8.183cm" svg:y1="6.55cm" svg:x2="8.183cm" svg:y2="6.153cm">
          <text:p/>
        </draw:line>
        <draw:line draw:style-name="gr41" draw:text-style-name="P5" draw:layer="layout" svg:x1="8.183cm" svg:y1="5.15cm" svg:x2="8.183cm" svg:y2="5.85cm">
          <text:p/>
        </draw:line>
        <draw:line draw:style-name="gr41" draw:text-style-name="P5" draw:layer="layout" svg:x1="8.385cm" svg:y1="5.453cm" svg:x2="8.583cm" svg:y2="5.453cm">
          <text:p/>
        </draw:line>
        <draw:line draw:style-name="gr41" draw:text-style-name="P5" draw:layer="layout" svg:x1="8.482cm" svg:y1="5.354cm" svg:x2="8.482cm" svg:y2="5.554cm">
          <text:p/>
        </draw:line>
        <draw:frame draw:style-name="gr43" draw:text-style-name="P12" draw:layer="layout" svg:width="1.212cm" svg:height="0.999cm" svg:x="8.034cm" svg:y="5.404cm">
          <draw:text-box>
            <text:p><text:span text:style-name="T3">3.3V</text:span></text:p>
          </draw:text-box>
        </draw:frame>
        <draw:g>
          <draw:line draw:style-name="gr44" draw:text-style-name="P5" draw:layer="layout" svg:x1="9.85cm" svg:y1="5.3cm" svg:x2="9.85cm" svg:y2="6.55cm">
            <text:p/>
          </draw:line>
          <draw:custom-shape draw:style-name="gr149" draw:text-style-name="P5" draw:layer="layout" svg:width="0.598cm" svg:height="0.599cm" draw:transform="rotate (-3.14159265358979) translate (10.291cm 4.4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9.3cm" svg:y1="4.55cm" svg:x2="9.3cm" svg:y2="6.55cm">
            <text:p/>
          </draw:line>
          <draw:line draw:style-name="gr44" draw:text-style-name="P5" draw:layer="layout" svg:x1="9.403cm" svg:y1="4.561cm" svg:x2="9.303cm" svg:y2="4.561cm">
            <text:p/>
          </draw:line>
          <draw:line draw:style-name="gr44" draw:text-style-name="P5" draw:layer="layout" svg:x1="9.596cm" svg:y1="6.559cm" svg:x2="9.6cm" svg:y2="4.75cm">
            <text:p/>
          </draw:line>
          <draw:line draw:style-name="gr44" draw:text-style-name="P5" draw:layer="layout" svg:x1="10.35cm" svg:y1="5.311cm" svg:x2="10.35cm" svg:y2="4.761cm">
            <text:p/>
          </draw:line>
          <draw:line draw:style-name="gr44" draw:text-style-name="P5" draw:layer="layout" svg:x1="10.35cm" svg:y1="5.311cm" svg:x2="9.85cm" svg:y2="5.311cm">
            <text:p/>
          </draw:line>
          <draw:line draw:style-name="gr44" draw:text-style-name="P5" draw:layer="layout" svg:x1="9.05cm" svg:y1="3.8cm" svg:x2="9.05cm" svg:y2="6.55cm">
            <text:p/>
          </draw:line>
          <draw:g>
            <draw:circle draw:style-name="gr46" draw:text-style-name="P5" draw:layer="layout" svg:width="0.25cm" svg:height="0.25cm" draw:transform="rotate (-1.5707963267949) translate (10.097cm 4.662cm)" draw:kind="arc" draw:start-angle="86.34" draw:end-angle="268.63">
              <text:p/>
            </draw:circle>
            <draw:circle draw:style-name="gr46" draw:text-style-name="P5" draw:layer="layout" svg:width="0.25cm" svg:height="0.249cm" draw:transform="rotate (-1.5707963267949) translate (10.35cm 4.662cm)" draw:kind="arc" draw:start-angle="86.34" draw:end-angle="268.63">
              <text:p/>
            </draw:circle>
            <draw:circle draw:style-name="gr46" draw:text-style-name="P5" draw:layer="layout" svg:width="0.25cm" svg:height="0.249cm" draw:transform="rotate (-1.5707963267949) translate (9.849cm 4.662cm)" draw:kind="arc" draw:start-angle="86.34" draw:end-angle="268.63">
              <text:p/>
            </draw:circle>
          </draw:g>
          <draw:g>
            <draw:circle draw:style-name="gr46" draw:text-style-name="P5" draw:layer="layout" svg:width="0.25cm" svg:height="0.25cm" draw:transform="rotate (-3.14159265358979) translate (9.506cm 4.313cm)" draw:kind="arc" draw:start-angle="86.34" draw:end-angle="268.63">
              <text:p/>
            </draw:circle>
            <draw:circle draw:style-name="gr46" draw:text-style-name="P5" draw:layer="layout" svg:width="0.25cm" svg:height="0.25cm" draw:transform="rotate (-3.14159265358979) translate (9.508cm 4.558cm)" draw:kind="arc" draw:start-angle="86.34" draw:end-angle="268.63">
              <text:p/>
            </draw:circle>
            <draw:circle draw:style-name="gr46" draw:text-style-name="P5" draw:layer="layout" svg:width="0.25cm" svg:height="0.249cm" draw:transform="rotate (-3.14159265358979) translate (9.508cm 4.062cm)" draw:kind="arc" draw:start-angle="86.34" draw:end-angle="268.63">
              <text:p/>
            </draw:circle>
          </draw:g>
          <draw:line draw:style-name="gr44" draw:text-style-name="P5" draw:layer="layout" svg:x1="9.4cm" svg:y1="3.807cm" svg:x2="9.05cm" svg:y2="3.807cm">
            <text:p/>
          </draw:line>
        </draw:g>
        <draw:frame draw:style-name="gr56" draw:text-style-name="P13" draw:layer="layout" svg:width="1.313cm" svg:height="1.081cm" svg:x="9.537cm" svg:y="3.1cm">
          <draw:text-box>
            <text:p><text:span text:style-name="T4">E0</text:span></text:p>
          </draw:text-box>
        </draw:frame>
        <draw:frame draw:style-name="gr56" draw:text-style-name="P12" draw:layer="layout" svg:width="1.212cm" svg:height="0.999cm" svg:x="7.738cm" svg:y="5.75cm">
          <draw:text-box>
            <text:p><text:span text:style-name="T3">Gnd</text:span></text:p>
          </draw:text-box>
        </draw:frame>
        <draw:frame draw:style-name="gr43" draw:text-style-name="P18" draw:layer="layout" svg:width="3.3cm" svg:height="0.66cm" svg:x="17.05cm" svg:y="10.84cm">
          <draw:text-box>
            <text:p><text:span text:style-name="T2">Vin 12-24V</text:span></text:p>
          </draw:text-box>
        </draw:frame>
        <draw:line draw:style-name="gr57" draw:text-style-name="P5" draw:layer="layout" svg:x1="19.05cm" svg:y1="10.75cm" svg:x2="16.5cm" svg:y2="10.75cm">
          <text:p/>
        </draw:line>
        <draw:line draw:style-name="gr58" draw:text-style-name="P5" draw:layer="layout" svg:x1="19.05cm" svg:y1="11.6cm" svg:x2="16.55cm" svg:y2="11.6cm">
          <text:p/>
        </draw:line>
        <draw:frame draw:style-name="gr43" draw:text-style-name="P22" draw:layer="layout" svg:width="6cm" svg:height="3.1cm" svg:x="10.3cm" svg:y="3.2cm">
          <draw:text-box>
            <text:p text:style-name="P20"><text:span text:style-name="T2">3D printer Board</text:span></text:p>
            <text:p text:style-name="P20"><text:span text:style-name="T10"><text:s/></text:span></text:p>
            <text:p text:style-name="P20"><text:span text:style-name="T6">DUET 0.8.5/0.6 wiring</text:span></text:p>
            <text:p text:style-name="P20"><text:span text:style-name="T6"/></text:p>
            <text:p text:style-name="P20"><text:span text:style-name="T6">Filament detection</text:span></text:p>
            <text:p text:style-name="P20"><text:span text:style-name="T6"><text:s/></text:span><text:span text:style-name="T6">and pause</text:span></text:p>
          </draw:text-box>
        </draw:frame>
        <draw:custom-shape draw:style-name="gr62" draw:text-style-name="P24" draw:layer="layout" svg:width="0.8cm" svg:height="0.3cm" draw:transform="rotate (-3.14159265358979) translate (18.274cm 10.9cm)">
          <text:p/>
          <draw:enhanced-geometry svg:viewBox="0 0 21600 21600" draw:type="rectangle" draw:enhanced-path="M 0 0 L 21600 0 21600 21600 0 21600 0 0 Z N"/>
        </draw:custom-shape>
        <draw:g>
          <draw:line draw:style-name="gr150" draw:text-style-name="P5" draw:layer="layout" svg:x1="6.6cm" svg:y1="3.3cm" svg:x2="6.6cm" svg:y2="6cm">
            <text:p/>
          </draw:line>
          <draw:g>
            <draw:line draw:style-name="gr41" draw:text-style-name="P5" draw:layer="layout" svg:x1="7.025cm" svg:y1="4.948cm" svg:x2="7.025cm" svg:y2="4.378cm">
              <text:p/>
            </draw:line>
            <draw:custom-shape draw:style-name="gr42" draw:text-style-name="P5" draw:layer="layout" svg:width="0.1cm" svg:height="0.1cm" draw:transform="rotate (3.1396727914126) translate (6.904cm 4.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draw:transform="rotate (3.1396727914126) translate (6.899cm 4.9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51" draw:text-style-name="P5" draw:layer="layout" svg:x1="7.05cm" svg:y1="4.591cm" svg:x2="7.117cm" svg:y2="4.741cm">
                <text:p/>
              </draw:line>
              <draw:line draw:style-name="gr151" draw:text-style-name="P5" draw:layer="layout" svg:x1="7.184cm" svg:y1="4.591cm" svg:x2="7.117cm" svg:y2="4.741cm">
                <text:p/>
              </draw:line>
              <draw:line draw:style-name="gr151" draw:text-style-name="P5" draw:layer="layout" svg:x1="7.183cm" svg:y1="4.591cm" svg:x2="7.25cm" svg:y2="4.741cm">
                <text:p/>
              </draw:line>
            </draw:g>
            <draw:custom-shape draw:style-name="gr152" draw:text-style-name="P5" draw:layer="layout" svg:width="0.15cm" svg:height="0.3cm" draw:transform="rotate (1.5707963267949) translate (6.7cm 4.741cm)">
              <text:p/>
              <draw:enhanced-geometry svg:viewBox="0 0 21600 21600" draw:type="rectangle" draw:enhanced-path="M 0 0 L 21600 0 21600 21600 0 21600 0 0 Z N"/>
            </draw:custom-shape>
            <draw:g>
              <draw:line draw:style-name="gr151" draw:text-style-name="P5" draw:layer="layout" svg:x1="7.181cm" svg:y1="4.59cm" svg:x2="7.248cm" svg:y2="4.74cm">
                <text:p/>
              </draw:line>
              <draw:line draw:style-name="gr151" draw:text-style-name="P5" draw:layer="layout" svg:x1="7.315cm" svg:y1="4.59cm" svg:x2="7.248cm" svg:y2="4.74cm">
                <text:p/>
              </draw:line>
              <draw:line draw:style-name="gr151" draw:text-style-name="P5" draw:layer="layout" svg:x1="7.314cm" svg:y1="4.59cm" svg:x2="7.381cm" svg:y2="4.74cm">
                <text:p/>
              </draw:line>
            </draw:g>
          </draw:g>
          <draw:g>
            <draw:line draw:style-name="gr44" draw:text-style-name="P5" draw:layer="layout" svg:x1="6.5cm" svg:y1="4.1cm" svg:x2="6.5cm" svg:y2="4.35cm">
              <text:p/>
            </draw:line>
            <draw:line draw:style-name="gr44" draw:text-style-name="P5" draw:layer="layout" svg:x1="6.7cm" svg:y1="4.1cm" svg:x2="6.7cm" svg:y2="4.35cm">
              <text:p/>
            </draw:line>
          </draw:g>
          <draw:g>
            <draw:line draw:style-name="gr44" draw:text-style-name="P5" draw:layer="layout" svg:x1="6.5cm" svg:y1="4.975cm" svg:x2="6.5cm" svg:y2="5.225cm">
              <text:p/>
            </draw:line>
            <draw:line draw:style-name="gr44" draw:text-style-name="P5" draw:layer="layout" svg:x1="6.7cm" svg:y1="4.975cm" svg:x2="6.7cm" svg:y2="5.225cm">
              <text:p/>
            </draw:line>
          </draw:g>
          <draw:g>
            <draw:line draw:style-name="gr41" draw:text-style-name="P5" draw:layer="layout" svg:x1="7.95cm" svg:y1="4.549cm" svg:x2="8.52cm" svg:y2="4.549cm">
              <text:p/>
            </draw:line>
            <draw:custom-shape draw:style-name="gr42" draw:text-style-name="P5" draw:layer="layout" svg:width="0.1cm" svg:height="0.1cm" draw:transform="rotate (1.5688764646177) translate (8.416cm 4.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draw:transform="rotate (1.5688764646177) translate (7.97cm 4.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51" draw:text-style-name="P5" draw:layer="layout" svg:x1="8.31cm" svg:y1="4.55cm" svg:x2="8.16cm" svg:y2="4.617cm">
                <text:p/>
              </draw:line>
              <draw:line draw:style-name="gr151" draw:text-style-name="P5" draw:layer="layout" svg:x1="8.31cm" svg:y1="4.684cm" svg:x2="8.16cm" svg:y2="4.617cm">
                <text:p/>
              </draw:line>
              <draw:line draw:style-name="gr151" draw:text-style-name="P5" draw:layer="layout" svg:x1="8.31cm" svg:y1="4.683cm" svg:x2="8.16cm" svg:y2="4.75cm">
                <text:p/>
              </draw:line>
            </draw:g>
            <draw:custom-shape draw:style-name="gr152" draw:text-style-name="P5" draw:layer="layout" svg:width="0.15cm" svg:height="0.15cm" svg:x="8.16cm" svg:y="4.4cm">
              <text:p/>
              <draw:enhanced-geometry svg:viewBox="0 0 21600 21600" draw:type="rectangle" draw:enhanced-path="M 0 0 L 21600 0 21600 21600 0 21600 0 0 Z N"/>
            </draw:custom-shape>
            <draw:g>
              <draw:line draw:style-name="gr151" draw:text-style-name="P5" draw:layer="layout" svg:x1="8.311cm" svg:y1="4.681cm" svg:x2="8.161cm" svg:y2="4.748cm">
                <text:p/>
              </draw:line>
              <draw:line draw:style-name="gr151" draw:text-style-name="P5" draw:layer="layout" svg:x1="8.311cm" svg:y1="4.815cm" svg:x2="8.161cm" svg:y2="4.748cm">
                <text:p/>
              </draw:line>
              <draw:line draw:style-name="gr151" draw:text-style-name="P5" draw:layer="layout" svg:x1="8.311cm" svg:y1="4.814cm" svg:x2="8.161cm" svg:y2="4.881cm">
                <text:p/>
              </draw:line>
            </draw:g>
          </draw:g>
        </draw:g>
        <draw:line draw:style-name="gr41" draw:text-style-name="P5" draw:layer="layout" svg:x1="6.85cm" svg:y1="4.9cm" svg:x2="6.85cm" svg:y2="5.15cm">
          <text:p/>
        </draw:line>
        <draw:line draw:style-name="gr48" draw:text-style-name="P5" draw:layer="layout" svg:x1="6.85cm" svg:y1="5.154cm" svg:x2="8.2cm" svg:y2="5.154cm">
          <text:p/>
        </draw:line>
        <draw:frame draw:style-name="gr43" draw:text-style-name="P18" draw:layer="layout" svg:width="1.8cm" svg:height="1.1cm" svg:x="7.35cm" svg:y="3.45cm">
          <draw:text-box>
            <text:p><text:span text:style-name="T2">Pause</text:span></text:p>
            <text:p><text:span text:style-name="T2">switch</text:span></text:p>
          </draw:text-box>
        </draw:frame>
        <draw:frame draw:style-name="gr43" draw:text-style-name="P18" draw:layer="layout" svg:width="2.3cm" svg:height="1.405cm" svg:x="4.588cm" svg:y="4.1cm">
          <draw:text-box>
            <text:p><text:span text:style-name="T2">Filament</text:span></text:p>
            <text:p><text:span text:style-name="T2">detection</text:span></text:p>
          </draw:text-box>
        </draw:frame>
        <draw:line draw:style-name="gr51" draw:text-style-name="P5" draw:layer="layout" svg:x1="15.45cm" svg:y1="17.45cm" svg:x2="11.55cm" svg:y2="17.45cm">
          <text:p/>
        </draw:line>
        <draw:line draw:style-name="gr40" draw:text-style-name="P5" draw:layer="layout" svg:x1="11.55cm" svg:y1="17.45cm" svg:x2="11.55cm" svg:y2="16.8cm">
          <text:p/>
        </draw:line>
        <draw:line draw:style-name="gr40" draw:text-style-name="P5" draw:layer="layout" svg:x1="15.432cm" svg:y1="17.75cm" svg:x2="15.432cm" svg:y2="17.45cm">
          <text:p/>
        </draw:line>
        <draw:frame draw:style-name="gr43" draw:text-style-name="P18" draw:layer="layout" svg:width="5.69cm" svg:height="1cm" svg:x="10.06cm" svg:y="17.1cm">
          <draw:text-box>
            <text:p><text:span text:style-name="T2">Pin 32 </text:span></text:p>
            <text:p><text:span text:style-name="T2">= digital pin 67</text:span></text:p>
          </draw:text-box>
        </draw:frame>
        <draw:line draw:style-name="gr48" draw:text-style-name="P5" draw:layer="layout" svg:x1="15.8cm" svg:y1="17.75cm" svg:x2="15.8cm" svg:y2="17.45cm">
          <text:p/>
        </draw:line>
        <draw:frame draw:style-name="gr43" draw:text-style-name="P18" draw:layer="layout" svg:width="1.9cm" svg:height="0.99cm" svg:x="15.909cm" svg:y="17.45cm">
          <draw:text-box>
            <text:p><text:span text:style-name="T2">Buzzer </text:span></text:p>
            <text:p><text:span text:style-name="T2">SFM-27</text:span></text:p>
          </draw:text-box>
        </draw:frame>
        <draw:g>
          <draw:custom-shape draw:style-name="gr153" draw:text-style-name="P34" draw:layer="layout" svg:width="0.3cm" svg:height="0.6cm" draw:transform="rotate (1.5707963267949) translate (15.3cm 18cm)">
            <text:p/>
            <draw:enhanced-geometry svg:viewBox="0 0 21600 21600" draw:type="rectangle" draw:enhanced-path="M 0 0 L 21600 0 21600 21600 0 21600 0 0 Z N"/>
          </draw:custom-shape>
          <draw:custom-shape draw:style-name="gr119" draw:text-style-name="P34" draw:layer="layout" svg:width="0.51cm" svg:height="0.2cm" draw:transform="rotate (-3.14159265358979) translate (15.85cm 18.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ircle draw:style-name="gr154" draw:text-style-name="P34" draw:layer="layout" svg:width="0.4cm" svg:height="0.4cm" svg:x="15.401cm" svg:y="17.95cm" draw:kind="arc" draw:start-angle="223.17" draw:end-angle="318">
            <text:p/>
          </draw:circle>
          <draw:circle draw:style-name="gr154" draw:text-style-name="P34" draw:layer="layout" svg:width="0.588cm" svg:height="0.588cm" svg:x="15.304cm" svg:y="17.862cm" draw:kind="arc" draw:start-angle="223.17" draw:end-angle="318">
            <text:p/>
          </draw:circle>
        </draw:g>
        <draw:line draw:style-name="gr48" draw:text-style-name="P5" draw:layer="layout" svg:x1="17.532cm" svg:y1="17.45cm" svg:x2="17.532cm" svg:y2="11.6cm">
          <text:p/>
        </draw:line>
        <draw:line draw:style-name="gr44" draw:text-style-name="P5" draw:layer="layout" svg:x1="17.55cm" svg:y1="17.45cm" svg:x2="15.8cm" svg:y2="17.45cm">
          <text:p/>
        </draw:line>
        <draw:line draw:style-name="gr41" draw:text-style-name="P5" draw:layer="layout" svg:x1="7.75cm" svg:y1="4.7cm" svg:x2="7.75cm" svg:y2="5.15cm">
          <text:p/>
        </draw:line>
        <draw:line draw:style-name="gr39" draw:text-style-name="P5" draw:layer="layout" svg:x1="6.854cm" svg:y1="3.5cm" svg:x2="6.854cm" svg:y2="4.454cm">
          <text:p/>
        </draw:line>
        <draw:line draw:style-name="gr48" draw:text-style-name="P5" draw:layer="layout" svg:x1="7.739cm" svg:y1="4.707cm" svg:x2="8cm" svg:y2="4.707cm">
          <text:p/>
        </draw:line>
        <draw:frame draw:style-name="gr76" draw:text-style-name="P26" draw:layer="layout" svg:width="6.4cm" svg:height="0.569cm" svg:x="3.5cm" svg:y="18.1cm">
          <draw:text-box>
            <text:p><text:span text:style-name="T13">© <text:s/>Pierre ROUZEAU .</text:span><text:span text:style-name="T14"> </text:span><text:span text:style-name="T15">Licence GFDL1.2 and CC BY-SA</text:span></text:p>
          </draw:text-box>
        </draw:frame>
      </draw:page>
      <draw:page draw:name="page6" draw:style-name="dp1" draw:master-page-name="Standard">
        <draw:g>
          <draw:custom-shape draw:style-name="gr155" draw:text-style-name="P1" draw:layer="layout" svg:width="14.296cm" svg:height="11.6cm" svg:x="3.443cm" svg:y="6.05cm">
            <text:p/>
            <draw:enhanced-geometry svg:viewBox="0 0 21600 21600" draw:type="rectangle" draw:enhanced-path="M 0 0 L 21600 0 21600 21600 0 21600 0 0 Z N"/>
          </draw:custom-shape>
          <draw:frame draw:style-name="gr2" draw:text-style-name="P3" draw:layer="layout" svg:width="1.374cm" svg:height="1.373cm" svg:x="5.986cm" svg:y="7.831cm">
            <draw:text-box>
              <text:p><text:span text:style-name="T2">E0 heater</text:span></text:p>
              <text:p><text:span text:style-name="T2"><text:s/></text:span><text:span text:style-name="T2">LED</text:span></text:p>
            </draw:text-box>
          </draw:frame>
          <draw:frame draw:style-name="gr2" draw:text-style-name="P3" draw:layer="layout" svg:width="1.425cm" svg:height="1.018cm" svg:x="5.274cm" svg:y="12.969cm">
            <draw:text-box>
              <text:p><text:span text:style-name="T2">Erase switch</text:span></text:p>
            </draw:text-box>
          </draw:frame>
          <draw:frame draw:style-name="gr2" draw:text-style-name="P2" draw:layer="layout" svg:width="2.799cm" svg:height="0.905cm" svg:x="11.735cm" svg:y="13.63cm">
            <draw:text-box>
              <text:p><text:span text:style-name="T1"><text:s text:c="3"/></text:span><text:span text:style-name="T1">Board 5V</text:span></text:p>
              <text:p><text:span text:style-name="T1"><text:s text:c="3"/></text:span><text:span text:style-name="T1">Enable jumper</text:span></text:p>
            </draw:text-box>
          </draw:frame>
          <draw:frame draw:style-name="gr2" draw:text-style-name="P2" draw:layer="layout" svg:width="2.747cm" svg:height="0.865cm" svg:x="11.227cm" svg:y="11.748cm">
            <draw:text-box>
              <text:p><text:span text:style-name="T1"><text:s text:c="3"/></text:span><text:span text:style-name="T1">External 5V</text:span></text:p>
              <text:p><text:span text:style-name="T1"><text:s text:c="3"/></text:span><text:span text:style-name="T1">Enable jumper</text:span></text:p>
            </draw:text-box>
          </draw:frame>
          <draw:frame draw:style-name="gr2" draw:text-style-name="P3" draw:layer="layout" svg:width="1.069cm" svg:height="1.007cm" svg:x="4.307cm" svg:y="7.882cm">
            <draw:text-box>
              <text:p><text:span text:style-name="T2">Fan</text:span></text:p>
              <text:p><text:span text:style-name="T2">LED</text:span></text:p>
            </draw:text-box>
          </draw:frame>
          <draw:frame draw:style-name="gr2" draw:text-style-name="P3" draw:layer="layout" svg:width="1.527cm" svg:height="1.017cm" svg:x="8.072cm" svg:y="8.289cm">
            <draw:text-box>
              <text:p><text:span text:style-name="T2">E0-stop</text:span></text:p>
              <text:p><text:span text:style-name="T2"><text:s/></text:span><text:span text:style-name="T2">LED</text:span></text:p>
              <text:p><text:span text:style-name="T2"/></text:p>
            </draw:text-box>
          </draw:frame>
          <draw:frame draw:style-name="gr2" draw:text-style-name="P3" draw:layer="layout" svg:width="1.373cm" svg:height="1.007cm" svg:x="10.362cm" svg:y="8.289cm">
            <draw:text-box>
              <text:p><text:span text:style-name="T2">X-stop</text:span></text:p>
              <text:p><text:span text:style-name="T2"><text:s/></text:span><text:span text:style-name="T2">LED</text:span></text:p>
            </draw:text-box>
          </draw:frame>
          <draw:frame draw:style-name="gr2" draw:text-style-name="P3" draw:layer="layout" svg:width="1.425cm" svg:height="1.007cm" svg:x="12.763cm" svg:y="8.238cm">
            <draw:text-box>
              <text:p><text:span text:style-name="T2">Y-stop</text:span></text:p>
              <text:p><text:span text:style-name="T2"><text:s/></text:span><text:span text:style-name="T2">LED</text:span></text:p>
            </draw:text-box>
          </draw:frame>
          <draw:frame draw:style-name="gr2" draw:text-style-name="P3" draw:layer="layout" svg:width="1.424cm" svg:height="1.007cm" svg:x="15.051cm" svg:y="8.248cm">
            <draw:text-box>
              <text:p><text:span text:style-name="T2">Z-stop</text:span></text:p>
              <text:p><text:span text:style-name="T2"><text:s/></text:span><text:span text:style-name="T2">LED</text:span></text:p>
            </draw:text-box>
          </draw:frame>
          <draw:g>
            <draw:custom-shape draw:style-name="gr3" draw:text-style-name="P4" draw:layer="layout" svg:width="0.147cm" svg:height="0.153cm" svg:x="8.312cm" svg:y="6.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8.313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607cm" svg:y="6.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608cm" svg:y="7.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98cm" svg:y="6.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99cm" svg:y="7.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192cm" svg:y="6.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193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485cm" svg:y="6.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486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779cm" svg:y="6.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78cm" svg:y="7.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072cm" svg:y="6.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073cm" svg:y="7.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366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367cm" svg:y="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659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66cm" svg:y="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951cm" svg:y="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952cm" svg:y="7.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244cm" svg:y="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245cm" svg:y="7.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538cm" svg:y="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539cm" svg:y="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831cm" svg:y="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832cm" svg:y="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123cm" svg:y="6.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124cm" svg:y="7.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416cm" svg:y="6.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417cm" svg:y="7.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71cm" svg:y="6.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2.711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001cm" svg:y="6.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002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95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9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588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589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883cm" svg:y="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884cm" svg:y="7.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 draw:layer="layout" svg:width="5.902cm" svg:height="0.56cm" svg:x="8.225cm" svg:y="6.86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2cm" svg:x="9.077cm" svg:y="16.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078cm" svg:y="17.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371cm" svg:y="1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372cm" svg:y="17.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664cm" svg:y="1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665cm" svg:y="17.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958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959cm" svg:y="17.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0.251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252cm" svg:y="17.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0.545cm" svg:y="1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546cm" svg:y="17.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0.838cm" svg:y="1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839cm" svg:y="17.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132cm" svg:y="16.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133cm" svg:y="17.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425cm" svg:y="16.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426cm" svg:y="17.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719cm" svg:y="16.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72cm" svg:y="1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2.013cm" svg:y="16.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2.013cm" svg:y="1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306cm" svg:y="16.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2.308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599cm" svg:y="16.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6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893cm" svg:y="16.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894cm" svg:y="17.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187cm" svg:y="16.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188cm" svg:y="17.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481cm" svg:y="16.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482cm" svg:y="1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774cm" svg:y="16.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775cm" svg:y="1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068cm" svg:y="16.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069cm" svg:y="1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361cm" svg:y="16.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362cm" svg:y="1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655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656cm" svg:y="17.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948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949cm" svg:y="17.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242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243cm" svg:y="17.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5.535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5.536cm" svg:y="17.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5.83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5.83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7.377cm" svg:height="0.559cm" svg:x="8.988cm" svg:y="16.887cm">
              <text:p/>
              <draw:enhanced-geometry svg:viewBox="0 0 21600 21600" draw:mirror-horizontal="false" draw:mirror-vertical="false" draw:type="rectangle" draw:enhanced-path="M 0 0 L 21600 0 21600 21600 0 21600 0 0 Z N"/>
            </draw:custom-shape>
            <draw:custom-shape draw:style-name="gr3" draw:text-style-name="P4" draw:layer="layout" svg:width="0.147cm" svg:height="0.153cm" svg:x="16.124cm" svg:y="16.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6.125cm" svg:y="17.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47cm" svg:height="0.152cm" draw:transform="rotate (1.5707963267949) translate (15.45cm 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6cm 14.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1cm 1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7cm 14.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1cm 1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7cm 1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2cm 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8cm 13.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2cm 13.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8cm 1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3cm 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9cm 1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3cm 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9cm 13.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4cm 1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5.76cm 12.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4cm 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5.76cm 12.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5cm 1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761cm 12.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draw:transform="rotate (1.5707963267949) translate (15.455cm 1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761cm 11.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draw:transform="rotate (1.5707963267949) translate (15.456cm 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762cm 11.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draw:transform="rotate (1.5707963267949) translate (15.456cm 11.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3cm" draw:transform="rotate (1.5707963267949) translate (15.762cm 11.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5" draw:layer="layout" svg:width="3.867cm" svg:height="0.559cm" draw:transform="rotate (1.5707963267949) translate (15.399cm 14.9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7.397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7.691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7.982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276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569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63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9.156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2.086cm" svg:height="0.254cm" svg:x="7.309cm" svg:y="6.254cm">
              <text:p/>
              <draw:enhanced-geometry svg:viewBox="0 0 21600 21600" draw:mirror-horizontal="false" draw:mirror-vertical="false" draw:type="rectangle" draw:enhanced-path="M 0 0 L 21600 0 21600 21600 0 21600 0 0 Z N"/>
            </draw:custom-shape>
          </draw:g>
          <draw:custom-shape draw:style-name="gr160" draw:text-style-name="P6" draw:layer="layout" svg:width="0.713cm" svg:height="0.865cm" svg:x="3.544cm" svg:y="11.087cm">
            <text:p/>
            <draw:enhanced-geometry svg:viewBox="0 0 21600 21600" draw:mirror-horizontal="false" draw:mirror-vertical="false" draw:type="rectangle" draw:enhanced-path="M 0 0 L 21600 0 21600 21600 0 21600 0 0 Z N"/>
          </draw:custom-shape>
          <draw:g>
            <draw:custom-shape draw:style-name="gr161" draw:text-style-name="P6" draw:layer="layout" svg:width="0.713cm" svg:height="0.712cm" svg:x="3.544cm" svg:y="9.764cm">
              <text:p/>
              <draw:enhanced-geometry svg:viewBox="0 0 21600 21600" draw:mirror-horizontal="false" draw:mirror-vertical="false" draw:type="rectangle" draw:enhanced-path="M 0 0 L 21600 0 21600 21600 0 21600 0 0 Z N"/>
            </draw:custom-shape>
            <draw:custom-shape draw:style-name="gr162" draw:text-style-name="P6" draw:layer="layout" svg:width="0.203cm" svg:height="0.204cm" svg:x="3.799cm" svg:y="10.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407cm" svg:height="0.407cm" svg:x="3.697cm" svg:y="9.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1" draw:text-style-name="P6" draw:layer="layout" svg:width="0.713cm" svg:height="0.712cm" svg:x="5.579cm" svg:y="14.038cm">
              <text:p/>
              <draw:enhanced-geometry svg:viewBox="0 0 21600 21600" draw:mirror-horizontal="false" draw:mirror-vertical="false" draw:type="rectangle" draw:enhanced-path="M 0 0 L 21600 0 21600 21600 0 21600 0 0 Z N"/>
            </draw:custom-shape>
            <draw:custom-shape draw:style-name="gr162" draw:text-style-name="P6" draw:layer="layout" svg:width="0.203cm" svg:height="0.204cm" svg:x="5.834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407cm" svg:height="0.407cm" svg:x="5.732cm" svg:y="1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4" draw:text-style-name="P6" draw:layer="layout" svg:width="2.544cm" svg:height="1.882cm" svg:x="3.544cm" svg:y="14.852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46cm" svg:height="0.153cm" svg:x="5.362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5.656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5.947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241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534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828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5" draw:layer="layout" svg:width="1.781cm" svg:height="0.254cm" svg:x="5.274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9.788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082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373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667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96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254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547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2.086cm" svg:height="0.254cm" svg:x="9.7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2.128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422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713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007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3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595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888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2.086cm" svg:height="0.254cm" svg:x="12.041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14.469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763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054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348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641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935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6.228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2.086cm" svg:height="0.254cm" svg:x="14.381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4.499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4.793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5" draw:layer="layout" svg:width="0.611cm" svg:height="0.254cm" svg:x="4.409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3.453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747cm" svg:y="1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 draw:layer="layout" svg:width="0.61cm" svg:height="0.254cm" svg:x="13.364cm" svg:y="11.443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3.809cm" svg:y="13.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4.103cm" svg:y="1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5" draw:layer="layout" svg:width="0.61cm" svg:height="0.255cm" svg:x="13.72cm" svg:y="13.325cm">
              <text:p/>
              <draw:enhanced-geometry svg:viewBox="0 0 21600 21600" draw:mirror-horizontal="false" draw:mirror-vertical="false" draw:type="rectangle" draw:enhanced-path="M 0 0 L 21600 0 21600 21600 0 21600 0 0 Z N"/>
            </draw:custom-shape>
          </draw:g>
          <draw:line draw:style-name="gr14" draw:text-style-name="P5" draw:layer="layout" svg:x1="14.025cm" svg:y1="14.038cm" svg:x2="14.025cm" svg:y2="13.58cm">
            <text:p/>
          </draw:line>
          <draw:line draw:style-name="gr14" draw:text-style-name="P5" draw:layer="layout" svg:x1="13.669cm" svg:y1="12.155cm" svg:x2="13.669cm" svg:y2="11.697cm">
            <text:p/>
          </draw:line>
          <draw:g>
            <draw:custom-shape draw:style-name="gr3" draw:text-style-name="P4" draw:layer="layout" svg:width="0.147cm" svg:height="0.153cm" draw:transform="rotate (1.5707963267949) translate (16.978cm 15.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6.979cm 1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5" draw:layer="layout" svg:width="0.611cm" svg:height="0.254cm" draw:transform="rotate (1.5707963267949) translate (16.925cm 15.76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2cm" draw:transform="rotate (1.5707963267949) translate (17.078cm 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7.079cm 9.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7.079cm 9.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5" draw:layer="layout" svg:width="0.916cm" svg:height="0.254cm" draw:transform="rotate (1.5707963267949) translate (17.027cm 9.968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81cm" svg:height="0.293cm" draw:transform="rotate (1.5707963267949) translate (16.822cm 14.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1cm" svg:height="0.293cm" draw:transform="rotate (1.5707963267949) translate (16.824cm 14.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 draw:layer="layout" svg:width="1.171cm" svg:height="0.865cm" draw:transform="rotate (1.5707963267949) translate (16.518cm 14.954cm)">
              <text:p/>
              <draw:enhanced-geometry svg:viewBox="0 0 21600 21600" draw:mirror-horizontal="false" draw:mirror-vertical="false" draw:type="rectangle" draw:enhanced-path="M 0 0 L 21600 0 21600 21600 0 21600 0 0 Z N"/>
            </draw:custom-shape>
          </draw:g>
          <draw:custom-shape draw:style-name="gr171" draw:text-style-name="P4" draw:layer="layout" svg:width="0.434cm" svg:height="0.453cm" draw:transform="rotate (1.5707963267949) translate (17.09cm 17.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4" draw:layer="layout" svg:width="0.433cm" svg:height="0.453cm" draw:transform="rotate (1.5707963267949) translate (17.032cm 6.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4" draw:layer="layout" svg:width="0.433cm" svg:height="0.453cm" draw:transform="rotate (1.5707963267949) translate (3.702cm 6.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4" draw:layer="layout" svg:width="0.433cm" svg:height="0.453cm" draw:transform="rotate (1.5707963267949) translate (3.702cm 17.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7" draw:layer="layout" svg:width="3.257cm" svg:height="3.257cm" svg:x="6.8cm" svg:y="11.69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81cm" svg:height="0.293cm" draw:transform="rotate (1.5707963267949) translate (16.72cm 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1cm" svg:height="0.294cm" draw:transform="rotate (1.5707963267949) translate (16.722cm 1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5" draw:layer="layout" svg:width="1.781cm" svg:height="1.17cm" draw:transform="rotate (1.5707963267949) translate (16.264cm 12.206cm)">
              <text:p/>
              <draw:enhanced-geometry svg:viewBox="0 0 21600 21600" draw:mirror-horizontal="false" draw:mirror-vertical="false" draw:type="rectangle" draw:enhanced-path="M 0 0 L 21600 0 21600 21600 0 21600 0 0 Z N"/>
            </draw:custom-shape>
          </draw:g>
          <draw:custom-shape draw:style-name="gr23" draw:text-style-name="P9" draw:layer="layout" svg:width="0.122cm" svg:height="0.254cm" svg:x="4.155cm" svg:y="8.289cm">
            <text:p/>
            <draw:enhanced-geometry svg:viewBox="0 0 21600 21600" draw:type="rectangle" draw:enhanced-path="M 0 0 L 21600 0 21600 21600 0 21600 0 0 Z N"/>
          </draw:custom-shape>
          <draw:custom-shape draw:style-name="gr23" draw:text-style-name="P9" draw:layer="layout" svg:width="0.122cm" svg:height="0.254cm" svg:x="5.864cm" svg:y="8.289cm">
            <text:p/>
            <draw:enhanced-geometry svg:viewBox="0 0 21600 21600" draw:type="rectangle" draw:enhanced-path="M 0 0 L 21600 0 21600 21600 0 21600 0 0 Z N"/>
          </draw:custom-shape>
          <draw:custom-shape draw:style-name="gr23" draw:text-style-name="P9" draw:layer="layout" svg:width="0.122cm" svg:height="0.254cm" svg:x="7.899cm" svg:y="8.645cm">
            <text:p/>
            <draw:enhanced-geometry svg:viewBox="0 0 21600 21600" draw:type="rectangle" draw:enhanced-path="M 0 0 L 21600 0 21600 21600 0 21600 0 0 Z N"/>
          </draw:custom-shape>
          <draw:custom-shape draw:style-name="gr23" draw:text-style-name="P9" draw:layer="layout" svg:width="0.122cm" svg:height="0.254cm" svg:x="10.189cm" svg:y="8.645cm">
            <text:p/>
            <draw:enhanced-geometry svg:viewBox="0 0 21600 21600" draw:type="rectangle" draw:enhanced-path="M 0 0 L 21600 0 21600 21600 0 21600 0 0 Z N"/>
          </draw:custom-shape>
          <draw:custom-shape draw:style-name="gr23" draw:text-style-name="P9" draw:layer="layout" svg:width="0.122cm" svg:height="0.254cm" svg:x="12.58cm" svg:y="8.645cm">
            <text:p/>
            <draw:enhanced-geometry svg:viewBox="0 0 21600 21600" draw:type="rectangle" draw:enhanced-path="M 0 0 L 21600 0 21600 21600 0 21600 0 0 Z N"/>
          </draw:custom-shape>
          <draw:custom-shape draw:style-name="gr23" draw:text-style-name="P9" draw:layer="layout" svg:width="0.122cm" svg:height="0.254cm" svg:x="14.87cm" svg:y="8.638cm">
            <text:p/>
            <draw:enhanced-geometry svg:viewBox="0 0 21600 21600" draw:type="rectangle" draw:enhanced-path="M 0 0 L 21600 0 21600 21600 0 21600 0 0 Z N"/>
          </draw:custom-shape>
          <draw:custom-shape draw:style-name="gr23" draw:text-style-name="P9" draw:layer="layout" svg:width="0.122cm" svg:height="0.254cm" svg:x="16.345cm" svg:y="13.122cm">
            <text:p/>
            <draw:enhanced-geometry svg:viewBox="0 0 21600 21600" draw:type="rectangle" draw:enhanced-path="M 0 0 L 21600 0 21600 21600 0 21600 0 0 Z N"/>
          </draw:custom-shape>
          <draw:custom-shape draw:style-name="gr23" draw:text-style-name="P9" draw:layer="layout" svg:width="0.122cm" svg:height="0.254cm" svg:x="4.44cm" svg:y="10.782cm">
            <text:p/>
            <draw:enhanced-geometry svg:viewBox="0 0 21600 21600" draw:type="rectangle" draw:enhanced-path="M 0 0 L 21600 0 21600 21600 0 21600 0 0 Z N"/>
          </draw:custom-shape>
          <draw:custom-shape draw:style-name="gr174" draw:text-style-name="P11" draw:layer="layout" svg:width="0.287cm" svg:height="1.272cm" svg:x="3.239cm" svg:y="12.715cm">
            <text:p/>
            <draw:enhanced-geometry svg:viewBox="0 0 21600 21600" draw:mirror-horizontal="false" draw:mirror-vertical="false" draw:type="rectangle" draw:enhanced-path="M 0 0 L 21600 0 21600 21600 0 21600 0 0 Z N"/>
          </draw:custom-shape>
          <draw:custom-shape draw:style-name="gr175" draw:text-style-name="P6" draw:layer="layout" svg:width="1.679cm" svg:height="1.679cm" svg:x="3.544cm" svg:y="12.511cm">
            <text:p/>
            <draw:enhanced-geometry svg:viewBox="0 0 21600 21600" draw:mirror-horizontal="false" draw:mirror-vertical="false" draw:type="rectangle" draw:enhanced-path="M 0 0 L 21600 0 21600 21600 0 21600 0 0 Z N"/>
          </draw:custom-shape>
        </draw:g>
        <draw:frame draw:style-name="gr56" draw:text-style-name="P18" draw:layer="layout" svg:width="1.539cm" svg:height="1cm" svg:x="2.042cm" svg:y="9.61cm">
          <draw:text-box>
            <text:p><text:span text:style-name="T2">Reset </text:span></text:p>
            <text:p><text:span text:style-name="T2">switch</text:span></text:p>
          </draw:text-box>
        </draw:frame>
        <draw:frame draw:style-name="gr43" draw:text-style-name="P18" draw:layer="layout" svg:width="1.45cm" svg:height="1cm" svg:x="2.15cm" svg:y="11cm">
          <draw:text-box>
            <text:p><text:span text:style-name="T2">Micro</text:span></text:p>
            <text:p><text:span text:style-name="T2"><text:s/></text:span><text:span text:style-name="T2">USB</text:span></text:p>
          </draw:text-box>
        </draw:frame>
        <draw:frame draw:style-name="gr43" draw:text-style-name="P18" draw:layer="layout" svg:width="7.45cm" svg:height="1.35cm" svg:x="8.75cm" svg:y="17.65cm">
          <draw:text-box>
            <text:p><text:span text:style-name="T2">50 pins expansion connector</text:span></text:p>
            <text:p><text:span text:style-name="T2">For Duex4, 2 drive shield or other use</text:span></text:p>
          </draw:text-box>
        </draw:frame>
        <draw:frame draw:style-name="gr43" draw:text-style-name="P18" draw:layer="layout" svg:width="2.4cm" svg:height="0.66cm" svg:x="17.65cm" svg:y="10.95cm">
          <draw:text-box>
            <text:p><text:span text:style-name="T2">Vin 12-24V</text:span></text:p>
          </draw:text-box>
        </draw:frame>
        <draw:frame draw:style-name="gr43" draw:text-style-name="P19" draw:layer="layout" svg:width="1.9cm" svg:height="0.66cm" svg:x="18cm" svg:y="9.14cm">
          <draw:text-box>
            <text:p><text:span text:style-name="T1">PS on</text:span></text:p>
          </draw:text-box>
        </draw:frame>
        <draw:frame draw:style-name="gr43" draw:text-style-name="P18" draw:layer="layout" svg:width="2.3cm" svg:height="1.41cm" svg:x="3.582cm" svg:y="12.59cm">
          <draw:text-box>
            <text:p><text:span text:style-name="T2">Micro </text:span></text:p>
            <text:p><text:span text:style-name="T2">SD Card</text:span></text:p>
            <text:p><text:span text:style-name="T2">SDHC</text:span></text:p>
          </draw:text-box>
        </draw:frame>
        <draw:frame draw:style-name="gr43" draw:text-style-name="P18" draw:layer="layout" svg:width="3.8cm" svg:height="0.76cm" svg:x="1.6cm" svg:y="15.34cm">
          <draw:text-box>
            <text:p><text:span text:style-name="T2">Ethernet</text:span></text:p>
          </draw:text-box>
        </draw:frame>
        <draw:custom-shape draw:style-name="gr62" draw:text-style-name="P24" draw:layer="layout" svg:width="0.8cm" svg:height="0.3cm" draw:transform="rotate (-3.14159265358979) translate (18.862cm 11cm)">
          <text:p/>
          <draw:enhanced-geometry svg:viewBox="0 0 21600 21600" draw:type="rectangle" draw:enhanced-path="M 0 0 L 21600 0 21600 21600 0 21600 0 0 Z N"/>
        </draw:custom-shape>
        <draw:frame draw:style-name="gr43" draw:text-style-name="P23" draw:layer="layout" svg:width="5.5cm" svg:height="0.99cm" svg:x="3.37cm" svg:y="17.634cm">
          <draw:text-box>
            <text:p><text:span text:style-name="T11">E0 (H1) <text:s/>end stop is often used for simple switch Z-probe</text:span></text:p>
          </draw:text-box>
        </draw:frame>
        <draw:frame draw:style-name="gr43" draw:text-style-name="P23" draw:layer="layout" svg:width="14.61cm" svg:height="0.99cm" svg:x="1.95cm" svg:y="18.56cm">
          <draw:text-box>
            <text:p><text:span text:style-name="T11">Remember the board is powered when an USB cable is connected, so always unplug USB in addition to shutdown power supply for any intervention or wiring !</text:span></text:p>
          </draw:text-box>
        </draw:frame>
        <draw:frame draw:style-name="gr43" draw:text-style-name="P23" draw:layer="layout" svg:width="16.2cm" svg:height="0.744cm" svg:x="2cm" svg:y="20.05cm">
          <draw:text-box>
            <text:p><text:span text:style-name="T11">It shall be noted that heaters and controlled fan polarities are different from the 0.8.5 version.</text:span></text:p>
          </draw:text-box>
        </draw:frame>
        <draw:frame draw:style-name="gr43" draw:text-style-name="P18" draw:layer="layout" svg:width="14.6cm" svg:height="0.7cm" svg:x="2cm" svg:y="19.45cm">
          <draw:text-box>
            <text:p><text:span text:style-name="T2">Beware end stop pin order is different from Ramps. A mistake will short the board.</text:span></text:p>
          </draw:text-box>
        </draw:frame>
        <draw:g>
          <draw:custom-shape draw:style-name="gr176" draw:text-style-name="P4" draw:layer="layout" svg:width="0.581cm" svg:height="0.7cm" draw:transform="rotate (-3.14159265358979) translate (17.37cm 18.101cm)">
            <text:p/>
            <draw:enhanced-geometry svg:viewBox="0 0 21600 21600" draw:mirror-horizontal="true" draw:type="rectangle" draw:enhanced-path="M 0 0 L 21600 0 21600 21600 0 21600 0 0 Z N"/>
          </draw:custom-shape>
          <draw:line draw:style-name="gr44" draw:text-style-name="P5" draw:layer="layout" svg:x1="16.479cm" svg:y1="17.946cm" svg:x2="16.479cm" svg:y2="17.336cm">
            <text:p/>
          </draw:line>
          <draw:line draw:style-name="gr51" draw:text-style-name="P5" draw:layer="layout" svg:x1="16.78cm" svg:y1="17.946cm" svg:x2="16.78cm" svg:y2="17.036cm">
            <text:p/>
          </draw:line>
          <draw:g>
            <draw:custom-shape draw:style-name="gr64" draw:text-style-name="P5" draw:layer="layout" svg:width="0.702cm" svg:height="0.704cm" draw:transform="rotate (-3.14159265358979) translate (16.981cm 18.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 draw:text-style-name="P5" draw:layer="layout" svg:width="0.496cm" svg:height="0.496cm" draw:transform="rotate (-3.14159265358979) translate (16.875cm 18.499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svg:x="16.379cm" svg:y="18.002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draw:transform="rotate (-1.5707963267949) translate (16.875cm 18.002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6" draw:text-style-name="P5" draw:layer="layout" svg:width="0.496cm" svg:height="0.497cm" draw:transform="rotate (1.5707963267949) translate (16.359cm 18.497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56" draw:text-style-name="P18" draw:layer="layout" svg:width="0.754cm" svg:height="0.62cm" svg:x="16.796cm" svg:y="17.551cm">
            <draw:text-box>
              <text:p><text:span text:style-name="T2">5V</text:span></text:p>
            </draw:text-box>
          </draw:frame>
          <draw:line draw:style-name="gr41" draw:text-style-name="P5" draw:layer="layout" svg:x1="16.916cm" svg:y1="17.553cm" svg:x2="17.115cm" svg:y2="17.553cm">
            <text:p/>
          </draw:line>
          <draw:line draw:style-name="gr41" draw:text-style-name="P5" draw:layer="layout" svg:x1="17.014cm" svg:y1="17.653cm" svg:x2="17.014cm" svg:y2="17.452cm">
            <text:p/>
          </draw:line>
          <draw:line draw:style-name="gr51" draw:text-style-name="P5" draw:layer="layout" svg:x1="16.796cm" svg:y1="17.036cm" svg:x2="16.196cm" svg:y2="17.036cm">
            <text:p/>
          </draw:line>
          <draw:line draw:style-name="gr44" draw:text-style-name="P5" draw:layer="layout" svg:x1="16.496cm" svg:y1="17.336cm" svg:x2="16.196cm" svg:y2="17.336cm">
            <text:p/>
          </draw:line>
        </draw:g>
        <draw:g>
          <draw:custom-shape draw:style-name="gr177" draw:text-style-name="P4" draw:layer="layout" svg:width="0.9cm" svg:height="1.7cm" draw:transform="rotate (-1.5707963267949) translate (18.897cm 15.038cm)">
            <text:p/>
            <draw:enhanced-geometry svg:viewBox="0 0 21600 21600" draw:type="rectangle" draw:enhanced-path="M 0 0 L 21600 0 21600 21600 0 21600 0 0 Z N"/>
          </draw:custom-shape>
          <draw:line draw:style-name="gr48" draw:text-style-name="P5" draw:layer="layout" svg:x1="18.611cm" svg:y1="15.599cm" svg:x2="17.05cm" svg:y2="15.599cm">
            <text:p/>
          </draw:line>
          <draw:line draw:style-name="gr48" draw:text-style-name="P5" draw:layer="layout" svg:x1="18.611cm" svg:y1="15.299cm" svg:x2="18.611cm" svg:y2="15.599cm">
            <text:p/>
          </draw:line>
          <draw:line draw:style-name="gr48" draw:text-style-name="P5" draw:layer="layout" svg:x1="17.05cm" svg:y1="15.299cm" svg:x2="17.511cm" svg:y2="15.299cm">
            <text:p/>
          </draw:line>
          <draw:line draw:style-name="gr48" draw:text-style-name="P5" draw:layer="layout" svg:x1="18.611cm" svg:y1="15.299cm" svg:x2="18.311cm" svg:y2="15.299cm">
            <text:p/>
          </draw:line>
          <draw:custom-shape draw:style-name="gr75" draw:text-style-name="P4" draw:layer="layout" svg:width="0.311cm" svg:height="0.829cm" draw:transform="rotate (-1.5707963267949) translate (18.325cm 15.138cm)">
            <text:p/>
            <draw:enhanced-geometry svg:viewBox="0 0 21600 21600" draw:type="rectangle" draw:enhanced-path="M 0 0 L 21600 0 21600 21600 0 21600 0 0 Z N"/>
          </draw:custom-shape>
          <draw:frame draw:style-name="gr43" draw:text-style-name="P14" draw:layer="layout" svg:width="0.866cm" svg:height="0.712cm" svg:x="17.55cm" svg:y="14.988cm">
            <draw:text-box>
              <text:p><text:span text:style-name="T5">T</text:span></text:p>
            </draw:text-box>
          </draw:frame>
          <draw:frame draw:style-name="gr43" draw:text-style-name="P15" draw:layer="layout" svg:width="1.473cm" svg:height="1.024cm" svg:x="18.512cm" svg:y="14.764cm">
            <draw:text-box>
              <text:p><text:span text:style-name="T6">BED</text:span></text:p>
            </draw:text-box>
          </draw:frame>
        </draw:g>
        <draw:g>
          <draw:line draw:style-name="gr57" draw:text-style-name="P5" draw:layer="layout" svg:x1="18.748cm" svg:y1="12.95cm" svg:x2="19.348cm" svg:y2="12.95cm">
            <text:p/>
          </draw:line>
          <draw:line draw:style-name="gr57" draw:text-style-name="P5" draw:layer="layout" svg:x1="18.739cm" svg:y1="14.05cm" svg:x2="16.949cm" svg:y2="14.05cm">
            <text:p/>
          </draw:line>
          <draw:line draw:style-name="gr178" draw:text-style-name="P5" draw:layer="layout" svg:x1="19.339cm" svg:y1="14.659cm" svg:x2="16.949cm" svg:y2="14.659cm">
            <text:p/>
          </draw:line>
          <draw:line draw:style-name="gr178" draw:text-style-name="P5" draw:layer="layout" svg:x1="19.339cm" svg:y1="14.459cm" svg:x2="19.339cm" svg:y2="14.7cm">
            <text:p/>
          </draw:line>
          <draw:line draw:style-name="gr57" draw:text-style-name="P5" draw:layer="layout" svg:x1="18.739cm" svg:y1="12.9cm" svg:x2="18.739cm" svg:y2="14.05cm">
            <text:p/>
          </draw:line>
          <draw:line draw:style-name="gr57" draw:text-style-name="P5" draw:layer="layout" svg:x1="19.339cm" svg:y1="12.9cm" svg:x2="19.339cm" svg:y2="13.159cm">
            <text:p/>
          </draw:line>
          <draw:line draw:style-name="gr41" draw:text-style-name="P5" draw:layer="layout" svg:x1="17.751cm" svg:y1="13.75cm" svg:x2="17.949cm" svg:y2="13.75cm">
            <text:p/>
          </draw:line>
          <draw:line draw:style-name="gr41" draw:text-style-name="P5" draw:layer="layout" svg:x1="17.849cm" svg:y1="13.644cm" svg:x2="17.849cm" svg:y2="13.85cm">
            <text:p/>
          </draw:line>
          <draw:frame draw:style-name="gr43" draw:text-style-name="P14" draw:layer="layout" svg:width="1.22cm" svg:height="0.8cm" svg:x="17.699cm" svg:y="13.4cm">
            <draw:text-box>
              <text:p><text:span text:style-name="T12">Vin</text:span></text:p>
            </draw:text-box>
          </draw:frame>
          <draw:g>
            <draw:custom-shape draw:style-name="gr179" draw:text-style-name="P4" draw:layer="layout" svg:width="1.32cm" svg:height="0.4cm" draw:transform="rotate (-1.5707963267949) translate (19.55cm 13.15cm)">
              <text:p/>
              <draw:enhanced-geometry svg:viewBox="0 0 21600 21600" draw:type="rectangle" draw:enhanced-path="M 0 0 L 21600 0 21600 21600 0 21600 0 0 Z N"/>
            </draw:custom-shape>
            <draw:line draw:style-name="gr44" draw:text-style-name="P5" draw:layer="layout" svg:x1="19.55cm" svg:y1="13.414cm" svg:x2="19.15cm" svg:y2="13.414cm">
              <text:p/>
            </draw:line>
            <draw:line draw:style-name="gr44" draw:text-style-name="P5" draw:layer="layout" svg:x1="19.55cm" svg:y1="13.678cm" svg:x2="19.15cm" svg:y2="13.678cm">
              <text:p/>
            </draw:line>
            <draw:line draw:style-name="gr44" draw:text-style-name="P5" draw:layer="layout" svg:x1="19.55cm" svg:y1="13.942cm" svg:x2="19.15cm" svg:y2="13.942cm">
              <text:p/>
            </draw:line>
            <draw:line draw:style-name="gr44" draw:text-style-name="P5" draw:layer="layout" svg:x1="19.55cm" svg:y1="14.206cm" svg:x2="19.15cm" svg:y2="14.206cm">
              <text:p/>
            </draw:line>
          </draw:g>
          <draw:g>
            <draw:line draw:style-name="gr53" draw:text-style-name="P5" draw:layer="layout" svg:x1="18.045cm" svg:y1="14.828cm" svg:x2="18.7cm" svg:y2="14.45cm">
              <text:p/>
            </draw:line>
            <draw:line draw:style-name="gr53" draw:text-style-name="P5" draw:layer="layout" svg:x1="18.491cm" svg:y1="14.506cm" svg:x2="18.7cm" svg:y2="14.45cm">
              <text:p/>
            </draw:line>
            <draw:line draw:style-name="gr53" draw:text-style-name="P5" draw:layer="layout" svg:x1="18.57cm" svg:y1="14.58cm" svg:x2="18.7cm" svg:y2="14.45cm">
              <text:p/>
            </draw:line>
            <draw:g>
              <draw:line draw:style-name="gr54" draw:text-style-name="P5" draw:layer="layout" svg:x1="18.694cm" svg:y1="14.75cm" svg:x2="18.748cm" svg:y2="14.75cm">
                <text:p/>
              </draw:line>
              <draw:g>
                <draw:line draw:style-name="gr54" draw:text-style-name="P5" draw:layer="layout" svg:x1="18.694cm" svg:y1="14.75cm" svg:x2="18.694cm" svg:y2="14.85cm">
                  <text:p/>
                </draw:line>
                <draw:line draw:style-name="gr54" draw:text-style-name="P5" draw:layer="layout" svg:x1="18.64cm" svg:y1="14.85cm" svg:x2="18.694cm" svg:y2="14.85cm">
                  <text:p/>
                </draw:line>
                <draw:line draw:style-name="gr54" draw:text-style-name="P5" draw:layer="layout" svg:x1="18.64cm" svg:y1="14.75cm" svg:x2="18.64cm" svg:y2="14.85cm">
                  <text:p/>
                </draw:line>
                <draw:line draw:style-name="gr54" draw:text-style-name="P5" draw:layer="layout" svg:x1="18.586cm" svg:y1="14.75cm" svg:x2="18.64cm" svg:y2="14.75cm">
                  <text:p/>
                </draw:line>
              </draw:g>
              <draw:g>
                <draw:line draw:style-name="gr54" draw:text-style-name="P5" draw:layer="layout" svg:x1="18.586cm" svg:y1="14.75cm" svg:x2="18.586cm" svg:y2="14.85cm">
                  <text:p/>
                </draw:line>
                <draw:line draw:style-name="gr54" draw:text-style-name="P5" draw:layer="layout" svg:x1="18.532cm" svg:y1="14.85cm" svg:x2="18.586cm" svg:y2="14.85cm">
                  <text:p/>
                </draw:line>
                <draw:line draw:style-name="gr54" draw:text-style-name="P5" draw:layer="layout" svg:x1="18.532cm" svg:y1="14.75cm" svg:x2="18.532cm" svg:y2="14.85cm">
                  <text:p/>
                </draw:line>
                <draw:line draw:style-name="gr54" draw:text-style-name="P5" draw:layer="layout" svg:x1="18.478cm" svg:y1="14.75cm" svg:x2="18.532cm" svg:y2="14.75cm">
                  <text:p/>
                </draw:line>
              </draw:g>
              <draw:g>
                <draw:line draw:style-name="gr54" draw:text-style-name="P5" draw:layer="layout" svg:x1="18.478cm" svg:y1="14.75cm" svg:x2="18.478cm" svg:y2="14.85cm">
                  <text:p/>
                </draw:line>
                <draw:line draw:style-name="gr54" draw:text-style-name="P5" draw:layer="layout" svg:x1="18.423cm" svg:y1="14.85cm" svg:x2="18.477cm" svg:y2="14.85cm">
                  <text:p/>
                </draw:line>
                <draw:line draw:style-name="gr54" draw:text-style-name="P5" draw:layer="layout" svg:x1="18.423cm" svg:y1="14.75cm" svg:x2="18.423cm" svg:y2="14.85cm">
                  <text:p/>
                </draw:line>
                <draw:line draw:style-name="gr54" draw:text-style-name="P5" draw:layer="layout" svg:x1="18.369cm" svg:y1="14.75cm" svg:x2="18.423cm" svg:y2="14.75cm">
                  <text:p/>
                </draw:line>
              </draw:g>
            </draw:g>
          </draw:g>
        </draw:g>
        <draw:custom-shape draw:style-name="gr180" draw:text-style-name="P5" draw:layer="layout" svg:width="1.15cm" svg:height="0.85cm" draw:transform="rotate (1.5707963267949) translate (18.15cm 17.05cm)">
          <text:p/>
          <draw:enhanced-geometry svg:viewBox="0 0 21600 21600" draw:mirror-horizontal="false" draw:mirror-vertical="false" draw:type="rectangle" draw:enhanced-path="M 0 0 L 21600 0 21600 21600 0 21600 0 0 Z N"/>
        </draw:custom-shape>
        <draw:g>
          <draw:custom-shape draw:style-name="gr181" draw:text-style-name="P4" draw:layer="layout" svg:width="0.8cm" svg:height="2cm" svg:x="5.132cm" svg:y="4.056cm">
            <text:p/>
            <draw:enhanced-geometry svg:viewBox="0 0 21600 21600" draw:type="rectangle" draw:enhanced-path="M 0 0 L 21600 0 21600 21600 0 21600 0 0 Z N"/>
          </draw:custom-shape>
          <draw:line draw:style-name="gr48" draw:text-style-name="P5" draw:layer="layout" svg:x1="5.732cm" svg:y1="4.606cm" svg:x2="5.732cm" svg:y2="6.4cm">
            <text:p/>
          </draw:line>
          <draw:line draw:style-name="gr48" draw:text-style-name="P5" draw:layer="layout" svg:x1="5.432cm" svg:y1="4.606cm" svg:x2="5.732cm" svg:y2="4.606cm">
            <text:p/>
          </draw:line>
          <draw:line draw:style-name="gr48" draw:text-style-name="P5" draw:layer="layout" svg:x1="5.432cm" svg:y1="6.4cm" svg:x2="5.432cm" svg:y2="5.706cm">
            <text:p/>
          </draw:line>
          <draw:line draw:style-name="gr48" draw:text-style-name="P5" draw:layer="layout" svg:x1="5.432cm" svg:y1="4.606cm" svg:x2="5.432cm" svg:y2="4.906cm">
            <text:p/>
          </draw:line>
          <draw:custom-shape draw:style-name="gr49" draw:text-style-name="P4" draw:layer="layout" svg:width="0.3cm" svg:height="0.8cm" svg:x="5.282cm" svg:y="4.906cm">
            <text:p/>
            <draw:enhanced-geometry svg:viewBox="0 0 21600 21600" draw:type="rectangle" draw:enhanced-path="M 0 0 L 21600 0 21600 21600 0 21600 0 0 Z N"/>
          </draw:custom-shape>
          <draw:frame draw:style-name="gr43" draw:text-style-name="P14" draw:layer="layout" svg:width="0.866cm" svg:height="0.712cm" svg:x="5.082cm" svg:y="5.044cm">
            <draw:text-box>
              <text:p><text:span text:style-name="T5">T</text:span></text:p>
            </draw:text-box>
          </draw:frame>
          <draw:frame draw:style-name="gr43" draw:text-style-name="P15" draw:layer="layout" svg:width="1.15cm" svg:height="0.8cm" svg:x="4.982cm" svg:y="3.928cm">
            <draw:text-box>
              <text:p><text:span text:style-name="T6">E0</text:span></text:p>
            </draw:text-box>
          </draw:frame>
        </draw:g>
        <draw:g>
          <draw:line draw:style-name="gr51" draw:text-style-name="P5" draw:layer="layout" svg:x1="5.25cm" svg:y1="3.349cm" svg:x2="5.25cm" svg:y2="2.749cm">
            <text:p/>
          </draw:line>
          <draw:line draw:style-name="gr51" draw:text-style-name="P5" draw:layer="layout" svg:x1="6.35cm" svg:y1="3.35cm" svg:x2="6.35cm" svg:y2="6.4cm">
            <text:p/>
          </draw:line>
          <draw:line draw:style-name="gr60" draw:text-style-name="P5" draw:layer="layout" svg:x1="6.65cm" svg:y1="2.75cm" svg:x2="6.65cm" svg:y2="6.4cm">
            <text:p/>
          </draw:line>
          <draw:line draw:style-name="gr60" draw:text-style-name="P5" draw:layer="layout" svg:x1="6.45cm" svg:y1="2.749cm" svg:x2="6.65cm" svg:y2="2.749cm">
            <text:p/>
          </draw:line>
          <draw:line draw:style-name="gr51" draw:text-style-name="P5" draw:layer="layout" svg:x1="5.25cm" svg:y1="3.349cm" svg:x2="6.35cm" svg:y2="3.349cm">
            <text:p/>
          </draw:line>
          <draw:custom-shape draw:style-name="gr52" draw:text-style-name="P4" draw:layer="layout" svg:width="1cm" svg:height="0.3cm" svg:x="5.45cm" svg:y="2.599cm">
            <text:p/>
            <draw:enhanced-geometry svg:viewBox="0 0 21600 21600" draw:type="rectangle" draw:enhanced-path="M 0 0 L 21600 0 21600 21600 0 21600 0 0 Z N"/>
          </draw:custom-shape>
          <draw:line draw:style-name="gr44" draw:text-style-name="P5" draw:layer="layout" svg:x1="5.65cm" svg:y1="2.599cm" svg:x2="5.65cm" svg:y2="2.899cm">
            <text:p/>
          </draw:line>
          <draw:line draw:style-name="gr44" draw:text-style-name="P5" draw:layer="layout" svg:x1="5.85cm" svg:y1="2.599cm" svg:x2="5.85cm" svg:y2="2.899cm">
            <text:p/>
          </draw:line>
          <draw:line draw:style-name="gr44" draw:text-style-name="P5" draw:layer="layout" svg:x1="6.05cm" svg:y1="2.599cm" svg:x2="6.05cm" svg:y2="2.899cm">
            <text:p/>
          </draw:line>
          <draw:line draw:style-name="gr44" draw:text-style-name="P5" draw:layer="layout" svg:x1="6.25cm" svg:y1="2.599cm" svg:x2="6.25cm" svg:y2="2.899cm">
            <text:p/>
          </draw:line>
          <draw:line draw:style-name="gr51" draw:text-style-name="P5" draw:layer="layout" svg:x1="5.25cm" svg:y1="2.75cm" svg:x2="5.45cm" svg:y2="2.75cm">
            <text:p/>
          </draw:line>
          <draw:g>
            <draw:line draw:style-name="gr41" draw:text-style-name="P5" draw:layer="layout" svg:x1="5.903cm" svg:y1="3.545cm" svg:x2="6.101cm" svg:y2="3.545cm">
              <text:p/>
            </draw:line>
            <draw:line draw:style-name="gr41" draw:text-style-name="P5" draw:layer="layout" svg:x1="6cm" svg:y1="3.446cm" svg:x2="6cm" svg:y2="3.646cm">
              <text:p/>
            </draw:line>
            <draw:frame draw:style-name="gr43" draw:text-style-name="P16" draw:layer="layout" svg:width="1.216cm" svg:height="1cm" svg:x="5.5cm" svg:y="3.496cm">
              <draw:text-box>
                <text:p><text:span text:style-name="T7">Vin</text:span></text:p>
              </draw:text-box>
            </draw:frame>
          </draw:g>
          <draw:frame draw:style-name="gr182" draw:text-style-name="P17" draw:layer="layout" svg:width="2.5cm" svg:height="1.19cm" svg:x="4.75cm" svg:y="1.859cm">
            <draw:text-box>
              <text:p><text:span text:style-name="T8">E0</text:span><text:span text:style-name="T12"> heater</text:span></text:p>
            </draw:text-box>
          </draw:frame>
          <draw:line draw:style-name="gr60" draw:text-style-name="P5" draw:layer="layout" svg:x1="6.95cm" svg:y1="5.75cm" svg:x2="6.95cm" svg:y2="6.4cm">
            <text:p/>
          </draw:line>
          <draw:line draw:style-name="gr60" draw:text-style-name="P5" draw:layer="layout" svg:x1="6.65cm" svg:y1="5.749cm" svg:x2="6.95cm" svg:y2="5.749cm">
            <text:p/>
          </draw:line>
          <draw:line draw:style-name="gr51" draw:text-style-name="P5" draw:layer="layout" svg:x1="6.009cm" svg:y1="5.8cm" svg:x2="6.009cm" svg:y2="6.35cm">
            <text:p/>
          </draw:line>
          <draw:line draw:style-name="gr51" draw:text-style-name="P5" draw:layer="layout" svg:x1="6cm" svg:y1="5.8cm" svg:x2="6.35cm" svg:y2="5.8cm">
            <text:p/>
          </draw:line>
          <draw:g>
            <draw:line draw:style-name="gr53" draw:text-style-name="P5" draw:layer="layout" svg:x1="6.51cm" svg:y1="5.45cm" svg:x2="6.86cm" svg:y2="4.844cm">
              <text:p/>
            </draw:line>
            <draw:line draw:style-name="gr53" draw:text-style-name="P5" draw:layer="layout" svg:x1="6.808cm" svg:y1="5.037cm" svg:x2="6.86cm" svg:y2="4.844cm">
              <text:p/>
            </draw:line>
            <draw:line draw:style-name="gr53" draw:text-style-name="P5" draw:layer="layout" svg:x1="6.718cm" svg:y1="4.985cm" svg:x2="6.859cm" svg:y2="4.844cm">
              <text:p/>
            </draw:line>
            <draw:g>
              <draw:line draw:style-name="gr54" draw:text-style-name="P5" draw:layer="layout" svg:x1="6.59cm" svg:y1="4.85cm" svg:x2="6.59cm" svg:y2="4.8cm">
                <text:p/>
              </draw:line>
              <draw:g>
                <draw:line draw:style-name="gr54" draw:text-style-name="P5" draw:layer="layout" svg:x1="6.59cm" svg:y1="4.85cm" svg:x2="6.49cm" svg:y2="4.85cm">
                  <text:p/>
                </draw:line>
                <draw:line draw:style-name="gr54" draw:text-style-name="P5" draw:layer="layout" svg:x1="6.49cm" svg:y1="4.9cm" svg:x2="6.49cm" svg:y2="4.85cm">
                  <text:p/>
                </draw:line>
                <draw:line draw:style-name="gr54" draw:text-style-name="P5" draw:layer="layout" svg:x1="6.59cm" svg:y1="4.9cm" svg:x2="6.49cm" svg:y2="4.9cm">
                  <text:p/>
                </draw:line>
                <draw:line draw:style-name="gr54" draw:text-style-name="P5" draw:layer="layout" svg:x1="6.59cm" svg:y1="4.95cm" svg:x2="6.59cm" svg:y2="4.9cm">
                  <text:p/>
                </draw:line>
              </draw:g>
              <draw:g>
                <draw:line draw:style-name="gr54" draw:text-style-name="P5" draw:layer="layout" svg:x1="6.59cm" svg:y1="4.95cm" svg:x2="6.49cm" svg:y2="4.95cm">
                  <text:p/>
                </draw:line>
                <draw:line draw:style-name="gr54" draw:text-style-name="P5" draw:layer="layout" svg:x1="6.49cm" svg:y1="5cm" svg:x2="6.49cm" svg:y2="4.95cm">
                  <text:p/>
                </draw:line>
                <draw:line draw:style-name="gr54" draw:text-style-name="P5" draw:layer="layout" svg:x1="6.59cm" svg:y1="5cm" svg:x2="6.49cm" svg:y2="5cm">
                  <text:p/>
                </draw:line>
                <draw:line draw:style-name="gr54" draw:text-style-name="P5" draw:layer="layout" svg:x1="6.59cm" svg:y1="5.05cm" svg:x2="6.59cm" svg:y2="5cm">
                  <text:p/>
                </draw:line>
              </draw:g>
              <draw:g>
                <draw:line draw:style-name="gr54" draw:text-style-name="P5" draw:layer="layout" svg:x1="6.59cm" svg:y1="5.05cm" svg:x2="6.49cm" svg:y2="5.05cm">
                  <text:p/>
                </draw:line>
                <draw:line draw:style-name="gr54" draw:text-style-name="P5" draw:layer="layout" svg:x1="6.49cm" svg:y1="5.1cm" svg:x2="6.49cm" svg:y2="5.05cm">
                  <text:p/>
                </draw:line>
                <draw:line draw:style-name="gr54" draw:text-style-name="P5" draw:layer="layout" svg:x1="6.59cm" svg:y1="5.1cm" svg:x2="6.49cm" svg:y2="5.1cm">
                  <text:p/>
                </draw:line>
                <draw:line draw:style-name="gr54" draw:text-style-name="P5" draw:layer="layout" svg:x1="6.59cm" svg:y1="5.15cm" svg:x2="6.59cm" svg:y2="5.1cm">
                  <text:p/>
                </draw:line>
              </draw:g>
            </draw:g>
          </draw:g>
        </draw:g>
        <draw:g>
          <draw:line draw:style-name="gr39" draw:text-style-name="P5" draw:layer="layout" svg:x1="8.031cm" svg:y1="4.254cm" svg:x2="8.031cm" svg:y2="6.4cm">
            <text:p/>
          </draw:line>
          <draw:line draw:style-name="gr39" draw:text-style-name="P5" draw:layer="layout" svg:x1="7.433cm" svg:y1="4.254cm" svg:x2="8.031cm" svg:y2="4.254cm">
            <text:p/>
          </draw:line>
          <draw:line draw:style-name="gr40" draw:text-style-name="P5" draw:layer="layout" svg:x1="7.732cm" svg:y1="6.4cm" svg:x2="7.732cm" svg:y2="5.65cm">
            <text:p/>
          </draw:line>
          <draw:line draw:style-name="gr41" draw:text-style-name="P5" draw:layer="layout" svg:x1="7.433cm" svg:y1="6.4cm" svg:x2="7.433cm" svg:y2="5.953cm">
            <text:p/>
          </draw:line>
          <draw:line draw:style-name="gr41" draw:text-style-name="P5" draw:layer="layout" svg:x1="7.433cm" svg:y1="5.154cm" svg:x2="7.433cm" svg:y2="5.7cm">
            <text:p/>
          </draw:line>
          <draw:line draw:style-name="gr39" draw:text-style-name="P5" draw:layer="layout" svg:x1="7.433cm" svg:y1="4.254cm" svg:x2="7.433cm" svg:y2="4.558cm">
            <text:p/>
          </draw:line>
          <draw:line draw:style-name="gr41" draw:text-style-name="P5" draw:layer="layout" svg:x1="7.433cm" svg:y1="4.556cm" svg:x2="7.525cm" svg:y2="5.146cm">
            <text:p/>
          </draw:line>
          <draw:custom-shape draw:style-name="gr42" draw:text-style-name="P5" draw:layer="layout" svg:width="0.1cm" svg:height="0.1cm" svg:x="7.383cm" svg:y="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7.385cm" svg:y="4.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7.635cm" svg:y1="5.253cm" svg:x2="7.833cm" svg:y2="5.253cm">
              <text:p/>
            </draw:line>
            <draw:line draw:style-name="gr41" draw:text-style-name="P5" draw:layer="layout" svg:x1="7.732cm" svg:y1="5.154cm" svg:x2="7.732cm" svg:y2="5.354cm">
              <text:p/>
            </draw:line>
            <draw:frame draw:style-name="gr43" draw:text-style-name="P12" draw:layer="layout" svg:width="1.212cm" svg:height="0.999cm" svg:x="7.234cm" svg:y="5.204cm">
              <draw:text-box>
                <text:p><text:span text:style-name="T3">3.3V</text:span></text:p>
              </draw:text-box>
            </draw:frame>
          </draw:g>
          <draw:g>
            <draw:line draw:style-name="gr44" draw:text-style-name="P5" draw:layer="layout" svg:x1="8.929cm" svg:y1="3.155cm" svg:x2="8.929cm" svg:y2="6.4cm">
              <text:p/>
            </draw:line>
            <draw:line draw:style-name="gr44" draw:text-style-name="P5" draw:layer="layout" svg:x1="8.829cm" svg:y1="3.155cm" svg:x2="8.929cm" svg:y2="3.155cm">
              <text:p/>
            </draw:line>
            <draw:line draw:style-name="gr44" draw:text-style-name="P5" draw:layer="layout" svg:x1="8.63cm" svg:y1="6.4cm" svg:x2="8.63cm" svg:y2="3.355cm">
              <text:p/>
            </draw:line>
            <draw:line draw:style-name="gr44" draw:text-style-name="P5" draw:layer="layout" svg:x1="7.882cm" svg:y1="3.905cm" svg:x2="7.882cm" svg:y2="3.355cm">
              <text:p/>
            </draw:line>
            <draw:line draw:style-name="gr44" draw:text-style-name="P5" draw:layer="layout" svg:x1="7.882cm" svg:y1="3.905cm" svg:x2="8.331cm" svg:y2="3.905cm">
              <text:p/>
            </draw:line>
            <draw:line draw:style-name="gr44" draw:text-style-name="P5" draw:layer="layout" svg:x1="8.33cm" svg:y1="3.905cm" svg:x2="8.33cm" svg:y2="6.4cm">
              <text:p/>
            </draw:line>
            <draw:custom-shape draw:style-name="gr149" draw:text-style-name="P5" draw:layer="layout" svg:width="0.598cm" svg:height="0.599cm" svg:x="7.943cm" svg:y="2.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9.228cm" svg:y1="2.406cm" svg:x2="9.228cm" svg:y2="6.4cm">
              <text:p/>
            </draw:line>
            <draw:g>
              <draw:circle draw:style-name="gr46" draw:text-style-name="P5" draw:layer="layout" svg:width="0.25cm" svg:height="0.25cm" draw:transform="rotate (1.5707963267949) translate (8.131cm 3.505cm)" draw:kind="arc" draw:start-angle="271.27" draw:end-angle="93.81">
                <text:p/>
              </draw:circle>
              <draw:circle draw:style-name="gr46" draw:text-style-name="P5" draw:layer="layout" svg:width="0.25cm" svg:height="0.249cm" draw:transform="rotate (1.5707963267949) translate (7.882cm 3.505cm)" draw:kind="arc" draw:start-angle="271.27" draw:end-angle="93.81">
                <text:p/>
              </draw:circle>
              <draw:circle draw:style-name="gr46" draw:text-style-name="P5" draw:layer="layout" svg:width="0.25cm" svg:height="0.249cm" draw:transform="rotate (1.5707963267949) translate (8.381cm 3.505cm)" draw:kind="arc" draw:start-angle="271.27" draw:end-angle="93.81">
                <text:p/>
              </draw:circle>
            </draw:g>
            <draw:g>
              <draw:circle draw:style-name="gr46" draw:text-style-name="P5" draw:layer="layout" svg:width="0.25cm" svg:height="0.25cm" draw:transform="rotate (-3.14159265358979) translate (8.977cm 2.909cm)" draw:kind="arc" draw:start-angle="271.27" draw:end-angle="93.81">
                <text:p/>
              </draw:circle>
              <draw:circle draw:style-name="gr46" draw:text-style-name="P5" draw:layer="layout" svg:width="0.25cm" svg:height="0.25cm" draw:transform="rotate (-3.14159265358979) translate (8.978cm 3.155cm)" draw:kind="arc" draw:start-angle="271.27" draw:end-angle="93.81">
                <text:p/>
              </draw:circle>
              <draw:circle draw:style-name="gr46" draw:text-style-name="P5" draw:layer="layout" svg:width="0.25cm" svg:height="0.249cm" draw:transform="rotate (-3.14159265358979) translate (8.976cm 2.654cm)" draw:kind="arc" draw:start-angle="271.27" draw:end-angle="93.81">
                <text:p/>
              </draw:circle>
            </draw:g>
            <draw:line draw:style-name="gr44" draw:text-style-name="P5" draw:layer="layout" svg:x1="8.829cm" svg:y1="2.406cm" svg:x2="9.228cm" svg:y2="2.406cm">
              <text:p/>
            </draw:line>
          </draw:g>
          <draw:frame draw:style-name="gr43" draw:text-style-name="P13" draw:layer="layout" svg:width="1.313cm" svg:height="1.081cm" svg:x="7.25cm" svg:y="1.753cm">
            <draw:text-box>
              <text:p><text:span text:style-name="T4">E0</text:span></text:p>
            </draw:text-box>
          </draw:frame>
          <draw:frame draw:style-name="gr43" draw:text-style-name="P12" draw:layer="layout" svg:width="1.212cm" svg:height="0.999cm" svg:x="6.914cm" svg:y="5.55cm">
            <draw:text-box>
              <text:p><text:span text:style-name="T3">Gnd</text:span></text:p>
            </draw:text-box>
          </draw:frame>
        </draw:g>
        <draw:frame draw:style-name="gr43" draw:text-style-name="P22" draw:layer="layout" svg:width="3.296cm" svg:height="2.585cm" svg:x="16.4cm" svg:y="1.915cm">
          <draw:text-box>
            <text:p text:style-name="P20"><text:span text:style-name="T2">3D printer Board</text:span></text:p>
            <text:p text:style-name="P20"><text:span text:style-name="T10"><text:s/></text:span></text:p>
            <text:p text:style-name="P20"><text:span text:style-name="T6">DUET 0.6</text:span></text:p>
            <text:p text:style-name="P20"><text:span text:style-name="T6">wiring</text:span></text:p>
          </draw:text-box>
        </draw:frame>
        <draw:frame draw:style-name="gr43" draw:text-style-name="P23" draw:layer="layout" svg:width="3.44cm" svg:height="2.397cm" svg:x="16.362cm" svg:y="3.903cm">
          <draw:text-box>
            <text:p><text:span text:style-name="T11">All signals shall be </text:span><text:span text:style-name="T2">3.3V</text:span><text:span text:style-name="T11"> (end-stops), </text:span></text:p>
            <text:p><text:span text:style-name="T11">5V may kill the board. </text:span></text:p>
          </draw:text-box>
        </draw:frame>
        <draw:g>
          <draw:custom-shape draw:style-name="gr183" draw:text-style-name="P4" draw:layer="layout" svg:width="0.95cm" svg:height="2.2cm" svg:x="4.227cm" svg:y="3.8cm">
            <text:p/>
            <draw:enhanced-geometry svg:viewBox="0 0 21600 21600" draw:type="rectangle" draw:enhanced-path="M 0 0 L 21600 0 21600 21600 0 21600 0 0 Z N"/>
          </draw:custom-shape>
          <draw:line draw:style-name="gr44" draw:text-style-name="P5" draw:layer="layout" svg:x1="4.9cm" svg:y1="5.15cm" svg:x2="4.9cm" svg:y2="6.4cm">
            <text:p/>
          </draw:line>
          <draw:line draw:style-name="gr51" draw:text-style-name="P5" draw:layer="layout" svg:x1="4.593cm" svg:y1="5.15cm" svg:x2="4.593cm" svg:y2="6.4cm">
            <text:p/>
          </draw:line>
          <draw:g>
            <draw:custom-shape draw:style-name="gr69" draw:text-style-name="P5" draw:layer="layout" svg:width="0.7cm" svg:height="0.7cm" svg:x="4.359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4.459cm" svg:y="4.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4.953cm 5.0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4.459cm 5.0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4.954cm 4.60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6" draw:layer="layout" svg:width="1.05cm" svg:height="0.863cm" svg:x="3.8cm" svg:y="5.222cm">
            <draw:text-box>
              <text:p><text:span text:style-name="T7">Vin</text:span></text:p>
            </draw:text-box>
          </draw:frame>
          <draw:line draw:style-name="gr41" draw:text-style-name="P5" draw:layer="layout" svg:x1="4.095cm" svg:y1="5.249cm" svg:x2="4.293cm" svg:y2="5.249cm">
            <text:p/>
          </draw:line>
          <draw:line draw:style-name="gr41" draw:text-style-name="P5" draw:layer="layout" svg:x1="4.192cm" svg:y1="5.15cm" svg:x2="4.192cm" svg:y2="5.35cm">
            <text:p/>
          </draw:line>
          <draw:frame draw:style-name="gr43" draw:text-style-name="P25" draw:layer="layout" svg:width="1.05cm" svg:height="0.863cm" svg:x="3.7cm" svg:y="4.05cm">
            <draw:text-box>
              <text:p><text:span text:style-name="T12">F0</text:span></text:p>
            </draw:text-box>
          </draw:frame>
          <draw:g>
            <draw:line draw:style-name="gr53" draw:text-style-name="P5" draw:layer="layout" svg:x1="4.75cm" svg:y1="6cm" svg:x2="5.1cm" svg:y2="5.394cm">
              <text:p/>
            </draw:line>
            <draw:line draw:style-name="gr53" draw:text-style-name="P5" draw:layer="layout" svg:x1="5.048cm" svg:y1="5.587cm" svg:x2="5.1cm" svg:y2="5.394cm">
              <text:p/>
            </draw:line>
            <draw:line draw:style-name="gr53" draw:text-style-name="P5" draw:layer="layout" svg:x1="4.958cm" svg:y1="5.535cm" svg:x2="5.099cm" svg:y2="5.394cm">
              <text:p/>
            </draw:line>
            <draw:g>
              <draw:line draw:style-name="gr54" draw:text-style-name="P5" draw:layer="layout" svg:x1="4.83cm" svg:y1="5.4cm" svg:x2="4.83cm" svg:y2="5.35cm">
                <text:p/>
              </draw:line>
              <draw:g>
                <draw:line draw:style-name="gr54" draw:text-style-name="P5" draw:layer="layout" svg:x1="4.83cm" svg:y1="5.4cm" svg:x2="4.73cm" svg:y2="5.4cm">
                  <text:p/>
                </draw:line>
                <draw:line draw:style-name="gr54" draw:text-style-name="P5" draw:layer="layout" svg:x1="4.73cm" svg:y1="5.45cm" svg:x2="4.73cm" svg:y2="5.4cm">
                  <text:p/>
                </draw:line>
                <draw:line draw:style-name="gr54" draw:text-style-name="P5" draw:layer="layout" svg:x1="4.83cm" svg:y1="5.45cm" svg:x2="4.73cm" svg:y2="5.45cm">
                  <text:p/>
                </draw:line>
                <draw:line draw:style-name="gr54" draw:text-style-name="P5" draw:layer="layout" svg:x1="4.83cm" svg:y1="5.5cm" svg:x2="4.83cm" svg:y2="5.45cm">
                  <text:p/>
                </draw:line>
              </draw:g>
              <draw:g>
                <draw:line draw:style-name="gr54" draw:text-style-name="P5" draw:layer="layout" svg:x1="4.83cm" svg:y1="5.5cm" svg:x2="4.73cm" svg:y2="5.5cm">
                  <text:p/>
                </draw:line>
                <draw:line draw:style-name="gr54" draw:text-style-name="P5" draw:layer="layout" svg:x1="4.73cm" svg:y1="5.55cm" svg:x2="4.73cm" svg:y2="5.5cm">
                  <text:p/>
                </draw:line>
                <draw:line draw:style-name="gr54" draw:text-style-name="P5" draw:layer="layout" svg:x1="4.83cm" svg:y1="5.55cm" svg:x2="4.73cm" svg:y2="5.55cm">
                  <text:p/>
                </draw:line>
                <draw:line draw:style-name="gr54" draw:text-style-name="P5" draw:layer="layout" svg:x1="4.83cm" svg:y1="5.6cm" svg:x2="4.83cm" svg:y2="5.55cm">
                  <text:p/>
                </draw:line>
              </draw:g>
              <draw:g>
                <draw:line draw:style-name="gr54" draw:text-style-name="P5" draw:layer="layout" svg:x1="4.83cm" svg:y1="5.6cm" svg:x2="4.73cm" svg:y2="5.6cm">
                  <text:p/>
                </draw:line>
                <draw:line draw:style-name="gr54" draw:text-style-name="P5" draw:layer="layout" svg:x1="4.73cm" svg:y1="5.65cm" svg:x2="4.73cm" svg:y2="5.6cm">
                  <text:p/>
                </draw:line>
                <draw:line draw:style-name="gr54" draw:text-style-name="P5" draw:layer="layout" svg:x1="4.83cm" svg:y1="5.65cm" svg:x2="4.73cm" svg:y2="5.65cm">
                  <text:p/>
                </draw:line>
                <draw:line draw:style-name="gr54" draw:text-style-name="P5" draw:layer="layout" svg:x1="4.83cm" svg:y1="5.7cm" svg:x2="4.83cm" svg:y2="5.65cm">
                  <text:p/>
                </draw:line>
              </draw:g>
            </draw:g>
          </draw:g>
        </draw:g>
        <draw:line draw:style-name="gr57" draw:text-style-name="P5" draw:layer="layout" svg:x1="19.65cm" svg:y1="10.85cm" svg:x2="16.9cm" svg:y2="10.85cm">
          <text:p/>
        </draw:line>
        <draw:line draw:style-name="gr58" draw:text-style-name="P5" draw:layer="layout" svg:x1="19.673cm" svg:y1="11.705cm" svg:x2="16.9cm" svg:y2="11.705cm">
          <text:p/>
        </draw:line>
        <draw:line draw:style-name="gr44" draw:text-style-name="P5" draw:layer="layout" svg:x1="19.65cm" svg:y1="9.825cm" svg:x2="17.15cm" svg:y2="9.825cm">
          <text:p/>
        </draw:line>
        <draw:frame draw:style-name="gr43" draw:text-style-name="P18" draw:layer="layout" svg:width="2.2cm" svg:height="1.15cm" svg:x="17.65cm" svg:y="8.2cm">
          <draw:text-box>
            <text:p><text:span text:style-name="T2">+ 5 V </text:span></text:p>
            <text:p><text:span text:style-name="T2">optional</text:span></text:p>
          </draw:text-box>
        </draw:frame>
        <draw:g>
          <draw:line draw:style-name="gr59" draw:text-style-name="P5" draw:layer="layout" svg:x1="18.147cm" svg:y1="9.503cm" svg:x2="17.15cm" svg:y2="9.503cm">
            <text:p/>
          </draw:line>
          <draw:line draw:style-name="gr60" draw:text-style-name="P5" draw:layer="layout" svg:x1="18.128cm" svg:y1="9.503cm" svg:x2="17.873cm" svg:y2="9.65cm">
            <text:p/>
          </draw:line>
          <draw:line draw:style-name="gr60" draw:text-style-name="P5" draw:layer="layout" svg:x1="18.118cm" svg:y1="9.501cm" svg:x2="17.863cm" svg:y2="9.354cm">
            <text:p/>
          </draw:line>
        </draw:g>
        <draw:line draw:style-name="gr51" draw:text-style-name="P5" draw:layer="layout" svg:x1="19.65cm" svg:y1="9.2cm" svg:x2="17.15cm" svg:y2="9.2cm">
          <text:p/>
        </draw:line>
        <draw:g>
          <draw:line draw:style-name="gr39" draw:text-style-name="P5" draw:layer="layout" svg:x1="10.453cm" svg:y1="4.254cm" svg:x2="10.453cm" svg:y2="6.4cm">
            <text:p/>
          </draw:line>
          <draw:line draw:style-name="gr39" draw:text-style-name="P5" draw:layer="layout" svg:x1="9.855cm" svg:y1="4.254cm" svg:x2="10.453cm" svg:y2="4.254cm">
            <text:p/>
          </draw:line>
          <draw:line draw:style-name="gr40" draw:text-style-name="P5" draw:layer="layout" svg:x1="10.154cm" svg:y1="6.4cm" svg:x2="10.154cm" svg:y2="5.65cm">
            <text:p/>
          </draw:line>
          <draw:line draw:style-name="gr41" draw:text-style-name="P5" draw:layer="layout" svg:x1="9.855cm" svg:y1="6.4cm" svg:x2="9.855cm" svg:y2="5.953cm">
            <text:p/>
          </draw:line>
          <draw:line draw:style-name="gr41" draw:text-style-name="P5" draw:layer="layout" svg:x1="9.855cm" svg:y1="5.154cm" svg:x2="9.855cm" svg:y2="5.7cm">
            <text:p/>
          </draw:line>
          <draw:line draw:style-name="gr39" draw:text-style-name="P5" draw:layer="layout" svg:x1="9.855cm" svg:y1="4.254cm" svg:x2="9.855cm" svg:y2="4.558cm">
            <text:p/>
          </draw:line>
          <draw:line draw:style-name="gr41" draw:text-style-name="P5" draw:layer="layout" svg:x1="9.855cm" svg:y1="4.556cm" svg:x2="9.947cm" svg:y2="5.146cm">
            <text:p/>
          </draw:line>
          <draw:custom-shape draw:style-name="gr42" draw:text-style-name="P5" draw:layer="layout" svg:width="0.1cm" svg:height="0.1cm" svg:x="9.805cm" svg:y="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9.807cm" svg:y="4.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10.057cm" svg:y1="5.253cm" svg:x2="10.255cm" svg:y2="5.253cm">
              <text:p/>
            </draw:line>
            <draw:line draw:style-name="gr41" draw:text-style-name="P5" draw:layer="layout" svg:x1="10.154cm" svg:y1="5.154cm" svg:x2="10.154cm" svg:y2="5.354cm">
              <text:p/>
            </draw:line>
            <draw:frame draw:style-name="gr43" draw:text-style-name="P12" draw:layer="layout" svg:width="1.212cm" svg:height="0.999cm" svg:x="9.656cm" svg:y="5.204cm">
              <draw:text-box>
                <text:p><text:span text:style-name="T3">3.3V</text:span></text:p>
              </draw:text-box>
            </draw:frame>
          </draw:g>
          <draw:g>
            <draw:line draw:style-name="gr44" draw:text-style-name="P5" draw:layer="layout" svg:x1="11.351cm" svg:y1="3.155cm" svg:x2="11.351cm" svg:y2="6.4cm">
              <text:p/>
            </draw:line>
            <draw:line draw:style-name="gr44" draw:text-style-name="P5" draw:layer="layout" svg:x1="11.251cm" svg:y1="3.155cm" svg:x2="11.351cm" svg:y2="3.155cm">
              <text:p/>
            </draw:line>
            <draw:line draw:style-name="gr44" draw:text-style-name="P5" draw:layer="layout" svg:x1="11.052cm" svg:y1="6.4cm" svg:x2="11.052cm" svg:y2="3.355cm">
              <text:p/>
            </draw:line>
            <draw:line draw:style-name="gr44" draw:text-style-name="P5" draw:layer="layout" svg:x1="10.304cm" svg:y1="3.905cm" svg:x2="10.304cm" svg:y2="3.355cm">
              <text:p/>
            </draw:line>
            <draw:line draw:style-name="gr44" draw:text-style-name="P5" draw:layer="layout" svg:x1="10.304cm" svg:y1="3.905cm" svg:x2="10.753cm" svg:y2="3.905cm">
              <text:p/>
            </draw:line>
            <draw:line draw:style-name="gr44" draw:text-style-name="P5" draw:layer="layout" svg:x1="10.752cm" svg:y1="3.905cm" svg:x2="10.752cm" svg:y2="6.4cm">
              <text:p/>
            </draw:line>
            <draw:custom-shape draw:style-name="gr149" draw:text-style-name="P5" draw:layer="layout" svg:width="0.598cm" svg:height="0.599cm" svg:x="10.365cm" svg:y="2.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11.65cm" svg:y1="2.406cm" svg:x2="11.65cm" svg:y2="6.4cm">
              <text:p/>
            </draw:line>
            <draw:g>
              <draw:circle draw:style-name="gr46" draw:text-style-name="P5" draw:layer="layout" svg:width="0.25cm" svg:height="0.25cm" draw:transform="rotate (1.5707963267949) translate (10.553cm 3.505cm)" draw:kind="arc" draw:start-angle="271.27" draw:end-angle="93.81">
                <text:p/>
              </draw:circle>
              <draw:circle draw:style-name="gr46" draw:text-style-name="P5" draw:layer="layout" svg:width="0.25cm" svg:height="0.249cm" draw:transform="rotate (1.5707963267949) translate (10.304cm 3.505cm)" draw:kind="arc" draw:start-angle="271.27" draw:end-angle="93.81">
                <text:p/>
              </draw:circle>
              <draw:circle draw:style-name="gr46" draw:text-style-name="P5" draw:layer="layout" svg:width="0.25cm" svg:height="0.249cm" draw:transform="rotate (1.5707963267949) translate (10.803cm 3.505cm)" draw:kind="arc" draw:start-angle="271.27" draw:end-angle="93.81">
                <text:p/>
              </draw:circle>
            </draw:g>
            <draw:g>
              <draw:circle draw:style-name="gr46" draw:text-style-name="P5" draw:layer="layout" svg:width="0.25cm" svg:height="0.25cm" draw:transform="rotate (-3.14159265358979) translate (11.399cm 2.909cm)" draw:kind="arc" draw:start-angle="271.27" draw:end-angle="93.81">
                <text:p/>
              </draw:circle>
              <draw:circle draw:style-name="gr46" draw:text-style-name="P5" draw:layer="layout" svg:width="0.25cm" svg:height="0.25cm" draw:transform="rotate (-3.14159265358979) translate (11.4cm 3.155cm)" draw:kind="arc" draw:start-angle="271.27" draw:end-angle="93.81">
                <text:p/>
              </draw:circle>
              <draw:circle draw:style-name="gr46" draw:text-style-name="P5" draw:layer="layout" svg:width="0.25cm" svg:height="0.249cm" draw:transform="rotate (-3.14159265358979) translate (11.398cm 2.654cm)" draw:kind="arc" draw:start-angle="271.27" draw:end-angle="93.81">
                <text:p/>
              </draw:circle>
            </draw:g>
            <draw:line draw:style-name="gr44" draw:text-style-name="P5" draw:layer="layout" svg:x1="11.251cm" svg:y1="2.406cm" svg:x2="11.65cm" svg:y2="2.406cm">
              <text:p/>
            </draw:line>
          </draw:g>
          <draw:frame draw:style-name="gr43" draw:text-style-name="P13" draw:layer="layout" svg:width="1.313cm" svg:height="1.081cm" svg:x="9.672cm" svg:y="1.753cm">
            <draw:text-box>
              <text:p><text:span text:style-name="T4">X</text:span></text:p>
            </draw:text-box>
          </draw:frame>
          <draw:frame draw:style-name="gr43" draw:text-style-name="P12" draw:layer="layout" svg:width="1.212cm" svg:height="0.999cm" svg:x="9.336cm" svg:y="5.55cm">
            <draw:text-box>
              <text:p><text:span text:style-name="T3">Gnd</text:span></text:p>
            </draw:text-box>
          </draw:frame>
        </draw:g>
        <draw:g>
          <draw:line draw:style-name="gr39" draw:text-style-name="P5" draw:layer="layout" svg:x1="12.77cm" svg:y1="4.255cm" svg:x2="12.77cm" svg:y2="6.401cm">
            <text:p/>
          </draw:line>
          <draw:line draw:style-name="gr39" draw:text-style-name="P5" draw:layer="layout" svg:x1="12.172cm" svg:y1="4.255cm" svg:x2="12.77cm" svg:y2="4.255cm">
            <text:p/>
          </draw:line>
          <draw:line draw:style-name="gr40" draw:text-style-name="P5" draw:layer="layout" svg:x1="12.471cm" svg:y1="6.401cm" svg:x2="12.471cm" svg:y2="5.651cm">
            <text:p/>
          </draw:line>
          <draw:line draw:style-name="gr41" draw:text-style-name="P5" draw:layer="layout" svg:x1="12.172cm" svg:y1="6.401cm" svg:x2="12.172cm" svg:y2="5.954cm">
            <text:p/>
          </draw:line>
          <draw:line draw:style-name="gr41" draw:text-style-name="P5" draw:layer="layout" svg:x1="12.172cm" svg:y1="5.155cm" svg:x2="12.172cm" svg:y2="5.701cm">
            <text:p/>
          </draw:line>
          <draw:line draw:style-name="gr39" draw:text-style-name="P5" draw:layer="layout" svg:x1="12.172cm" svg:y1="4.255cm" svg:x2="12.172cm" svg:y2="4.559cm">
            <text:p/>
          </draw:line>
          <draw:line draw:style-name="gr41" draw:text-style-name="P5" draw:layer="layout" svg:x1="12.172cm" svg:y1="4.557cm" svg:x2="12.264cm" svg:y2="5.147cm">
            <text:p/>
          </draw:line>
          <draw:custom-shape draw:style-name="gr42" draw:text-style-name="P5" draw:layer="layout" svg:width="0.1cm" svg:height="0.1cm" svg:x="12.122cm" svg:y="5.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12.124cm" svg:y="4.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12.374cm" svg:y1="5.254cm" svg:x2="12.572cm" svg:y2="5.254cm">
              <text:p/>
            </draw:line>
            <draw:line draw:style-name="gr41" draw:text-style-name="P5" draw:layer="layout" svg:x1="12.471cm" svg:y1="5.155cm" svg:x2="12.471cm" svg:y2="5.355cm">
              <text:p/>
            </draw:line>
            <draw:frame draw:style-name="gr43" draw:text-style-name="P12" draw:layer="layout" svg:width="1.212cm" svg:height="0.999cm" svg:x="11.973cm" svg:y="5.205cm">
              <draw:text-box>
                <text:p><text:span text:style-name="T3">3.3V</text:span></text:p>
              </draw:text-box>
            </draw:frame>
          </draw:g>
          <draw:g>
            <draw:line draw:style-name="gr44" draw:text-style-name="P5" draw:layer="layout" svg:x1="13.668cm" svg:y1="3.156cm" svg:x2="13.668cm" svg:y2="6.401cm">
              <text:p/>
            </draw:line>
            <draw:line draw:style-name="gr44" draw:text-style-name="P5" draw:layer="layout" svg:x1="13.568cm" svg:y1="3.156cm" svg:x2="13.668cm" svg:y2="3.156cm">
              <text:p/>
            </draw:line>
            <draw:line draw:style-name="gr44" draw:text-style-name="P5" draw:layer="layout" svg:x1="13.369cm" svg:y1="6.401cm" svg:x2="13.369cm" svg:y2="3.356cm">
              <text:p/>
            </draw:line>
            <draw:line draw:style-name="gr44" draw:text-style-name="P5" draw:layer="layout" svg:x1="12.621cm" svg:y1="3.906cm" svg:x2="12.621cm" svg:y2="3.356cm">
              <text:p/>
            </draw:line>
            <draw:line draw:style-name="gr44" draw:text-style-name="P5" draw:layer="layout" svg:x1="12.621cm" svg:y1="3.906cm" svg:x2="13.07cm" svg:y2="3.906cm">
              <text:p/>
            </draw:line>
            <draw:line draw:style-name="gr44" draw:text-style-name="P5" draw:layer="layout" svg:x1="13.069cm" svg:y1="3.906cm" svg:x2="13.069cm" svg:y2="6.401cm">
              <text:p/>
            </draw:line>
            <draw:custom-shape draw:style-name="gr149" draw:text-style-name="P5" draw:layer="layout" svg:width="0.598cm" svg:height="0.599cm" svg:x="12.682cm" svg:y="2.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13.967cm" svg:y1="2.407cm" svg:x2="13.967cm" svg:y2="6.401cm">
              <text:p/>
            </draw:line>
            <draw:g>
              <draw:circle draw:style-name="gr46" draw:text-style-name="P5" draw:layer="layout" svg:width="0.25cm" svg:height="0.25cm" draw:transform="rotate (1.5707963267949) translate (12.87cm 3.506cm)" draw:kind="arc" draw:start-angle="271.27" draw:end-angle="93.81">
                <text:p/>
              </draw:circle>
              <draw:circle draw:style-name="gr46" draw:text-style-name="P5" draw:layer="layout" svg:width="0.25cm" svg:height="0.249cm" draw:transform="rotate (1.5707963267949) translate (12.621cm 3.506cm)" draw:kind="arc" draw:start-angle="271.27" draw:end-angle="93.81">
                <text:p/>
              </draw:circle>
              <draw:circle draw:style-name="gr46" draw:text-style-name="P5" draw:layer="layout" svg:width="0.25cm" svg:height="0.249cm" draw:transform="rotate (1.5707963267949) translate (13.12cm 3.506cm)" draw:kind="arc" draw:start-angle="271.27" draw:end-angle="93.81">
                <text:p/>
              </draw:circle>
            </draw:g>
            <draw:g>
              <draw:circle draw:style-name="gr46" draw:text-style-name="P5" draw:layer="layout" svg:width="0.25cm" svg:height="0.25cm" draw:transform="rotate (-3.14159265358979) translate (13.716cm 2.91cm)" draw:kind="arc" draw:start-angle="271.27" draw:end-angle="93.81">
                <text:p/>
              </draw:circle>
              <draw:circle draw:style-name="gr46" draw:text-style-name="P5" draw:layer="layout" svg:width="0.25cm" svg:height="0.25cm" draw:transform="rotate (-3.14159265358979) translate (13.717cm 3.156cm)" draw:kind="arc" draw:start-angle="271.27" draw:end-angle="93.81">
                <text:p/>
              </draw:circle>
              <draw:circle draw:style-name="gr46" draw:text-style-name="P5" draw:layer="layout" svg:width="0.25cm" svg:height="0.249cm" draw:transform="rotate (-3.14159265358979) translate (13.715cm 2.655cm)" draw:kind="arc" draw:start-angle="271.27" draw:end-angle="93.81">
                <text:p/>
              </draw:circle>
            </draw:g>
            <draw:line draw:style-name="gr44" draw:text-style-name="P5" draw:layer="layout" svg:x1="13.568cm" svg:y1="2.407cm" svg:x2="13.967cm" svg:y2="2.407cm">
              <text:p/>
            </draw:line>
          </draw:g>
          <draw:frame draw:style-name="gr43" draw:text-style-name="P13" draw:layer="layout" svg:width="1.313cm" svg:height="1.081cm" svg:x="11.989cm" svg:y="1.754cm">
            <draw:text-box>
              <text:p><text:span text:style-name="T4">Y</text:span></text:p>
            </draw:text-box>
          </draw:frame>
          <draw:frame draw:style-name="gr43" draw:text-style-name="P12" draw:layer="layout" svg:width="1.212cm" svg:height="0.999cm" svg:x="11.653cm" svg:y="5.551cm">
            <draw:text-box>
              <text:p><text:span text:style-name="T3">Gnd</text:span></text:p>
            </draw:text-box>
          </draw:frame>
        </draw:g>
        <draw:g>
          <draw:line draw:style-name="gr39" draw:text-style-name="P5" draw:layer="layout" svg:x1="15.117cm" svg:y1="4.254cm" svg:x2="15.117cm" svg:y2="6.4cm">
            <text:p/>
          </draw:line>
          <draw:line draw:style-name="gr39" draw:text-style-name="P5" draw:layer="layout" svg:x1="14.519cm" svg:y1="4.254cm" svg:x2="15.117cm" svg:y2="4.254cm">
            <text:p/>
          </draw:line>
          <draw:line draw:style-name="gr40" draw:text-style-name="P5" draw:layer="layout" svg:x1="14.818cm" svg:y1="6.4cm" svg:x2="14.818cm" svg:y2="5.65cm">
            <text:p/>
          </draw:line>
          <draw:line draw:style-name="gr41" draw:text-style-name="P5" draw:layer="layout" svg:x1="14.519cm" svg:y1="6.4cm" svg:x2="14.519cm" svg:y2="5.953cm">
            <text:p/>
          </draw:line>
          <draw:line draw:style-name="gr41" draw:text-style-name="P5" draw:layer="layout" svg:x1="14.519cm" svg:y1="5.154cm" svg:x2="14.519cm" svg:y2="5.7cm">
            <text:p/>
          </draw:line>
          <draw:line draw:style-name="gr39" draw:text-style-name="P5" draw:layer="layout" svg:x1="14.519cm" svg:y1="4.254cm" svg:x2="14.519cm" svg:y2="4.558cm">
            <text:p/>
          </draw:line>
          <draw:line draw:style-name="gr41" draw:text-style-name="P5" draw:layer="layout" svg:x1="14.519cm" svg:y1="4.556cm" svg:x2="14.611cm" svg:y2="5.146cm">
            <text:p/>
          </draw:line>
          <draw:custom-shape draw:style-name="gr42" draw:text-style-name="P5" draw:layer="layout" svg:width="0.1cm" svg:height="0.1cm" svg:x="14.469cm" svg:y="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14.471cm" svg:y="4.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14.721cm" svg:y1="5.253cm" svg:x2="14.919cm" svg:y2="5.253cm">
              <text:p/>
            </draw:line>
            <draw:line draw:style-name="gr41" draw:text-style-name="P5" draw:layer="layout" svg:x1="14.818cm" svg:y1="5.154cm" svg:x2="14.818cm" svg:y2="5.354cm">
              <text:p/>
            </draw:line>
            <draw:frame draw:style-name="gr43" draw:text-style-name="P12" draw:layer="layout" svg:width="1.212cm" svg:height="0.999cm" svg:x="14.32cm" svg:y="5.204cm">
              <draw:text-box>
                <text:p><text:span text:style-name="T3">3.3V</text:span></text:p>
              </draw:text-box>
            </draw:frame>
          </draw:g>
          <draw:g>
            <draw:line draw:style-name="gr44" draw:text-style-name="P5" draw:layer="layout" svg:x1="16.015cm" svg:y1="3.155cm" svg:x2="16.015cm" svg:y2="6.4cm">
              <text:p/>
            </draw:line>
            <draw:line draw:style-name="gr44" draw:text-style-name="P5" draw:layer="layout" svg:x1="15.915cm" svg:y1="3.155cm" svg:x2="16.015cm" svg:y2="3.155cm">
              <text:p/>
            </draw:line>
            <draw:line draw:style-name="gr44" draw:text-style-name="P5" draw:layer="layout" svg:x1="15.716cm" svg:y1="6.4cm" svg:x2="15.716cm" svg:y2="3.355cm">
              <text:p/>
            </draw:line>
            <draw:line draw:style-name="gr44" draw:text-style-name="P5" draw:layer="layout" svg:x1="14.968cm" svg:y1="3.905cm" svg:x2="14.968cm" svg:y2="3.355cm">
              <text:p/>
            </draw:line>
            <draw:line draw:style-name="gr44" draw:text-style-name="P5" draw:layer="layout" svg:x1="14.968cm" svg:y1="3.905cm" svg:x2="15.417cm" svg:y2="3.905cm">
              <text:p/>
            </draw:line>
            <draw:line draw:style-name="gr44" draw:text-style-name="P5" draw:layer="layout" svg:x1="15.416cm" svg:y1="3.905cm" svg:x2="15.416cm" svg:y2="6.4cm">
              <text:p/>
            </draw:line>
            <draw:custom-shape draw:style-name="gr149" draw:text-style-name="P5" draw:layer="layout" svg:width="0.598cm" svg:height="0.599cm" svg:x="15.029cm" svg:y="2.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16.314cm" svg:y1="2.406cm" svg:x2="16.314cm" svg:y2="6.4cm">
              <text:p/>
            </draw:line>
            <draw:g>
              <draw:circle draw:style-name="gr46" draw:text-style-name="P5" draw:layer="layout" svg:width="0.25cm" svg:height="0.25cm" draw:transform="rotate (1.5707963267949) translate (15.217cm 3.505cm)" draw:kind="arc" draw:start-angle="271.27" draw:end-angle="93.81">
                <text:p/>
              </draw:circle>
              <draw:circle draw:style-name="gr46" draw:text-style-name="P5" draw:layer="layout" svg:width="0.25cm" svg:height="0.249cm" draw:transform="rotate (1.5707963267949) translate (14.968cm 3.505cm)" draw:kind="arc" draw:start-angle="271.27" draw:end-angle="93.81">
                <text:p/>
              </draw:circle>
              <draw:circle draw:style-name="gr46" draw:text-style-name="P5" draw:layer="layout" svg:width="0.25cm" svg:height="0.249cm" draw:transform="rotate (1.5707963267949) translate (15.467cm 3.505cm)" draw:kind="arc" draw:start-angle="271.27" draw:end-angle="93.81">
                <text:p/>
              </draw:circle>
            </draw:g>
            <draw:g>
              <draw:circle draw:style-name="gr46" draw:text-style-name="P5" draw:layer="layout" svg:width="0.25cm" svg:height="0.25cm" draw:transform="rotate (-3.14159265358979) translate (16.063cm 2.909cm)" draw:kind="arc" draw:start-angle="271.27" draw:end-angle="93.81">
                <text:p/>
              </draw:circle>
              <draw:circle draw:style-name="gr46" draw:text-style-name="P5" draw:layer="layout" svg:width="0.25cm" svg:height="0.25cm" draw:transform="rotate (-3.14159265358979) translate (16.064cm 3.155cm)" draw:kind="arc" draw:start-angle="271.27" draw:end-angle="93.81">
                <text:p/>
              </draw:circle>
              <draw:circle draw:style-name="gr46" draw:text-style-name="P5" draw:layer="layout" svg:width="0.25cm" svg:height="0.249cm" draw:transform="rotate (-3.14159265358979) translate (16.062cm 2.654cm)" draw:kind="arc" draw:start-angle="271.27" draw:end-angle="93.81">
                <text:p/>
              </draw:circle>
            </draw:g>
            <draw:line draw:style-name="gr44" draw:text-style-name="P5" draw:layer="layout" svg:x1="15.915cm" svg:y1="2.406cm" svg:x2="16.314cm" svg:y2="2.406cm">
              <text:p/>
            </draw:line>
          </draw:g>
          <draw:frame draw:style-name="gr43" draw:text-style-name="P13" draw:layer="layout" svg:width="1.313cm" svg:height="1.081cm" svg:x="14.336cm" svg:y="1.753cm">
            <draw:text-box>
              <text:p><text:span text:style-name="T4">Z</text:span></text:p>
            </draw:text-box>
          </draw:frame>
          <draw:frame draw:style-name="gr43" draw:text-style-name="P12" draw:layer="layout" svg:width="1.212cm" svg:height="0.999cm" svg:x="14cm" svg:y="5.55cm">
            <draw:text-box>
              <text:p><text:span text:style-name="T3">Gnd</text:span></text:p>
            </draw:text-box>
          </draw:frame>
        </draw:g>
        <draw:frame draw:style-name="gr76" draw:text-style-name="P26" draw:layer="layout" svg:width="6.4cm" svg:height="0.569cm" svg:x="13.45cm" svg:y="20.531cm">
          <draw:text-box>
            <text:p><text:span text:style-name="T13">© <text:s/>Pierre ROUZEAU .</text:span><text:span text:style-name="T14"> </text:span><text:span text:style-name="T15">Licence GFDL1.2 and CC BY-SA</text:span></text:p>
          </draw:text-box>
        </draw:frame>
        <draw:line draw:style-name="gr77" draw:text-style-name="P5" draw:layer="layout" svg:x1="19.087cm" svg:y1="11.7cm" svg:x2="19.087cm" svg:y2="12.15cm">
          <text:p/>
        </draw:line>
        <draw:g>
          <draw:line draw:style-name="gr78" draw:text-style-name="P5" draw:layer="layout" svg:x1="18.687cm" svg:y1="12.137cm" svg:x2="19.487cm" svg:y2="12.137cm">
            <text:p/>
          </draw:line>
          <draw:line draw:style-name="gr79" draw:text-style-name="P5" draw:layer="layout" svg:x1="18.687cm" svg:y1="12.317cm" svg:x2="18.887cm" svg:y2="12.137cm">
            <text:p/>
          </draw:line>
          <draw:line draw:style-name="gr79" draw:text-style-name="P5" draw:layer="layout" svg:x1="18.887cm" svg:y1="12.317cm" svg:x2="19.087cm" svg:y2="12.137cm">
            <text:p/>
          </draw:line>
          <draw:line draw:style-name="gr79" draw:text-style-name="P5" draw:layer="layout" svg:x1="19.087cm" svg:y1="12.317cm" svg:x2="19.287cm" svg:y2="12.137cm">
            <text:p/>
          </draw:line>
          <draw:line draw:style-name="gr79" draw:text-style-name="P5" draw:layer="layout" svg:x1="19.287cm" svg:y1="12.317cm" svg:x2="19.487cm" svg:y2="12.137cm">
            <text:p/>
          </draw:line>
        </draw:g>
        <draw:g>
          <draw:line draw:style-name="gr80" draw:text-style-name="P5" draw:layer="layout" svg:x1="18.837cm" svg:y1="10.014cm" svg:x2="19.437cm" svg:y2="10.014cm">
            <text:p/>
          </draw:line>
          <draw:line draw:style-name="gr81" draw:text-style-name="P5" draw:layer="layout" svg:x1="18.837cm" svg:y1="10.194cm" svg:x2="18.987cm" svg:y2="10.014cm">
            <text:p/>
          </draw:line>
          <draw:line draw:style-name="gr81" draw:text-style-name="P5" draw:layer="layout" svg:x1="18.987cm" svg:y1="10.194cm" svg:x2="19.137cm" svg:y2="10.014cm">
            <text:p/>
          </draw:line>
          <draw:line draw:style-name="gr81" draw:text-style-name="P5" draw:layer="layout" svg:x1="19.137cm" svg:y1="10.194cm" svg:x2="19.287cm" svg:y2="10.014cm">
            <text:p/>
          </draw:line>
          <draw:line draw:style-name="gr81" draw:text-style-name="P5" draw:layer="layout" svg:x1="19.287cm" svg:y1="10.194cm" svg:x2="19.437cm" svg:y2="10.014cm">
            <text:p/>
          </draw:line>
        </draw:g>
        <draw:line draw:style-name="gr44" draw:text-style-name="P5" draw:layer="layout" svg:x1="19.137cm" svg:y1="9.829cm" svg:x2="19.137cm" svg:y2="10.004cm">
          <text:p/>
        </draw:line>
      </draw:page>
      <draw:page draw:name="page7" draw:style-name="dp1" draw:master-page-name="Standard">
        <draw:g>
          <draw:custom-shape draw:style-name="gr155" draw:text-style-name="P1" draw:layer="layout" svg:width="14.296cm" svg:height="11.6cm" svg:x="3.354cm" svg:y="5.85cm">
            <text:p/>
            <draw:enhanced-geometry svg:viewBox="0 0 21600 21600" draw:type="rectangle" draw:enhanced-path="M 0 0 L 21600 0 21600 21600 0 21600 0 0 Z N"/>
          </draw:custom-shape>
          <draw:frame draw:style-name="gr2" draw:text-style-name="P3" draw:layer="layout" svg:width="1.425cm" svg:height="1.007cm" svg:x="12.674cm" svg:y="8.038cm">
            <draw:text-box>
              <text:p><text:span text:style-name="T2">Y-stop</text:span></text:p>
              <text:p><text:span text:style-name="T2"><text:s/></text:span><text:span text:style-name="T2">LED</text:span></text:p>
            </draw:text-box>
          </draw:frame>
          <draw:g>
            <draw:custom-shape draw:style-name="gr3" draw:text-style-name="P4" draw:layer="layout" svg:width="0.147cm" svg:height="0.153cm" svg:x="8.223cm" svg:y="6.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8.224cm" svg:y="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518cm" svg:y="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519cm" svg:y="7.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09cm" svg:y="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1cm" svg:y="7.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103cm" svg:y="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104cm" svg:y="7.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396cm" svg:y="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397cm" svg:y="7.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69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691cm" svg:y="7.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983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984cm" svg:y="7.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277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278cm" svg:y="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57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571cm" svg:y="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862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863cm" svg:y="7.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155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156cm" svg:y="7.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449cm" svg:y="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45cm" svg:y="7.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742cm" svg:y="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743cm" svg:y="7.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034cm" svg:y="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035cm" svg:y="7.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327cm" svg:y="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328cm" svg:y="7.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621cm" svg:y="6.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2.622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912cm" svg:y="6.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913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06cm" svg:y="6.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07cm" svg:y="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499cm" svg:y="6.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5cm" svg:y="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794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795cm" svg:y="7.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 draw:layer="layout" svg:width="5.902cm" svg:height="0.56cm" svg:x="8.136cm" svg:y="6.66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2cm" svg:x="8.988cm" svg:y="16.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989cm" svg:y="1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282cm" svg:y="1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283cm" svg:y="17.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575cm" svg:y="1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576cm" svg:y="17.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869cm" svg:y="1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87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0.162cm" svg:y="1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163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0.456cm" svg:y="16.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457cm" svg:y="1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0.749cm" svg:y="16.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75cm" svg:y="1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043cm" svg:y="16.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044cm" svg:y="17.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336cm" svg:y="16.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337cm" svg:y="17.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63cm" svg:y="16.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631cm" svg:y="1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1.924cm" svg:y="16.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1.924cm" svg:y="1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217cm" svg:y="16.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2.219cm" svg:y="1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51cm" svg:y="16.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511cm" svg:y="1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804cm" svg:y="16.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805cm" svg:y="1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098cm" svg:y="16.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099cm" svg:y="1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392cm" svg:y="16.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393cm" svg:y="17.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685cm" svg:y="16.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686cm" svg:y="17.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979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98cm" svg:y="17.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272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273cm" svg:y="17.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566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567cm" svg:y="17.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859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86cm" svg:y="17.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153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154cm" svg:y="17.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5.446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5.447cm" svg:y="17.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5.741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5.741cm" svg:y="17.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7.377cm" svg:height="0.559cm" svg:x="8.899cm" svg:y="16.687cm">
              <text:p/>
              <draw:enhanced-geometry svg:viewBox="0 0 21600 21600" draw:mirror-horizontal="false" draw:mirror-vertical="false" draw:type="rectangle" draw:enhanced-path="M 0 0 L 21600 0 21600 21600 0 21600 0 0 Z N"/>
            </draw:custom-shape>
            <draw:custom-shape draw:style-name="gr3" draw:text-style-name="P4" draw:layer="layout" svg:width="0.147cm" svg:height="0.153cm" svg:x="16.035cm" svg:y="1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6.036cm" svg:y="1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47cm" svg:height="0.152cm" draw:transform="rotate (1.5707963267949) translate (15.361cm 14.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7cm 14.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2cm 14.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8cm 14.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2cm 1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8cm 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3cm 13.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9cm 13.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3cm 1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9cm 13.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4cm 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7cm 1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4cm 12.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7cm 12.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5cm 12.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5.671cm 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5cm 1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5.671cm 12.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6cm 1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672cm 12.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draw:transform="rotate (1.5707963267949) translate (15.366cm 11.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672cm 11.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draw:transform="rotate (1.5707963267949) translate (15.367cm 1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673cm 11.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draw:transform="rotate (1.5707963267949) translate (15.367cm 1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3cm" draw:transform="rotate (1.5707963267949) translate (15.673cm 11.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5" draw:layer="layout" svg:width="3.867cm" svg:height="0.559cm" draw:transform="rotate (1.5707963267949) translate (15.31cm 14.7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7.308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7.602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7.893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187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48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774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9.067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2.086cm" svg:height="0.254cm" svg:x="7.22cm" svg:y="6.054cm">
              <text:p/>
              <draw:enhanced-geometry svg:viewBox="0 0 21600 21600" draw:mirror-horizontal="false" draw:mirror-vertical="false" draw:type="rectangle" draw:enhanced-path="M 0 0 L 21600 0 21600 21600 0 21600 0 0 Z N"/>
            </draw:custom-shape>
          </draw:g>
          <draw:custom-shape draw:style-name="gr160" draw:text-style-name="P6" draw:layer="layout" svg:width="0.713cm" svg:height="0.865cm" svg:x="3.455cm" svg:y="10.887cm">
            <text:p/>
            <draw:enhanced-geometry svg:viewBox="0 0 21600 21600" draw:mirror-horizontal="false" draw:mirror-vertical="false" draw:type="rectangle" draw:enhanced-path="M 0 0 L 21600 0 21600 21600 0 21600 0 0 Z N"/>
          </draw:custom-shape>
          <draw:g>
            <draw:custom-shape draw:style-name="gr161" draw:text-style-name="P6" draw:layer="layout" svg:width="0.713cm" svg:height="0.712cm" svg:x="3.455cm" svg:y="9.564cm">
              <text:p/>
              <draw:enhanced-geometry svg:viewBox="0 0 21600 21600" draw:mirror-horizontal="false" draw:mirror-vertical="false" draw:type="rectangle" draw:enhanced-path="M 0 0 L 21600 0 21600 21600 0 21600 0 0 Z N"/>
            </draw:custom-shape>
            <draw:custom-shape draw:style-name="gr162" draw:text-style-name="P6" draw:layer="layout" svg:width="0.203cm" svg:height="0.204cm" svg:x="3.71cm" svg:y="9.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407cm" svg:height="0.407cm" svg:x="3.608cm" svg:y="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1" draw:text-style-name="P6" draw:layer="layout" svg:width="0.713cm" svg:height="0.712cm" svg:x="5.49cm" svg:y="13.838cm">
              <text:p/>
              <draw:enhanced-geometry svg:viewBox="0 0 21600 21600" draw:mirror-horizontal="false" draw:mirror-vertical="false" draw:type="rectangle" draw:enhanced-path="M 0 0 L 21600 0 21600 21600 0 21600 0 0 Z N"/>
            </draw:custom-shape>
            <draw:custom-shape draw:style-name="gr162" draw:text-style-name="P6" draw:layer="layout" svg:width="0.203cm" svg:height="0.204cm" svg:x="5.745cm" svg:y="14.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407cm" svg:height="0.407cm" svg:x="5.643cm" svg:y="1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4" draw:text-style-name="P6" draw:layer="layout" svg:width="2.544cm" svg:height="1.882cm" svg:x="3.455cm" svg:y="14.652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46cm" svg:height="0.153cm" svg:x="5.273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5.567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5.858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152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445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739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5" draw:layer="layout" svg:width="1.781cm" svg:height="0.254cm" svg:x="5.185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9.699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9.993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284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578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871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165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458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2.086cm" svg:height="0.254cm" svg:x="9.611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2.039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333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624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918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11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506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799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2.086cm" svg:height="0.254cm" svg:x="11.952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14.38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674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965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259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552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846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6.139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2.086cm" svg:height="0.254cm" svg:x="14.292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4.41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4.704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5" draw:layer="layout" svg:width="0.611cm" svg:height="0.254cm" svg:x="4.32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3.364cm" svg:y="11.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658cm" svg:y="11.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 draw:layer="layout" svg:width="0.61cm" svg:height="0.254cm" svg:x="13.275cm" svg:y="11.243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3.72cm" svg:y="13.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4.014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5" draw:layer="layout" svg:width="0.61cm" svg:height="0.255cm" svg:x="13.631cm" svg:y="13.12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draw:transform="rotate (1.5707963267949) translate (16.889cm 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6.89cm 15.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5" draw:layer="layout" svg:width="0.611cm" svg:height="0.254cm" draw:transform="rotate (1.5707963267949) translate (16.836cm 15.56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2cm" draw:transform="rotate (1.5707963267949) translate (16.989cm 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6.99cm 9.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6.99cm 9.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5" draw:layer="layout" svg:width="0.916cm" svg:height="0.254cm" draw:transform="rotate (1.5707963267949) translate (16.938cm 9.768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81cm" svg:height="0.293cm" draw:transform="rotate (1.5707963267949) translate (16.733cm 14.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1cm" svg:height="0.293cm" draw:transform="rotate (1.5707963267949) translate (16.735cm 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 draw:layer="layout" svg:width="1.171cm" svg:height="0.865cm" draw:transform="rotate (1.5707963267949) translate (16.429cm 14.754cm)">
              <text:p/>
              <draw:enhanced-geometry svg:viewBox="0 0 21600 21600" draw:mirror-horizontal="false" draw:mirror-vertical="false" draw:type="rectangle" draw:enhanced-path="M 0 0 L 21600 0 21600 21600 0 21600 0 0 Z N"/>
            </draw:custom-shape>
          </draw:g>
          <draw:custom-shape draw:style-name="gr171" draw:text-style-name="P4" draw:layer="layout" svg:width="0.434cm" svg:height="0.453cm" draw:transform="rotate (1.5707963267949) translate (17.001cm 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4" draw:layer="layout" svg:width="0.433cm" svg:height="0.453cm" draw:transform="rotate (1.5707963267949) translate (16.943cm 6.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4" draw:layer="layout" svg:width="0.433cm" svg:height="0.453cm" draw:transform="rotate (1.5707963267949) translate (3.613cm 6.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4" draw:layer="layout" svg:width="0.433cm" svg:height="0.453cm" draw:transform="rotate (1.5707963267949) translate (3.613cm 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7" draw:layer="layout" svg:width="3.257cm" svg:height="3.257cm" svg:x="6.711cm" svg:y="11.49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81cm" svg:height="0.293cm" draw:transform="rotate (1.5707963267949) translate (16.631cm 11.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1cm" svg:height="0.294cm" draw:transform="rotate (1.5707963267949) translate (16.633cm 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5" draw:layer="layout" svg:width="1.781cm" svg:height="1.17cm" draw:transform="rotate (1.5707963267949) translate (16.175cm 12.006cm)">
              <text:p/>
              <draw:enhanced-geometry svg:viewBox="0 0 21600 21600" draw:mirror-horizontal="false" draw:mirror-vertical="false" draw:type="rectangle" draw:enhanced-path="M 0 0 L 21600 0 21600 21600 0 21600 0 0 Z N"/>
            </draw:custom-shape>
          </draw:g>
          <draw:custom-shape draw:style-name="gr23" draw:text-style-name="P9" draw:layer="layout" svg:width="0.122cm" svg:height="0.254cm" svg:x="4.066cm" svg:y="8.089cm">
            <text:p/>
            <draw:enhanced-geometry svg:viewBox="0 0 21600 21600" draw:type="rectangle" draw:enhanced-path="M 0 0 L 21600 0 21600 21600 0 21600 0 0 Z N"/>
          </draw:custom-shape>
          <draw:custom-shape draw:style-name="gr23" draw:text-style-name="P9" draw:layer="layout" svg:width="0.122cm" svg:height="0.254cm" svg:x="5.775cm" svg:y="8.089cm">
            <text:p/>
            <draw:enhanced-geometry svg:viewBox="0 0 21600 21600" draw:type="rectangle" draw:enhanced-path="M 0 0 L 21600 0 21600 21600 0 21600 0 0 Z N"/>
          </draw:custom-shape>
          <draw:custom-shape draw:style-name="gr23" draw:text-style-name="P9" draw:layer="layout" svg:width="0.122cm" svg:height="0.254cm" svg:x="7.81cm" svg:y="8.445cm">
            <text:p/>
            <draw:enhanced-geometry svg:viewBox="0 0 21600 21600" draw:type="rectangle" draw:enhanced-path="M 0 0 L 21600 0 21600 21600 0 21600 0 0 Z N"/>
          </draw:custom-shape>
          <draw:custom-shape draw:style-name="gr23" draw:text-style-name="P9" draw:layer="layout" svg:width="0.122cm" svg:height="0.254cm" svg:x="10.1cm" svg:y="8.445cm">
            <text:p/>
            <draw:enhanced-geometry svg:viewBox="0 0 21600 21600" draw:type="rectangle" draw:enhanced-path="M 0 0 L 21600 0 21600 21600 0 21600 0 0 Z N"/>
          </draw:custom-shape>
          <draw:custom-shape draw:style-name="gr23" draw:text-style-name="P9" draw:layer="layout" svg:width="0.122cm" svg:height="0.254cm" svg:x="12.491cm" svg:y="8.445cm">
            <text:p/>
            <draw:enhanced-geometry svg:viewBox="0 0 21600 21600" draw:type="rectangle" draw:enhanced-path="M 0 0 L 21600 0 21600 21600 0 21600 0 0 Z N"/>
          </draw:custom-shape>
          <draw:custom-shape draw:style-name="gr23" draw:text-style-name="P9" draw:layer="layout" svg:width="0.122cm" svg:height="0.254cm" svg:x="14.781cm" svg:y="8.438cm">
            <text:p/>
            <draw:enhanced-geometry svg:viewBox="0 0 21600 21600" draw:type="rectangle" draw:enhanced-path="M 0 0 L 21600 0 21600 21600 0 21600 0 0 Z N"/>
          </draw:custom-shape>
          <draw:custom-shape draw:style-name="gr23" draw:text-style-name="P9" draw:layer="layout" svg:width="0.122cm" svg:height="0.254cm" svg:x="16.256cm" svg:y="12.922cm">
            <text:p/>
            <draw:enhanced-geometry svg:viewBox="0 0 21600 21600" draw:type="rectangle" draw:enhanced-path="M 0 0 L 21600 0 21600 21600 0 21600 0 0 Z N"/>
          </draw:custom-shape>
          <draw:custom-shape draw:style-name="gr23" draw:text-style-name="P9" draw:layer="layout" svg:width="0.122cm" svg:height="0.254cm" svg:x="4.351cm" svg:y="10.582cm">
            <text:p/>
            <draw:enhanced-geometry svg:viewBox="0 0 21600 21600" draw:type="rectangle" draw:enhanced-path="M 0 0 L 21600 0 21600 21600 0 21600 0 0 Z N"/>
          </draw:custom-shape>
          <draw:custom-shape draw:style-name="gr174" draw:text-style-name="P11" draw:layer="layout" svg:width="0.287cm" svg:height="1.272cm" svg:x="3.15cm" svg:y="12.501cm">
            <text:p/>
            <draw:enhanced-geometry svg:viewBox="0 0 21600 21600" draw:mirror-horizontal="false" draw:mirror-vertical="false" draw:type="rectangle" draw:enhanced-path="M 0 0 L 21600 0 21600 21600 0 21600 0 0 Z N"/>
          </draw:custom-shape>
          <draw:custom-shape draw:style-name="gr175" draw:text-style-name="P6" draw:layer="layout" svg:width="1.679cm" svg:height="1.679cm" svg:x="3.455cm" svg:y="12.311cm">
            <text:p/>
            <draw:enhanced-geometry svg:viewBox="0 0 21600 21600" draw:mirror-horizontal="false" draw:mirror-vertical="false" draw:type="rectangle" draw:enhanced-path="M 0 0 L 21600 0 21600 21600 0 21600 0 0 Z N"/>
          </draw:custom-shape>
        </draw:g>
        <draw:frame draw:style-name="gr43" draw:text-style-name="P18" draw:layer="layout" svg:width="2.4cm" svg:height="0.66cm" svg:x="17.55cm" svg:y="10.69cm">
          <draw:text-box>
            <text:p><text:span text:style-name="T2">Vin 12-24V</text:span></text:p>
          </draw:text-box>
        </draw:frame>
        <draw:line draw:style-name="gr57" draw:text-style-name="P5" draw:layer="layout" svg:x1="19.55cm" svg:y1="10.65cm" svg:x2="16.8cm" svg:y2="10.65cm">
          <text:p/>
        </draw:line>
        <draw:line draw:style-name="gr58" draw:text-style-name="P5" draw:layer="layout" svg:x1="19.55cm" svg:y1="11.5cm" svg:x2="16.85cm" svg:y2="11.5cm">
          <text:p/>
        </draw:line>
        <draw:line draw:style-name="gr51" draw:text-style-name="P5" draw:layer="layout" svg:x1="19.55cm" svg:y1="9.01cm" svg:x2="17.05cm" svg:y2="9.01cm">
          <text:p/>
        </draw:line>
        <draw:line draw:style-name="gr44" draw:text-style-name="P5" draw:layer="layout" svg:x1="19.55cm" svg:y1="9.61cm" svg:x2="17.05cm" svg:y2="9.61cm">
          <text:p/>
        </draw:line>
        <draw:frame draw:style-name="gr43" draw:text-style-name="P18" draw:layer="layout" svg:width="2.11cm" svg:height="1.05cm" svg:x="17.59cm" svg:y="8.05cm">
          <draw:text-box>
            <text:p><text:span text:style-name="T2">+ 5 V </text:span></text:p>
            <text:p><text:span text:style-name="T2">optional</text:span></text:p>
          </draw:text-box>
        </draw:frame>
        <draw:frame draw:style-name="gr43" draw:text-style-name="P19" draw:layer="layout" svg:width="1.9cm" svg:height="0.66cm" svg:x="17.8cm" svg:y="9cm">
          <draw:text-box>
            <text:p><text:span text:style-name="T1">PS on</text:span></text:p>
          </draw:text-box>
        </draw:frame>
        <draw:frame draw:style-name="gr43" draw:text-style-name="P22" draw:layer="layout" svg:width="9.446cm" svg:height="2.7cm" svg:x="7.954cm" svg:y="4.4cm">
          <draw:text-box>
            <text:p text:style-name="P20"><text:span text:style-name="T2">3D printer Board <text:s text:c="3"/></text:span><text:span text:style-name="T6">DUET 0.6 <text:s/>wiring</text:span></text:p>
            <text:p text:style-name="P20"><text:span text:style-name="T22"/></text:p>
            <text:p text:style-name="P20"><text:span text:style-name="T6">5V controlled fan</text:span></text:p>
          </draw:text-box>
        </draw:frame>
        <draw:custom-shape draw:style-name="gr62" draw:text-style-name="P24" draw:layer="layout" svg:width="0.8cm" svg:height="0.3cm" draw:transform="rotate (-3.14159265358979) translate (18.65cm 10.799cm)">
          <text:p/>
          <draw:enhanced-geometry svg:viewBox="0 0 21600 21600" draw:type="rectangle" draw:enhanced-path="M 0 0 L 21600 0 21600 21600 0 21600 0 0 Z N"/>
        </draw:custom-shape>
        <draw:g>
          <draw:line draw:style-name="gr59" draw:text-style-name="P5" draw:layer="layout" svg:x1="17.947cm" svg:y1="9.335cm" svg:x2="17.1cm" svg:y2="9.335cm">
            <text:p/>
          </draw:line>
          <draw:line draw:style-name="gr60" draw:text-style-name="P5" draw:layer="layout" svg:x1="17.931cm" svg:y1="9.335cm" svg:x2="17.714cm" svg:y2="9.46cm">
            <text:p/>
          </draw:line>
          <draw:line draw:style-name="gr60" draw:text-style-name="P5" draw:layer="layout" svg:x1="17.923cm" svg:y1="9.333cm" svg:x2="17.706cm" svg:y2="9.208cm">
            <text:p/>
          </draw:line>
        </draw:g>
        <draw:frame draw:style-name="gr43" draw:text-style-name="P23" draw:layer="layout" svg:width="12.1cm" svg:height="0.99cm" svg:x="3.4cm" svg:y="17.46cm">
          <draw:text-box>
            <text:p><text:span text:style-name="T11">It shall be noted that heaters and controlled fan polarities are different from the 0.8.5 version.</text:span></text:p>
          </draw:text-box>
        </draw:frame>
        <draw:custom-shape draw:style-name="gr184" draw:text-style-name="P4" draw:layer="layout" svg:width="4.24cm" svg:height="2.383cm" svg:x="11.95cm" svg:y="7.35cm">
          <text:p text:style-name="P20"><text:span text:style-name="T7">Controlled fan in 5V</text:span></text:p>
          <text:p><text:span text:style-name="T21"/></text:p>
          <text:p><text:span text:style-name="T21"/></text:p>
          <text:p text:style-name="P20"><text:span text:style-name="T7">Low forward voltage diode</text:span></text:p>
          <text:p text:style-name="P20"><text:span text:style-name="T7">type SB340 to protect</text:span></text:p>
          <text:p text:style-name="P20"><text:span text:style-name="T7">From Vin return </text:span></text:p>
          <text:p text:style-name="P20"><text:span text:style-name="T7">through LEDs</text:span></text:p>
          <draw:enhanced-geometry svg:viewBox="0 0 21600 21600" draw:mirror-horizontal="false" draw:mirror-vertical="false" draw:type="rectangle" draw:enhanced-path="M 0 0 L 21600 0 21600 21600 0 21600 0 0 Z N"/>
        </draw:custom-shape>
        <draw:g>
          <draw:custom-shape draw:style-name="gr185" draw:text-style-name="P4" draw:layer="layout" svg:width="0.463cm" svg:height="1.7cm" draw:transform="rotate (-3.14159265358979) translate (16.493cm 18.351cm)">
            <text:p/>
            <draw:enhanced-geometry svg:viewBox="0 0 21600 21600" draw:mirror-horizontal="true" draw:type="rectangle" draw:enhanced-path="M 0 0 L 21600 0 21600 21600 0 21600 0 0 Z N"/>
          </draw:custom-shape>
          <draw:custom-shape draw:style-name="gr186" draw:text-style-name="P4" draw:layer="layout" svg:width="0.4cm" svg:height="10.7cm" draw:transform="rotate (-3.14159265358979) translate (16.35cm 18.05cm)">
            <text:p/>
            <draw:enhanced-geometry svg:viewBox="0 0 21600 21600" draw:mirror-horizontal="true" draw:type="rectangle" draw:enhanced-path="M 0 0 L 21600 0 21600 21600 0 21600 0 0 Z N"/>
          </draw:custom-shape>
          <draw:line draw:style-name="gr44" draw:text-style-name="P5" draw:layer="layout" svg:x1="16.035cm" svg:y1="17.746cm" svg:x2="16.035cm" svg:y2="17.136cm">
            <text:p/>
          </draw:line>
          <draw:frame draw:style-name="gr56" draw:text-style-name="P16" draw:layer="layout" svg:width="0.702cm" svg:height="0.577cm" svg:x="16.648cm" svg:y="17.424cm">
            <draw:text-box>
              <text:p><text:span text:style-name="T7">5V</text:span></text:p>
            </draw:text-box>
          </draw:frame>
          <draw:line draw:style-name="gr41" draw:text-style-name="P5" draw:layer="layout" svg:x1="16.472cm" svg:y1="17.653cm" svg:x2="16.671cm" svg:y2="17.653cm">
            <text:p/>
          </draw:line>
          <draw:line draw:style-name="gr41" draw:text-style-name="P5" draw:layer="layout" svg:x1="16.57cm" svg:y1="17.753cm" svg:x2="16.57cm" svg:y2="17.552cm">
            <text:p/>
          </draw:line>
          <draw:line draw:style-name="gr51" draw:text-style-name="P5" draw:layer="layout" svg:x1="16.352cm" svg:y1="16.836cm" svg:x2="15.852cm" svg:y2="16.836cm">
            <text:p/>
          </draw:line>
          <draw:line draw:style-name="gr44" draw:text-style-name="P5" draw:layer="layout" svg:x1="16.052cm" svg:y1="17.136cm" svg:x2="15.852cm" svg:y2="17.136cm">
            <text:p/>
          </draw:line>
          <draw:custom-shape draw:style-name="gr187" draw:text-style-name="P4" draw:layer="layout" svg:width="7.448cm" svg:height="0.55cm" draw:transform="rotate (-3.14159265358979) translate (12.05cm 8.35cm)">
            <text:p/>
            <draw:enhanced-geometry svg:viewBox="0 0 21600 21600" draw:mirror-horizontal="true" draw:type="rectangle" draw:enhanced-path="M 0 0 L 21600 0 21600 21600 0 21600 0 0 Z N"/>
          </draw:custom-shape>
          <draw:custom-shape draw:style-name="gr188" draw:text-style-name="P4" draw:layer="layout" svg:width="1.1cm" svg:height="1.7cm" draw:transform="rotate (-3.14159265358979) translate (5.433cm 8.354cm)">
            <text:p/>
            <draw:enhanced-geometry svg:viewBox="0 0 21600 21600" draw:mirror-horizontal="true" draw:type="rectangle" draw:enhanced-path="M 0 0 L 21600 0 21600 21600 0 21600 0 0 Z N"/>
          </draw:custom-shape>
          <draw:line draw:style-name="gr51" draw:text-style-name="P5" draw:layer="layout" svg:x1="16.152cm" svg:y1="8.081cm" svg:x2="5.2cm" svg:y2="8.081cm">
            <text:p/>
          </draw:line>
          <draw:g>
            <draw:custom-shape draw:style-name="gr119" draw:text-style-name="P34" draw:layer="layout" svg:width="0.3cm" svg:height="0.3cm" draw:transform="rotate (1.5707963267949) translate (13.196cm 8.2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 draw:text-style-name="P5" draw:layer="layout" svg:x1="13.146cm" svg:y1="7.881cm" svg:x2="13.146cm" svg:y2="8.281cm">
              <text:p/>
            </draw:line>
          </draw:g>
          <draw:line draw:style-name="gr51" draw:text-style-name="P5" draw:layer="layout" svg:x1="16.136cm" svg:y1="16.85cm" svg:x2="16.136cm" svg:y2="8.1cm">
            <text:p/>
          </draw:line>
          <draw:g>
            <draw:custom-shape draw:style-name="gr69" draw:text-style-name="P5" draw:layer="layout" svg:width="0.7cm" svg:height="0.7cm" svg:x="4.545cm" svg:y="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4.645cm" svg:y="7.65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5.139cm 8.14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4.645cm 8.14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5.14cm 7.65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4" draw:text-style-name="P5" draw:layer="layout" svg:x1="4.796cm" svg:y1="6.2cm" svg:x2="4.796cm" svg:y2="7.554cm">
            <text:p/>
          </draw:line>
          <draw:g>
            <draw:line draw:style-name="gr53" draw:text-style-name="P5" draw:layer="layout" svg:x1="4.653cm" svg:y1="7.404cm" svg:x2="5.003cm" svg:y2="6.798cm">
              <text:p/>
            </draw:line>
            <draw:line draw:style-name="gr53" draw:text-style-name="P5" draw:layer="layout" svg:x1="4.951cm" svg:y1="6.991cm" svg:x2="5.003cm" svg:y2="6.798cm">
              <text:p/>
            </draw:line>
            <draw:line draw:style-name="gr53" draw:text-style-name="P5" draw:layer="layout" svg:x1="4.861cm" svg:y1="6.939cm" svg:x2="5.002cm" svg:y2="6.798cm">
              <text:p/>
            </draw:line>
            <draw:g>
              <draw:line draw:style-name="gr54" draw:text-style-name="P5" draw:layer="layout" svg:x1="4.733cm" svg:y1="6.804cm" svg:x2="4.733cm" svg:y2="6.754cm">
                <text:p/>
              </draw:line>
              <draw:g>
                <draw:line draw:style-name="gr54" draw:text-style-name="P5" draw:layer="layout" svg:x1="4.733cm" svg:y1="6.804cm" svg:x2="4.633cm" svg:y2="6.804cm">
                  <text:p/>
                </draw:line>
                <draw:line draw:style-name="gr54" draw:text-style-name="P5" draw:layer="layout" svg:x1="4.633cm" svg:y1="6.854cm" svg:x2="4.633cm" svg:y2="6.804cm">
                  <text:p/>
                </draw:line>
                <draw:line draw:style-name="gr54" draw:text-style-name="P5" draw:layer="layout" svg:x1="4.733cm" svg:y1="6.854cm" svg:x2="4.633cm" svg:y2="6.854cm">
                  <text:p/>
                </draw:line>
                <draw:line draw:style-name="gr54" draw:text-style-name="P5" draw:layer="layout" svg:x1="4.733cm" svg:y1="6.904cm" svg:x2="4.733cm" svg:y2="6.854cm">
                  <text:p/>
                </draw:line>
              </draw:g>
              <draw:g>
                <draw:line draw:style-name="gr54" draw:text-style-name="P5" draw:layer="layout" svg:x1="4.733cm" svg:y1="6.904cm" svg:x2="4.633cm" svg:y2="6.904cm">
                  <text:p/>
                </draw:line>
                <draw:line draw:style-name="gr54" draw:text-style-name="P5" draw:layer="layout" svg:x1="4.633cm" svg:y1="6.954cm" svg:x2="4.633cm" svg:y2="6.904cm">
                  <text:p/>
                </draw:line>
                <draw:line draw:style-name="gr54" draw:text-style-name="P5" draw:layer="layout" svg:x1="4.733cm" svg:y1="6.954cm" svg:x2="4.633cm" svg:y2="6.954cm">
                  <text:p/>
                </draw:line>
                <draw:line draw:style-name="gr54" draw:text-style-name="P5" draw:layer="layout" svg:x1="4.733cm" svg:y1="7.004cm" svg:x2="4.733cm" svg:y2="6.954cm">
                  <text:p/>
                </draw:line>
              </draw:g>
              <draw:g>
                <draw:line draw:style-name="gr54" draw:text-style-name="P5" draw:layer="layout" svg:x1="4.733cm" svg:y1="7.004cm" svg:x2="4.633cm" svg:y2="7.004cm">
                  <text:p/>
                </draw:line>
                <draw:line draw:style-name="gr54" draw:text-style-name="P5" draw:layer="layout" svg:x1="4.633cm" svg:y1="7.054cm" svg:x2="4.633cm" svg:y2="7.004cm">
                  <text:p/>
                </draw:line>
                <draw:line draw:style-name="gr54" draw:text-style-name="P5" draw:layer="layout" svg:x1="4.733cm" svg:y1="7.054cm" svg:x2="4.633cm" svg:y2="7.054cm">
                  <text:p/>
                </draw:line>
                <draw:line draw:style-name="gr54" draw:text-style-name="P5" draw:layer="layout" svg:x1="4.733cm" svg:y1="7.104cm" svg:x2="4.733cm" svg:y2="7.054cm">
                  <text:p/>
                </draw:line>
              </draw:g>
            </draw:g>
          </draw:g>
          <draw:line draw:style-name="gr51" draw:text-style-name="P5" draw:layer="layout" svg:x1="16.336cm" svg:y1="17.751cm" svg:x2="16.336cm" svg:y2="16.851cm">
            <text:p/>
          </draw:line>
          <draw:g>
            <draw:custom-shape draw:style-name="gr64" draw:text-style-name="P5" draw:layer="layout" svg:width="0.702cm" svg:height="0.704cm" draw:transform="rotate (-3.14159265358979) translate (16.537cm 18.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 draw:text-style-name="P5" draw:layer="layout" svg:width="0.496cm" svg:height="0.496cm" draw:transform="rotate (-3.14159265358979) translate (16.431cm 18.299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svg:x="15.935cm" svg:y="17.802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draw:transform="rotate (-1.5707963267949) translate (16.431cm 17.802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6" draw:text-style-name="P5" draw:layer="layout" svg:width="0.496cm" svg:height="0.497cm" draw:transform="rotate (1.5707963267949) translate (15.933cm 18.297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line draw:style-name="gr51" draw:text-style-name="P5" draw:layer="layout" svg:x1="4.475cm" svg:y1="5.638cm" svg:x2="4.475cm" svg:y2="6.171cm">
            <text:p/>
          </draw:line>
          <draw:line draw:style-name="gr51" draw:text-style-name="P5" draw:layer="layout" svg:x1="4.559cm" svg:y1="5.55cm" svg:x2="4.382cm" svg:y2="5.727cm">
            <text:p/>
          </draw:line>
          <draw:line draw:style-name="gr51" draw:text-style-name="P5" draw:layer="layout" svg:x1="4.567cm" svg:y1="5.739cm" svg:x2="4.39cm" svg:y2="5.562cm">
            <text:p/>
          </draw:line>
        </draw:g>
        <draw:frame draw:style-name="gr76" draw:text-style-name="P26" draw:layer="layout" svg:width="6.4cm" svg:height="0.569cm" svg:x="9.75cm" svg:y="18.251cm">
          <draw:text-box>
            <text:p><text:span text:style-name="T13">© <text:s/>Pierre ROUZEAU .</text:span><text:span text:style-name="T14"> </text:span><text:span text:style-name="T15">Licence GFDL1.2 and CC BY-SA</text:span></text:p>
          </draw:text-box>
        </draw:frame>
      </draw:page>
      <draw:page draw:name="page8" draw:style-name="dp1" draw:master-page-name="Standard">
        <draw:g>
          <draw:line draw:style-name="gr189" draw:text-style-name="P5" draw:layer="layout" svg:x1="2.718cm" svg:y1="2.7cm" svg:x2="2.718cm" svg:y2="5.7cm">
            <text:p/>
          </draw:line>
          <draw:line draw:style-name="gr44" draw:text-style-name="P5" draw:layer="layout" svg:x1="2.618cm" svg:y1="2.7cm" svg:x2="2.718cm" svg:y2="2.7cm">
            <text:p/>
          </draw:line>
          <draw:line draw:style-name="gr190" draw:text-style-name="P5" draw:layer="layout" svg:x1="2.418cm" svg:y1="5.7cm" svg:x2="2.418cm" svg:y2="2.9cm">
            <text:p/>
          </draw:line>
          <draw:line draw:style-name="gr51" draw:text-style-name="P5" draw:layer="layout" svg:x1="1.668cm" svg:y1="3.45cm" svg:x2="1.668cm" svg:y2="2.9cm">
            <text:p/>
          </draw:line>
          <draw:line draw:style-name="gr51" draw:text-style-name="P5" draw:layer="layout" svg:x1="1.668cm" svg:y1="3.45cm" svg:x2="2.118cm" svg:y2="3.45cm">
            <text:p/>
          </draw:line>
          <draw:line draw:style-name="gr51" draw:text-style-name="P5" draw:layer="layout" svg:x1="2.118cm" svg:y1="3.45cm" svg:x2="2.118cm" svg:y2="5.7cm">
            <text:p/>
          </draw:line>
          <draw:custom-shape draw:style-name="gr45" draw:text-style-name="P5" draw:layer="layout" svg:width="0.6cm" svg:height="0.6cm" svg:x="1.729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1" draw:text-style-name="P5" draw:layer="layout" svg:x1="3.018cm" svg:y1="1.95cm" svg:x2="3.018cm" svg:y2="5.7cm">
            <text:p/>
          </draw:line>
          <draw:g>
            <draw:circle draw:style-name="gr46" draw:text-style-name="P5" draw:layer="layout" svg:width="0.25cm" svg:height="0.25cm" draw:transform="rotate (1.5707963267949) translate (1.918cm 3.05cm)" draw:kind="arc" draw:start-angle="271.27" draw:end-angle="93.81">
              <text:p/>
            </draw:circle>
            <draw:circle draw:style-name="gr46" draw:text-style-name="P5" draw:layer="layout" svg:width="0.25cm" svg:height="0.25cm" draw:transform="rotate (1.5707963267949) translate (1.668cm 3.05cm)" draw:kind="arc" draw:start-angle="271.27" draw:end-angle="93.81">
              <text:p/>
            </draw:circle>
            <draw:circle draw:style-name="gr46" draw:text-style-name="P5" draw:layer="layout" svg:width="0.25cm" svg:height="0.25cm" draw:transform="rotate (1.5707963267949) translate (2.168cm 3.05cm)" draw:kind="arc" draw:start-angle="271.27" draw:end-angle="93.81">
              <text:p/>
            </draw:circle>
          </draw:g>
          <draw:g>
            <draw:circle draw:style-name="gr46" draw:text-style-name="P5" draw:layer="layout" svg:width="0.25cm" svg:height="0.25cm" draw:transform="rotate (-3.14159265358979) translate (2.766cm 2.454cm)" draw:kind="arc" draw:start-angle="271.27" draw:end-angle="93.81">
              <text:p/>
            </draw:circle>
            <draw:circle draw:style-name="gr46" draw:text-style-name="P5" draw:layer="layout" svg:width="0.25cm" svg:height="0.25cm" draw:transform="rotate (-3.14159265358979) translate (2.767cm 2.7cm)" draw:kind="arc" draw:start-angle="271.27" draw:end-angle="93.81">
              <text:p/>
            </draw:circle>
            <draw:circle draw:style-name="gr46" draw:text-style-name="P5" draw:layer="layout" svg:width="0.25cm" svg:height="0.25cm" draw:transform="rotate (-3.14159265358979) translate (2.765cm 2.199cm)" draw:kind="arc" draw:start-angle="271.27" draw:end-angle="93.81">
              <text:p/>
            </draw:circle>
          </draw:g>
          <draw:line draw:style-name="gr191" draw:text-style-name="P5" draw:layer="layout" svg:x1="2.618cm" svg:y1="1.95cm" svg:x2="3.018cm" svg:y2="1.95cm">
            <text:p/>
          </draw:line>
        </draw:g>
        <draw:frame draw:style-name="gr43" draw:text-style-name="P13" draw:layer="layout" svg:width="1.316cm" svg:height="1.082cm" svg:x="0.952cm" svg:y="1.297cm">
          <draw:text-box>
            <text:p><text:span text:style-name="T4"><text:s/></text:span><text:span text:style-name="T4">Z1</text:span></text:p>
          </draw:text-box>
        </draw:frame>
        <draw:g>
          <draw:line draw:style-name="gr189" draw:text-style-name="P5" draw:layer="layout" svg:x1="5.618cm" svg:y1="2.701cm" svg:x2="5.618cm" svg:y2="5.701cm">
            <text:p/>
          </draw:line>
          <draw:line draw:style-name="gr44" draw:text-style-name="P5" draw:layer="layout" svg:x1="5.518cm" svg:y1="2.701cm" svg:x2="5.618cm" svg:y2="2.701cm">
            <text:p/>
          </draw:line>
          <draw:line draw:style-name="gr190" draw:text-style-name="P5" draw:layer="layout" svg:x1="5.318cm" svg:y1="5.701cm" svg:x2="5.318cm" svg:y2="2.901cm">
            <text:p/>
          </draw:line>
          <draw:line draw:style-name="gr51" draw:text-style-name="P5" draw:layer="layout" svg:x1="4.568cm" svg:y1="3.451cm" svg:x2="4.568cm" svg:y2="2.901cm">
            <text:p/>
          </draw:line>
          <draw:line draw:style-name="gr51" draw:text-style-name="P5" draw:layer="layout" svg:x1="4.568cm" svg:y1="3.451cm" svg:x2="5.018cm" svg:y2="3.451cm">
            <text:p/>
          </draw:line>
          <draw:line draw:style-name="gr51" draw:text-style-name="P5" draw:layer="layout" svg:x1="5.018cm" svg:y1="3.451cm" svg:x2="5.018cm" svg:y2="5.701cm">
            <text:p/>
          </draw:line>
          <draw:custom-shape draw:style-name="gr45" draw:text-style-name="P5" draw:layer="layout" svg:width="0.6cm" svg:height="0.6cm" svg:x="4.629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1" draw:text-style-name="P5" draw:layer="layout" svg:x1="5.918cm" svg:y1="1.951cm" svg:x2="5.918cm" svg:y2="5.701cm">
            <text:p/>
          </draw:line>
          <draw:g>
            <draw:circle draw:style-name="gr46" draw:text-style-name="P5" draw:layer="layout" svg:width="0.25cm" svg:height="0.25cm" draw:transform="rotate (1.5707963267949) translate (4.818cm 3.051cm)" draw:kind="arc" draw:start-angle="271.27" draw:end-angle="93.81">
              <text:p/>
            </draw:circle>
            <draw:circle draw:style-name="gr46" draw:text-style-name="P5" draw:layer="layout" svg:width="0.25cm" svg:height="0.25cm" draw:transform="rotate (1.5707963267949) translate (4.568cm 3.051cm)" draw:kind="arc" draw:start-angle="271.27" draw:end-angle="93.81">
              <text:p/>
            </draw:circle>
            <draw:circle draw:style-name="gr46" draw:text-style-name="P5" draw:layer="layout" svg:width="0.25cm" svg:height="0.25cm" draw:transform="rotate (1.5707963267949) translate (5.068cm 3.051cm)" draw:kind="arc" draw:start-angle="271.27" draw:end-angle="93.81">
              <text:p/>
            </draw:circle>
          </draw:g>
          <draw:g>
            <draw:circle draw:style-name="gr46" draw:text-style-name="P5" draw:layer="layout" svg:width="0.25cm" svg:height="0.25cm" draw:transform="rotate (-3.14159265358979) translate (5.666cm 2.455cm)" draw:kind="arc" draw:start-angle="271.27" draw:end-angle="93.81">
              <text:p/>
            </draw:circle>
            <draw:circle draw:style-name="gr46" draw:text-style-name="P5" draw:layer="layout" svg:width="0.25cm" svg:height="0.25cm" draw:transform="rotate (-3.14159265358979) translate (5.667cm 2.701cm)" draw:kind="arc" draw:start-angle="271.27" draw:end-angle="93.81">
              <text:p/>
            </draw:circle>
            <draw:circle draw:style-name="gr46" draw:text-style-name="P5" draw:layer="layout" svg:width="0.25cm" svg:height="0.25cm" draw:transform="rotate (-3.14159265358979) translate (5.665cm 2.2cm)" draw:kind="arc" draw:start-angle="271.27" draw:end-angle="93.81">
              <text:p/>
            </draw:circle>
          </draw:g>
          <draw:line draw:style-name="gr191" draw:text-style-name="P5" draw:layer="layout" svg:x1="5.518cm" svg:y1="1.951cm" svg:x2="5.918cm" svg:y2="1.951cm">
            <text:p/>
          </draw:line>
          <draw:line draw:style-name="gr51" draw:text-style-name="P5" draw:layer="layout" svg:x1="4.568cm" svg:y1="3.451cm" svg:x2="5.018cm" svg:y2="3.451cm">
            <text:p/>
          </draw:line>
        </draw:g>
        <draw:line draw:style-name="gr190" draw:text-style-name="P5" draw:layer="layout" svg:x1="3.703cm" svg:y1="9.101cm" svg:x2="3.703cm" svg:y2="6.8cm">
          <text:p/>
        </draw:line>
        <draw:line draw:style-name="gr51" draw:text-style-name="P5" draw:layer="layout" svg:x1="5.018cm" svg:y1="6.2cm" svg:x2="5.018cm" svg:y2="5.702cm">
          <text:p/>
        </draw:line>
        <draw:line draw:style-name="gr190" draw:text-style-name="P5" draw:layer="layout" svg:x1="2.418cm" svg:y1="6.2cm" svg:x2="2.418cm" svg:y2="5.702cm">
          <text:p/>
        </draw:line>
        <draw:line draw:style-name="gr190" draw:text-style-name="P5" draw:layer="layout" svg:x1="2.4cm" svg:y1="6.2cm" svg:x2="4.1cm" svg:y2="6.2cm">
          <text:p/>
        </draw:line>
        <draw:line draw:style-name="gr191" draw:text-style-name="P5" draw:layer="layout" svg:x1="4.303cm" svg:y1="7.1cm" svg:x2="4.303cm" svg:y2="9.1cm">
          <text:p/>
        </draw:line>
        <draw:line draw:style-name="gr191" draw:text-style-name="P5" draw:layer="layout" svg:x1="4.3cm" svg:y1="7.1cm" svg:x2="5.9cm" svg:y2="7.1cm">
          <text:p/>
        </draw:line>
        <draw:line draw:style-name="gr191" draw:text-style-name="P5" draw:layer="layout" svg:x1="5.918cm" svg:y1="7.1cm" svg:x2="5.918cm" svg:y2="5.702cm">
          <text:p/>
        </draw:line>
        <draw:line draw:style-name="gr189" draw:text-style-name="P5" draw:layer="layout" svg:x1="2.718cm" svg:y1="5.75cm" svg:x2="2.718cm" svg:y2="7.1cm">
          <text:p/>
        </draw:line>
        <draw:line draw:style-name="gr51" draw:text-style-name="P5" draw:layer="layout" svg:x1="2.118cm" svg:y1="5.7cm" svg:x2="2.118cm" svg:y2="7.4cm">
          <text:p/>
        </draw:line>
        <draw:custom-shape draw:style-name="gr192" draw:text-style-name="P4" draw:layer="layout" svg:width="1.19cm" svg:height="0.3cm" svg:x="3.235cm" svg:y="9cm">
          <text:p/>
          <draw:enhanced-geometry svg:viewBox="0 0 21600 21600" draw:type="rectangle" draw:enhanced-path="M 0 0 L 21600 0 21600 21600 0 21600 0 0 Z N"/>
        </draw:custom-shape>
        <draw:line draw:style-name="gr193" draw:text-style-name="P5" draw:layer="layout" svg:x1="3.018cm" svg:y1="5.75cm" svg:x2="3.018cm" svg:y2="6.5cm">
          <text:p/>
        </draw:line>
        <draw:line draw:style-name="gr193" draw:text-style-name="P5" draw:layer="layout" svg:x1="3cm" svg:y1="6.5cm" svg:x2="4.1cm" svg:y2="6.5cm">
          <text:p/>
        </draw:line>
        <draw:line draw:style-name="gr189" draw:text-style-name="P5" draw:layer="layout" svg:x1="5.618cm" svg:y1="5.75cm" svg:x2="5.618cm" svg:y2="6.5cm">
          <text:p/>
        </draw:line>
        <draw:custom-shape draw:style-name="gr192" draw:text-style-name="P4" draw:layer="layout" svg:width="1.19cm" svg:height="0.3cm" svg:x="1.95cm" svg:y="5.6cm">
          <text:p/>
          <draw:enhanced-geometry svg:viewBox="0 0 21600 21600" draw:type="rectangle" draw:enhanced-path="M 0 0 L 21600 0 21600 21600 0 21600 0 0 Z N"/>
        </draw:custom-shape>
        <draw:line draw:style-name="gr190" draw:text-style-name="P5" draw:layer="layout" svg:x1="3.7cm" svg:y1="6.8cm" svg:x2="5.3cm" svg:y2="6.8cm">
          <text:p/>
        </draw:line>
        <draw:line draw:style-name="gr190" draw:text-style-name="P5" draw:layer="layout" svg:x1="5.318cm" svg:y1="5.75cm" svg:x2="5.318cm" svg:y2="6.8cm">
          <text:p/>
        </draw:line>
        <draw:custom-shape draw:style-name="gr192" draw:text-style-name="P4" draw:layer="layout" svg:width="1.19cm" svg:height="0.3cm" svg:x="4.85cm" svg:y="5.6cm">
          <text:p/>
          <draw:enhanced-geometry svg:viewBox="0 0 21600 21600" draw:type="rectangle" draw:enhanced-path="M 0 0 L 21600 0 21600 21600 0 21600 0 0 Z N"/>
        </draw:custom-shape>
        <draw:frame draw:style-name="gr43" draw:text-style-name="P13" draw:layer="layout" svg:width="1.316cm" svg:height="1.082cm" svg:x="3.752cm" svg:y="1.297cm">
          <draw:text-box>
            <text:p><text:span text:style-name="T4"><text:s/></text:span><text:span text:style-name="T4">Z2</text:span></text:p>
          </draw:text-box>
        </draw:frame>
        <draw:frame draw:style-name="gr43" draw:text-style-name="P23" draw:layer="layout" svg:width="9.5cm" svg:height="3.9cm" svg:x="6.15cm" svg:y="2.05cm">
          <draw:text-box>
            <text:p><text:span text:style-name="T11">Rotation of both steppers will be identical, so it will not be possible to adjust their relative position and they shall work with large margin to never lose steps.</text:span></text:p>
            <text:p><text:span text:style-name="T11">You shall use end-stops switch and not stall motors on mechanical stops.</text:span></text:p>
            <text:p><text:span text:style-name="T11"/></text:p>
            <text:p><text:span text:style-name="T11">The two steppers shall be identical.</text:span></text:p>
            <text:p><text:span text:style-name="T11"/></text:p>
            <text:p><text:span text:style-name="T11">Each stepper will see half the supply voltage, so it speed capability will be approximately divided by two.</text:span></text:p>
            <text:p><text:span text:style-name="T11"/></text:p>
            <text:p><text:span text:style-name="T11">Current will be the full current for each stepper (as adjusted on the driver).</text:span></text:p>
            <text:p><text:span text:style-name="T11"/></text:p>
            <text:p><text:span text:style-name="T11">If their wiring is identical, both stepper shall turn in same direction. To revert direction of one stepper, swap one coil wires (e.g. exchange yellow and green wire on one stepper)</text:span></text:p>
          </draw:text-box>
        </draw:frame>
        <draw:frame draw:style-name="gr43" draw:text-style-name="P22" draw:layer="layout" svg:width="6.8cm" svg:height="1.1cm" svg:x="5.95cm" svg:y="1.253cm">
          <draw:text-box>
            <text:p text:style-name="P20"><text:span text:style-name="T6">Serial wiring of two steppers</text:span></text:p>
            <text:p text:style-name="P20"><text:span text:style-name="T17"/></text:p>
            <text:p text:style-name="P20"><text:span text:style-name="T2"/></text:p>
          </draw:text-box>
        </draw:frame>
        <draw:line draw:style-name="gr189" draw:text-style-name="P5" draw:layer="layout" svg:x1="4.003cm" svg:y1="7.1cm" svg:x2="4.003cm" svg:y2="9cm">
          <text:p/>
        </draw:line>
        <draw:line draw:style-name="gr189" draw:text-style-name="P5" draw:layer="layout" svg:x1="2.7cm" svg:y1="7.1cm" svg:x2="4cm" svg:y2="7.1cm">
          <text:p/>
        </draw:line>
        <draw:line draw:style-name="gr51" draw:text-style-name="P5" draw:layer="layout" svg:x1="3.403cm" svg:y1="7.4cm" svg:x2="3.403cm" svg:y2="9cm">
          <text:p/>
        </draw:line>
        <draw:line draw:style-name="gr51" draw:text-style-name="P5" draw:layer="layout" svg:x1="2.125cm" svg:y1="7.398cm" svg:x2="3.425cm" svg:y2="7.398cm">
          <text:p/>
        </draw:line>
        <draw:line draw:style-name="gr189" draw:text-style-name="P5" draw:layer="layout" svg:x1="3.9cm" svg:y1="6.5cm" svg:x2="5.6cm" svg:y2="6.5cm">
          <text:p/>
        </draw:line>
        <draw:line draw:style-name="gr51" draw:text-style-name="P5" draw:layer="layout" svg:x1="3.9cm" svg:y1="6.2cm" svg:x2="5cm" svg:y2="6.2cm">
          <text:p/>
        </draw:line>
        <draw:custom-shape draw:style-name="gr194" draw:text-style-name="P4" draw:layer="layout" svg:width="0.1cm" svg:height="0.1cm" svg:x="3.85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4" draw:layer="layout" svg:width="0.1cm" svg:height="0.1cm" svg:x="3.85cm" svg:y="6.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4" draw:layer="layout" svg:width="0.1cm" svg:height="0.1cm" svg:x="4.25cm" svg:y="7.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4" draw:layer="layout" svg:width="0.1cm" svg:height="0.1cm" svg:x="3.95cm" svg:y="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4" draw:layer="layout" svg:width="0.1cm" svg:height="0.1cm" svg:x="3.35cm" svg:y="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4" draw:layer="layout" svg:width="0.1cm" svg:height="0.1cm" svg:x="3.65cm" svg:y="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g>
          <draw:line draw:style-name="gr39" draw:text-style-name="P5" draw:layer="layout" svg:x1="6.4cm" svg:y1="11.85cm" svg:x2="6.4cm" svg:y2="13.75cm">
            <text:p/>
          </draw:line>
          <draw:line draw:style-name="gr39" draw:text-style-name="P5" draw:layer="layout" svg:x1="5.8cm" svg:y1="11.85cm" svg:x2="6.4cm" svg:y2="11.85cm">
            <text:p/>
          </draw:line>
          <draw:line draw:style-name="gr40" draw:text-style-name="P5" draw:layer="layout" svg:x1="6.1cm" svg:y1="13.75cm" svg:x2="6.1cm" svg:y2="13.3cm">
            <text:p/>
          </draw:line>
          <draw:line draw:style-name="gr41" draw:text-style-name="P5" draw:layer="layout" svg:x1="5.8cm" svg:y1="13.75cm" svg:x2="5.8cm" svg:y2="13.55cm">
            <text:p/>
          </draw:line>
          <draw:line draw:style-name="gr41" draw:text-style-name="P5" draw:layer="layout" svg:x1="5.6cm" svg:y1="13.4cm" svg:x2="6cm" svg:y2="13.4cm">
            <text:p/>
          </draw:line>
          <draw:line draw:style-name="gr195" draw:text-style-name="P5" draw:layer="layout" svg:x1="5.6cm" svg:y1="13.5cm" svg:x2="5.7cm" svg:y2="13.4cm">
            <text:p/>
          </draw:line>
          <draw:line draw:style-name="gr195" draw:text-style-name="P5" draw:layer="layout" svg:x1="5.7cm" svg:y1="13.5cm" svg:x2="5.8cm" svg:y2="13.4cm">
            <text:p/>
          </draw:line>
          <draw:line draw:style-name="gr195" draw:text-style-name="P5" draw:layer="layout" svg:x1="5.8cm" svg:y1="13.5cm" svg:x2="5.9cm" svg:y2="13.4cm">
            <text:p/>
          </draw:line>
          <draw:line draw:style-name="gr195" draw:text-style-name="P5" draw:layer="layout" svg:x1="5.9cm" svg:y1="13.5cm" svg:x2="6cm" svg:y2="13.4cm">
            <text:p/>
          </draw:line>
          <draw:line draw:style-name="gr41" draw:text-style-name="P5" draw:layer="layout" svg:x1="5.8cm" svg:y1="12.75cm" svg:x2="5.8cm" svg:y2="13.4cm">
            <text:p/>
          </draw:line>
          <draw:line draw:style-name="gr39" draw:text-style-name="P5" draw:layer="layout" svg:x1="5.8cm" svg:y1="11.85cm" svg:x2="5.8cm" svg:y2="12.154cm">
            <text:p/>
          </draw:line>
          <draw:line draw:style-name="gr41" draw:text-style-name="P5" draw:layer="layout" svg:x1="5.8cm" svg:y1="12.152cm" svg:x2="5.892cm" svg:y2="12.742cm">
            <text:p/>
          </draw:line>
          <draw:custom-shape draw:style-name="gr42" draw:text-style-name="P5" draw:layer="layout" svg:width="0.1cm" svg:height="0.1cm" svg:x="5.7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0.1cm" svg:height="0.1cm" svg:x="5.75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 draw:text-style-name="P5" draw:layer="layout" svg:x1="6.003cm" svg:y1="12.949cm" svg:x2="6.201cm" svg:y2="12.949cm">
              <text:p/>
            </draw:line>
            <draw:line draw:style-name="gr41" draw:text-style-name="P5" draw:layer="layout" svg:x1="6.1cm" svg:y1="12.85cm" svg:x2="6.1cm" svg:y2="13.05cm">
              <text:p/>
            </draw:line>
            <draw:frame draw:style-name="gr43" draw:text-style-name="P12" draw:layer="layout" svg:width="1.216cm" svg:height="1cm" svg:x="5.6cm" svg:y="12.9cm">
              <draw:text-box>
                <text:p><text:span text:style-name="T3">3.3V</text:span></text:p>
              </draw:text-box>
            </draw:frame>
          </draw:g>
        </draw:g>
        <draw:g>
          <draw:line draw:style-name="gr44" draw:text-style-name="P5" draw:layer="layout" svg:x1="7.3cm" svg:y1="10.75cm" svg:x2="7.3cm" svg:y2="13.75cm">
            <text:p/>
          </draw:line>
          <draw:line draw:style-name="gr44" draw:text-style-name="P5" draw:layer="layout" svg:x1="7.2cm" svg:y1="10.75cm" svg:x2="7.3cm" svg:y2="10.75cm">
            <text:p/>
          </draw:line>
          <draw:line draw:style-name="gr44" draw:text-style-name="P5" draw:layer="layout" svg:x1="7cm" svg:y1="13.75cm" svg:x2="7cm" svg:y2="10.95cm">
            <text:p/>
          </draw:line>
          <draw:line draw:style-name="gr44" draw:text-style-name="P5" draw:layer="layout" svg:x1="6.25cm" svg:y1="11.5cm" svg:x2="6.25cm" svg:y2="10.95cm">
            <text:p/>
          </draw:line>
          <draw:line draw:style-name="gr44" draw:text-style-name="P5" draw:layer="layout" svg:x1="6.25cm" svg:y1="11.5cm" svg:x2="6.7cm" svg:y2="11.5cm">
            <text:p/>
          </draw:line>
          <draw:line draw:style-name="gr44" draw:text-style-name="P5" draw:layer="layout" svg:x1="6.7cm" svg:y1="11.5cm" svg:x2="6.7cm" svg:y2="13.75cm">
            <text:p/>
          </draw:line>
          <draw:custom-shape draw:style-name="gr45" draw:text-style-name="P5" draw:layer="layout" svg:width="0.6cm" svg:height="0.6cm" svg:x="6.311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5" draw:layer="layout" svg:x1="7.6cm" svg:y1="10cm" svg:x2="7.6cm" svg:y2="13.75cm">
            <text:p/>
          </draw:line>
          <draw:g>
            <draw:circle draw:style-name="gr46" draw:text-style-name="P5" draw:layer="layout" svg:width="0.25cm" svg:height="0.25cm" draw:transform="rotate (1.5707963267949) translate (6.5cm 11.1cm)" draw:kind="arc" draw:start-angle="271.27" draw:end-angle="93.81">
              <text:p/>
            </draw:circle>
            <draw:circle draw:style-name="gr46" draw:text-style-name="P5" draw:layer="layout" svg:width="0.25cm" svg:height="0.25cm" draw:transform="rotate (1.5707963267949) translate (6.25cm 11.1cm)" draw:kind="arc" draw:start-angle="271.27" draw:end-angle="93.81">
              <text:p/>
            </draw:circle>
            <draw:circle draw:style-name="gr46" draw:text-style-name="P5" draw:layer="layout" svg:width="0.25cm" svg:height="0.25cm" draw:transform="rotate (1.5707963267949) translate (6.75cm 11.1cm)" draw:kind="arc" draw:start-angle="271.27" draw:end-angle="93.81">
              <text:p/>
            </draw:circle>
          </draw:g>
          <draw:g>
            <draw:circle draw:style-name="gr46" draw:text-style-name="P5" draw:layer="layout" svg:width="0.25cm" svg:height="0.25cm" draw:transform="rotate (-3.14159265358979) translate (7.348cm 10.504cm)" draw:kind="arc" draw:start-angle="271.27" draw:end-angle="93.81">
              <text:p/>
            </draw:circle>
            <draw:circle draw:style-name="gr46" draw:text-style-name="P5" draw:layer="layout" svg:width="0.25cm" svg:height="0.25cm" draw:transform="rotate (-3.14159265358979) translate (7.349cm 10.75cm)" draw:kind="arc" draw:start-angle="271.27" draw:end-angle="93.81">
              <text:p/>
            </draw:circle>
            <draw:circle draw:style-name="gr46" draw:text-style-name="P5" draw:layer="layout" svg:width="0.25cm" svg:height="0.25cm" draw:transform="rotate (-3.14159265358979) translate (7.347cm 10.249cm)" draw:kind="arc" draw:start-angle="271.27" draw:end-angle="93.81">
              <text:p/>
            </draw:circle>
          </draw:g>
          <draw:line draw:style-name="gr44" draw:text-style-name="P5" draw:layer="layout" svg:x1="7.2cm" svg:y1="10cm" svg:x2="7.6cm" svg:y2="10cm">
            <text:p/>
          </draw:line>
        </draw:g>
        <draw:g>
          <draw:line draw:style-name="gr44" draw:text-style-name="P5" draw:layer="layout" svg:x1="3cm" svg:y1="12.45cm" svg:x2="3cm" svg:y2="11.85cm">
            <text:p/>
          </draw:line>
          <draw:line draw:style-name="gr44" draw:text-style-name="P5" draw:layer="layout" svg:x1="3.5cm" svg:y1="12.45cm" svg:x2="3.5cm" svg:y2="13.851cm">
            <text:p/>
          </draw:line>
          <draw:line draw:style-name="gr51" draw:text-style-name="P5" draw:layer="layout" svg:x1="4.4cm" svg:y1="11.85cm" svg:x2="4.4cm" svg:y2="13.851cm">
            <text:p/>
          </draw:line>
          <draw:line draw:style-name="gr51" draw:text-style-name="P5" draw:layer="layout" svg:x1="4.2cm" svg:y1="11.85cm" svg:x2="4.4cm" svg:y2="11.85cm">
            <text:p/>
          </draw:line>
          <draw:line draw:style-name="gr44" draw:text-style-name="P5" draw:layer="layout" svg:x1="3cm" svg:y1="12.45cm" svg:x2="3.5cm" svg:y2="12.45cm">
            <text:p/>
          </draw:line>
          <draw:custom-shape draw:style-name="gr52" draw:text-style-name="P4" draw:layer="layout" svg:width="1cm" svg:height="0.3cm" svg:x="3.2cm" svg:y="11.7cm">
            <text:p/>
            <draw:enhanced-geometry svg:viewBox="0 0 21600 21600" draw:type="rectangle" draw:enhanced-path="M 0 0 L 21600 0 21600 21600 0 21600 0 0 Z N"/>
          </draw:custom-shape>
          <draw:line draw:style-name="gr44" draw:text-style-name="P5" draw:layer="layout" svg:x1="3.4cm" svg:y1="11.7cm" svg:x2="3.4cm" svg:y2="12cm">
            <text:p/>
          </draw:line>
          <draw:line draw:style-name="gr44" draw:text-style-name="P5" draw:layer="layout" svg:x1="3.6cm" svg:y1="11.7cm" svg:x2="3.6cm" svg:y2="12cm">
            <text:p/>
          </draw:line>
          <draw:line draw:style-name="gr44" draw:text-style-name="P5" draw:layer="layout" svg:x1="3.8cm" svg:y1="11.7cm" svg:x2="3.8cm" svg:y2="12cm">
            <text:p/>
          </draw:line>
          <draw:line draw:style-name="gr44" draw:text-style-name="P5" draw:layer="layout" svg:x1="4cm" svg:y1="11.7cm" svg:x2="4cm" svg:y2="12cm">
            <text:p/>
          </draw:line>
          <draw:line draw:style-name="gr44" draw:text-style-name="P5" draw:layer="layout" svg:x1="3cm" svg:y1="11.85cm" svg:x2="3.2cm" svg:y2="11.85cm">
            <text:p/>
          </draw:line>
          <draw:g>
            <draw:line draw:style-name="gr53" draw:text-style-name="P5" draw:layer="layout" svg:x1="3.35cm" svg:y1="13.723cm" svg:x2="3.7cm" svg:y2="13.117cm">
              <text:p/>
            </draw:line>
            <draw:line draw:style-name="gr53" draw:text-style-name="P5" draw:layer="layout" svg:x1="3.648cm" svg:y1="13.31cm" svg:x2="3.7cm" svg:y2="13.117cm">
              <text:p/>
            </draw:line>
            <draw:line draw:style-name="gr53" draw:text-style-name="P5" draw:layer="layout" svg:x1="3.558cm" svg:y1="13.258cm" svg:x2="3.699cm" svg:y2="13.117cm">
              <text:p/>
            </draw:line>
          </draw:g>
          <draw:g>
            <draw:line draw:style-name="gr41" draw:text-style-name="P5" draw:layer="layout" svg:x1="4.017cm" svg:y1="13.299cm" svg:x2="4.215cm" svg:y2="13.299cm">
              <text:p/>
            </draw:line>
            <draw:line draw:style-name="gr41" draw:text-style-name="P5" draw:layer="layout" svg:x1="4.114cm" svg:y1="13.2cm" svg:x2="4.114cm" svg:y2="13.4cm">
              <text:p/>
            </draw:line>
            <draw:frame draw:style-name="gr43" draw:text-style-name="P16" draw:layer="layout" svg:width="1.216cm" svg:height="1cm" svg:x="3.614cm" svg:y="13.25cm">
              <draw:text-box>
                <text:p><text:span text:style-name="T7">Vin</text:span></text:p>
              </draw:text-box>
            </draw:frame>
          </draw:g>
        </draw:g>
        <draw:g>
          <draw:custom-shape draw:style-name="gr181" draw:text-style-name="P4" draw:layer="layout" svg:width="0.8cm" svg:height="2cm" svg:x="15.1cm" svg:y="11.65cm">
            <text:p/>
            <draw:enhanced-geometry svg:viewBox="0 0 21600 21600" draw:type="rectangle" draw:enhanced-path="M 0 0 L 21600 0 21600 21600 0 21600 0 0 Z N"/>
          </draw:custom-shape>
          <draw:line draw:style-name="gr48" draw:text-style-name="P5" draw:layer="layout" svg:x1="15.7cm" svg:y1="12.2cm" svg:x2="15.7cm" svg:y2="13.75cm">
            <text:p/>
          </draw:line>
          <draw:line draw:style-name="gr48" draw:text-style-name="P5" draw:layer="layout" svg:x1="15.4cm" svg:y1="12.2cm" svg:x2="15.7cm" svg:y2="12.2cm">
            <text:p/>
          </draw:line>
          <draw:line draw:style-name="gr48" draw:text-style-name="P5" draw:layer="layout" svg:x1="15.4cm" svg:y1="13.75cm" svg:x2="15.4cm" svg:y2="13.3cm">
            <text:p/>
          </draw:line>
          <draw:line draw:style-name="gr48" draw:text-style-name="P5" draw:layer="layout" svg:x1="15.4cm" svg:y1="12.2cm" svg:x2="15.4cm" svg:y2="12.5cm">
            <text:p/>
          </draw:line>
          <draw:custom-shape draw:style-name="gr49" draw:text-style-name="P4" draw:layer="layout" svg:width="0.3cm" svg:height="0.8cm" svg:x="15.25cm" svg:y="12.5cm">
            <text:p/>
            <draw:enhanced-geometry svg:viewBox="0 0 21600 21600" draw:type="rectangle" draw:enhanced-path="M 0 0 L 21600 0 21600 21600 0 21600 0 0 Z N"/>
          </draw:custom-shape>
          <draw:frame draw:style-name="gr43" draw:text-style-name="P14" draw:layer="layout" svg:width="0.866cm" svg:height="0.712cm" svg:x="15.05cm" svg:y="12.638cm">
            <draw:text-box>
              <text:p><text:span text:style-name="T5">T</text:span></text:p>
            </draw:text-box>
          </draw:frame>
          <draw:frame draw:style-name="gr43" draw:text-style-name="P15" draw:layer="layout" svg:width="1.15cm" svg:height="0.8cm" svg:x="14.95cm" svg:y="11.522cm">
            <draw:text-box>
              <text:p><text:span text:style-name="T6">E0</text:span></text:p>
            </draw:text-box>
          </draw:frame>
        </draw:g>
        <draw:g>
          <draw:line draw:style-name="gr53" draw:text-style-name="P5" draw:layer="layout" svg:x1="8.677cm" svg:y1="15.151cm" svg:x2="8.846cm" svg:y2="14.472cm">
            <text:p/>
          </draw:line>
          <draw:line draw:style-name="gr53" draw:text-style-name="P5" draw:layer="layout" svg:x1="8.85cm" svg:y1="14.672cm" svg:x2="8.847cm" svg:y2="14.472cm">
            <text:p/>
          </draw:line>
          <draw:line draw:style-name="gr53" draw:text-style-name="P5" draw:layer="layout" svg:x1="8.75cm" svg:y1="14.648cm" svg:x2="8.847cm" svg:y2="14.473cm">
            <text:p/>
          </draw:line>
        </draw:g>
        <draw:g>
          <draw:custom-shape draw:style-name="gr196" draw:text-style-name="P4" draw:layer="layout" svg:width="1.4cm" svg:height="1.4cm" svg:x="8.4cm" svg:y="9.4cm">
            <text:p/>
            <draw:enhanced-geometry svg:viewBox="0 0 21600 21600" draw:type="rectangle" draw:enhanced-path="M 0 0 L 21600 0 21600 21600 0 21600 0 0 Z N"/>
          </draw:custom-shape>
          <draw:line draw:style-name="gr44" draw:text-style-name="P5" draw:layer="layout" svg:x1="9.1cm" svg:y1="10.6cm" svg:x2="9.1cm" svg:y2="11.05cm">
            <text:p/>
          </draw:line>
          <draw:line draw:style-name="gr44" draw:text-style-name="P5" draw:layer="layout" svg:x1="8.9cm" svg:y1="10.6cm" svg:x2="9.119cm" svg:y2="10.6cm">
            <text:p/>
          </draw:line>
          <draw:custom-shape draw:style-name="gr69" draw:text-style-name="P5" draw:layer="layout" svg:width="0.7cm" svg:height="0.7cm" svg:x="8.5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9.4cm" svg:y1="10.092cm" svg:x2="9.4cm" svg:y2="11.05cm">
            <text:p/>
          </draw:line>
          <draw:line draw:style-name="gr51" draw:text-style-name="P5" draw:layer="layout" svg:x1="9.25cm" svg:y1="10.092cm" svg:x2="9.4cm" svg:y2="10.092cm">
            <text:p/>
          </draw:line>
          <draw:line draw:style-name="gr44" draw:text-style-name="P5" draw:layer="layout" svg:x1="8.9cm" svg:y1="10.45cm" svg:x2="8.9cm" svg:y2="10.6cm">
            <text:p/>
          </draw:line>
          <draw:custom-shape draw:style-name="gr70" draw:text-style-name="P5" draw:layer="layout" svg:width="0.494cm" svg:height="0.494cm" svg:x="8.65cm" svg:y="9.8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9.144cm 10.3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8.65cm 10.3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9.145cm 9.85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43" draw:text-style-name="P16" draw:layer="layout" svg:width="1.216cm" svg:height="1cm" svg:x="9.05cm" svg:y="9.55cm">
            <draw:text-box>
              <text:p><text:span text:style-name="T7">Vin</text:span></text:p>
            </draw:text-box>
          </draw:frame>
          <draw:line draw:style-name="gr41" draw:text-style-name="P5" draw:layer="layout" svg:x1="9.302cm" svg:y1="9.599cm" svg:x2="9.5cm" svg:y2="9.599cm">
            <text:p/>
          </draw:line>
          <draw:line draw:style-name="gr41" draw:text-style-name="P5" draw:layer="layout" svg:x1="9.399cm" svg:y1="9.5cm" svg:x2="9.399cm" svg:y2="9.7cm">
            <text:p/>
          </draw:line>
        </draw:g>
        <draw:g>
          <draw:custom-shape draw:style-name="gr197" draw:text-style-name="P4" draw:layer="layout" svg:width="1.4cm" svg:height="1.8cm" svg:x="8.134cm" svg:y="11.7cm">
            <text:p/>
            <draw:enhanced-geometry svg:viewBox="0 0 21600 21600" draw:type="rectangle" draw:enhanced-path="M 0 0 L 21600 0 21600 21600 0 21600 0 0 Z N"/>
          </draw:custom-shape>
          <draw:line draw:style-name="gr44" draw:text-style-name="P5" draw:layer="layout" svg:x1="8.834cm" svg:y1="12.859cm" svg:x2="8.834cm" svg:y2="13.75cm">
            <text:p/>
          </draw:line>
          <draw:line draw:style-name="gr44" draw:text-style-name="P5" draw:layer="layout" svg:x1="8.634cm" svg:y1="12.859cm" svg:x2="8.853cm" svg:y2="12.859cm">
            <text:p/>
          </draw:line>
          <draw:custom-shape draw:style-name="gr69" draw:text-style-name="P5" draw:layer="layout" svg:width="0.7cm" svg:height="0.7cm" svg:x="8.284cm" svg:y="12.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9.134cm" svg:y1="12.351cm" svg:x2="9.134cm" svg:y2="13.75cm">
            <text:p/>
          </draw:line>
          <draw:line draw:style-name="gr51" draw:text-style-name="P5" draw:layer="layout" svg:x1="8.984cm" svg:y1="12.351cm" svg:x2="9.134cm" svg:y2="12.351cm">
            <text:p/>
          </draw:line>
          <draw:line draw:style-name="gr44" draw:text-style-name="P5" draw:layer="layout" svg:x1="8.634cm" svg:y1="12.709cm" svg:x2="8.634cm" svg:y2="12.859cm">
            <text:p/>
          </draw:line>
          <draw:custom-shape draw:style-name="gr70" draw:text-style-name="P5" draw:layer="layout" svg:width="0.494cm" svg:height="0.494cm" svg:x="8.384cm" svg:y="12.10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8.878cm 12.60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8.384cm 12.60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8.879cm 12.1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43" draw:text-style-name="P16" draw:layer="layout" svg:width="1.216cm" svg:height="1cm" svg:x="8.784cm" svg:y="11.809cm">
            <draw:text-box>
              <text:p><text:span text:style-name="T7">Vin</text:span></text:p>
            </draw:text-box>
          </draw:frame>
          <draw:line draw:style-name="gr41" draw:text-style-name="P5" draw:layer="layout" svg:x1="9.036cm" svg:y1="11.858cm" svg:x2="9.234cm" svg:y2="11.858cm">
            <text:p/>
          </draw:line>
          <draw:line draw:style-name="gr41" draw:text-style-name="P5" draw:layer="layout" svg:x1="9.133cm" svg:y1="11.759cm" svg:x2="9.133cm" svg:y2="11.959cm">
            <text:p/>
          </draw:line>
          <draw:g>
            <draw:line draw:style-name="gr53" draw:text-style-name="P5" draw:layer="layout" svg:x1="8.7cm" svg:y1="13.475cm" svg:x2="9.05cm" svg:y2="12.869cm">
              <text:p/>
            </draw:line>
            <draw:line draw:style-name="gr53" draw:text-style-name="P5" draw:layer="layout" svg:x1="8.998cm" svg:y1="13.062cm" svg:x2="9.05cm" svg:y2="12.869cm">
              <text:p/>
            </draw:line>
            <draw:line draw:style-name="gr53" draw:text-style-name="P5" draw:layer="layout" svg:x1="8.908cm" svg:y1="13.01cm" svg:x2="9.049cm" svg:y2="12.869cm">
              <text:p/>
            </draw:line>
          </draw:g>
        </draw:g>
        <draw:g>
          <draw:custom-shape draw:style-name="gr198" draw:text-style-name="P4" draw:layer="layout" svg:width="0.9cm" svg:height="1.75cm" svg:x="11.318cm" svg:y="9.5cm">
            <text:p/>
            <draw:enhanced-geometry svg:viewBox="0 0 21600 21600" draw:type="rectangle" draw:enhanced-path="M 0 0 L 21600 0 21600 21600 0 21600 0 0 Z N"/>
          </draw:custom-shape>
          <draw:line draw:style-name="gr44" draw:text-style-name="P5" draw:layer="layout" svg:x1="11.6cm" svg:y1="10.75cm" svg:x2="11.6cm" svg:y2="11.4cm">
            <text:p/>
          </draw:line>
          <draw:line draw:style-name="gr51" draw:text-style-name="P5" draw:layer="layout" svg:x1="11.9cm" svg:y1="10.75cm" svg:x2="11.9cm" svg:y2="11.4cm">
            <text:p/>
          </draw:line>
          <draw:g>
            <draw:custom-shape draw:style-name="gr69" draw:text-style-name="P5" draw:layer="layout" svg:width="0.7cm" svg:height="0.7cm" svg:x="11.4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11.5cm" svg:y="10.2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11.994cm 10.6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1.5cm 10.6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1.995cm 10.20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6" draw:layer="layout" svg:width="1.05cm" svg:height="0.863cm" svg:x="11.463cm" svg:y="9.6cm">
            <draw:text-box>
              <text:p><text:span text:style-name="T7">Vin</text:span></text:p>
            </draw:text-box>
          </draw:frame>
          <draw:line draw:style-name="gr41" draw:text-style-name="P5" draw:layer="layout" svg:x1="11.836cm" svg:y1="9.649cm" svg:x2="12.034cm" svg:y2="9.649cm">
            <text:p/>
          </draw:line>
          <draw:line draw:style-name="gr41" draw:text-style-name="P5" draw:layer="layout" svg:x1="11.933cm" svg:y1="9.55cm" svg:x2="11.933cm" svg:y2="9.75cm">
            <text:p/>
          </draw:line>
        </draw:g>
        <draw:g>
          <draw:line draw:style-name="gr44" draw:text-style-name="P5" draw:layer="layout" svg:x1="3.2cm" svg:y1="16.15cm" svg:x2="3.2cm" svg:y2="15.55cm">
            <text:p/>
          </draw:line>
          <draw:line draw:style-name="gr44" draw:text-style-name="P5" draw:layer="layout" svg:x1="4.3cm" svg:y1="16.15cm" svg:x2="4.3cm" svg:y2="17.551cm">
            <text:p/>
          </draw:line>
          <draw:line draw:style-name="gr51" draw:text-style-name="P5" draw:layer="layout" svg:x1="4.6cm" svg:y1="15.55cm" svg:x2="4.6cm" svg:y2="17.551cm">
            <text:p/>
          </draw:line>
          <draw:line draw:style-name="gr51" draw:text-style-name="P5" draw:layer="layout" svg:x1="4.4cm" svg:y1="15.55cm" svg:x2="4.6cm" svg:y2="15.55cm">
            <text:p/>
          </draw:line>
          <draw:line draw:style-name="gr44" draw:text-style-name="P5" draw:layer="layout" svg:x1="3.2cm" svg:y1="16.15cm" svg:x2="4.3cm" svg:y2="16.15cm">
            <text:p/>
          </draw:line>
          <draw:custom-shape draw:style-name="gr52" draw:text-style-name="P4" draw:layer="layout" svg:width="1cm" svg:height="0.3cm" svg:x="3.4cm" svg:y="15.4cm">
            <text:p/>
            <draw:enhanced-geometry svg:viewBox="0 0 21600 21600" draw:type="rectangle" draw:enhanced-path="M 0 0 L 21600 0 21600 21600 0 21600 0 0 Z N"/>
          </draw:custom-shape>
          <draw:line draw:style-name="gr44" draw:text-style-name="P5" draw:layer="layout" svg:x1="3.6cm" svg:y1="15.4cm" svg:x2="3.6cm" svg:y2="15.7cm">
            <text:p/>
          </draw:line>
          <draw:line draw:style-name="gr44" draw:text-style-name="P5" draw:layer="layout" svg:x1="3.8cm" svg:y1="15.4cm" svg:x2="3.8cm" svg:y2="15.7cm">
            <text:p/>
          </draw:line>
          <draw:line draw:style-name="gr44" draw:text-style-name="P5" draw:layer="layout" svg:x1="4cm" svg:y1="15.4cm" svg:x2="4cm" svg:y2="15.7cm">
            <text:p/>
          </draw:line>
          <draw:line draw:style-name="gr44" draw:text-style-name="P5" draw:layer="layout" svg:x1="4.2cm" svg:y1="15.4cm" svg:x2="4.2cm" svg:y2="15.7cm">
            <text:p/>
          </draw:line>
          <draw:line draw:style-name="gr44" draw:text-style-name="P5" draw:layer="layout" svg:x1="3.2cm" svg:y1="15.55cm" svg:x2="3.4cm" svg:y2="15.55cm">
            <text:p/>
          </draw:line>
          <draw:g>
            <draw:line draw:style-name="gr53" draw:text-style-name="P5" draw:layer="layout" svg:x1="4.15cm" svg:y1="17.423cm" svg:x2="4.5cm" svg:y2="16.817cm">
              <text:p/>
            </draw:line>
            <draw:line draw:style-name="gr53" draw:text-style-name="P5" draw:layer="layout" svg:x1="4.448cm" svg:y1="17.01cm" svg:x2="4.5cm" svg:y2="16.817cm">
              <text:p/>
            </draw:line>
            <draw:line draw:style-name="gr53" draw:text-style-name="P5" draw:layer="layout" svg:x1="4.358cm" svg:y1="16.958cm" svg:x2="4.499cm" svg:y2="16.817cm">
              <text:p/>
            </draw:line>
          </draw:g>
          <draw:g>
            <draw:line draw:style-name="gr41" draw:text-style-name="P5" draw:layer="layout" svg:x1="4.438cm" svg:y1="14.961cm" svg:x2="4.636cm" svg:y2="14.961cm">
              <text:p/>
            </draw:line>
            <draw:line draw:style-name="gr41" draw:text-style-name="P5" draw:layer="layout" svg:x1="4.535cm" svg:y1="14.862cm" svg:x2="4.535cm" svg:y2="15.062cm">
              <text:p/>
            </draw:line>
            <draw:frame draw:style-name="gr43" draw:text-style-name="P16" draw:layer="layout" svg:width="1.216cm" svg:height="1cm" svg:x="4.035cm" svg:y="14.912cm">
              <draw:text-box>
                <text:p><text:span text:style-name="T7">Vin</text:span></text:p>
              </draw:text-box>
            </draw:frame>
          </draw:g>
          <draw:frame draw:style-name="gr55" draw:text-style-name="P17" draw:layer="layout" svg:width="1.7cm" svg:height="1.19cm" svg:x="2.85cm" svg:y="14.66cm">
            <draw:text-box>
              <text:p><text:span text:style-name="T8">E0 H</text:span></text:p>
            </draw:text-box>
          </draw:frame>
        </draw:g>
        <draw:g>
          <draw:custom-shape draw:style-name="gr183" draw:text-style-name="P4" draw:layer="layout" svg:width="0.95cm" svg:height="2.2cm" svg:x="10.177cm" svg:y="11.7cm">
            <text:p/>
            <draw:enhanced-geometry svg:viewBox="0 0 21600 21600" draw:type="rectangle" draw:enhanced-path="M 0 0 L 21600 0 21600 21600 0 21600 0 0 Z N"/>
          </draw:custom-shape>
          <draw:line draw:style-name="gr44" draw:text-style-name="P5" draw:layer="layout" svg:x1="10.509cm" svg:y1="13.05cm" svg:x2="10.509cm" svg:y2="13.95cm">
            <text:p/>
          </draw:line>
          <draw:line draw:style-name="gr51" draw:text-style-name="P5" draw:layer="layout" svg:x1="10.809cm" svg:y1="13.05cm" svg:x2="10.809cm" svg:y2="13.95cm">
            <text:p/>
          </draw:line>
          <draw:g>
            <draw:custom-shape draw:style-name="gr69" draw:text-style-name="P5" draw:layer="layout" svg:width="0.7cm" svg:height="0.7cm" svg:x="10.309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svg:x="10.409cm" svg:y="12.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3.14159265358979) translate (10.903cm 12.9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0.409cm 12.9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10.904cm 12.50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6" draw:layer="layout" svg:width="1.05cm" svg:height="0.863cm" svg:x="10.372cm" svg:y="11.9cm">
            <draw:text-box>
              <text:p><text:span text:style-name="T7">Vin</text:span></text:p>
            </draw:text-box>
          </draw:frame>
          <draw:line draw:style-name="gr41" draw:text-style-name="P5" draw:layer="layout" svg:x1="10.745cm" svg:y1="11.949cm" svg:x2="10.943cm" svg:y2="11.949cm">
            <text:p/>
          </draw:line>
          <draw:line draw:style-name="gr41" draw:text-style-name="P5" draw:layer="layout" svg:x1="10.842cm" svg:y1="11.85cm" svg:x2="10.842cm" svg:y2="12.05cm">
            <text:p/>
          </draw:line>
          <draw:g>
            <draw:line draw:style-name="gr53" draw:text-style-name="P5" draw:layer="layout" svg:x1="10.376cm" svg:y1="13.819cm" svg:x2="10.726cm" svg:y2="13.213cm">
              <text:p/>
            </draw:line>
            <draw:line draw:style-name="gr53" draw:text-style-name="P5" draw:layer="layout" svg:x1="10.674cm" svg:y1="13.406cm" svg:x2="10.726cm" svg:y2="13.213cm">
              <text:p/>
            </draw:line>
            <draw:line draw:style-name="gr53" draw:text-style-name="P5" draw:layer="layout" svg:x1="10.584cm" svg:y1="13.354cm" svg:x2="10.725cm" svg:y2="13.213cm">
              <text:p/>
            </draw:line>
          </draw:g>
          <draw:frame draw:style-name="gr43" draw:text-style-name="P25" draw:layer="layout" svg:width="1.05cm" svg:height="0.863cm" svg:x="9.95cm" svg:y="11.551cm">
            <draw:text-box>
              <text:p><text:span text:style-name="T12">F0</text:span></text:p>
            </draw:text-box>
          </draw:frame>
        </draw:g>
        <draw:g>
          <draw:custom-shape draw:style-name="gr199" draw:text-style-name="P4" draw:layer="layout" svg:width="1.035cm" svg:height="2.017cm" draw:transform="rotate (-3.14159265358979) translate (13.746cm 10.617cm)">
            <text:p/>
            <draw:enhanced-geometry svg:viewBox="0 0 21600 21600" draw:mirror-horizontal="true" draw:type="rectangle" draw:enhanced-path="M 0 0 L 21600 0 21600 21600 0 21600 0 0 Z N"/>
          </draw:custom-shape>
          <draw:line draw:style-name="gr44" draw:text-style-name="P5" draw:layer="layout" svg:x1="13.033cm" svg:y1="9.66cm" svg:x2="13.033cm" svg:y2="9.05cm">
            <text:p/>
          </draw:line>
          <draw:line draw:style-name="gr51" draw:text-style-name="P5" draw:layer="layout" svg:x1="13.334cm" svg:y1="9.66cm" svg:x2="13.334cm" svg:y2="8.75cm">
            <text:p/>
          </draw:line>
          <draw:g>
            <draw:custom-shape draw:style-name="gr64" draw:text-style-name="P5" draw:layer="layout" svg:width="0.702cm" svg:height="0.704cm" draw:transform="rotate (-3.14159265358979) translate (13.535cm 10.3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 draw:text-style-name="P5" draw:layer="layout" svg:width="0.496cm" svg:height="0.496cm" draw:transform="rotate (-3.14159265358979) translate (13.429cm 10.213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svg:x="12.933cm" svg:y="9.71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5" draw:text-style-name="P5" draw:layer="layout" svg:width="0.496cm" svg:height="0.496cm" draw:transform="rotate (-1.5707963267949) translate (13.429cm 9.71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6" draw:text-style-name="P5" draw:layer="layout" svg:width="0.496cm" svg:height="0.497cm" draw:transform="rotate (1.5707963267949) translate (12.895cm 10.211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6" draw:layer="layout" svg:width="1.054cm" svg:height="0.867cm" svg:x="13.096cm" svg:y="10.148cm">
            <draw:text-box>
              <text:p><text:span text:style-name="T7">5V</text:span></text:p>
            </draw:text-box>
          </draw:frame>
          <draw:line draw:style-name="gr41" draw:text-style-name="P5" draw:layer="layout" svg:x1="13.57cm" svg:y1="10.167cm" svg:x2="13.769cm" svg:y2="10.167cm">
            <text:p/>
          </draw:line>
          <draw:line draw:style-name="gr41" draw:text-style-name="P5" draw:layer="layout" svg:x1="13.668cm" svg:y1="10.267cm" svg:x2="13.668cm" svg:y2="10.066cm">
            <text:p/>
          </draw:line>
          <draw:line draw:style-name="gr51" draw:text-style-name="P5" draw:layer="layout" svg:x1="13.35cm" svg:y1="8.75cm" svg:x2="12.75cm" svg:y2="8.75cm">
            <text:p/>
          </draw:line>
          <draw:line draw:style-name="gr44" draw:text-style-name="P5" draw:layer="layout" svg:x1="13.05cm" svg:y1="9.05cm" svg:x2="12.75cm" svg:y2="9.05cm">
            <text:p/>
          </draw:line>
        </draw:g>
        <draw:custom-shape draw:style-name="gr199" draw:text-style-name="P4" draw:layer="layout" svg:width="1.035cm" svg:height="2.017cm" draw:transform="rotate (-3.14159265358979) translate (14.546cm 17.702cm)">
          <text:p/>
          <draw:enhanced-geometry svg:viewBox="0 0 21600 21600" draw:mirror-horizontal="true" draw:type="rectangle" draw:enhanced-path="M 0 0 L 21600 0 21600 21600 0 21600 0 0 Z N"/>
        </draw:custom-shape>
        <draw:line draw:style-name="gr44" draw:text-style-name="P5" draw:layer="layout" svg:x1="13.833cm" svg:y1="16.745cm" svg:x2="13.833cm" svg:y2="16.135cm">
          <text:p/>
        </draw:line>
        <draw:line draw:style-name="gr51" draw:text-style-name="P5" draw:layer="layout" svg:x1="14.134cm" svg:y1="16.745cm" svg:x2="14.134cm" svg:y2="15.835cm">
          <text:p/>
        </draw:line>
        <draw:frame draw:style-name="gr43" draw:text-style-name="P16" draw:layer="layout" svg:width="1.054cm" svg:height="0.867cm" svg:x="13.896cm" svg:y="17.233cm">
          <draw:text-box>
            <text:p><text:span text:style-name="T7">5V</text:span></text:p>
          </draw:text-box>
        </draw:frame>
        <draw:line draw:style-name="gr41" draw:text-style-name="P5" draw:layer="layout" svg:x1="14.37cm" svg:y1="17.252cm" svg:x2="14.569cm" svg:y2="17.252cm">
          <text:p/>
        </draw:line>
        <draw:line draw:style-name="gr41" draw:text-style-name="P5" draw:layer="layout" svg:x1="14.468cm" svg:y1="17.352cm" svg:x2="14.468cm" svg:y2="17.151cm">
          <text:p/>
        </draw:line>
        <draw:line draw:style-name="gr51" draw:text-style-name="P5" draw:layer="layout" svg:x1="14.15cm" svg:y1="15.835cm" svg:x2="13.55cm" svg:y2="15.835cm">
          <text:p/>
        </draw:line>
        <draw:line draw:style-name="gr44" draw:text-style-name="P5" draw:layer="layout" svg:x1="13.85cm" svg:y1="16.135cm" svg:x2="13.55cm" svg:y2="16.135cm">
          <text:p/>
        </draw:line>
        <draw:g>
          <draw:custom-shape draw:style-name="gr198" draw:text-style-name="P4" draw:layer="layout" svg:width="0.9cm" svg:height="1.75cm" draw:transform="rotate (-3.14159265358979) translate (3.389cm 10.85cm)">
            <text:p/>
            <draw:enhanced-geometry svg:viewBox="0 0 21600 21600" draw:type="rectangle" draw:enhanced-path="M 0 0 L 21600 0 21600 21600 0 21600 0 0 Z N"/>
          </draw:custom-shape>
          <draw:line draw:style-name="gr44" draw:text-style-name="P5" draw:layer="layout" svg:x1="3.107cm" svg:y1="9.6cm" svg:x2="3.107cm" svg:y2="8.95cm">
            <text:p/>
          </draw:line>
          <draw:line draw:style-name="gr51" draw:text-style-name="P5" draw:layer="layout" svg:x1="2.807cm" svg:y1="9.6cm" svg:x2="2.807cm" svg:y2="8.95cm">
            <text:p/>
          </draw:line>
          <draw:g>
            <draw:custom-shape draw:style-name="gr69" draw:text-style-name="P5" draw:layer="layout" svg:width="0.7cm" svg:height="0.7cm" draw:transform="rotate (-3.14159265358979) translate (3.307cm 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draw:layer="layout" svg:width="0.494cm" svg:height="0.494cm" draw:transform="rotate (-3.14159265358979) translate (3.207cm 10.1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svg:x="2.713cm" svg:y="9.65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3.207cm 9.65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0" draw:text-style-name="P5" draw:layer="layout" svg:width="0.494cm" svg:height="0.494cm" draw:transform="rotate (1.5707963267949) translate (2.711cm 10.148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3" draw:text-style-name="P16" draw:layer="layout" svg:width="1.05cm" svg:height="0.863cm" draw:transform="rotate (-3.14159265358979) translate (3.244cm 10.75cm)">
            <draw:text-box>
              <text:p><text:span text:style-name="T7">Vin</text:span></text:p>
            </draw:text-box>
          </draw:frame>
          <draw:line draw:style-name="gr41" draw:text-style-name="P5" draw:layer="layout" svg:x1="2.871cm" svg:y1="10.701cm" svg:x2="2.673cm" svg:y2="10.701cm">
            <text:p/>
          </draw:line>
          <draw:line draw:style-name="gr41" draw:text-style-name="P5" draw:layer="layout" svg:x1="2.774cm" svg:y1="10.8cm" svg:x2="2.774cm" svg:y2="10.6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1cm" svg:stroke-color="#ffffff" draw:marker-start-width="0.36cm" draw:marker-start-center="false" draw:marker-end-width="0.3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style:paragraph-properties>
        <style:tab-stops/>
      </style:paragraph-properties>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6T00:53:13.664000000</meta:creation-date>
    <dc:date>2016-09-02T10:37:32.445000000</dc:date>
    <meta:editing-duration>PT13H7M5S</meta:editing-duration>
    <meta:editing-cycles>133</meta:editing-cycles>
    <meta:generator>LibreOffice/5.2.1.1$Windows_x86 LibreOffice_project/2d75cf29e6d05e44c404f0547047f1da6563d380</meta:generator>
    <meta:document-statistic meta:object-count="3102"/>
  </office:meta>
</office:document-meta>
</file>